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Sep 24 19:52:35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Sep 24 19:52:35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ath891" draw:style-name="style0" draw:fill-gradient-name="gradient0" draw:layer="layout" svg:x="0.000cm" svg:y="0.794cm" svg:width="23.151cm" svg:height="8.654cm" svg:viewBox="0.0 0.0 23151.769 8654.177" svg:d="M 566.950 2811.572 C 2071.384 1743.748 8952.898 1526.216 13178.273 1625.092 C 16762.963 1578.937 19721.458 2007.407 22118.472 2554.506 C 23399.754 3048.884 23018.223 3780.547 23111.798 4452.896 C 23183.772 5672.344 23083.026 6852.231 23068.625 8051.871 C 23110.298 9612.068 22269.621 9904.107 21319.468 9910.700 C 17553.028 10072.874 12916.239 10067.297 10096.532 10201.530 C 8548.265 10257.466 7305.386 10215.514 5879.256 10187.547 C 3861.974 10135.595 2913.561 10055.703 1430.758 9989.795 C 273.113 9803.830 184.368 9142.470 156.677 8467.127 C 21.879 7293.834 -6.051 6120.540 27.100 4947.247 C 69.582 4305.256 35.770 3341.665 566.950 2811.572 L 566.950 2811.572 Z">
          <!-- 13 nodes -->
        </draw:path>
        <draw:path id="path893" draw:style-name="style1" draw:layer="layout" svg:x="0.690cm" svg:y="3.332cm" svg:width="14.474cm" svg:height="5.213cm" svg:viewBox="0.0 0.0 14474.399 5213.789" svg:d="M 1632.209 6679.620 C 1501.289 6679.620 1395.899 6785.010 1395.899 6915.900 L 1395.899 11405.700 C 1395.899 11536.590 1501.289 11642.010 1632.209 11642.010 L 5075.699 11657.280 C 7033.979 11947.380 9190.799 11901.600 10904.819 11703.060 L 15603.989 11642.010 C 15734.909 11642.010 15840.299 11536.590 15840.299 11405.700 L 15840.299 6915.900 C 15840.299 6785.010 15734.909 6679.620 15603.989 6679.620 L 1632.209 6679.620 L 1632.209 6679.620 Z">
          <!-- 12 nodes -->
        </draw:path>
        <draw:path id="rect894" draw:style-name="style2" draw:layer="layout" svg:x="0.659cm" svg:y="2.187cm" svg:width="1.053cm" svg:height="0.778cm" svg:viewBox="0.0 0.0 1053.029 778.199" svg:d="M 1351.559 4389.300 L 2341.109 4389.300 C 2350.349 4389.300 2357.849 4396.800 2357.849 4406.040 L 2357.849 5120.760 C 2357.849 5130.000 2350.349 5137.500 2341.109 5137.500 L 1351.559 5137.500 C 1342.319 5137.500 1334.819 5130.000 1334.819 5120.760 L 1334.819 4406.040 C 1334.819 4396.800 1342.319 4389.300 1351.559 4389.300 L 1351.559 4389.300 Z">
          <!-- 10 nodes -->
        </draw:path>
        <draw:path id="rect895" draw:style-name="style2" draw:layer="layout" svg:x="2.507cm" svg:y="2.141cm" svg:width="3.984cm" svg:height="0.854cm" svg:viewBox="0.0 0.0 3984.629 854.519" svg:d="M 5094.599 4297.680 L 8919.839 4297.680 C 8955.569 4297.680 8984.549 4326.630 8984.549 4362.390 L 8984.549 5057.520 C 8984.549 5093.250 8955.569 5122.200 8919.839 5122.200 L 5094.599 5122.200 C 5058.869 5122.200 5029.919 5093.250 5029.919 5057.520 L 5029.919 4362.390 C 5029.919 4326.630 5058.869 4297.680 5094.599 4297.680 L 5094.599 4297.680 Z">
          <!-- 10 nodes -->
        </draw:path>
        <draw:path id="rect896" draw:style-name="style2" draw:layer="layout" svg:x="6.889cm" svg:y="2.126cm" svg:width="3.999cm" svg:height="0.885cm" svg:viewBox="0.0 0.0 3999.899 885.059" svg:d="M 13859.189 4267.140 L 17699.189 4267.140 C 17735.069 4267.140 17764.139 4296.210 17764.139 4332.090 L 17764.139 5057.250 C 17764.139 5093.130 17735.069 5122.200 17699.189 5122.200 L 13859.189 5122.200 C 13823.309 5122.200 13794.239 5093.130 13794.239 5057.250 L 13794.239 4332.090 C 13794.239 4296.210 13823.309 4267.140 13859.189 4267.140 L 13859.189 4267.140 Z">
          <!-- 10 nodes -->
        </draw:path>
        <draw:path id="rect897" draw:style-name="style1" draw:layer="layout" svg:x="11.241cm" svg:y="2.110cm" svg:width="3.999cm" svg:height="0.900cm" svg:viewBox="0.0 0.0 3999.899 900.329" svg:d="M 22562.489 4236.600 L 26402.489 4236.600 C 26438.369 4236.600 26467.439 4265.670 26467.439 4301.550 L 26467.439 5041.980 C 26467.439 5077.860 26438.369 5106.930 26402.489 5106.930 L 22562.489 5106.930 C 22526.609 5106.930 22497.539 5077.860 22497.539 5041.980 L 22497.539 4301.550 C 22497.539 4265.670 22526.609 4236.600 22562.489 4236.600 L 22562.489 4236.600 Z">
          <!-- 10 nodes -->
        </draw:path>
        <draw:path id="rect898" draw:style-name="style2" draw:layer="layout" svg:x="15.577cm" svg:y="2.126cm" svg:width="2.946cm" svg:height="0.885cm" svg:viewBox="0.0 0.0 2946.389 885.029" svg:d="M 31217.969 4267.140 L 34038.899 4267.140 C 34065.239 4267.140 34086.629 4288.500 34086.629 4314.840 L 34086.629 5074.470 C 34086.629 5100.810 34065.239 5122.170 34038.899 5122.170 L 31217.969 5122.170 C 31191.629 5122.170 31170.239 5100.810 31170.239 5074.470 L 31170.239 4314.840 C 31170.239 4288.500 31191.629 4267.140 31217.969 4267.140 L 31217.969 4267.140 Z">
          <!-- 10 nodes -->
        </draw:path>
        <draw:path id="rect899" draw:style-name="style2" draw:layer="layout" svg:x="18.814cm" svg:y="3.347cm" svg:width="3.755cm" svg:height="4.870cm" svg:viewBox="0.0 0.0 3755.609 4870.229" svg:d="M 37705.259 6710.160 L 41308.979 6710.160 C 41342.639 6710.160 41369.909 6737.460 41369.909 6771.120 L 41369.909 11489.460 C 41369.909 11523.120 41342.639 11550.390 41308.979 11550.390 L 37705.259 11550.390 C 37671.599 11550.390 37644.299 11523.120 37644.299 11489.460 L 37644.299 6771.090 C 37644.269 6737.430 37671.569 6710.160 37705.259 6710.160 L 37705.259 6710.160 Z">
          <!-- 10 nodes -->
        </draw:path>
        <draw:path id="rect900" draw:style-name="style2" draw:layer="layout" svg:x="15.531cm" svg:y="3.332cm" svg:width="2.931cm" svg:height="1.663cm" svg:viewBox="0.0 0.0 2931.089 1663.769" svg:d="M 31126.139 6679.620 L 33932.309 6679.620 C 33958.529 6679.620 33979.769 6700.860 33979.769 6727.080 L 33979.769 8265.930 C 33979.769 8292.120 33958.529 8313.390 33932.309 8313.390 L 31126.139 8313.390 C 31099.919 8313.390 31078.679 8292.120 31078.679 8265.930 L 31078.679 6727.080 C 31078.679 6700.860 31099.919 6679.620 31126.139 6679.620 L 31126.139 6679.620 Z">
          <!-- 10 nodes -->
        </draw:path>
        <draw:path id="rect902" draw:style-name="style3" draw:layer="layout" svg:x="2.217cm" svg:y="4.423cm" svg:width="0.900cm" svg:height="0.854cm" svg:viewBox="0.0 0.0 900.287 854.837" svg:d="M 4457.840 8856.411 L 5311.850 8856.411 C 5319.830 8856.411 5326.280 8862.891 5326.280 8870.841 L 5326.280 9679.431 C 5326.280 9687.411 5319.830 9693.831 5311.850 9693.831 L 4457.840 9693.831 C 4449.860 9693.831 4443.410 9687.381 4443.410 9679.431 L 4443.410 8870.841 C 4443.410 8862.891 4449.860 8856.411 4457.840 8856.411 L 4457.840 8856.411 Z">
          <!-- 10 nodes -->
        </draw:path>
        <draw:path id="rect901" draw:style-name="style4" draw:layer="layout" svg:x="2.240cm" svg:y="4.439cm" svg:width="0.763cm" svg:height="0.747cm" svg:viewBox="0.0 0.0 763.169 747.899" svg:d="M 4499.939 8885.820 L 5223.629 8885.820 C 5230.409 8885.820 5235.869 8891.340 5235.869 8898.060 L 5235.869 9606.480 C 5235.869 9613.260 5230.379 9618.720 5223.629 9618.720 L 4499.939 9618.720 C 4493.159 9618.720 4487.699 9613.230 4487.699 9606.480 L 4487.699 8898.060 C 4487.699 8891.340 4493.189 8885.820 4499.939 8885.820 L 4499.939 8885.820 Z">
          <!-- 10 nodes -->
        </draw:path>
        <draw:path id="rect903" draw:style-name="style3" draw:layer="layout" svg:x="3.171cm" svg:y="4.431cm" svg:width="0.900cm" svg:height="0.854cm" svg:viewBox="0.0 0.0 900.287 854.837" svg:d="M 6366.440 8871.711 L 7220.450 8871.711 C 7228.430 8871.711 7234.880 8878.161 7234.880 8886.111 L 7234.880 9694.701 C 7234.880 9702.681 7228.400 9709.131 7220.450 9709.131 L 6366.440 9709.131 C 6358.460 9709.131 6352.010 9702.651 6352.010 9694.701 L 6352.010 8886.111 C 6352.010 8878.161 6358.490 8871.711 6366.440 8871.711 L 6366.440 8871.711 Z">
          <!-- 10 nodes -->
        </draw:path>
        <draw:path id="rect904" draw:style-name="style4" draw:layer="layout" svg:x="3.194cm" svg:y="4.446cm" svg:width="0.763cm" svg:height="0.747cm" svg:viewBox="0.0 0.0 763.199 747.899" svg:d="M 6408.539 8901.120 L 7132.259 8901.120 C 7139.009 8901.120 7144.499 8906.610 7144.499 8913.360 L 7144.499 9621.780 C 7144.499 9628.530 7139.009 9634.020 7132.259 9634.020 L 6408.539 9634.020 C 6401.789 9634.020 6396.299 9628.500 6396.299 9621.780 L 6396.299 8913.360 C 6396.329 8906.580 6401.789 8901.120 6408.539 8901.120 L 6408.539 8901.120 Z">
          <!-- 10 nodes -->
        </draw:path>
        <draw:path id="rect905" draw:style-name="style3" draw:layer="layout" svg:x="4.133cm" svg:y="4.431cm" svg:width="0.900cm" svg:height="0.854cm" svg:viewBox="0.0 0.0 900.287 854.837" svg:d="M 8290.340 8871.711 L 9144.350 8871.711 C 9152.330 8871.711 9158.780 8878.161 9158.780 8886.111 L 9158.780 9694.701 C 9158.780 9702.681 9152.300 9709.131 9144.350 9709.131 L 8290.340 9709.131 C 8282.360 9709.131 8275.910 9702.651 8275.910 9694.701 L 8275.910 8886.111 C 8275.910 8878.161 8282.360 8871.711 8290.340 8871.711 L 8290.340 8871.711 Z">
          <!-- 10 nodes -->
        </draw:path>
        <draw:path id="rect906" draw:style-name="style4" draw:layer="layout" svg:x="4.156cm" svg:y="4.446cm" svg:width="0.763cm" svg:height="0.747cm" svg:viewBox="0.0 0.0 763.169 747.899" svg:d="M 8332.439 8901.120 L 9056.129 8901.120 C 9062.909 8901.120 9068.369 8906.610 9068.369 8913.330 L 9068.369 9621.780 C 9068.369 9628.530 9062.879 9634.020 9056.129 9634.020 L 8332.439 9634.020 C 8325.659 9634.020 8320.199 9628.500 8320.199 9621.780 L 8320.199 8913.330 C 8320.199 8906.580 8325.689 8901.120 8332.439 8901.120 L 8332.439 8901.120 Z">
          <!-- 10 nodes -->
        </draw:path>
        <draw:path id="rect907" draw:style-name="style3" draw:layer="layout" svg:x="5.095cm" svg:y="4.446cm" svg:width="0.900cm" svg:height="0.854cm" svg:viewBox="0.0 0.0 900.287 854.867" svg:d="M 10214.240 8902.191 L 11068.250 8902.191 C 11076.230 8902.191 11082.680 8908.671 11082.680 8916.651 L 11082.680 9725.211 C 11082.680 9733.221 11076.200 9739.641 11068.250 9739.641 L 10214.240 9739.641 C 10206.230 9739.641 10199.810 9733.191 10199.810 9725.211 L 10199.810 8916.651 C 10199.810 8908.671 10206.230 8902.191 10214.240 8902.191 L 10214.240 8902.191 Z">
          <!-- 10 nodes -->
        </draw:path>
        <draw:path id="rect908" draw:style-name="style4" draw:layer="layout" svg:x="5.118cm" svg:y="4.462cm" svg:width="0.763cm" svg:height="0.747cm" svg:viewBox="0.0 0.0 763.170 747.869" svg:d="M 10256.339 8931.660 L 10980.029 8931.660 C 10986.809 8931.660 10992.269 8937.150 10992.269 8943.900 L 10992.269 9652.320 C 10992.269 9659.100 10986.779 9664.530 10980.029 9664.530 L 10256.339 9664.530 C 10249.559 9664.530 10244.099 9659.070 10244.099 9652.320 L 10244.099 8943.900 C 10244.069 8937.120 10249.559 8931.660 10256.339 8931.660 L 10256.339 8931.660 Z">
          <!-- 10 nodes -->
        </draw:path>
        <draw:path id="rect909" draw:style-name="style3" draw:layer="layout" svg:x="6.072cm" svg:y="4.431cm" svg:width="0.900cm" svg:height="0.854cm" svg:viewBox="0.0 0.0 900.287 854.837" svg:d="M 12168.620 8871.711 L 13022.630 8871.711 C 13030.640 8871.711 13037.060 8878.161 13037.060 8886.111 L 13037.060 9694.701 C 13037.060 9702.681 13030.610 9709.131 13022.630 9709.131 L 12168.620 9709.131 C 12160.640 9709.131 12154.190 9702.651 12154.190 9694.701 L 12154.190 8886.111 C 12154.190 8878.161 12160.670 8871.711 12168.620 8871.711 L 12168.620 8871.711 Z">
          <!-- 10 nodes -->
        </draw:path>
        <draw:path id="rect910" draw:style-name="style4" draw:layer="layout" svg:x="6.095cm" svg:y="4.446cm" svg:width="0.763cm" svg:height="0.747cm" svg:viewBox="0.0 0.0 763.169 747.899" svg:d="M 12210.779 8901.120 L 12934.469 8901.120 C 12941.249 8901.120 12946.709 8906.610 12946.709 8913.330 L 12946.709 9621.780 C 12946.709 9628.530 12941.219 9634.020 12934.469 9634.020 L 12210.779 9634.020 C 12203.999 9634.020 12198.539 9628.500 12198.539 9621.780 L 12198.539 8913.330 C 12198.539 8906.580 12203.999 8901.120 12210.779 8901.120 L 12210.779 8901.120 Z">
          <!-- 10 nodes -->
        </draw:path>
        <draw:path id="rect911" draw:style-name="style3" draw:layer="layout" svg:x="7.049cm" svg:y="4.416cm" svg:width="0.900cm" svg:height="0.854cm" svg:viewBox="0.0 0.0 900.288 854.867" svg:d="M 14123.120 8841.111 L 14977.130 8841.111 C 14985.110 8841.111 14991.560 8847.591 14991.560 8855.541 L 14991.560 9664.101 C 14991.560 9672.111 14985.080 9678.561 14977.130 9678.561 L 14123.120 9678.561 C 14115.110 9678.561 14108.690 9672.081 14108.690 9664.101 L 14108.690 8855.541 C 14108.660 8847.591 14115.110 8841.111 14123.120 8841.111 L 14123.120 8841.111 Z">
          <!-- 10 nodes -->
        </draw:path>
        <draw:path id="rect912" draw:style-name="style4" draw:layer="layout" svg:x="7.072cm" svg:y="4.431cm" svg:width="0.763cm" svg:height="0.747cm" svg:viewBox="0.0 0.0 763.169 747.869" svg:d="M 14165.159 8870.580 L 14888.849 8870.580 C 14895.629 8870.580 14901.089 8876.070 14901.089 8882.820 L 14901.089 9591.210 C 14901.089 9598.020 14895.599 9603.450 14888.849 9603.450 L 14165.159 9603.450 C 14158.379 9603.450 14152.919 9597.990 14152.919 9591.210 L 14152.919 8882.820 C 14152.919 8876.070 14158.409 8870.580 14165.159 8870.580 L 14165.159 8870.580 Z">
          <!-- 10 nodes -->
        </draw:path>
        <draw:path id="rect913" draw:style-name="style3" draw:layer="layout" svg:x="7.996cm" svg:y="4.416cm" svg:width="0.900cm" svg:height="0.854cm" svg:viewBox="0.0 0.0 900.287 854.867" svg:d="M 16016.420 8841.111 L 16870.430 8841.111 C 16878.410 8841.111 16884.860 8847.591 16884.860 8855.541 L 16884.860 9664.101 C 16884.860 9672.111 16878.380 9678.561 16870.430 9678.561 L 16016.420 9678.561 C 16008.410 9678.561 16001.990 9672.081 16001.990 9664.101 L 16001.990 8855.541 C 16001.990 8847.591 16008.440 8841.111 16016.420 8841.111 L 16016.420 8841.111 Z">
          <!-- 10 nodes -->
        </draw:path>
        <draw:path id="rect914" draw:style-name="style4" draw:layer="layout" svg:x="8.019cm" svg:y="4.431cm" svg:width="0.763cm" svg:height="0.747cm" svg:viewBox="0.0 0.0 763.169 747.869" svg:d="M 16058.519 8870.580 L 16782.209 8870.580 C 16788.989 8870.580 16794.449 8876.070 16794.449 8882.820 L 16794.449 9591.210 C 16794.449 9598.020 16788.959 9603.450 16782.209 9603.450 L 16058.519 9603.450 C 16051.739 9603.450 16046.279 9597.990 16046.279 9591.210 L 16046.279 8882.820 C 16046.279 8876.070 16051.739 8870.580 16058.519 8870.580 L 16058.519 8870.580 Z">
          <!-- 10 nodes -->
        </draw:path>
        <draw:path id="rect915" draw:style-name="style3" draw:layer="layout" svg:x="8.928cm" svg:y="4.431cm" svg:width="0.900cm" svg:height="0.854cm" svg:viewBox="0.0 0.0 900.287 854.837" svg:d="M 17879.240 8871.711 L 18733.250 8871.711 C 18741.230 8871.711 18747.680 8878.161 18747.680 8886.111 L 18747.680 9694.701 C 18747.680 9702.681 18741.200 9709.131 18733.250 9709.131 L 17879.240 9709.131 C 17871.230 9709.131 17864.810 9702.651 17864.810 9694.701 L 17864.810 8886.111 C 17864.810 8878.161 17871.230 8871.711 17879.240 8871.711 L 17879.240 8871.711 Z">
          <!-- 10 nodes -->
        </draw:path>
        <draw:path id="rect916" draw:style-name="style4" draw:layer="layout" svg:x="8.950cm" svg:y="4.446cm" svg:width="0.763cm" svg:height="0.747cm" svg:viewBox="0.0 0.0 763.170 747.899" svg:d="M 17921.339 8901.120 L 18645.029 8901.120 C 18651.809 8901.120 18657.269 8906.610 18657.269 8913.360 L 18657.269 9621.780 C 18657.269 9628.530 18651.779 9634.020 18645.029 9634.020 L 17921.339 9634.020 C 17914.559 9634.020 17909.099 9628.500 17909.099 9621.780 L 17909.099 8913.360 C 17909.069 8906.580 17914.559 8901.120 17921.339 8901.120 L 17921.339 8901.120 Z">
          <!-- 10 nodes -->
        </draw:path>
        <draw:path id="rect917" draw:style-name="style3" draw:layer="layout" svg:x="9.874cm" svg:y="4.431cm" svg:width="0.900cm" svg:height="0.854cm" svg:viewBox="0.0 0.0 900.288 854.837" svg:d="M 19772.600 8871.711 L 20626.610 8871.711 C 20634.590 8871.711 20641.040 8878.161 20641.040 8886.111 L 20641.040 9694.701 C 20641.040 9702.681 20634.560 9709.131 20626.610 9709.131 L 19772.600 9709.131 C 19764.590 9709.131 19758.170 9702.651 19758.170 9694.701 L 19758.170 8886.111 C 19758.140 8878.161 19764.590 8871.711 19772.600 8871.711 L 19772.600 8871.711 Z">
          <!-- 10 nodes -->
        </draw:path>
        <draw:path id="rect918" draw:style-name="style4" draw:layer="layout" svg:x="9.897cm" svg:y="4.446cm" svg:width="0.763cm" svg:height="0.747cm" svg:viewBox="0.0 0.0 763.169 747.899" svg:d="M 19814.639 8901.120 L 20538.329 8901.120 C 20545.109 8901.120 20550.569 8906.610 20550.569 8913.360 L 20550.569 9621.780 C 20550.569 9628.530 20545.079 9634.020 20538.329 9634.020 L 19814.639 9634.020 C 19807.859 9634.020 19802.399 9628.500 19802.399 9621.780 L 19802.399 8913.360 C 19802.399 8906.580 19807.889 8901.120 19814.639 8901.120 L 19814.639 8901.120 Z">
          <!-- 10 nodes -->
        </draw:path>
        <draw:path id="rect919" draw:style-name="style3" draw:layer="layout" svg:x="10.867cm" svg:y="4.446cm" svg:width="0.900cm" svg:height="0.854cm" svg:viewBox="0.0 0.0 900.288 854.867" svg:d="M 21757.520 8902.191 L 22611.560 8902.191 C 22619.540 8902.191 22625.960 8908.701 22625.960 8916.651 L 22625.960 9725.211 C 22625.960 9733.221 22619.510 9739.641 22611.560 9739.641 L 21757.520 9739.641 C 21749.540 9739.641 21743.090 9733.191 21743.090 9725.211 L 21743.090 8916.651 C 21743.060 8908.701 21749.540 8902.191 21757.520 8902.191 L 21757.520 8902.191 Z">
          <!-- 10 nodes -->
        </draw:path>
        <draw:path id="rect920" draw:style-name="style4" draw:layer="layout" svg:x="10.889cm" svg:y="4.462cm" svg:width="0.763cm" svg:height="0.747cm" svg:viewBox="0.0 0.0 763.169 747.869" svg:d="M 21799.619 8931.660 L 22523.309 8931.660 C 22530.089 8931.660 22535.549 8937.150 22535.549 8943.900 L 22535.549 9652.320 C 22535.549 9659.100 22530.059 9664.530 22523.309 9664.530 L 21799.619 9664.530 C 21792.839 9664.530 21787.379 9659.070 21787.379 9652.320 L 21787.379 8943.900 C 21787.379 8937.120 21792.869 8931.660 21799.619 8931.660 L 21799.619 8931.660 Z">
          <!-- 10 nodes -->
        </draw:path>
        <draw:path id="rect921" draw:style-name="style3" draw:layer="layout" svg:x="11.813cm" svg:y="4.431cm" svg:width="0.900cm" svg:height="0.854cm" svg:viewBox="0.0 0.0 900.317 854.837" svg:d="M 23650.820 8871.711 L 24504.860 8871.711 C 24512.840 8871.711 24519.290 8878.161 24519.290 8886.111 L 24519.290 9694.701 C 24519.290 9702.681 24512.810 9709.131 24504.860 9709.131 L 23650.820 9709.131 C 23642.840 9709.131 23636.390 9702.651 23636.390 9694.701 L 23636.390 8886.111 C 23636.390 8878.161 23642.870 8871.711 23650.820 8871.711 L 23650.820 8871.711 Z">
          <!-- 10 nodes -->
        </draw:path>
        <draw:path id="rect922" draw:style-name="style4" draw:layer="layout" svg:x="11.836cm" svg:y="4.446cm" svg:width="0.763cm" svg:height="0.747cm" svg:viewBox="0.0 0.0 763.169 747.899" svg:d="M 23692.979 8901.120 L 24416.669 8901.120 C 24423.449 8901.120 24428.909 8906.610 24428.909 8913.360 L 24428.909 9621.780 C 24428.909 9628.530 24423.419 9634.020 24416.669 9634.020 L 23692.979 9634.020 C 23686.199 9634.020 23680.739 9628.500 23680.739 9621.780 L 23680.739 8913.360 C 23680.739 8906.580 23686.199 8901.120 23692.979 8901.120 L 23692.979 8901.120 Z">
          <!-- 10 nodes -->
        </draw:path>
        <draw:path id="rect923" draw:style-name="style3" draw:layer="layout" svg:x="12.806cm" svg:y="4.446cm" svg:width="0.900cm" svg:height="0.854cm" svg:viewBox="0.0 0.0 900.287 854.867" svg:d="M 25635.800 8902.191 L 26489.810 8902.191 C 26497.820 8902.191 26504.240 8908.671 26504.240 8916.651 L 26504.240 9725.211 C 26504.240 9733.221 26497.790 9739.641 26489.810 9739.641 L 25635.800 9739.641 C 25627.820 9739.641 25621.370 9733.191 25621.370 9725.211 L 25621.370 8916.651 C 25621.370 8908.671 25627.850 8902.191 25635.800 8902.191 L 25635.800 8902.191 Z">
          <!-- 10 nodes -->
        </draw:path>
        <draw:path id="rect924" draw:style-name="style4" draw:layer="layout" svg:x="12.829cm" svg:y="4.462cm" svg:width="0.763cm" svg:height="0.747cm" svg:viewBox="0.0 0.0 763.139 747.869" svg:d="M 25677.959 8931.660 L 26401.649 8931.660 C 26408.399 8931.660 26413.859 8937.150 26413.859 8943.900 L 26413.859 9652.320 C 26413.859 9659.100 26408.369 9664.530 26401.649 9664.530 L 25677.959 9664.530 C 25671.179 9664.530 25665.719 9659.070 25665.719 9652.320 L 25665.719 8943.900 C 25665.719 8937.120 25671.179 8931.660 25677.959 8931.660 L 25677.959 8931.660 Z">
          <!-- 10 nodes -->
        </draw:path>
        <draw:path id="rect925" draw:style-name="style3" draw:layer="layout" svg:x="2.454cm" svg:y="5.378cm" svg:width="0.900cm" svg:height="0.854cm" svg:viewBox="0.0 0.0 900.287 854.867" svg:d="M 4931.180 10765.011 L 5785.190 10765.011 C 5793.170 10765.011 5799.620 10771.491 5799.620 10779.471 L 5799.620 11588.031 C 5799.620 11596.041 5793.140 11602.461 5785.190 11602.461 L 4931.180 11602.461 C 4923.200 11602.461 4916.750 11596.011 4916.750 11588.031 L 4916.750 10779.471 C 4916.750 10771.491 4923.200 10765.011 4931.180 10765.011 L 4931.180 10765.011 Z">
          <!-- 10 nodes -->
        </draw:path>
        <draw:path id="rect926" draw:style-name="style4" draw:layer="layout" svg:x="2.476cm" svg:y="5.393cm" svg:width="0.763cm" svg:height="0.747cm" svg:viewBox="0.0 0.0 763.199 747.869" svg:d="M 4973.279 10794.420 L 5696.999 10794.420 C 5703.749 10794.420 5709.239 10799.910 5709.239 10806.660 L 5709.239 11515.080 C 5709.239 11521.860 5703.749 11527.290 5696.999 11527.290 L 4973.279 11527.290 C 4966.529 11527.290 4961.039 11521.830 4961.039 11515.080 L 4961.039 10806.660 C 4961.039 10799.910 4966.529 10794.420 4973.279 10794.420 L 4973.279 10794.420 Z">
          <!-- 10 nodes -->
        </draw:path>
        <draw:path id="rect927" draw:style-name="style3" draw:layer="layout" svg:x="3.431cm" svg:y="5.378cm" svg:width="0.900cm" svg:height="0.854cm" svg:viewBox="0.0 0.0 900.288 854.867" svg:d="M 6885.620 10765.011 L 7739.630 10765.011 C 7747.610 10765.011 7754.060 10771.491 7754.060 10779.471 L 7754.060 11588.031 C 7754.060 11596.041 7747.580 11602.461 7739.630 11602.461 L 6885.620 11602.461 C 6877.640 11602.461 6871.190 11596.011 6871.190 11588.031 L 6871.190 10779.471 C 6871.160 10771.491 6877.640 10765.011 6885.620 10765.011 L 6885.620 10765.011 Z">
          <!-- 10 nodes -->
        </draw:path>
        <draw:path id="rect928" draw:style-name="style4" draw:layer="layout" svg:x="3.453cm" svg:y="5.393cm" svg:width="0.763cm" svg:height="0.747cm" svg:viewBox="0.0 0.0 763.199 747.869" svg:d="M 6927.719 10794.420 L 7651.439 10794.420 C 7658.189 10794.420 7663.679 10799.910 7663.679 10806.660 L 7663.679 11515.080 C 7663.679 11521.860 7658.189 11527.290 7651.439 11527.290 L 6927.719 11527.290 C 6920.969 11527.290 6915.479 11521.830 6915.479 11515.080 L 6915.479 10806.660 C 6915.479 10799.910 6920.939 10794.420 6927.719 10794.420 L 6927.719 10794.420 Z">
          <!-- 10 nodes -->
        </draw:path>
        <draw:path id="rect929" draw:style-name="style3" draw:layer="layout" svg:x="4.377cm" svg:y="5.378cm" svg:width="0.900cm" svg:height="0.854cm" svg:viewBox="0.0 0.0 900.317 854.867" svg:d="M 8778.920 10765.011 L 9632.930 10765.011 C 9640.940 10765.011 9647.390 10771.491 9647.390 10779.471 L 9647.390 11588.031 C 9647.390 11596.041 9640.910 11602.461 9632.930 11602.461 L 8778.920 11602.461 C 8770.940 11602.461 8764.490 11596.011 8764.490 11588.031 L 8764.490 10779.471 C 8764.490 10771.491 8770.970 10765.011 8778.920 10765.011 L 8778.920 10765.011 Z">
          <!-- 10 nodes -->
        </draw:path>
        <draw:path id="rect930" draw:style-name="style4" draw:layer="layout" svg:x="4.400cm" svg:y="5.393cm" svg:width="0.763cm" svg:height="0.747cm" svg:viewBox="0.0 0.0 763.169 747.869" svg:d="M 8821.079 10794.420 L 9544.769 10794.420 C 9551.549 10794.420 9557.009 10799.910 9557.009 10806.660 L 9557.009 11515.080 C 9557.009 11521.860 9551.519 11527.290 9544.769 11527.290 L 8821.079 11527.290 C 8814.299 11527.290 8808.839 11521.830 8808.839 11515.080 L 8808.839 10806.660 C 8808.839 10799.910 8814.299 10794.420 8821.079 10794.420 L 8821.079 10794.420 Z">
          <!-- 10 nodes -->
        </draw:path>
        <draw:path id="rect931" draw:style-name="style3" draw:layer="layout" svg:x="5.324cm" svg:y="5.378cm" svg:width="0.900cm" svg:height="0.854cm" svg:viewBox="0.0 0.0 900.318 854.867" svg:d="M 10672.280 10765.011 L 11526.320 10765.011 C 11534.300 10765.011 11540.750 10771.491 11540.750 10779.471 L 11540.750 11588.031 C 11540.750 11596.011 11534.270 11602.461 11526.320 11602.461 L 10672.280 11602.461 C 10664.300 11602.461 10657.850 11595.981 10657.850 11588.031 L 10657.850 10779.471 C 10657.820 10771.491 10664.300 10765.011 10672.280 10765.011 L 10672.280 10765.011 Z">
          <!-- 10 nodes -->
        </draw:path>
        <draw:path id="rect932" draw:style-name="style4" draw:layer="layout" svg:x="5.347cm" svg:y="5.393cm" svg:width="0.763cm" svg:height="0.747cm" svg:viewBox="0.0 0.0 763.169 747.869" svg:d="M 10714.379 10794.420 L 11438.069 10794.420 C 11444.849 10794.420 11450.309 10799.910 11450.309 10806.660 L 11450.309 11515.080 C 11450.309 11521.860 11444.819 11527.290 11438.069 11527.290 L 10714.379 11527.290 C 10707.599 11527.290 10702.139 11521.830 10702.139 11515.080 L 10702.139 10806.660 C 10702.139 10799.910 10707.629 10794.420 10714.379 10794.420 L 10714.379 10794.420 Z">
          <!-- 10 nodes -->
        </draw:path>
        <draw:path id="rect933" draw:style-name="style3" draw:layer="layout" svg:x="6.271cm" svg:y="5.378cm" svg:width="0.900cm" svg:height="0.854cm" svg:viewBox="0.0 0.0 900.288 854.867" svg:d="M 12565.670 10765.011 L 13419.710 10765.011 C 13427.690 10765.011 13434.140 10771.491 13434.140 10779.471 L 13434.140 11588.031 C 13434.140 11596.041 13427.660 11602.461 13419.710 11602.461 L 12565.670 11602.461 C 12557.690 11602.461 12551.270 11596.011 12551.270 11588.031 L 12551.270 10779.471 C 12551.240 10771.491 12557.690 10765.011 12565.670 10765.011 L 12565.670 10765.011 Z">
          <!-- 10 nodes -->
        </draw:path>
        <draw:path id="rect934" draw:style-name="style4" draw:layer="layout" svg:x="6.293cm" svg:y="5.393cm" svg:width="0.763cm" svg:height="0.747cm" svg:viewBox="0.0 0.0 763.169 747.869" svg:d="M 12607.739 10794.420 L 13331.429 10794.420 C 13338.209 10794.420 13343.669 10799.910 13343.669 10806.660 L 13343.669 11515.080 C 13343.669 11521.860 13338.179 11527.290 13331.429 11527.290 L 12607.739 11527.290 C 12600.959 11527.290 12595.499 11521.830 12595.499 11515.080 L 12595.499 10806.660 C 12595.499 10799.910 12600.959 10794.420 12607.739 10794.420 L 12607.739 10794.420 Z">
          <!-- 10 nodes -->
        </draw:path>
        <draw:path id="rect935" draw:style-name="style3" draw:layer="layout" svg:x="7.233cm" svg:y="5.393cm" svg:width="0.900cm" svg:height="0.854cm" svg:viewBox="0.0 0.0 900.287 854.837" svg:d="M 14489.540 10795.611 L 15343.550 10795.611 C 15351.530 10795.611 15357.980 10802.061 15357.980 10810.011 L 15357.980 11618.601 C 15357.980 11626.581 15351.500 11633.031 15343.550 11633.031 L 14489.540 11633.031 C 14481.530 11633.031 14475.110 11626.551 14475.110 11618.601 L 14475.110 10810.011 C 14475.110 10802.031 14481.530 10795.611 14489.540 10795.611 L 14489.540 10795.611 Z">
          <!-- 10 nodes -->
        </draw:path>
        <draw:path id="rect936" draw:style-name="style4" draw:layer="layout" svg:x="7.255cm" svg:y="5.408cm" svg:width="0.763cm" svg:height="0.747cm" svg:viewBox="0.0 0.0 763.170 747.899" svg:d="M 14531.639 10824.960 L 15255.329 10824.960 C 15262.109 10824.960 15267.569 10830.450 15267.569 10837.200 L 15267.569 11545.620 C 15267.569 11552.400 15262.079 11557.860 15255.329 11557.860 L 14531.639 11557.860 C 14524.859 11557.860 14519.399 11552.370 14519.399 11545.620 L 14519.399 10837.200 C 14519.369 10830.450 14524.859 10824.960 14531.639 10824.960 L 14531.639 10824.960 Z">
          <!-- 10 nodes -->
        </draw:path>
        <draw:path id="rect937" draw:style-name="style3" draw:layer="layout" svg:x="8.179cm" svg:y="5.393cm" svg:width="0.900cm" svg:height="0.854cm" svg:viewBox="0.0 0.0 900.288 854.837" svg:d="M 16382.900 10795.611 L 17236.910 10795.611 C 17244.890 10795.611 17251.340 10802.061 17251.340 10810.011 L 17251.340 11618.601 C 17251.340 11626.581 17244.860 11633.031 17236.910 11633.031 L 16382.900 11633.031 C 16374.920 11633.031 16368.470 11626.551 16368.470 11618.601 L 16368.470 10810.011 C 16368.440 10802.031 16374.920 10795.611 16382.900 10795.611 L 16382.900 10795.611 Z">
          <!-- 10 nodes -->
        </draw:path>
        <draw:path id="rect938" draw:style-name="style4" draw:layer="layout" svg:x="8.202cm" svg:y="5.408cm" svg:width="0.763cm" svg:height="0.747cm" svg:viewBox="0.0 0.0 763.169 747.899" svg:d="M 16424.939 10824.960 L 17148.629 10824.960 C 17155.409 10824.960 17160.869 10830.450 17160.869 10837.200 L 17160.869 11545.620 C 17160.869 11552.400 17155.379 11557.860 17148.629 11557.860 L 16424.939 11557.860 C 16418.189 11557.860 16412.699 11552.370 16412.699 11545.620 L 16412.699 10837.200 C 16412.699 10830.450 16418.219 10824.960 16424.939 10824.960 L 16424.939 10824.960 Z">
          <!-- 10 nodes -->
        </draw:path>
        <draw:path id="rect939" draw:style-name="style3" draw:layer="layout" svg:x="9.157cm" svg:y="5.393cm" svg:width="0.900cm" svg:height="0.854cm" svg:viewBox="0.0 0.0 900.288 854.837" svg:d="M 18337.280 10795.611 L 19191.320 10795.611 C 19199.300 10795.611 19205.720 10802.061 19205.720 10810.011 L 19205.720 11618.601 C 19205.720 11626.581 19199.270 11633.031 19191.320 11633.031 L 18337.280 11633.031 C 18329.300 11633.031 18322.850 11626.551 18322.850 11618.601 L 18322.850 10810.011 C 18322.820 10802.031 18329.300 10795.611 18337.280 10795.611 L 18337.280 10795.611 Z">
          <!-- 10 nodes -->
        </draw:path>
        <draw:path id="rect940" draw:style-name="style4" draw:layer="layout" svg:x="9.179cm" svg:y="5.408cm" svg:width="0.763cm" svg:height="0.747cm" svg:viewBox="0.0 0.0 763.169 747.899" svg:d="M 18379.379 10824.960 L 19103.069 10824.960 C 19109.849 10824.960 19115.309 10830.450 19115.309 10837.200 L 19115.309 11545.620 C 19115.309 11552.400 19109.819 11557.860 19103.069 11557.860 L 18379.379 11557.860 C 18372.599 11557.860 18367.139 11552.370 18367.139 11545.620 L 18367.139 10837.200 C 18367.139 10830.450 18372.629 10824.960 18379.379 10824.960 L 18379.379 10824.960 Z">
          <!-- 10 nodes -->
        </draw:path>
        <draw:path id="rect941" draw:style-name="style3" draw:layer="layout" svg:x="10.134cm" svg:y="5.408cm" svg:width="0.900cm" svg:height="0.854cm" svg:viewBox="0.0 0.0 900.287 854.837" svg:d="M 20291.720 10826.091 L 21145.730 10826.091 C 21153.710 10826.091 21160.160 10832.571 21160.160 10840.521 L 21160.160 11649.111 C 21160.160 11657.091 21153.680 11663.511 21145.730 11663.511 L 20291.720 11663.511 C 20283.710 11663.511 20277.290 11657.061 20277.290 11649.111 L 20277.290 10840.521 C 20277.290 10832.571 20283.710 10826.091 20291.720 10826.091 L 20291.720 10826.091 Z">
          <!-- 10 nodes -->
        </draw:path>
        <draw:path id="rect942" draw:style-name="style4" draw:layer="layout" svg:x="10.157cm" svg:y="5.424cm" svg:width="0.763cm" svg:height="0.747cm" svg:viewBox="0.0 0.0 763.170 747.899" svg:d="M 20333.819 10855.500 L 21057.509 10855.500 C 21064.289 10855.500 21069.749 10861.020 21069.749 10867.740 L 21069.749 11576.160 C 21069.749 11582.940 21064.259 11588.400 21057.509 11588.400 L 20333.819 11588.400 C 20327.039 11588.400 20321.579 11582.910 20321.579 11576.160 L 20321.579 10867.740 C 20321.549 10861.020 20327.039 10855.500 20333.819 10855.500 L 20333.819 10855.500 Z">
          <!-- 10 nodes -->
        </draw:path>
        <draw:path id="rect943" draw:style-name="style3" draw:layer="layout" svg:x="11.096cm" svg:y="5.408cm" svg:width="0.900cm" svg:height="0.854cm" svg:viewBox="0.0 0.0 900.288 854.837" svg:d="M 22215.620 10826.091 L 23069.630 10826.091 C 23077.640 10826.091 23084.060 10832.571 23084.060 10840.521 L 23084.060 11649.111 C 23084.060 11657.091 23077.610 11663.511 23069.630 11663.511 L 22215.620 11663.511 C 22207.640 11663.511 22201.190 11657.061 22201.190 11649.111 L 22201.190 10840.521 C 22201.160 10832.571 22207.640 10826.091 22215.620 10826.091 L 22215.620 10826.091 Z">
          <!-- 10 nodes -->
        </draw:path>
        <draw:path id="rect944" draw:style-name="style4" draw:layer="layout" svg:x="11.118cm" svg:y="5.424cm" svg:width="0.763cm" svg:height="0.747cm" svg:viewBox="0.0 0.0 763.139 747.899" svg:d="M 22257.719 10855.500 L 22981.409 10855.500 C 22988.159 10855.500 22993.619 10861.020 22993.619 10867.740 L 22993.619 11576.160 C 22993.619 11582.940 22988.129 11588.400 22981.409 11588.400 L 22257.719 11588.400 C 22250.939 11588.400 22245.479 11582.910 22245.479 11576.160 L 22245.479 10867.740 C 22245.479 10861.020 22250.939 10855.500 22257.719 10855.500 L 22257.719 10855.500 Z">
          <!-- 10 nodes -->
        </draw:path>
        <draw:path id="rect945" draw:style-name="style3" draw:layer="layout" svg:x="12.058cm" svg:y="5.408cm" svg:width="0.900cm" svg:height="0.854cm" svg:viewBox="0.0 0.0 900.287 854.837" svg:d="M 24139.460 10826.091 L 24993.470 10826.091 C 25001.480 10826.091 25007.900 10832.571 25007.900 10840.521 L 25007.900 11649.111 C 25007.900 11657.091 25001.450 11663.511 24993.470 11663.511 L 24139.460 11663.511 C 24131.480 11663.511 24125.030 11657.061 24125.030 11649.111 L 24125.030 10840.521 C 24125.030 10832.571 24131.480 10826.091 24139.460 10826.091 L 24139.460 10826.091 Z">
          <!-- 10 nodes -->
        </draw:path>
        <draw:path id="rect946" draw:style-name="style4" draw:layer="layout" svg:x="12.080cm" svg:y="5.424cm" svg:width="0.763cm" svg:height="0.747cm" svg:viewBox="0.0 0.0 763.170 747.899" svg:d="M 24181.619 10855.500 L 24905.309 10855.500 C 24912.089 10855.500 24917.549 10861.020 24917.549 10867.740 L 24917.549 11576.160 C 24917.549 11582.940 24912.059 11588.400 24905.309 11588.400 L 24181.619 11588.400 C 24174.839 11588.400 24169.379 11582.910 24169.379 11576.160 L 24169.379 10867.740 C 24169.349 10861.020 24174.839 10855.500 24181.619 10855.500 L 24181.619 10855.500 Z">
          <!-- 10 nodes -->
        </draw:path>
        <draw:path id="rect947" draw:style-name="style3" draw:layer="layout" svg:x="13.020cm" svg:y="5.408cm" svg:width="0.900cm" svg:height="0.854cm" svg:viewBox="0.0 0.0 900.287 854.837" svg:d="M 26063.360 10826.091 L 26917.370 10826.091 C 26925.350 10826.091 26931.800 10832.571 26931.800 10840.521 L 26931.800 11649.111 C 26931.800 11657.091 26925.320 11663.511 26917.370 11663.511 L 26063.360 11663.511 C 26055.350 11663.511 26048.930 11657.061 26048.930 11649.111 L 26048.930 10840.521 C 26048.930 10832.571 26055.380 10826.091 26063.360 10826.091 L 26063.360 10826.091 Z">
          <!-- 10 nodes -->
        </draw:path>
        <draw:path id="rect948" draw:style-name="style4" draw:layer="layout" svg:x="13.042cm" svg:y="5.424cm" svg:width="0.763cm" svg:height="0.747cm" svg:viewBox="0.0 0.0 763.169 747.899" svg:d="M 26105.459 10855.500 L 26829.149 10855.500 C 26835.929 10855.500 26841.389 10861.020 26841.389 10867.740 L 26841.389 11576.160 C 26841.389 11582.940 26835.899 11588.400 26829.149 11588.400 L 26105.459 11588.400 C 26098.679 11588.400 26093.219 11582.910 26093.219 11576.160 L 26093.219 10867.740 C 26093.219 10861.020 26098.679 10855.500 26105.459 10855.500 L 26105.459 10855.500 Z">
          <!-- 10 nodes -->
        </draw:path>
        <draw:path id="rect949" draw:style-name="style3" draw:layer="layout" svg:x="1.995cm" svg:y="6.340cm" svg:width="0.900cm" svg:height="0.854cm" svg:viewBox="0.0 0.0 900.287 854.837" svg:d="M 4015.040 12688.911 L 4869.050 12688.911 C 4877.030 12688.911 4883.480 12695.391 4883.480 12703.341 L 4883.480 13511.901 C 4883.480 13519.911 4877.030 13526.331 4869.050 13526.331 L 4015.040 13526.331 C 4007.060 13526.331 4000.610 13519.881 4000.610 13511.901 L 4000.610 12703.341 C 4000.610 12695.391 4007.060 12688.911 4015.040 12688.911 L 4015.040 12688.911 Z">
          <!-- 10 nodes -->
        </draw:path>
        <draw:path id="rect950" draw:style-name="style4" draw:layer="layout" svg:x="2.018cm" svg:y="6.355cm" svg:width="0.763cm" svg:height="0.747cm" svg:viewBox="0.0 0.0 763.169 747.899" svg:d="M 4057.139 12718.320 L 4780.829 12718.320 C 4787.609 12718.320 4793.069 12723.840 4793.069 12730.560 L 4793.069 13438.980 C 4793.069 13445.760 4787.579 13451.220 4780.829 13451.220 L 4057.139 13451.220 C 4050.359 13451.220 4044.899 13445.730 4044.899 13438.980 L 4044.899 12730.560 C 4044.899 12723.840 4050.389 12718.320 4057.139 12718.320 L 4057.139 12718.320 Z">
          <!-- 10 nodes -->
        </draw:path>
        <draw:path id="rect951" draw:style-name="style3" draw:layer="layout" svg:x="2.927cm" svg:y="6.355cm" svg:width="0.900cm" svg:height="0.854cm" svg:viewBox="0.0 0.0 900.287 854.897" svg:d="M 5877.860 12719.451 L 6731.870 12719.451 C 6739.850 12719.451 6746.300 12725.901 6746.300 12733.881 L 6746.300 13542.471 C 6746.300 13550.451 6739.850 13556.931 6731.870 13556.931 L 5877.860 13556.931 C 5869.880 13556.931 5863.430 13550.421 5863.430 13542.471 L 5863.430 12733.911 C 5863.430 12725.901 5869.880 12719.451 5877.860 12719.451 L 5877.860 12719.451 Z">
          <!-- 10 nodes -->
        </draw:path>
        <draw:path id="rect952" draw:style-name="style4" draw:layer="layout" svg:x="2.950cm" svg:y="6.370cm" svg:width="0.763cm" svg:height="0.747cm" svg:viewBox="0.0 0.0 763.169 747.869" svg:d="M 5919.959 12748.920 L 6643.649 12748.920 C 6650.429 12748.920 6655.889 12754.380 6655.889 12761.130 L 6655.889 13469.550 C 6655.889 13476.330 6650.399 13481.790 6643.649 13481.790 L 5919.959 13481.790 C 5913.179 13481.790 5907.719 13476.300 5907.719 13469.550 L 5907.719 12761.130 C 5907.719 12754.350 5913.209 12748.920 5919.959 12748.920 L 5919.959 12748.920 Z">
          <!-- 10 nodes -->
        </draw:path>
        <draw:path id="rect953" draw:style-name="style3" draw:layer="layout" svg:x="3.889cm" svg:y="6.355cm" svg:width="0.900cm" svg:height="0.854cm" svg:viewBox="0.0 0.0 900.288 854.897" svg:d="M 7801.760 12719.451 L 8655.770 12719.451 C 8663.750 12719.451 8670.200 12725.901 8670.200 12733.881 L 8670.200 13542.471 C 8670.200 13550.481 8663.720 13556.931 8655.770 13556.931 L 7801.760 13556.931 C 7793.780 13556.931 7787.330 13550.451 7787.330 13542.471 L 7787.330 12733.911 C 7787.300 12725.901 7793.780 12719.451 7801.760 12719.451 L 7801.760 12719.451 Z">
          <!-- 10 nodes -->
        </draw:path>
        <draw:path id="rect954" draw:style-name="style4" draw:layer="layout" svg:x="3.912cm" svg:y="6.370cm" svg:width="0.763cm" svg:height="0.747cm" svg:viewBox="0.0 0.0 763.170 747.869" svg:d="M 7843.859 12748.920 L 8567.549 12748.920 C 8574.329 12748.920 8579.789 12754.380 8579.789 12761.130 L 8579.789 13469.550 C 8579.789 13476.330 8574.299 13481.790 8567.549 13481.790 L 7843.859 13481.790 C 7837.109 13481.790 7831.619 13476.300 7831.619 13469.550 L 7831.619 12761.130 C 7831.589 12754.350 7837.109 12748.920 7843.859 12748.920 L 7843.859 12748.920 Z">
          <!-- 10 nodes -->
        </draw:path>
        <draw:path id="rect955" draw:style-name="style3" draw:layer="layout" svg:x="4.851cm" svg:y="6.355cm" svg:width="0.900cm" svg:height="0.854cm" svg:viewBox="0.0 0.0 900.288 854.897" svg:d="M 9725.660 12719.451 L 10579.670 12719.451 C 10587.650 12719.451 10594.100 12725.901 10594.100 12733.881 L 10594.100 13542.471 C 10594.100 13550.451 10587.620 13556.931 10579.670 13556.931 L 9725.660 13556.931 C 9717.680 13556.931 9711.230 13550.421 9711.230 13542.471 L 9711.230 12733.911 C 9711.200 12725.901 9717.680 12719.451 9725.660 12719.451 L 9725.660 12719.451 Z">
          <!-- 10 nodes -->
        </draw:path>
        <draw:path id="rect956" draw:style-name="style4" draw:layer="layout" svg:x="4.874cm" svg:y="6.370cm" svg:width="0.763cm" svg:height="0.747cm" svg:viewBox="0.0 0.0 763.139 747.869" svg:d="M 9767.729 12748.920 L 10491.449 12748.920 C 10498.199 12748.920 10503.659 12754.380 10503.659 12761.130 L 10503.659 13469.550 C 10503.659 13476.330 10498.169 13481.790 10491.449 13481.790 L 9767.729 13481.790 C 9760.979 13481.790 9755.519 13476.300 9755.519 13469.550 L 9755.519 12761.130 C 9755.519 12754.350 9760.979 12748.920 9767.729 12748.920 L 9767.729 12748.920 Z">
          <!-- 10 nodes -->
        </draw:path>
        <draw:path id="rect957" draw:style-name="style3" draw:layer="layout" svg:x="5.797cm" svg:y="6.370cm" svg:width="0.900cm" svg:height="0.854cm" svg:viewBox="0.0 0.0 900.287 854.837" svg:d="M 11618.960 12749.991 L 12472.970 12749.991 C 12480.950 12749.991 12487.400 12756.471 12487.400 12764.421 L 12487.400 13573.011 C 12487.400 13580.991 12480.920 13587.411 12472.970 13587.411 L 11618.960 13587.411 C 11610.980 13587.411 11604.530 13580.961 11604.530 13573.011 L 11604.530 12764.421 C 11604.530 12756.471 11611.010 12749.991 11618.960 12749.991 L 11618.960 12749.991 Z">
          <!-- 10 nodes -->
        </draw:path>
        <draw:path id="rect958" draw:style-name="style4" draw:layer="layout" svg:x="5.820cm" svg:y="6.385cm" svg:width="0.763cm" svg:height="0.747cm" svg:viewBox="0.0 0.0 763.139 747.899" svg:d="M 11661.089 12779.400 L 12384.809 12779.400 C 12391.559 12779.400 12397.019 12784.920 12397.019 12791.640 L 12397.019 13500.090 C 12397.019 13506.840 12391.529 13512.300 12384.809 13512.300 L 11661.089 13512.300 C 11654.339 13512.300 11648.879 13506.810 11648.879 13500.090 L 11648.879 12791.640 C 11648.879 12784.890 11654.339 12779.400 11661.089 12779.400 L 11661.089 12779.400 Z">
          <!-- 10 nodes -->
        </draw:path>
        <draw:path id="rect959" draw:style-name="style3" draw:layer="layout" svg:x="6.744cm" svg:y="6.370cm" svg:width="0.900cm" svg:height="0.854cm" svg:viewBox="0.0 0.0 900.288 854.837" svg:d="M 13512.320 12749.991 L 14366.330 12749.991 C 14374.340 12749.991 14380.760 12756.471 14380.760 12764.421 L 14380.760 13573.011 C 14380.760 13580.991 14374.310 13587.411 14366.330 13587.411 L 13512.320 13587.411 C 13504.340 13587.411 13497.890 13580.961 13497.890 13573.011 L 13497.890 12764.421 C 13497.860 12756.471 13504.340 12749.991 13512.320 12749.991 L 13512.320 12749.991 Z">
          <!-- 10 nodes -->
        </draw:path>
        <draw:path id="rect960" draw:style-name="style4" draw:layer="layout" svg:x="6.767cm" svg:y="6.385cm" svg:width="0.763cm" svg:height="0.747cm" svg:viewBox="0.0 0.0 763.169 747.899" svg:d="M 13554.419 12779.400 L 14278.109 12779.400 C 14284.859 12779.400 14290.349 12784.920 14290.349 12791.640 L 14290.349 13500.090 C 14290.349 13506.840 14284.829 13512.300 14278.109 13512.300 L 13554.419 13512.300 C 13547.639 13512.300 13542.179 13506.810 13542.179 13500.090 L 13542.179 12791.640 C 13542.179 12784.890 13547.669 12779.400 13554.419 12779.400 L 13554.419 12779.400 Z">
          <!-- 10 nodes -->
        </draw:path>
        <draw:path id="rect961" draw:style-name="style3" draw:layer="layout" svg:x="7.721cm" svg:y="6.370cm" svg:width="0.900cm" svg:height="0.854cm" svg:viewBox="0.0 0.0 900.287 854.837" svg:d="M 15466.730 12749.991 L 16320.770 12749.991 C 16328.750 12749.991 16335.200 12756.471 16335.200 12764.421 L 16335.200 13573.011 C 16335.200 13580.991 16328.720 13587.411 16320.770 13587.411 L 15466.730 13587.411 C 15458.750 13587.411 15452.330 13580.961 15452.330 13573.011 L 15452.330 12764.421 C 15452.330 12756.471 15458.750 12749.991 15466.730 12749.991 L 15466.730 12749.991 Z">
          <!-- 10 nodes -->
        </draw:path>
        <draw:path id="rect962" draw:style-name="style4" draw:layer="layout" svg:x="7.744cm" svg:y="6.385cm" svg:width="0.763cm" svg:height="0.747cm" svg:viewBox="0.0 0.0 763.170 747.899" svg:d="M 15508.859 12779.400 L 16232.549 12779.400 C 16239.329 12779.400 16244.789 12784.920 16244.789 12791.640 L 16244.789 13500.090 C 16244.789 13506.840 16239.299 13512.300 16232.549 13512.300 L 15508.859 13512.300 C 15502.079 13512.300 15496.619 13506.810 15496.619 13500.090 L 15496.619 12791.640 C 15496.589 12784.890 15502.079 12779.400 15508.859 12779.400 L 15508.859 12779.400 Z">
          <!-- 10 nodes -->
        </draw:path>
        <draw:path id="rect963" draw:style-name="style3" draw:layer="layout" svg:x="8.683cm" svg:y="6.370cm" svg:width="0.900cm" svg:height="0.854cm" svg:viewBox="0.0 0.0 900.288 854.837" svg:d="M 17390.660 12749.991 L 18244.670 12749.991 C 18252.650 12749.991 18259.100 12756.471 18259.100 12764.421 L 18259.100 13573.011 C 18259.100 13580.991 18252.620 13587.411 18244.670 13587.411 L 17390.660 13587.411 C 17382.650 13587.411 17376.230 13580.961 17376.230 13573.011 L 17376.230 12764.421 C 17376.200 12756.471 17382.650 12749.991 17390.660 12749.991 L 17390.660 12749.991 Z">
          <!-- 10 nodes -->
        </draw:path>
        <draw:path id="rect964" draw:style-name="style4" draw:layer="layout" svg:x="8.706cm" svg:y="6.385cm" svg:width="0.763cm" svg:height="0.747cm" svg:viewBox="0.0 0.0 763.169 747.899" svg:d="M 17432.699 12779.400 L 18156.389 12779.400 C 18163.169 12779.400 18168.629 12784.920 18168.629 12791.640 L 18168.629 13500.090 C 18168.629 13506.840 18163.139 13512.300 18156.389 13512.300 L 17432.699 13512.300 C 17425.919 13512.300 17420.459 13506.810 17420.459 13500.090 L 17420.459 12791.640 C 17420.459 12784.890 17425.919 12779.400 17432.699 12779.400 L 17432.699 12779.400 Z">
          <!-- 10 nodes -->
        </draw:path>
        <draw:path id="rect965" draw:style-name="style3" draw:layer="layout" svg:x="9.660cm" svg:y="6.370cm" svg:width="0.900cm" svg:height="0.854cm" svg:viewBox="0.0 0.0 900.288 854.837" svg:d="M 19345.040 12749.991 L 20199.050 12749.991 C 20207.060 12749.991 20213.480 12756.471 20213.480 12764.421 L 20213.480 13573.011 C 20213.480 13580.991 20207.030 13587.411 20199.050 13587.411 L 19345.040 13587.411 C 19337.060 13587.411 19330.610 13580.961 19330.610 13573.011 L 19330.610 12764.421 C 19330.580 12756.471 19337.060 12749.991 19345.040 12749.991 L 19345.040 12749.991 Z">
          <!-- 10 nodes -->
        </draw:path>
        <draw:path id="rect966" draw:style-name="style4" draw:layer="layout" svg:x="9.683cm" svg:y="6.385cm" svg:width="0.763cm" svg:height="0.747cm" svg:viewBox="0.0 0.0 763.169 747.899" svg:d="M 19387.139 12779.400 L 20110.829 12779.400 C 20117.609 12779.400 20123.069 12784.920 20123.069 12791.640 L 20123.069 13500.090 C 20123.069 13506.840 20117.579 13512.300 20110.829 13512.300 L 19387.139 13512.300 C 19380.359 13512.300 19374.899 13506.810 19374.899 13500.090 L 19374.899 12791.640 C 19374.899 12784.890 19380.389 12779.400 19387.139 12779.400 L 19387.139 12779.400 Z">
          <!-- 10 nodes -->
        </draw:path>
        <draw:path id="rect967" draw:style-name="style3" draw:layer="layout" svg:x="10.592cm" svg:y="6.370cm" svg:width="0.900cm" svg:height="0.854cm" svg:viewBox="0.0 0.0 900.288 854.837" svg:d="M 21207.860 12749.991 L 22061.870 12749.991 C 22069.880 12749.991 22076.300 12756.471 22076.300 12764.421 L 22076.300 13573.011 C 22076.300 13580.991 22069.850 13587.411 22061.870 13587.411 L 21207.860 13587.411 C 21199.880 13587.411 21193.430 13580.961 21193.430 13573.011 L 21193.430 12764.421 C 21193.400 12756.471 21199.880 12749.991 21207.860 12749.991 L 21207.860 12749.991 Z">
          <!-- 10 nodes -->
        </draw:path>
        <draw:path id="rect968" draw:style-name="style4" draw:layer="layout" svg:x="10.615cm" svg:y="6.385cm" svg:width="0.763cm" svg:height="0.747cm" svg:viewBox="0.0 0.0 763.169 747.899" svg:d="M 21249.959 12779.400 L 21973.649 12779.400 C 21980.429 12779.400 21985.889 12784.920 21985.889 12791.640 L 21985.889 13500.090 C 21985.889 13506.840 21980.399 13512.300 21973.649 13512.300 L 21249.959 13512.300 C 21243.179 13512.300 21237.719 13506.810 21237.719 13500.090 L 21237.719 12791.640 C 21237.719 12784.890 21243.209 12779.400 21249.959 12779.400 L 21249.959 12779.400 Z">
          <!-- 10 nodes -->
        </draw:path>
        <draw:path id="rect969" draw:style-name="style3" draw:layer="layout" svg:x="11.584cm" svg:y="6.370cm" svg:width="0.900cm" svg:height="0.854cm" svg:viewBox="0.0 0.0 900.288 854.837" svg:d="M 23192.840 12749.991 L 24046.850 12749.991 C 24054.830 12749.991 24061.280 12756.471 24061.280 12764.421 L 24061.280 13573.011 C 24061.280 13580.991 24054.800 13587.411 24046.850 13587.411 L 23192.840 13587.411 C 23184.830 13587.411 23178.410 13580.961 23178.410 13573.011 L 23178.410 12764.421 C 23178.380 12756.471 23184.830 12749.991 23192.840 12749.991 L 23192.840 12749.991 Z">
          <!-- 10 nodes -->
        </draw:path>
        <draw:path id="rect970" draw:style-name="style4" draw:layer="layout" svg:x="11.607cm" svg:y="6.385cm" svg:width="0.763cm" svg:height="0.747cm" svg:viewBox="0.0 0.0 763.169 747.899" svg:d="M 23234.879 12779.400 L 23958.569 12779.400 C 23965.349 12779.400 23970.809 12784.920 23970.809 12791.640 L 23970.809 13500.090 C 23970.809 13506.840 23965.319 13512.300 23958.569 13512.300 L 23234.879 13512.300 C 23228.099 13512.300 23222.639 13506.810 23222.639 13500.090 L 23222.639 12791.640 C 23222.639 12784.890 23228.129 12779.400 23234.879 12779.400 L 23234.879 12779.400 Z">
          <!-- 10 nodes -->
        </draw:path>
        <draw:path id="rect971" draw:style-name="style3" draw:layer="layout" svg:x="12.302cm" svg:y="3.439cm" svg:width="0.900cm" svg:height="0.854cm" svg:viewBox="0.0 0.0 900.288 854.837" svg:d="M 24628.100 6886.731 L 25482.110 6886.731 C 25490.120 6886.731 25496.540 6893.181 25496.540 6901.161 L 25496.540 7709.721 C 25496.540 7717.731 25490.090 7724.151 25482.110 7724.151 L 24628.100 7724.151 C 24620.120 7724.151 24613.670 7717.701 24613.670 7709.721 L 24613.670 6901.161 C 24613.640 6893.181 24620.120 6886.731 24628.100 6886.731 L 24628.100 6886.731 Z">
          <!-- 10 nodes -->
        </draw:path>
        <draw:path id="rect972" draw:style-name="style4" draw:layer="layout" svg:x="12.325cm" svg:y="3.454cm" svg:width="0.763cm" svg:height="0.747cm" svg:viewBox="0.0 0.0 763.169 747.899" svg:d="M 24670.199 6916.140 L 25393.889 6916.140 C 25400.669 6916.140 25406.129 6921.630 25406.129 6928.380 L 25406.129 7636.800 C 25406.129 7643.580 25400.639 7649.040 25393.889 7649.040 L 24670.199 7649.040 C 24663.419 7649.040 24657.959 7643.550 24657.959 7636.800 L 24657.959 6928.380 C 24657.959 6921.630 24663.419 6916.140 24670.199 6916.140 L 24670.199 6916.140 Z">
          <!-- 10 nodes -->
        </draw:path>
        <draw:path id="rect973" draw:style-name="style3" draw:layer="layout" svg:x="11.355cm" svg:y="3.439cm" svg:width="0.900cm" svg:height="0.854cm" svg:viewBox="0.0 0.0 900.288 854.837" svg:d="M 22734.740 6886.731 L 23588.750 6886.731 C 23596.760 6886.731 23603.180 6893.181 23603.180 6901.161 L 23603.180 7709.721 C 23603.180 7717.731 23596.730 7724.151 23588.750 7724.151 L 22734.740 7724.151 C 22726.760 7724.151 22720.310 7717.701 22720.310 7709.721 L 22720.310 6901.161 C 22720.280 6893.181 22726.760 6886.731 22734.740 6886.731 L 22734.740 6886.731 Z">
          <!-- 10 nodes -->
        </draw:path>
        <draw:path id="rect974" draw:style-name="style4" draw:layer="layout" svg:x="11.378cm" svg:y="3.454cm" svg:width="0.763cm" svg:height="0.747cm" svg:viewBox="0.0 0.0 763.169 747.899" svg:d="M 22776.839 6916.140 L 23500.529 6916.140 C 23507.279 6916.140 23512.769 6921.630 23512.769 6928.380 L 23512.769 7636.800 C 23512.769 7643.580 23507.249 7649.040 23500.529 7649.040 L 22776.839 7649.040 C 22770.059 7649.040 22764.599 7643.550 22764.599 7636.800 L 22764.599 6928.380 C 22764.599 6921.630 22770.089 6916.140 22776.839 6916.140 L 22776.839 6916.140 Z">
          <!-- 10 nodes -->
        </draw:path>
        <draw:path id="rect975" draw:style-name="style3" draw:layer="layout" svg:x="10.393cm" svg:y="3.439cm" svg:width="0.900cm" svg:height="0.854cm" svg:viewBox="0.0 0.0 900.287 854.837" svg:d="M 20810.840 6886.731 L 21664.850 6886.731 C 21672.830 6886.731 21679.280 6893.181 21679.280 6901.161 L 21679.280 7709.721 C 21679.280 7717.731 21672.800 7724.151 21664.850 7724.151 L 20810.840 7724.151 C 20802.830 7724.151 20796.410 7717.701 20796.410 7709.721 L 20796.410 6901.161 C 20796.410 6893.181 20802.860 6886.731 20810.840 6886.731 L 20810.840 6886.731 Z">
          <!-- 10 nodes -->
        </draw:path>
        <draw:path id="rect976" draw:style-name="style4" draw:layer="layout" svg:x="10.416cm" svg:y="3.454cm" svg:width="0.763cm" svg:height="0.747cm" svg:viewBox="0.0 0.0 763.139 747.899" svg:d="M 20852.969 6916.140 L 21576.659 6916.140 C 21583.439 6916.140 21588.899 6921.630 21588.899 6928.380 L 21588.899 7636.800 C 21588.899 7643.580 21583.409 7649.040 21576.659 7649.040 L 20852.969 7649.040 C 20846.189 7649.040 20840.759 7643.550 20840.759 7636.800 L 20840.759 6928.380 C 20840.759 6921.630 20846.189 6916.140 20852.969 6916.140 L 20852.969 6916.140 Z">
          <!-- 10 nodes -->
        </draw:path>
        <draw:path id="rect977" draw:style-name="style3" draw:layer="layout" svg:x="9.401cm" svg:y="3.454cm" svg:width="0.900cm" svg:height="0.854cm" svg:viewBox="0.0 0.0 900.287 854.867" svg:d="M 18825.860 6917.271 L 19679.870 6917.271 C 19687.880 6917.271 19694.300 6923.721 19694.300 6931.701 L 19694.300 7740.261 C 19694.300 7748.271 19687.850 7754.721 19679.870 7754.721 L 18825.860 7754.721 C 18817.880 7754.721 18811.430 7748.241 18811.430 7740.261 L 18811.430 6931.701 C 18811.430 6923.721 18817.910 6917.271 18825.860 6917.271 L 18825.860 6917.271 Z">
          <!-- 10 nodes -->
        </draw:path>
        <draw:path id="rect978" draw:style-name="style4" draw:layer="layout" svg:x="9.424cm" svg:y="3.469cm" svg:width="0.763cm" svg:height="0.747cm" svg:viewBox="0.0 0.0 763.169 747.899" svg:d="M 18868.019 6946.680 L 19591.709 6946.680 C 19598.489 6946.680 19603.949 6952.170 19603.949 6958.920 L 19603.949 7667.340 C 19603.949 7674.120 19598.459 7679.580 19591.709 7679.580 L 18868.019 7679.580 C 18861.239 7679.580 18855.779 7674.090 18855.779 7667.340 L 18855.779 6958.920 C 18855.779 6952.170 18861.239 6946.680 18868.019 6946.680 L 18868.019 6946.680 Z">
          <!-- 10 nodes -->
        </draw:path>
        <draw:path id="rect979" draw:style-name="style3" draw:layer="layout" svg:x="8.408cm" svg:y="3.454cm" svg:width="0.900cm" svg:height="0.854cm" svg:viewBox="0.0 0.0 900.317 854.867" svg:d="M 16840.910 6917.271 L 17694.920 6917.271 C 17702.900 6917.271 17709.350 6923.721 17709.350 6931.701 L 17709.350 7740.261 C 17709.350 7748.271 17702.870 7754.721 17694.920 7754.721 L 16840.910 7754.721 C 16832.900 7754.721 16826.450 7748.241 16826.450 7740.261 L 16826.450 6931.701 C 16826.450 6923.721 16832.930 6917.271 16840.910 6917.271 L 16840.910 6917.271 Z">
          <!-- 10 nodes -->
        </draw:path>
        <draw:path id="rect980" draw:style-name="style4" draw:layer="layout" svg:x="8.431cm" svg:y="3.469cm" svg:width="0.763cm" svg:height="0.747cm" svg:viewBox="0.0 0.0 763.169 747.899" svg:d="M 16883.039 6946.680 L 17606.729 6946.680 C 17613.509 6946.680 17618.969 6952.170 17618.969 6958.920 L 17618.969 7667.340 C 17618.969 7674.120 17613.479 7679.580 17606.729 7679.580 L 16883.039 7679.580 C 16876.259 7679.580 16870.799 7674.090 16870.799 7667.340 L 16870.799 6958.920 C 16870.799 6952.170 16876.259 6946.680 16883.039 6946.680 L 16883.039 6946.680 Z">
          <!-- 10 nodes -->
        </draw:path>
        <draw:path id="rect981" draw:style-name="style3" draw:layer="layout" svg:x="7.431cm" svg:y="3.469cm" svg:width="0.900cm" svg:height="0.854cm" svg:viewBox="0.0 0.0 900.287 854.837" svg:d="M 14886.500 6947.811 L 15740.510 6947.811 C 15748.520 6947.811 15754.940 6954.291 15754.940 6962.241 L 15754.940 7770.831 C 15754.940 7778.811 15748.490 7785.231 15740.510 7785.231 L 14886.500 7785.231 C 14878.520 7785.231 14872.070 7778.781 14872.070 7770.831 L 14872.070 6962.241 C 14872.070 6954.291 14878.550 6947.811 14886.500 6947.811 L 14886.500 6947.811 Z">
          <!-- 10 nodes -->
        </draw:path>
        <draw:path id="rect982" draw:style-name="style4" draw:layer="layout" svg:x="7.454cm" svg:y="3.484cm" svg:width="0.763cm" svg:height="0.747cm" svg:viewBox="0.0 0.0 763.170 747.899" svg:d="M 14928.659 6977.220 L 15652.349 6977.220 C 15659.129 6977.220 15664.589 6982.710 15664.589 6989.460 L 15664.589 7697.910 C 15664.589 7704.660 15659.099 7710.120 15652.349 7710.120 L 14928.659 7710.120 C 14921.879 7710.120 14916.419 7704.630 14916.419 7697.910 L 14916.419 6989.460 C 14916.389 6982.710 14921.879 6977.220 14928.659 6977.220 L 14928.659 6977.220 Z">
          <!-- 10 nodes -->
        </draw:path>
        <draw:path id="rect983" draw:style-name="style3" draw:layer="layout" svg:x="6.469cm" svg:y="3.454cm" svg:width="0.900cm" svg:height="0.854cm" svg:viewBox="0.0 0.0 900.288 854.867" svg:d="M 12962.660 6917.271 L 13816.670 6917.271 C 13824.650 6917.271 13831.100 6923.721 13831.100 6931.701 L 13831.100 7740.261 C 13831.100 7748.271 13824.620 7754.721 13816.670 7754.721 L 12962.660 7754.721 C 12954.680 7754.721 12948.230 7748.241 12948.230 7740.261 L 12948.230 6931.701 C 12948.200 6923.721 12954.680 6917.271 12962.660 6917.271 L 12962.660 6917.271 Z">
          <!-- 10 nodes -->
        </draw:path>
        <draw:path id="rect984" draw:style-name="style4" draw:layer="layout" svg:x="6.492cm" svg:y="3.469cm" svg:width="0.763cm" svg:height="0.747cm" svg:viewBox="0.0 0.0 763.169 747.899" svg:d="M 13004.699 6946.680 L 13728.389 6946.680 C 13735.169 6946.680 13740.629 6952.170 13740.629 6958.920 L 13740.629 7667.340 C 13740.629 7674.120 13735.139 7679.580 13728.389 7679.580 L 13004.699 7679.580 C 12997.949 7679.580 12992.459 7674.090 12992.459 7667.340 L 12992.459 6958.920 C 12992.459 6952.170 12997.979 6946.680 13004.699 6946.680 L 13004.699 6946.680 Z">
          <!-- 10 nodes -->
        </draw:path>
        <draw:path id="rect985" draw:style-name="style3" draw:layer="layout" svg:x="5.507cm" svg:y="3.454cm" svg:width="0.900cm" svg:height="0.854cm" svg:viewBox="0.0 0.0 900.287 854.867" svg:d="M 11038.760 6917.271 L 11892.770 6917.271 C 11900.750 6917.271 11907.200 6923.721 11907.200 6931.701 L 11907.200 7740.261 C 11907.200 7748.271 11900.720 7754.721 11892.770 7754.721 L 11038.760 7754.721 C 11030.750 7754.721 11024.330 7748.241 11024.330 7740.261 L 11024.330 6931.701 C 11024.330 6923.721 11030.780 6917.271 11038.760 6917.271 L 11038.760 6917.271 Z">
          <!-- 10 nodes -->
        </draw:path>
        <draw:path id="rect986" draw:style-name="style4" draw:layer="layout" svg:x="5.530cm" svg:y="3.469cm" svg:width="0.763cm" svg:height="0.747cm" svg:viewBox="0.0 0.0 763.169 747.899" svg:d="M 11080.859 6946.680 L 11804.549 6946.680 C 11811.329 6946.680 11816.789 6952.170 11816.789 6958.920 L 11816.789 7667.340 C 11816.789 7674.120 11811.299 7679.580 11804.549 7679.580 L 11080.859 7679.580 C 11074.079 7679.580 11068.619 7674.090 11068.619 7667.340 L 11068.619 6958.920 C 11068.619 6952.170 11074.079 6946.680 11080.859 6946.680 L 11080.859 6946.680 Z">
          <!-- 10 nodes -->
        </draw:path>
        <draw:path id="rect987" draw:style-name="style3" draw:layer="layout" svg:x="4.530cm" svg:y="3.454cm" svg:width="0.900cm" svg:height="0.854cm" svg:viewBox="0.0 0.0 900.287 854.867" svg:d="M 9084.320 6917.271 L 9938.330 6917.271 C 9946.340 6917.271 9952.760 6923.721 9952.760 6931.701 L 9952.760 7740.261 C 9952.760 7748.271 9946.310 7754.721 9938.330 7754.721 L 9084.320 7754.721 C 9076.340 7754.721 9069.890 7748.241 9069.890 7740.261 L 9069.890 6931.701 C 9069.890 6923.721 9076.340 6917.271 9084.320 6917.271 L 9084.320 6917.271 Z">
          <!-- 10 nodes -->
        </draw:path>
        <draw:path id="rect988" draw:style-name="style4" draw:layer="layout" svg:x="4.553cm" svg:y="3.469cm" svg:width="0.763cm" svg:height="0.747cm" svg:viewBox="0.0 0.0 763.170 747.899" svg:d="M 9126.479 6946.680 L 9850.169 6946.680 C 9856.949 6946.680 9862.409 6952.170 9862.409 6958.920 L 9862.409 7667.340 C 9862.409 7674.120 9856.919 7679.580 9850.169 7679.580 L 9126.479 7679.580 C 9119.699 7679.580 9114.239 7674.090 9114.239 7667.340 L 9114.239 6958.920 C 9114.209 6952.170 9119.699 6946.680 9126.479 6946.680 L 9126.479 6946.680 Z">
          <!-- 10 nodes -->
        </draw:path>
        <draw:path id="rect989" draw:style-name="style3" draw:layer="layout" svg:x="3.583cm" svg:y="3.454cm" svg:width="0.900cm" svg:height="0.854cm" svg:viewBox="0.0 0.0 900.287 854.867" svg:d="M 7190.960 6917.271 L 8044.970 6917.271 C 8052.980 6917.271 8059.400 6923.721 8059.400 6931.701 L 8059.400 7740.261 C 8059.400 7748.271 8052.950 7754.721 8044.970 7754.721 L 7190.960 7754.721 C 7182.980 7754.721 7176.530 7748.241 7176.530 7740.261 L 7176.530 6931.701 C 7176.530 6923.721 7183.010 6917.271 7190.960 6917.271 L 7190.960 6917.271 Z">
          <!-- 10 nodes -->
        </draw:path>
        <draw:path id="rect990" draw:style-name="style4" draw:layer="layout" svg:x="3.606cm" svg:y="3.469cm" svg:width="0.763cm" svg:height="0.747cm" svg:viewBox="0.0 0.0 763.169 747.899" svg:d="M 7233.059 6946.680 L 7956.749 6946.680 C 7963.529 6946.680 7968.989 6952.170 7968.989 6958.920 L 7968.989 7667.340 C 7968.989 7674.120 7963.529 7679.580 7956.749 7679.580 L 7233.059 7679.580 C 7226.309 7679.580 7220.819 7674.090 7220.819 7667.340 L 7220.819 6958.920 C 7220.819 6952.170 7226.309 6946.680 7233.059 6946.680 L 7233.059 6946.680 Z">
          <!-- 10 nodes -->
        </draw:path>
        <draw:path id="rect991" draw:style-name="style3" draw:layer="layout" svg:x="2.637cm" svg:y="3.454cm" svg:width="0.900cm" svg:height="0.854cm" svg:viewBox="0.0 0.0 900.288 854.867" svg:d="M 5297.660 6917.271 L 6151.670 6917.271 C 6159.650 6917.271 6166.100 6923.721 6166.100 6931.701 L 6166.100 7740.261 C 6166.100 7748.271 6159.650 7754.721 6151.670 7754.721 L 5297.660 7754.721 C 5289.680 7754.721 5283.230 7748.241 5283.230 7740.261 L 5283.230 6931.701 C 5283.200 6923.721 5289.680 6917.271 5297.660 6917.271 L 5297.660 6917.271 Z">
          <!-- 10 nodes -->
        </draw:path>
        <draw:path id="rect992" draw:style-name="style4" draw:layer="layout" svg:x="2.660cm" svg:y="3.469cm" svg:width="0.763cm" svg:height="0.747cm" svg:viewBox="0.0 0.0 763.169 747.899" svg:d="M 5339.759 6946.680 L 6063.449 6946.680 C 6070.229 6946.680 6075.689 6952.170 6075.689 6958.920 L 6075.689 7667.340 C 6075.689 7674.120 6070.199 7679.580 6063.449 7679.580 L 5339.759 7679.580 C 5332.979 7679.580 5327.519 7674.090 5327.519 7667.340 L 5327.519 6958.920 C 5327.519 6952.170 5332.979 6946.680 5339.759 6946.680 L 5339.759 6946.680 Z">
          <!-- 10 nodes -->
        </draw:path>
        <draw:path id="rect993" draw:style-name="style3" draw:layer="layout" svg:x="1.705cm" svg:y="3.454cm" svg:width="0.900cm" svg:height="0.854cm" svg:viewBox="0.0 0.0 900.288 854.867" svg:d="M 3434.840 6917.271 L 4288.850 6917.271 C 4296.830 6917.271 4303.280 6923.721 4303.280 6931.701 L 4303.280 7740.261 C 4303.280 7748.271 4296.830 7754.721 4288.850 7754.721 L 3434.840 7754.721 C 3426.860 7754.721 3420.410 7748.241 3420.410 7740.261 L 3420.410 6931.701 C 3420.380 6923.721 3426.860 6917.271 3434.840 6917.271 L 3434.840 6917.271 Z">
          <!-- 10 nodes -->
        </draw:path>
        <draw:path id="rect994" draw:style-name="style4" draw:layer="layout" svg:x="1.728cm" svg:y="3.469cm" svg:width="0.763cm" svg:height="0.747cm" svg:viewBox="0.0 0.0 763.169 747.899" svg:d="M 3476.939 6946.680 L 4200.629 6946.680 C 4207.409 6946.680 4212.869 6952.170 4212.869 6958.920 L 4212.869 7667.340 C 4212.869 7674.120 4207.379 7679.580 4200.629 7679.580 L 3476.939 7679.580 C 3470.189 7679.580 3464.699 7674.090 3464.699 7667.340 L 3464.699 6958.920 C 3464.699 6952.170 3470.189 6946.680 3476.939 6946.680 L 3476.939 6946.680 Z">
          <!-- 10 nodes -->
        </draw:path>
        <draw:path id="rect995" draw:style-name="style3" draw:layer="layout" svg:x="0.774cm" svg:y="3.454cm" svg:width="0.900cm" svg:height="0.854cm" svg:viewBox="0.0 0.0 900.287 854.867" svg:d="M 1572.020 6917.271 L 2426.030 6917.271 C 2434.010 6917.271 2440.460 6923.721 2440.460 6931.701 L 2440.460 7740.261 C 2440.460 7748.271 2434.010 7754.721 2426.030 7754.721 L 1572.020 7754.721 C 1564.040 7754.721 1557.590 7748.241 1557.590 7740.261 L 1557.590 6931.701 C 1557.590 6923.721 1564.040 6917.271 1572.020 6917.271 L 1572.020 6917.271 Z">
          <!-- 10 nodes -->
        </draw:path>
        <draw:path id="rect996" draw:style-name="style4" draw:layer="layout" svg:x="0.797cm" svg:y="3.469cm" svg:width="0.763cm" svg:height="0.747cm" svg:viewBox="0.0 0.0 763.199 747.899" svg:d="M 1614.119 6946.680 L 2337.839 6946.680 C 2344.589 6946.680 2350.079 6952.170 2350.079 6958.920 L 2350.079 7667.340 C 2350.079 7674.120 2344.589 7679.580 2337.839 7679.580 L 1614.119 7679.580 C 1607.369 7679.580 1601.879 7674.090 1601.879 7667.340 L 1601.879 6958.920 C 1601.879 6952.170 1607.369 6946.680 1614.119 6946.680 L 1614.119 6946.680 Z">
          <!-- 10 nodes -->
        </draw:path>
        <draw:path id="rect997" draw:style-name="style3" draw:layer="layout" svg:x="18.852cm" svg:y="4.431cm" svg:width="0.900cm" svg:height="0.854cm" svg:viewBox="0.0 0.0 900.287 854.837" svg:d="M 37728.800 8871.711 L 38582.810 8871.711 C 38590.790 8871.711 38597.240 8878.161 38597.240 8886.111 L 38597.240 9694.701 C 38597.240 9702.681 38590.760 9709.131 38582.810 9709.131 L 37728.800 9709.131 C 37720.820 9709.131 37714.370 9702.651 37714.370 9694.701 L 37714.370 8886.111 C 37714.370 8878.161 37720.850 8871.711 37728.800 8871.711 L 37728.800 8871.711 Z">
          <!-- 10 nodes -->
        </draw:path>
        <draw:path id="rect998" draw:style-name="style4" draw:layer="layout" svg:x="18.875cm" svg:y="4.446cm" svg:width="0.763cm" svg:height="0.747cm" svg:viewBox="0.0 0.0 763.169 747.899" svg:d="M 37770.899 8901.120 L 38494.589 8901.120 C 38501.369 8901.120 38506.829 8906.610 38506.829 8913.360 L 38506.829 9621.780 C 38506.829 9628.530 38501.339 9634.020 38494.589 9634.020 L 37770.899 9634.020 C 37764.149 9634.020 37758.659 9628.500 37758.659 9621.780 L 37758.659 8913.360 C 37758.659 8906.580 37764.149 8901.120 37770.899 8901.120 L 37770.899 8901.120 Z">
          <!-- 10 nodes -->
        </draw:path>
        <draw:path id="rect999" draw:style-name="style3" draw:layer="layout" svg:x="19.784cm" svg:y="4.446cm" svg:width="0.900cm" svg:height="0.854cm" svg:viewBox="0.0 0.0 900.287 854.867" svg:d="M 39591.620 8902.191 L 40445.630 8902.191 C 40453.610 8902.191 40460.060 8908.671 40460.060 8916.651 L 40460.060 9725.211 C 40460.060 9733.221 40453.580 9739.641 40445.630 9739.641 L 39591.620 9739.641 C 39583.640 9739.641 39577.190 9733.191 39577.190 9725.211 L 39577.190 8916.651 C 39577.190 8908.671 39583.670 8902.191 39591.620 8902.191 L 39591.620 8902.191 Z">
          <!-- 10 nodes -->
        </draw:path>
        <draw:path id="rect1000" draw:style-name="style4" draw:layer="layout" svg:x="19.806cm" svg:y="4.462cm" svg:width="0.763cm" svg:height="0.747cm" svg:viewBox="0.0 0.0 763.170 747.869" svg:d="M 39633.719 8931.660 L 40357.409 8931.660 C 40364.189 8931.660 40369.649 8937.150 40369.649 8943.900 L 40369.649 9652.320 C 40369.649 9659.100 40364.159 9664.530 40357.409 9664.530 L 39633.719 9664.530 C 39626.969 9664.530 39621.479 9659.070 39621.479 9652.320 L 39621.479 8943.900 C 39621.449 8937.120 39626.969 8931.660 39633.719 8931.660 L 39633.719 8931.660 Z">
          <!-- 10 nodes -->
        </draw:path>
        <draw:path id="rect1001" draw:style-name="style3" draw:layer="layout" svg:x="20.700cm" svg:y="4.431cm" svg:width="0.900cm" svg:height="0.854cm" svg:viewBox="0.0 0.0 900.287 854.837" svg:d="M 41423.870 8871.711 L 42277.910 8871.711 C 42285.890 8871.711 42292.340 8878.161 42292.340 8886.111 L 42292.340 9694.701 C 42292.340 9702.681 42285.860 9709.131 42277.910 9709.131 L 41423.870 9709.131 C 41415.890 9709.131 41409.470 9702.651 41409.470 9694.701 L 41409.470 8886.111 C 41409.470 8878.161 41415.920 8871.711 41423.870 8871.711 L 41423.870 8871.711 Z">
          <!-- 10 nodes -->
        </draw:path>
        <draw:path id="rect1002" draw:style-name="style4" draw:layer="layout" svg:x="20.723cm" svg:y="4.446cm" svg:width="0.763cm" svg:height="0.747cm" svg:viewBox="0.0 0.0 763.169 747.899" svg:d="M 41465.999 8901.120 L 42189.689 8901.120 C 42196.469 8901.120 42201.929 8906.610 42201.929 8913.330 L 42201.929 9621.780 C 42201.929 9628.530 42196.439 9634.020 42189.689 9634.020 L 41465.999 9634.020 C 41459.219 9634.020 41453.759 9628.500 41453.759 9621.780 L 41453.759 8913.330 C 41453.759 8906.580 41459.219 8901.120 41465.999 8901.120 L 41465.999 8901.120 Z">
          <!-- 10 nodes -->
        </draw:path>
        <draw:path id="rect1003" draw:style-name="style3" draw:layer="layout" svg:x="19.768cm" svg:y="3.500cm" svg:width="0.900cm" svg:height="0.854cm" svg:viewBox="0.0 0.0 900.287 854.867" svg:d="M 39561.080 7008.891 L 40415.090 7008.891 C 40423.070 7008.891 40429.520 7015.341 40429.520 7023.321 L 40429.520 7831.911 C 40429.520 7839.891 40423.040 7846.341 40415.090 7846.341 L 39561.080 7846.341 C 39553.070 7846.341 39546.650 7839.861 39546.650 7831.911 L 39546.650 7023.321 C 39546.650 7015.341 39553.100 7008.891 39561.080 7008.891 L 39561.080 7008.891 Z">
          <!-- 10 nodes -->
        </draw:path>
        <draw:path id="rect1004" draw:style-name="style4" draw:layer="layout" svg:x="19.791cm" svg:y="3.515cm" svg:width="0.763cm" svg:height="0.747cm" svg:viewBox="0.0 0.0 763.169 747.899" svg:d="M 39603.179 7038.300 L 40326.869 7038.300 C 40333.649 7038.300 40339.109 7043.790 40339.109 7050.540 L 40339.109 7758.960 C 40339.109 7765.710 40333.619 7771.200 40326.869 7771.200 L 39603.179 7771.200 C 39596.399 7771.200 39590.939 7765.680 39590.939 7758.960 L 39590.939 7050.540 C 39590.939 7043.790 39596.399 7038.300 39603.179 7038.300 L 39603.179 7038.300 Z">
          <!-- 10 nodes -->
        </draw:path>
        <draw:path id="rect1005" draw:style-name="style3" draw:layer="layout" svg:x="20.700cm" svg:y="3.500cm" svg:width="0.900cm" svg:height="0.854cm" svg:viewBox="0.0 0.0 900.287 854.867" svg:d="M 41423.870 7008.891 L 42277.910 7008.891 C 42285.890 7008.891 42292.340 7015.341 42292.340 7023.321 L 42292.340 7831.911 C 42292.340 7839.891 42285.860 7846.341 42277.910 7846.341 L 41423.870 7846.341 C 41415.890 7846.341 41409.470 7839.861 41409.470 7831.911 L 41409.470 7023.321 C 41409.470 7015.341 41415.920 7008.891 41423.870 7008.891 L 41423.870 7008.891 Z">
          <!-- 10 nodes -->
        </draw:path>
        <draw:path id="rect1006" draw:style-name="style4" draw:layer="layout" svg:x="20.723cm" svg:y="3.515cm" svg:width="0.763cm" svg:height="0.747cm" svg:viewBox="0.0 0.0 763.169 747.899" svg:d="M 41465.999 7038.300 L 42189.689 7038.300 C 42196.469 7038.300 42201.929 7043.790 42201.929 7050.540 L 42201.929 7758.960 C 42201.929 7765.710 42196.439 7771.200 42189.689 7771.200 L 41465.999 7771.200 C 41459.219 7771.200 41453.759 7765.680 41453.759 7758.960 L 41453.759 7050.540 C 41453.759 7043.790 41459.219 7038.300 41465.999 7038.300 L 41465.999 7038.300 Z">
          <!-- 10 nodes -->
        </draw:path>
        <draw:path id="rect1007" draw:style-name="style3" draw:layer="layout" svg:x="18.852cm" svg:y="3.484cm" svg:width="0.900cm" svg:height="0.854cm" svg:viewBox="0.0 0.0 900.287 854.867" svg:d="M 37728.800 6978.351 L 38582.810 6978.351 C 38590.790 6978.351 38597.240 6984.801 38597.240 6992.781 L 38597.240 7801.371 C 38597.240 7809.351 38590.760 7815.801 38582.810 7815.801 L 37728.800 7815.801 C 37720.820 7815.801 37714.370 7809.321 37714.370 7801.371 L 37714.370 6992.781 C 37714.370 6984.801 37720.850 6978.351 37728.800 6978.351 L 37728.800 6978.351 Z">
          <!-- 10 nodes -->
        </draw:path>
        <draw:path id="rect1008" draw:style-name="style4" draw:layer="layout" svg:x="18.875cm" svg:y="3.500cm" svg:width="0.763cm" svg:height="0.747cm" svg:viewBox="0.0 0.0 763.169 747.899" svg:d="M 37770.899 7007.760 L 38494.589 7007.760 C 38501.369 7007.760 38506.829 7013.250 38506.829 7020.000 L 38506.829 7728.420 C 38506.829 7735.230 38501.339 7740.660 38494.589 7740.660 L 37770.899 7740.660 C 37764.149 7740.660 37758.659 7735.200 37758.659 7728.420 L 37758.659 7020.000 C 37758.659 7013.250 37764.149 7007.760 37770.899 7007.760 L 37770.899 7007.760 Z">
          <!-- 10 nodes -->
        </draw:path>
        <draw:path id="rect1009" draw:style-name="style3" draw:layer="layout" svg:x="18.837cm" svg:y="5.378cm" svg:width="0.900cm" svg:height="0.854cm" svg:viewBox="0.0 0.0 900.287 854.867" svg:d="M 37698.260 10765.011 L 38552.270 10765.011 C 38560.250 10765.011 38566.700 10771.491 38566.700 10779.471 L 38566.700 11588.031 C 38566.700 11596.041 38560.220 11602.461 38552.270 11602.461 L 37698.260 11602.461 C 37690.250 11602.461 37683.830 11596.011 37683.830 11588.031 L 37683.830 10779.471 C 37683.830 10771.491 37690.280 10765.011 37698.260 10765.011 L 37698.260 10765.011 Z">
          <!-- 10 nodes -->
        </draw:path>
        <draw:path id="rect1010" draw:style-name="style4" draw:layer="layout" svg:x="18.860cm" svg:y="5.393cm" svg:width="0.763cm" svg:height="0.747cm" svg:viewBox="0.0 0.0 763.169 747.869" svg:d="M 37740.359 10794.420 L 38464.049 10794.420 C 38470.829 10794.420 38476.289 10799.910 38476.289 10806.660 L 38476.289 11515.080 C 38476.289 11521.860 38470.799 11527.290 38464.049 11527.290 L 37740.359 11527.290 C 37733.579 11527.290 37728.119 11521.830 37728.119 11515.080 L 37728.119 10806.660 C 37728.119 10799.910 37733.579 10794.420 37740.359 10794.420 L 37740.359 10794.420 Z">
          <!-- 10 nodes -->
        </draw:path>
        <draw:path id="rect1011" draw:style-name="style3" draw:layer="layout" svg:x="19.768cm" svg:y="5.393cm" svg:width="0.900cm" svg:height="0.854cm" svg:viewBox="0.0 0.0 900.287 854.837" svg:d="M 39561.080 10795.611 L 40415.090 10795.611 C 40423.070 10795.611 40429.520 10802.061 40429.520 10810.011 L 40429.520 11618.601 C 40429.520 11626.581 40423.040 11633.031 40415.090 11633.031 L 39561.080 11633.031 C 39553.070 11633.031 39546.650 11626.551 39546.650 11618.601 L 39546.650 10810.011 C 39546.650 10802.031 39553.100 10795.611 39561.080 10795.611 L 39561.080 10795.611 Z">
          <!-- 10 nodes -->
        </draw:path>
        <draw:path id="rect1012" draw:style-name="style4" draw:layer="layout" svg:x="19.791cm" svg:y="5.408cm" svg:width="0.763cm" svg:height="0.747cm" svg:viewBox="0.0 0.0 763.169 747.899" svg:d="M 39603.179 10824.960 L 40326.869 10824.960 C 40333.649 10824.960 40339.109 10830.450 40339.109 10837.200 L 40339.109 11545.620 C 40339.109 11552.400 40333.619 11557.860 40326.869 11557.860 L 39603.179 11557.860 C 39596.399 11557.860 39590.939 11552.370 39590.939 11545.620 L 39590.939 10837.200 C 39590.939 10830.450 39596.399 10824.960 39603.179 10824.960 L 39603.179 10824.960 Z">
          <!-- 10 nodes -->
        </draw:path>
        <draw:path id="rect1013" draw:style-name="style3" draw:layer="layout" svg:x="20.685cm" svg:y="5.378cm" svg:width="0.900cm" svg:height="0.854cm" svg:viewBox="0.0 0.0 900.287 854.867" svg:d="M 41393.300 10765.011 L 42247.340 10765.011 C 42255.320 10765.011 42261.740 10771.491 42261.740 10779.471 L 42261.740 11588.031 C 42261.740 11596.041 42255.290 11602.461 42247.340 11602.461 L 41393.300 11602.461 C 41385.320 11602.461 41378.870 11596.011 41378.870 11588.031 L 41378.870 10779.471 C 41378.870 10771.491 41385.350 10765.011 41393.300 10765.011 L 41393.300 10765.011 Z">
          <!-- 10 nodes -->
        </draw:path>
        <draw:path id="rect1014" draw:style-name="style4" draw:layer="layout" svg:x="20.707cm" svg:y="5.393cm" svg:width="0.763cm" svg:height="0.747cm" svg:viewBox="0.0 0.0 763.169 747.869" svg:d="M 41435.459 10794.420 L 42159.149 10794.420 C 42165.929 10794.420 42171.389 10799.910 42171.389 10806.660 L 42171.389 11515.080 C 42171.389 11521.860 42165.899 11527.290 42159.149 11527.290 L 41435.459 11527.290 C 41428.679 11527.290 41423.219 11521.830 41423.219 11515.080 L 41423.219 10806.660 C 41423.219 10799.910 41428.679 10794.420 41435.459 10794.420 L 41435.459 10794.420 Z">
          <!-- 10 nodes -->
        </draw:path>
        <draw:path id="rect1015" draw:style-name="style3" draw:layer="layout" svg:x="20.654cm" svg:y="6.324cm" svg:width="0.900cm" svg:height="0.854cm" svg:viewBox="0.0 0.0 900.288 854.837" svg:d="M 41332.280 12658.371 L 42186.290 12658.371 C 42194.300 12658.371 42200.720 12664.821 42200.720 12672.771 L 42200.720 13481.361 C 42200.720 13489.341 42194.270 13495.791 42186.290 13495.791 L 41332.280 13495.791 C 41324.300 13495.791 41317.850 13489.311 41317.850 13481.361 L 41317.850 12672.771 C 41317.820 12664.821 41324.300 12658.371 41332.280 12658.371 L 41332.280 12658.371 Z">
          <!-- 10 nodes -->
        </draw:path>
        <draw:path id="rect1016" draw:style-name="style4" draw:layer="layout" svg:x="20.677cm" svg:y="6.340cm" svg:width="0.763cm" svg:height="0.747cm" svg:viewBox="0.0 0.0 763.169 747.899" svg:d="M 41374.379 12687.780 L 42098.069 12687.780 C 42104.819 12687.780 42110.309 12693.270 42110.309 12700.020 L 42110.309 13408.440 C 42110.309 13415.190 42104.789 13420.680 42098.069 13420.680 L 41374.379 13420.680 C 41367.599 13420.680 41362.139 13415.160 41362.139 13408.440 L 41362.139 12700.020 C 41362.139 12693.270 41367.629 12687.780 41374.379 12687.780 L 41374.379 12687.780 Z">
          <!-- 10 nodes -->
        </draw:path>
        <draw:path id="rect1017" draw:style-name="style3" draw:layer="layout" svg:x="19.738cm" svg:y="6.340cm" svg:width="0.900cm" svg:height="0.854cm" svg:viewBox="0.0 0.0 900.318 854.837" svg:d="M 39500.000 12688.911 L 40354.010 12688.911 C 40362.020 12688.911 40368.470 12695.391 40368.470 12703.341 L 40368.470 13511.931 C 40368.470 13519.911 40361.990 13526.331 40354.010 13526.331 L 39500.000 13526.331 C 39492.020 13526.331 39485.570 13519.881 39485.570 13511.931 L 39485.570 12703.341 C 39485.540 12695.391 39492.020 12688.911 39500.000 12688.911 L 39500.000 12688.911 Z">
          <!-- 10 nodes -->
        </draw:path>
        <draw:path id="rect1018" draw:style-name="style4" draw:layer="layout" svg:x="19.761cm" svg:y="6.355cm" svg:width="0.763cm" svg:height="0.747cm" svg:viewBox="0.0 0.0 763.169 747.899" svg:d="M 39542.099 12718.320 L 40265.789 12718.320 C 40272.569 12718.320 40278.029 12723.840 40278.029 12730.560 L 40278.029 13438.980 C 40278.029 13445.760 40272.539 13451.220 40265.789 13451.220 L 39542.099 13451.220 C 39535.319 13451.220 39529.859 13445.730 39529.859 13438.980 L 39529.859 12730.560 C 39529.859 12723.840 39535.349 12718.320 39542.099 12718.320 L 39542.099 12718.320 Z">
          <!-- 10 nodes -->
        </draw:path>
        <draw:path id="rect1019" draw:style-name="style3" draw:layer="layout" svg:x="18.822cm" svg:y="6.340cm" svg:width="0.900cm" svg:height="0.854cm" svg:viewBox="0.0 0.0 900.318 854.837" svg:d="M 37667.750 12688.911 L 38521.760 12688.911 C 38529.740 12688.911 38536.190 12695.391 38536.190 12703.341 L 38536.190 13511.901 C 38536.190 13519.911 38529.710 13526.331 38521.760 13526.331 L 37667.750 13526.331 C 37659.740 13526.331 37653.290 13519.881 37653.290 13511.901 L 37653.290 12703.341 C 37653.260 12695.391 37659.740 12688.911 37667.750 12688.911 L 37667.750 12688.911 Z">
          <!-- 10 nodes -->
        </draw:path>
        <draw:path id="rect1020" draw:style-name="style4" draw:layer="layout" svg:x="18.845cm" svg:y="6.355cm" svg:width="0.763cm" svg:height="0.747cm" svg:viewBox="0.0 0.0 763.169 747.899" svg:d="M 37709.819 12718.320 L 38433.509 12718.320 C 38440.289 12718.320 38445.749 12723.840 38445.749 12730.560 L 38445.749 13438.980 C 38445.749 13445.760 38440.259 13451.220 38433.509 13451.220 L 37709.819 13451.220 C 37703.039 13451.220 37697.579 13445.730 37697.579 13438.980 L 37697.579 12730.560 C 37697.579 12723.840 37703.069 12718.320 37709.819 12718.320 L 37709.819 12718.320 Z">
          <!-- 10 nodes -->
        </draw:path>
        <draw:path id="rect1021" draw:style-name="style3" draw:layer="layout" svg:x="20.669cm" svg:y="7.271cm" svg:width="0.900cm" svg:height="0.854cm" svg:viewBox="0.0 0.0 900.288 854.867" svg:d="M 41362.820 14551.671 L 42216.830 14551.671 C 42224.840 14551.671 42231.260 14558.181 42231.260 14566.131 L 42231.260 15374.691 C 42231.260 15382.701 42224.810 15389.121 42216.830 15389.121 L 41362.820 15389.121 C 41354.840 15389.121 41348.390 15382.671 41348.390 15374.691 L 41348.390 14566.131 C 41348.360 14558.181 41354.840 14551.671 41362.820 14551.671 L 41362.820 14551.671 Z">
          <!-- 10 nodes -->
        </draw:path>
        <draw:path id="rect1022" draw:style-name="style4" draw:layer="layout" svg:x="20.692cm" svg:y="7.286cm" svg:width="0.763cm" svg:height="0.747cm" svg:viewBox="0.0 0.0 763.169 747.899" svg:d="M 41404.919 14581.140 L 42128.609 14581.140 C 42135.389 14581.140 42140.849 14586.630 42140.849 14593.380 L 42140.849 15301.800 C 42140.849 15308.580 42135.359 15314.040 42128.609 15314.040 L 41404.919 15314.040 C 41398.139 15314.040 41392.679 15308.550 41392.679 15301.800 L 41392.679 14593.380 C 41392.679 14586.600 41398.169 14581.140 41404.919 14581.140 L 41404.919 14581.140 Z">
          <!-- 10 nodes -->
        </draw:path>
        <draw:path id="path1114" draw:style-name="style2" draw:layer="layout" svg:x="15.538cm" svg:y="6.242cm" svg:width="2.945cm" svg:height="2.016cm" svg:viewBox="0.0 0.0 2945.129 2016.599" svg:d="M 32041.949 12499.680 L 33035.219 12499.680 L 33035.219 13471.410 L 34006.949 13471.410 L 34006.949 14486.280 L 31091.819 14486.280 L 31113.419 13493.010 L 32020.349 13471.410 L 32041.949 12499.680 L 32041.949 12499.680 Z">
          <!-- 10 nodes -->
        </draw:path>
        <draw:path id="rect1023" draw:style-name="style3" draw:layer="layout" svg:x="16.547cm" svg:y="6.309cm" svg:width="0.900cm" svg:height="0.854cm" svg:viewBox="0.0 0.0 900.288 854.867" svg:d="M 33117.620 12627.831 L 33971.630 12627.831 C 33979.610 12627.831 33986.060 12634.311 33986.060 12642.291 L 33986.060 13450.851 C 33986.060 13458.831 33979.580 13465.281 33971.630 13465.281 L 33117.620 13465.281 C 33109.640 13465.281 33103.190 13458.801 33103.190 13450.851 L 33103.190 12642.291 C 33103.160 12634.281 33109.640 12627.831 33117.620 12627.831 L 33117.620 12627.831 Z">
          <!-- 10 nodes -->
        </draw:path>
        <draw:path id="rect1024" draw:style-name="style4" draw:layer="layout" svg:x="16.569cm" svg:y="6.324cm" svg:width="0.763cm" svg:height="0.747cm" svg:viewBox="0.0 0.0 763.169 747.869" svg:d="M 33159.659 12657.240 L 33883.349 12657.240 C 33890.129 12657.240 33895.589 12662.730 33895.589 12669.480 L 33895.589 13377.870 C 33895.589 13384.680 33890.099 13390.110 33883.349 13390.110 L 33159.659 13390.110 C 33152.909 13390.110 33147.419 13384.650 33147.419 13377.870 L 33147.419 12669.480 C 33147.419 12662.730 33152.939 12657.240 33159.659 12657.240 L 33159.659 12657.240 Z">
          <!-- 10 nodes -->
        </draw:path>
        <draw:path id="rect1025" draw:style-name="style3" draw:layer="layout" svg:x="15.585cm" svg:y="7.317cm" svg:width="0.900cm" svg:height="0.854cm" svg:viewBox="0.0 0.0 900.287 854.867" svg:d="M 31193.720 14643.291 L 32047.730 14643.291 C 32055.710 14643.291 32062.160 14649.771 32062.160 14657.721 L 32062.160 15466.281 C 32062.160 15474.291 32055.680 15480.741 32047.730 15480.741 L 31193.720 15480.741 C 31185.710 15480.741 31179.290 15474.261 31179.290 15466.281 L 31179.290 14657.721 C 31179.290 14649.771 31185.740 14643.291 31193.720 14643.291 L 31193.720 14643.291 Z">
          <!-- 10 nodes -->
        </draw:path>
        <draw:path id="rect1026" draw:style-name="style4" draw:layer="layout" svg:x="15.608cm" svg:y="7.332cm" svg:width="0.763cm" svg:height="0.747cm" svg:viewBox="0.0 0.0 763.169 747.869" svg:d="M 31235.819 14672.760 L 31959.509 14672.760 C 31966.289 14672.760 31971.749 14678.250 31971.749 14685.000 L 31971.749 15393.390 C 31971.749 15400.200 31966.259 15405.630 31959.509 15405.630 L 31235.819 15405.630 C 31229.039 15405.630 31223.579 15400.170 31223.579 15393.390 L 31223.579 14685.000 C 31223.579 14678.250 31229.039 14672.760 31235.819 14672.760 L 31235.819 14672.760 Z">
          <!-- 10 nodes -->
        </draw:path>
        <draw:path id="rect1027" draw:style-name="style3" draw:layer="layout" svg:x="16.562cm" svg:y="7.302cm" svg:width="0.900cm" svg:height="0.854cm" svg:viewBox="0.0 0.0 900.288 854.837" svg:d="M 33148.160 14612.811 L 34002.170 14612.811 C 34010.180 14612.811 34016.600 14619.291 34016.600 14627.241 L 34016.600 15435.831 C 34016.600 15443.811 34010.150 15450.231 34002.170 15450.231 L 33148.160 15450.231 C 33140.180 15450.231 33133.730 15443.781 33133.730 15435.831 L 33133.730 14627.241 C 33133.700 14619.291 33140.180 14612.811 33148.160 14612.811 L 33148.160 14612.811 Z">
          <!-- 10 nodes -->
        </draw:path>
        <draw:path id="rect1028" draw:style-name="style4" draw:layer="layout" svg:x="16.585cm" svg:y="7.317cm" svg:width="0.763cm" svg:height="0.747cm" svg:viewBox="0.0 0.0 763.169 747.899" svg:d="M 33190.259 14642.160 L 33913.949 14642.160 C 33920.699 14642.160 33926.189 14647.680 33926.189 14654.400 L 33926.189 15362.850 C 33926.189 15369.600 33920.669 15375.060 33913.949 15375.060 L 33190.259 15375.060 C 33183.479 15375.060 33178.019 15369.570 33178.019 15362.850 L 33178.019 14654.430 C 33178.019 14647.680 33183.479 14642.160 33190.259 14642.160 L 33190.259 14642.160 Z">
          <!-- 10 nodes -->
        </draw:path>
        <draw:path id="rect1029" draw:style-name="style3" draw:layer="layout" svg:x="17.524cm" svg:y="7.317cm" svg:width="0.900cm" svg:height="0.854cm" svg:viewBox="0.0 0.0 900.287 854.867" svg:d="M 35072.000 14643.291 L 35926.040 14643.291 C 35934.020 14643.291 35940.440 14649.771 35940.440 14657.721 L 35940.440 15466.281 C 35940.440 15474.291 35933.990 15480.741 35926.040 15480.741 L 35072.000 15480.741 C 35064.020 15480.741 35057.570 15474.261 35057.570 15466.281 L 35057.570 14657.721 C 35057.570 14649.771 35064.020 14643.291 35072.000 14643.291 L 35072.000 14643.291 Z">
          <!-- 10 nodes -->
        </draw:path>
        <draw:path id="rect1030" draw:style-name="style4" draw:layer="layout" svg:x="17.547cm" svg:y="7.332cm" svg:width="0.763cm" svg:height="0.747cm" svg:viewBox="0.0 0.0 763.169 747.869" svg:d="M 35114.099 14672.760 L 35837.789 14672.760 C 35844.569 14672.760 35850.029 14678.250 35850.029 14685.000 L 35850.029 15393.390 C 35850.029 15400.200 35844.539 15405.630 35837.789 15405.630 L 35114.099 15405.630 C 35107.319 15405.630 35101.859 15400.170 35101.859 15393.390 L 35101.859 14685.000 C 35101.859 14678.250 35107.349 14672.760 35114.099 14672.760 L 35114.099 14672.760 Z">
          <!-- 10 nodes -->
        </draw:path>
        <draw:path id="rect1031" draw:style-name="style3" draw:layer="layout" svg:x="0.852cm" svg:y="4.429cm" svg:width="1.323cm" svg:height="0.873cm" svg:viewBox="0.0 0.0 1323.491 873.701" svg:d="M 1737.848 8870.109 L 2997.398 8870.109 C 3009.158 8870.109 3018.698 8879.649 3018.698 8891.409 L 3018.698 9701.139 C 3018.698 9712.929 3009.158 9722.469 2997.398 9722.469 L 1737.848 9722.469 C 1726.088 9722.469 1716.548 9712.929 1716.548 9701.139 L 1716.548 8891.409 C 1716.548 8879.649 1726.088 8870.109 1737.848 8870.109 L 1737.848 8870.109 Z">
          <!-- 10 nodes -->
        </draw:path>
        <draw:path id="rect1032" draw:style-name="style4" draw:layer="layout" svg:x="0.860cm" svg:y="4.429cm" svg:width="1.201cm" svg:height="0.766cm" svg:viewBox="0.0 0.0 1201.496 766.886" svg:d="M 1749.886 8868.916 L 2893.636 8868.916 C 2904.316 8868.916 2912.986 8877.586 2912.986 8888.266 L 2912.986 9597.376 C 2912.986 9608.086 2904.316 9616.756 2893.636 9616.756 L 1749.886 9616.756 C 1739.206 9616.756 1730.536 9608.116 1730.536 9597.376 L 1730.536 8888.266 C 1730.536 8877.586 1739.206 8868.916 1749.886 8868.916 L 1749.886 8868.916 Z">
          <!-- 10 nodes -->
        </draw:path>
        <draw:path id="rect1033" draw:style-name="style3" draw:layer="layout" svg:x="0.837cm" svg:y="7.307cm" svg:width="1.323cm" svg:height="0.873cm" svg:viewBox="0.0 0.0 1323.491 873.701" svg:d="M 1707.308 14626.449 L 2966.858 14626.449 C 2978.618 14626.449 2988.158 14635.989 2988.158 14647.779 L 2988.158 15457.509 C 2988.158 15469.269 2978.618 15478.809 2966.858 15478.809 L 1707.308 15478.809 C 1695.548 15478.809 1686.008 15469.269 1686.008 15457.509 L 1686.008 14647.779 C 1686.008 14636.019 1695.548 14626.449 1707.308 14626.449 L 1707.308 14626.449 Z">
          <!-- 10 nodes -->
        </draw:path>
        <draw:path id="rect1034" draw:style-name="style4" draw:layer="layout" svg:x="0.845cm" svg:y="7.307cm" svg:width="1.201cm" svg:height="0.766cm" svg:viewBox="0.0 0.0 1201.496 766.916" svg:d="M 1719.346 14625.256 L 2863.096 14625.256 C 2873.776 14625.256 2882.446 14633.926 2882.446 14644.636 L 2882.446 15353.746 C 2882.446 15364.426 2873.776 15373.126 2863.096 15373.126 L 1719.346 15373.126 C 1708.666 15373.126 1699.996 15364.456 1699.996 15353.746 L 1699.996 14644.636 C 1699.996 14633.926 1708.666 14625.256 1719.346 14625.256 L 1719.346 14625.256 Z">
          <!-- 10 nodes -->
        </draw:path>
        <draw:path id="rect1035" draw:style-name="style3" draw:layer="layout" svg:x="2.256cm" svg:y="7.324cm" svg:width="1.111cm" svg:height="0.871cm" svg:viewBox="0.0 0.0 1111.391 871.901" svg:d="M 4541.378 14657.949 L 5597.498 14657.949 C 5607.368 14657.949 5615.378 14665.929 5615.378 14675.799 L 5615.378 15492.459 C 5615.378 15502.299 5607.368 15510.309 5597.498 15510.309 L 4541.378 15510.309 C 4531.508 15510.309 4523.528 15502.299 4523.528 15492.459 L 4523.528 14675.799 C 4523.528 14665.929 4531.508 14657.949 4541.378 14657.949 L 4541.378 14657.949 Z">
          <!-- 10 nodes -->
        </draw:path>
        <draw:path id="rect1036" draw:style-name="style4" draw:layer="layout" svg:x="2.263cm" svg:y="7.323cm" svg:width="1.008cm" svg:height="0.765cm" svg:viewBox="0.0 0.0 1008.911 765.221" svg:d="M 4551.488 14656.659 L 5510.498 14656.659 C 5519.438 14656.659 5526.728 14663.919 5526.728 14672.889 L 5526.728 15388.239 C 5526.728 15397.179 5519.468 15404.439 5510.498 15404.439 L 4551.488 15404.439 C 4542.548 15404.439 4535.258 15397.179 4535.258 15388.239 L 4535.258 14672.889 C 4535.288 14663.919 4542.548 14656.659 4551.488 14656.659 L 4551.488 14656.659 Z">
          <!-- 10 nodes -->
        </draw:path>
        <draw:path id="rect1037" draw:style-name="style3" draw:layer="layout" svg:x="3.447cm" svg:y="7.339cm" svg:width="1.096cm" svg:height="0.871cm" svg:viewBox="0.0 0.0 1096.226 871.766" svg:d="M 6922.906 14688.496 L 7964.506 14688.496 C 7974.226 14688.496 7982.116 14696.416 7982.116 14706.136 L 7982.116 15523.246 C 7982.116 15532.966 7974.226 15540.856 7964.506 15540.856 L 6922.906 15540.856 C 6913.186 15540.856 6905.296 15532.966 6905.296 15523.246 L 6905.296 14706.136 C 6905.296 14696.416 6913.186 14688.496 6922.906 14688.496 L 6922.906 14688.496 Z">
          <!-- 10 nodes -->
        </draw:path>
        <draw:path id="rect1038" draw:style-name="style4" draw:layer="layout" svg:x="3.454cm" svg:y="7.339cm" svg:width="0.995cm" svg:height="0.765cm" svg:viewBox="0.0 0.0 995.142 765.101" svg:d="M 6932.948 14687.259 L 7878.788 14687.259 C 7887.608 14687.259 7894.778 14694.429 7894.778 14703.249 L 7894.778 15419.049 C 7894.778 15427.899 7887.608 15435.039 7878.788 15435.039 L 6932.948 15435.039 C 6924.128 15435.039 6916.958 15427.899 6916.958 15419.049 L 6916.958 14703.249 C 6916.928 14694.429 6924.098 14687.259 6932.948 14687.259 L 6932.948 14687.259 Z">
          <!-- 10 nodes -->
        </draw:path>
        <draw:path id="rect1039" draw:style-name="style3" draw:layer="layout" svg:x="0.836cm" svg:y="6.316cm" svg:width="1.096cm" svg:height="0.871cm" svg:viewBox="0.0 0.0 1096.226 871.766" svg:d="M 1700.926 12642.496 L 2742.526 12642.496 C 2752.246 12642.496 2760.136 12650.386 2760.136 12660.106 L 2760.136 13477.216 C 2760.136 13486.936 2752.246 13494.856 2742.526 13494.856 L 1700.926 13494.856 C 1691.206 13494.856 1683.316 13486.936 1683.316 13477.216 L 1683.316 12660.106 C 1683.316 12650.386 1691.206 12642.496 1700.926 12642.496 L 1700.926 12642.496 Z">
          <!-- 10 nodes -->
        </draw:path>
        <draw:path id="rect1040" draw:style-name="style4" draw:layer="layout" svg:x="0.843cm" svg:y="6.316cm" svg:width="0.995cm" svg:height="0.765cm" svg:viewBox="0.0 0.0 995.111 765.101" svg:d="M 1710.968 12641.199 L 2656.778 12641.199 C 2665.628 12641.199 2672.768 12648.339 2672.768 12657.189 L 2672.768 13372.989 C 2672.768 13381.809 2665.628 13388.979 2656.778 13388.979 L 1710.968 13388.979 C 1702.148 13388.979 1694.978 13381.809 1694.978 13372.989 L 1694.978 12657.189 C 1694.978 12648.369 1702.118 12641.199 1710.968 12641.199 L 1710.968 12641.199 Z">
          <!-- 10 nodes -->
        </draw:path>
        <draw:path id="rect1041" draw:style-name="style3" draw:layer="layout" svg:x="0.869cm" svg:y="5.383cm" svg:width="1.520cm" svg:height="0.875cm" svg:viewBox="0.0 0.0 1520.303 875.213" svg:d="M 1774.037 10777.998 L 3222.497 10777.998 C 3236.027 10777.998 3246.977 10788.948 3246.977 10802.478 L 3246.977 11605.848 C 3246.977 11619.348 3235.997 11630.328 3222.497 11630.328 L 1774.037 11630.328 C 1760.507 11630.328 1749.557 11619.348 1749.557 11605.848 L 1749.557 10802.478 C 1749.557 10788.948 1760.507 10777.998 1774.037 10777.998 L 1774.037 10777.998 Z">
          <!-- 10 nodes -->
        </draw:path>
        <draw:path id="rect1042" draw:style-name="style4" draw:layer="layout" svg:x="0.877cm" svg:y="5.383cm" svg:width="1.380cm" svg:height="0.768cm" svg:viewBox="0.0 0.0 1380.176 768.236" svg:d="M 1787.776 10776.826 L 3103.066 10776.826 C 3115.336 10776.826 3125.296 10786.786 3125.296 10799.086 L 3125.296 11502.406 C 3125.296 11514.676 3115.336 11524.636 3103.066 11524.636 L 1787.776 11524.636 C 1775.506 11524.636 1765.546 11514.676 1765.546 11502.406 L 1765.546 10799.116 C 1765.546 10786.786 1775.506 10776.826 1787.776 10776.826 L 1787.776 10776.826 Z">
          <!-- 10 nodes -->
        </draw:path>
        <draw:path id="rect1043" draw:style-name="style3" draw:layer="layout" svg:x="10.135cm" svg:y="7.339cm" svg:width="1.126cm" svg:height="0.872cm" svg:viewBox="0.0 0.0 1126.553 872.063" svg:d="M 20299.262 14688.363 L 21369.902 14688.363 C 21379.892 14688.363 21388.022 14696.493 21388.022 14706.483 L 21388.022 15522.633 C 21388.022 15532.653 21379.892 15540.753 21369.902 15540.753 L 20299.262 15540.753 C 20289.272 15540.753 20281.142 15532.653 20281.142 15522.633 L 20281.142 14706.483 C 20281.172 14696.493 20289.272 14688.363 20299.262 14688.363 L 20299.262 14688.363 Z">
          <!-- 10 nodes -->
        </draw:path>
        <draw:path id="rect1044" draw:style-name="style4" draw:layer="layout" svg:x="10.142cm" svg:y="7.339cm" svg:width="1.022cm" svg:height="0.765cm" svg:viewBox="0.0 0.0 1022.681 765.371" svg:d="M 20309.588 14687.139 L 21281.798 14687.139 C 21290.888 14687.139 21298.238 14694.489 21298.238 14703.579 L 21298.238 15418.479 C 21298.238 15427.569 21290.888 15434.949 21281.798 15434.949 L 20309.588 15434.949 C 20300.498 15434.949 20293.118 15427.569 20293.118 15418.479 L 20293.118 14703.579 C 20293.118 14694.489 20300.498 14687.139 20309.588 14687.139 L 20309.588 14687.139 Z">
          <!-- 10 nodes -->
        </draw:path>
        <draw:path id="rect1045" draw:style-name="style3" draw:layer="layout" svg:x="11.326cm" svg:y="7.339cm" svg:width="1.156cm" svg:height="0.872cm" svg:viewBox="0.0 0.0 1156.820 872.300" svg:d="M 22682.149 14688.229 L 23781.829 14688.229 C 23792.119 14688.229 23800.429 14696.569 23800.429 14706.859 L 23800.429 15522.019 C 23800.429 15532.279 23792.119 15540.589 23781.829 15540.589 L 22682.149 15540.589 C 22671.859 15540.589 22663.549 15532.279 22663.549 15522.019 L 22663.549 14706.859 C 22663.549 14696.569 22671.859 14688.229 22682.149 14688.229 L 22682.149 14688.229 Z">
          <!-- 10 nodes -->
        </draw:path>
        <draw:path id="rect1046" draw:style-name="style4" draw:layer="layout" svg:x="11.333cm" svg:y="7.339cm" svg:width="1.050cm" svg:height="0.765cm" svg:viewBox="0.0 0.0 1050.159 765.578" svg:d="M 22692.700 14687.020 L 23691.310 14687.020 C 23700.640 14687.020 23708.200 14694.580 23708.200 14703.910 L 23708.200 15417.940 C 23708.200 15427.270 23700.610 15434.800 23691.310 15434.800 L 22692.700 15434.800 C 22683.370 15434.800 22675.840 15427.240 22675.840 15417.940 L 22675.840 14703.910 C 22675.810 14694.580 22683.370 14687.020 22692.700 14687.020 L 22692.700 14687.020 Z">
          <!-- 10 nodes -->
        </draw:path>
        <draw:path id="rect1047" draw:style-name="style3" draw:layer="layout" svg:x="12.517cm" svg:y="7.339cm" svg:width="1.172cm" svg:height="0.872cm" svg:viewBox="0.0 0.0 1172.012 872.432" svg:d="M 25064.503 14688.163 L 26178.763 14688.163 C 26189.173 14688.163 26197.603 14696.593 26197.603 14707.033 L 26197.603 15521.683 C 26197.603 15532.093 26189.173 15540.523 26178.763 15540.523 L 25064.503 15540.523 C 25054.093 15540.523 25045.663 15532.093 25045.663 15521.683 L 25045.663 14707.033 C 25045.663 14696.593 25054.093 14688.163 25064.503 14688.163 L 25064.503 14688.163 Z">
          <!-- 10 nodes -->
        </draw:path>
        <draw:path id="rect1048" draw:style-name="style4" draw:layer="layout" svg:x="12.524cm" svg:y="7.339cm" svg:width="1.063cm" svg:height="0.765cm" svg:viewBox="0.0 0.0 1063.926 765.695" svg:d="M 25075.241 14686.962 L 26087.051 14686.962 C 26096.471 14686.962 26104.151 14694.612 26104.151 14704.062 L 26104.151 15417.642 C 26104.151 15427.062 26096.471 15434.742 26087.051 15434.742 L 25075.241 15434.742 C 25065.791 15434.742 25058.141 15427.062 25058.141 15417.642 L 25058.141 14704.062 C 25058.111 14694.612 25065.761 14686.962 25075.241 14686.962 L 25075.241 14686.962 Z">
          <!-- 10 nodes -->
        </draw:path>
        <draw:path id="rect1049" draw:style-name="style3" draw:layer="layout" svg:x="13.755cm" svg:y="7.323cm" svg:width="1.323cm" svg:height="0.873cm" svg:viewBox="0.0 0.0 1323.491 873.671" svg:d="M 27542.288 14657.049 L 28801.838 14657.049 C 28813.628 14657.049 28823.138 14666.559 28823.138 14678.319 L 28823.138 15488.079 C 28823.138 15499.869 28813.628 15509.379 28801.838 15509.379 L 27542.288 15509.379 C 27530.528 15509.379 27520.988 15499.869 27520.988 15488.079 L 27520.988 14678.319 C 27520.988 14666.589 27530.558 14657.049 27542.288 14657.049 L 27542.288 14657.049 Z">
          <!-- 10 nodes -->
        </draw:path>
        <draw:path id="rect1050" draw:style-name="style4" draw:layer="layout" svg:x="13.762cm" svg:y="7.323cm" svg:width="1.201cm" svg:height="0.766cm" svg:viewBox="0.0 0.0 1201.526 766.856" svg:d="M 27554.356 14655.856 L 28698.106 14655.856 C 28708.756 14655.856 28717.456 14664.526 28717.456 14675.206 L 28717.456 15384.316 C 28717.456 15394.996 28708.786 15403.666 28698.106 15403.666 L 27554.356 15403.666 C 27543.676 15403.666 27534.976 15395.026 27534.976 15384.316 L 27534.976 14675.206 C 27534.976 14664.526 27543.646 14655.856 27554.356 14655.856 L 27554.356 14655.856 Z">
          <!-- 10 nodes -->
        </draw:path>
        <draw:path id="rect1051" draw:style-name="style3" draw:layer="layout" svg:x="12.523cm" svg:y="6.341cm" svg:width="2.488cm" svg:height="0.881cm" svg:viewBox="0.0 0.0 2488.244 881.684" svg:d="M 25102.627 12698.617 L 27481.087 12698.617 C 27503.287 12698.617 27521.317 12716.617 27521.317 12738.847 L 27521.317 13510.747 C 27521.317 13532.947 27503.287 13550.977 27481.087 13550.977 L 25102.627 13550.977 C 25080.427 13550.977 25062.397 13532.947 25062.397 13510.747 L 25062.397 12738.847 C 25062.397 12716.617 25080.427 12698.617 25102.627 12698.617 L 25102.627 12698.617 Z">
          <!-- 10 nodes -->
        </draw:path>
        <draw:path id="rect1052" draw:style-name="style4" draw:layer="layout" svg:x="12.537cm" svg:y="6.342cm" svg:width="2.319cm" svg:height="0.774cm" svg:viewBox="0.0 0.0 2319.824 774.434" svg:d="M 25126.207 12697.627 L 27344.377 12697.627 C 27365.107 12697.627 27381.907 12714.457 27381.907 12735.157 L 27381.907 13407.907 C 27381.907 13428.637 27365.107 13445.437 27344.377 13445.437 L 25126.207 13445.437 C 25105.507 13445.437 25088.707 13428.637 25088.707 13407.907 L 25088.707 12735.157 C 25088.707 12714.427 25105.507 12697.627 25126.207 12697.627 L 25126.207 12697.627 Z">
          <!-- 10 nodes -->
        </draw:path>
        <draw:path id="rect1053" draw:style-name="style3" draw:layer="layout" svg:x="13.283cm" svg:y="3.427cm" svg:width="1.762cm" svg:height="0.876cm" svg:viewBox="0.0 0.0 1762.433 876.983" svg:d="M 26608.262 6868.233 L 28289.222 6868.233 C 28304.912 6868.233 28317.632 6880.953 28317.632 6896.643 L 28317.632 7692.153 C 28317.632 7707.843 28304.912 7720.563 28289.222 7720.563 L 26608.262 7720.563 C 26592.572 7720.563 26579.852 7707.843 26579.852 7692.153 L 26579.852 6896.643 C 26579.852 6880.953 26592.572 6868.233 26608.262 6868.233 L 26608.262 6868.233 Z">
          <!-- 10 nodes -->
        </draw:path>
        <draw:path id="rect1054" draw:style-name="style4" draw:layer="layout" svg:x="13.293cm" svg:y="3.428cm" svg:width="1.600cm" svg:height="0.769cm" svg:viewBox="0.0 0.0 1600.035 769.814" svg:d="M 26624.137 6867.217 L 28150.567 6867.217 C 28164.817 6867.217 28176.367 6878.797 28176.367 6893.047 L 28176.367 7589.227 C 28176.367 7603.507 28164.787 7615.027 28150.567 7615.027 L 26624.137 7615.027 C 26609.857 7615.027 26598.337 7603.477 26598.337 7589.227 L 26598.337 6893.047 C 26598.307 6878.797 26609.857 6867.217 26624.137 6867.217 L 26624.137 6867.217 Z">
          <!-- 10 nodes -->
        </draw:path>
        <draw:path id="rect1055" draw:style-name="style3" draw:layer="layout" svg:x="18.841cm" svg:y="7.275cm" svg:width="1.762cm" svg:height="0.877cm" svg:viewBox="0.0 0.0 1762.433 877.013" svg:d="M 37724.042 14563.773 L 39405.002 14563.773 C 39420.692 14563.773 39433.412 14576.493 39433.412 14592.183 L 39433.412 15387.723 C 39433.412 15403.383 39420.692 15416.133 39405.002 15416.133 L 37724.042 15416.133 C 37708.352 15416.133 37695.632 15403.383 37695.632 15387.723 L 37695.632 14592.183 C 37695.632 14576.493 37708.352 14563.773 37724.042 14563.773 L 37724.042 14563.773 Z">
          <!-- 10 nodes -->
        </draw:path>
        <draw:path id="rect1056" draw:style-name="style4" draw:layer="layout" svg:x="18.851cm" svg:y="7.275cm" svg:width="1.600cm" svg:height="0.769cm" svg:viewBox="0.0 0.0 1600.034 769.784" svg:d="M 37739.856 14562.757 L 39266.286 14562.757 C 39280.536 14562.757 39292.086 14574.337 39292.086 14588.587 L 39292.086 15284.737 C 39292.086 15298.987 39280.506 15310.537 39266.286 15310.537 L 37739.856 15310.537 C 37725.606 15310.537 37714.056 15298.957 37714.056 15284.737 L 37714.056 14588.587 C 37714.056 14574.337 37725.636 14562.757 37739.856 14562.757 L 37739.856 14562.757 Z">
          <!-- 10 nodes -->
        </draw:path>
        <draw:path id="rect1057" draw:style-name="style3" draw:layer="layout" svg:x="0.730cm" svg:y="2.269cm" svg:width="0.895cm" svg:height="0.583cm" svg:viewBox="0.0 0.0 895.838 583.688" svg:d="M 1483.315 4545.386 L 2335.975 4545.386 C 2343.955 4545.386 2350.375 4551.836 2350.375 4559.816 L 2350.375 5100.326 C 2350.375 5108.276 2343.925 5114.726 2335.975 5114.726 L 1483.315 5114.726 C 1475.335 5114.726 1468.885 5108.276 1468.885 5100.326 L 1468.885 4559.816 C 1468.885 4551.866 1475.335 4545.386 1483.315 4545.386 L 1483.315 4545.386 Z">
          <!-- 10 nodes -->
        </draw:path>
        <draw:path id="rect1058" draw:style-name="style4" draw:layer="layout" svg:x="0.735cm" svg:y="2.269cm" svg:width="0.813cm" svg:height="0.512cm" svg:viewBox="0.0 0.0 813.299 512.309" svg:d="M 1491.404 4544.655 L 2265.674 4544.655 C 2272.904 4544.655 2278.784 4550.505 2278.784 4557.765 L 2278.784 5031.045 C 2278.784 5038.275 2272.934 5044.155 2265.674 5044.155 L 1491.404 5044.155 C 1484.174 5044.155 1478.294 5038.305 1478.294 5031.045 L 1478.294 4557.765 C 1478.324 4550.505 1484.174 4544.655 1491.404 4544.655 L 1491.404 4544.655 Z">
          <!-- 10 nodes -->
        </draw:path>
        <draw:path id="rect1059" draw:style-name="style3" draw:layer="layout" svg:x="2.624cm" svg:y="2.276cm" svg:width="0.895cm" svg:height="0.583cm" svg:viewBox="0.0 0.0 895.868 583.688" svg:d="M 5269.975 4560.686 L 6122.635 4560.686 C 6130.615 4560.686 6137.065 4567.136 6137.065 4575.116 L 6137.065 5115.626 C 6137.065 5123.576 6130.615 5130.026 6122.635 5130.026 L 5269.975 5130.026 C 5261.995 5130.026 5255.545 5123.576 5255.545 5115.626 L 5255.545 4575.116 C 5255.545 4567.136 5261.995 4560.686 5269.975 4560.686 L 5269.975 4560.686 Z">
          <!-- 10 nodes -->
        </draw:path>
        <draw:path id="rect1060" draw:style-name="style4" draw:layer="layout" svg:x="2.629cm" svg:y="2.276cm" svg:width="0.813cm" svg:height="0.512cm" svg:viewBox="0.0 0.0 813.329 512.339" svg:d="M 5278.124 4559.895 L 6052.424 4559.895 C 6059.654 4559.895 6065.534 4565.775 6065.534 4573.005 L 6065.534 5046.315 C 6065.534 5053.545 6059.654 5059.425 6052.424 5059.425 L 5278.124 5059.425 C 5270.894 5059.425 5265.014 5053.575 5265.014 5046.315 L 5265.014 4573.005 C 5265.014 4565.775 5270.864 4559.895 5278.124 4559.895 L 5278.124 4559.895 Z">
          <!-- 10 nodes -->
        </draw:path>
        <draw:path id="rect1061" draw:style-name="style3" draw:layer="layout" svg:x="3.631cm" svg:y="2.276cm" svg:width="0.895cm" svg:height="0.583cm" svg:viewBox="0.0 0.0 895.838 583.688" svg:d="M 7285.495 4560.686 L 8138.155 4560.686 C 8146.135 4560.686 8152.555 4567.136 8152.555 4575.116 L 8152.555 5115.626 C 8152.555 5123.576 8146.105 5130.026 8138.155 5130.026 L 7285.495 5130.026 C 7277.515 5130.026 7271.065 5123.576 7271.065 5115.626 L 7271.065 4575.116 C 7271.065 4567.136 7277.515 4560.686 7285.495 4560.686 L 7285.495 4560.686 Z">
          <!-- 10 nodes -->
        </draw:path>
        <draw:path id="rect1062" draw:style-name="style4" draw:layer="layout" svg:x="3.637cm" svg:y="2.276cm" svg:width="0.813cm" svg:height="0.512cm" svg:viewBox="0.0 0.0 813.299 512.339" svg:d="M 7293.584 4559.895 L 8067.854 4559.895 C 8075.084 4559.895 8080.964 4565.775 8080.964 4573.005 L 8080.964 5046.315 C 8080.964 5053.545 8075.114 5059.425 8067.854 5059.425 L 7293.584 5059.425 C 7286.354 5059.425 7280.474 5053.575 7280.474 5046.315 L 7280.474 4573.005 C 7280.504 4565.775 7286.354 4559.895 7293.584 4559.895 L 7293.584 4559.895 Z">
          <!-- 10 nodes -->
        </draw:path>
        <draw:path id="rect1063" draw:style-name="style3" draw:layer="layout" svg:x="4.609cm" svg:y="2.276cm" svg:width="0.895cm" svg:height="0.583cm" svg:viewBox="0.0 0.0 895.868 583.688" svg:d="M 9239.875 4560.686 L 10092.535 4560.686 C 10100.515 4560.686 10106.965 4567.136 10106.965 4575.116 L 10106.965 5115.626 C 10106.965 5123.576 10100.485 5130.026 10092.535 5130.026 L 9239.875 5130.026 C 9231.895 5130.026 9225.445 5123.576 9225.445 5115.626 L 9225.445 4575.116 C 9225.445 4567.136 9231.925 4560.686 9239.875 4560.686 L 9239.875 4560.686 Z">
          <!-- 10 nodes -->
        </draw:path>
        <draw:path id="rect1064" draw:style-name="style4" draw:layer="layout" svg:x="4.614cm" svg:y="2.276cm" svg:width="0.813cm" svg:height="0.512cm" svg:viewBox="0.0 0.0 813.329 512.339" svg:d="M 9248.024 4559.895 L 10022.324 4559.895 C 10029.554 4559.895 10035.434 4565.775 10035.434 4573.005 L 10035.434 5046.315 C 10035.434 5053.545 10029.584 5059.425 10022.324 5059.425 L 9248.024 5059.425 C 9240.794 5059.425 9234.914 5053.575 9234.914 5046.315 L 9234.914 4573.005 C 9234.944 4565.775 9240.794 4559.895 9248.024 4559.895 L 9248.024 4559.895 Z">
          <!-- 10 nodes -->
        </draw:path>
        <draw:path id="rect1065" draw:style-name="style3" draw:layer="layout" svg:x="5.555cm" svg:y="2.292cm" svg:width="0.895cm" svg:height="0.583cm" svg:viewBox="0.0 0.0 895.838 583.658" svg:d="M 11133.265 4591.226 L 11985.925 4591.226 C 11993.905 4591.226 12000.355 4597.676 12000.355 4605.626 L 12000.355 5146.136 C 12000.355 5154.116 11993.875 5160.536 11985.925 5160.536 L 11133.265 5160.536 C 11125.285 5160.536 11118.865 5154.086 11118.865 5146.136 L 11118.865 4605.626 C 11118.865 4597.676 11125.285 4591.226 11133.265 4591.226 L 11133.265 4591.226 Z">
          <!-- 10 nodes -->
        </draw:path>
        <draw:path id="rect1066" draw:style-name="style4" draw:layer="layout" svg:x="5.560cm" svg:y="2.292cm" svg:width="0.813cm" svg:height="0.512cm" svg:viewBox="0.0 0.0 813.329 512.339" svg:d="M 11141.384 4590.435 L 11915.684 4590.435 C 11922.914 4590.435 11928.794 4596.285 11928.794 4603.545 L 11928.794 5076.855 C 11928.794 5084.085 11922.944 5089.965 11915.684 5089.965 L 11141.384 5089.965 C 11134.154 5089.965 11128.274 5084.085 11128.274 5076.855 L 11128.274 4603.545 C 11128.274 4596.285 11134.124 4590.435 11141.384 4590.435 L 11141.384 4590.435 Z">
          <!-- 10 nodes -->
        </draw:path>
        <draw:path id="rect1067" draw:style-name="style3" draw:layer="layout" svg:x="6.945cm" svg:y="2.261cm" svg:width="0.895cm" svg:height="0.583cm" svg:viewBox="0.0 0.0 895.838 583.688" svg:d="M 13912.195 4530.146 L 14764.855 4530.146 C 14772.835 4530.146 14779.255 4536.596 14779.255 4544.576 L 14779.255 5085.056 C 14779.255 5093.036 14772.805 5099.486 14764.855 5099.486 L 13912.165 5099.486 C 13904.185 5099.486 13897.765 5093.036 13897.765 5085.056 L 13897.765 4544.576 C 13897.765 4536.596 13904.215 4530.146 13912.195 4530.146 L 13912.195 4530.146 Z">
          <!-- 10 nodes -->
        </draw:path>
        <draw:path id="rect1068" draw:style-name="style4" draw:layer="layout" svg:x="6.950cm" svg:y="2.261cm" svg:width="0.813cm" svg:height="0.512cm" svg:viewBox="0.0 0.0 813.329 512.339" svg:d="M 13920.284 4529.355 L 14694.584 4529.355 C 14701.814 4529.355 14707.694 4535.205 14707.694 4542.465 L 14707.694 5015.775 C 14707.694 5023.005 14701.844 5028.885 14694.584 5028.885 L 13920.284 5028.885 C 13913.054 5028.885 13907.174 5023.035 13907.174 5015.775 L 13907.174 4542.465 C 13907.204 4535.205 13913.054 4529.355 13920.284 4529.355 L 13920.284 4529.355 Z">
          <!-- 10 nodes -->
        </draw:path>
        <draw:path id="rect1069" draw:style-name="style3" draw:layer="layout" svg:x="7.937cm" svg:y="2.261cm" svg:width="0.895cm" svg:height="0.583cm" svg:viewBox="0.0 0.0 895.839 583.688" svg:d="M 15897.205 4530.146 L 16749.865 4530.146 C 16757.845 4530.146 16764.295 4536.596 16764.295 4544.576 L 16764.295 5085.056 C 16764.295 5093.036 16757.815 5099.486 16749.865 5099.486 L 15897.205 5099.486 C 15889.225 5099.486 15882.805 5093.036 15882.805 5085.056 L 15882.805 4544.576 C 15882.775 4536.596 15889.225 4530.146 15897.205 4530.146 L 15897.205 4530.146 Z">
          <!-- 10 nodes -->
        </draw:path>
        <draw:path id="rect1070" draw:style-name="style4" draw:layer="layout" svg:x="7.942cm" svg:y="2.261cm" svg:width="0.813cm" svg:height="0.512cm" svg:viewBox="0.0 0.0 813.329 512.339" svg:d="M 15905.264 4529.355 L 16679.564 4529.355 C 16686.764 4529.355 16692.674 4535.205 16692.674 4542.465 L 16692.674 5015.775 C 16692.674 5023.005 16686.794 5028.885 16679.564 5028.885 L 15905.264 5028.885 C 15898.034 5028.885 15892.154 5023.035 15892.154 5015.775 L 15892.154 4542.465 C 15892.184 4535.205 15898.034 4529.355 15905.264 4529.355 L 15905.264 4529.355 Z">
          <!-- 10 nodes -->
        </draw:path>
        <draw:path id="rect1071" draw:style-name="style3" draw:layer="layout" svg:x="8.930cm" svg:y="2.261cm" svg:width="0.895cm" svg:height="0.583cm" svg:viewBox="0.0 0.0 895.839 583.688" svg:d="M 17882.125 4530.146 L 18734.815 4530.146 C 18742.795 4530.146 18749.215 4536.596 18749.215 4544.576 L 18749.215 5085.056 C 18749.215 5093.036 18742.765 5099.486 18734.815 5099.486 L 17882.125 5099.486 C 17874.145 5099.486 17867.725 5093.036 17867.725 5085.056 L 17867.725 4544.576 C 17867.695 4536.596 17874.145 4530.146 17882.125 4530.146 L 17882.125 4530.146 Z">
          <!-- 10 nodes -->
        </draw:path>
        <draw:path id="rect1072" draw:style-name="style4" draw:layer="layout" svg:x="8.935cm" svg:y="2.261cm" svg:width="0.813cm" svg:height="0.512cm" svg:viewBox="0.0 0.0 813.329 512.339" svg:d="M 17890.184 4529.355 L 18664.484 4529.355 C 18671.714 4529.355 18677.594 4535.205 18677.594 4542.465 L 18677.594 5015.775 C 18677.594 5023.005 18671.744 5028.885 18664.484 5028.885 L 17890.184 5028.885 C 17882.954 5028.885 17877.074 5023.035 17877.074 5015.775 L 17877.074 4542.465 C 17877.104 4535.205 17882.954 4529.355 17890.184 4529.355 L 17890.184 4529.355 Z">
          <!-- 10 nodes -->
        </draw:path>
        <draw:path id="rect1073" draw:style-name="style3" draw:layer="layout" svg:x="9.907cm" svg:y="2.261cm" svg:width="0.895cm" svg:height="0.583cm" svg:viewBox="0.0 0.0 895.839 583.688" svg:d="M 19836.565 4530.146 L 20689.225 4530.146 C 20697.205 4530.146 20703.655 4536.596 20703.655 4544.576 L 20703.655 5085.056 C 20703.655 5093.036 20697.175 5099.486 20689.225 5099.486 L 19836.565 5099.486 C 19828.585 5099.486 19822.165 5093.036 19822.165 5085.056 L 19822.165 4544.576 C 19822.135 4536.596 19828.585 4530.146 19836.565 4530.146 L 19836.565 4530.146 Z">
          <!-- 10 nodes -->
        </draw:path>
        <draw:path id="rect1074" draw:style-name="style4" draw:layer="layout" svg:x="9.912cm" svg:y="2.261cm" svg:width="0.813cm" svg:height="0.512cm" svg:viewBox="0.0 0.0 813.329 512.339" svg:d="M 19844.624 4529.355 L 20618.924 4529.355 C 20626.154 4529.355 20632.034 4535.205 20632.034 4542.465 L 20632.034 5015.775 C 20632.034 5023.005 20626.184 5028.885 20618.924 5028.885 L 19844.624 5028.885 C 19837.394 5028.885 19831.514 5023.035 19831.514 5015.775 L 19831.514 4542.465 C 19831.544 4535.205 19837.394 4529.355 19844.624 4529.355 L 19844.624 4529.355 Z">
          <!-- 10 nodes -->
        </draw:path>
        <draw:path id="rect1075" draw:style-name="style3" draw:layer="layout" svg:x="11.342cm" svg:y="2.246cm" svg:width="0.895cm" svg:height="0.583cm" svg:viewBox="0.0 0.0 895.869 583.688" svg:d="M 22707.115 4499.606 L 23559.775 4499.606 C 23567.755 4499.606 23574.205 4506.056 23574.205 4514.036 L 23574.205 5054.546 C 23574.205 5062.526 23567.725 5068.946 23559.775 5068.946 L 22707.115 5068.946 C 22699.135 5068.946 22692.685 5062.496 22692.685 5054.546 L 22692.685 4514.036 C 22692.655 4506.056 22699.135 4499.606 22707.115 4499.606 L 22707.115 4499.606 Z">
          <!-- 10 nodes -->
        </draw:path>
        <draw:path id="rect1076" draw:style-name="style4" draw:layer="layout" svg:x="11.347cm" svg:y="2.246cm" svg:width="0.813cm" svg:height="0.512cm" svg:viewBox="0.0 0.0 813.329 512.309" svg:d="M 22715.204 4498.815 L 23489.474 4498.815 C 23496.704 4498.815 23502.614 4504.665 23502.614 4511.925 L 23502.614 4985.235 C 23502.614 4992.465 23496.734 4998.315 23489.474 4998.315 L 22715.204 4998.315 C 22707.974 4998.315 22702.094 4992.465 22702.094 4985.235 L 22702.094 4511.925 C 22702.124 4504.665 22707.974 4498.815 22715.204 4498.815 L 22715.204 4498.815 Z">
          <!-- 10 nodes -->
        </draw:path>
        <draw:path id="rect1077" draw:style-name="style3" draw:layer="layout" svg:x="12.319cm" svg:y="2.246cm" svg:width="0.895cm" svg:height="0.583cm" svg:viewBox="0.0 0.0 895.839 583.688" svg:d="M 24661.525 4499.606 L 25514.215 4499.606 C 25522.195 4499.606 25528.615 4506.056 25528.615 4514.036 L 25528.615 5054.546 C 25528.615 5062.526 25522.165 5068.946 25514.215 5068.946 L 24661.525 5068.946 C 24653.545 5068.946 24647.125 5062.496 24647.125 5054.546 L 24647.125 4514.036 C 24647.095 4506.056 24653.545 4499.606 24661.525 4499.606 L 24661.525 4499.606 Z">
          <!-- 10 nodes -->
        </draw:path>
        <draw:path id="rect1078" draw:style-name="style4" draw:layer="layout" svg:x="12.325cm" svg:y="2.246cm" svg:width="0.813cm" svg:height="0.512cm" svg:viewBox="0.0 0.0 813.329 512.339" svg:d="M 24669.584 4498.815 L 25443.884 4498.815 C 25451.114 4498.815 25456.994 4504.665 25456.994 4511.925 L 25456.994 4985.235 C 25456.994 4992.465 25451.144 4998.345 25443.884 4998.345 L 24669.584 4998.345 C 24662.354 4998.345 24656.474 4992.465 24656.474 4985.235 L 24656.474 4511.925 C 24656.504 4504.665 24662.354 4498.815 24669.584 4498.815 L 24669.584 4498.815 Z">
          <!-- 10 nodes -->
        </draw:path>
        <draw:path id="rect1079" draw:style-name="style3" draw:layer="layout" svg:x="13.312cm" svg:y="2.246cm" svg:width="0.895cm" svg:height="0.583cm" svg:viewBox="0.0 0.0 895.869 583.688" svg:d="M 26646.475 4499.606 L 27499.135 4499.606 C 27507.115 4499.606 27513.565 4506.056 27513.565 4514.036 L 27513.565 5054.546 C 27513.565 5062.526 27507.085 5068.946 27499.135 5068.946 L 26646.475 5068.946 C 26638.495 5068.946 26632.045 5062.496 26632.045 5054.546 L 26632.045 4514.036 C 26632.015 4506.056 26638.495 4499.606 26646.475 4499.606 L 26646.475 4499.606 Z">
          <!-- 10 nodes -->
        </draw:path>
        <draw:path id="rect1080" draw:style-name="style4" draw:layer="layout" svg:x="13.317cm" svg:y="2.246cm" svg:width="0.813cm" svg:height="0.512cm" svg:viewBox="0.0 0.0 813.329 512.339" svg:d="M 26654.564 4498.815 L 27428.864 4498.815 C 27436.064 4498.815 27441.974 4504.665 27441.974 4511.925 L 27441.974 4985.235 C 27441.974 4992.465 27436.094 4998.345 27428.864 4998.345 L 26654.564 4998.345 C 26647.334 4998.345 26641.454 4992.465 26641.454 4985.235 L 26641.454 4511.925 C 26641.484 4504.665 26647.334 4498.815 26654.564 4498.815 L 26654.564 4498.815 Z">
          <!-- 10 nodes -->
        </draw:path>
        <draw:path id="rect1081" draw:style-name="style3" draw:layer="layout" svg:x="14.289cm" svg:y="2.246cm" svg:width="0.895cm" svg:height="0.583cm" svg:viewBox="0.0 0.0 895.838 583.658" svg:d="M 28600.885 4499.606 L 29453.575 4499.606 C 29461.555 4499.606 29467.975 4506.056 29467.975 4514.006 L 29467.975 5054.516 C 29467.975 5062.496 29461.525 5068.916 29453.575 5068.916 L 28600.885 5068.916 C 28592.905 5068.916 28586.485 5062.466 28586.485 5054.516 L 28586.485 4514.006 C 28586.485 4506.056 28592.905 4499.606 28600.885 4499.606 L 28600.885 4499.606 Z">
          <!-- 10 nodes -->
        </draw:path>
        <draw:path id="rect1082" draw:style-name="style4" draw:layer="layout" svg:x="14.294cm" svg:y="2.246cm" svg:width="0.813cm" svg:height="0.512cm" svg:viewBox="0.0 0.0 813.329 512.339" svg:d="M 28609.004 4498.815 L 29383.304 4498.815 C 29390.534 4498.815 29396.414 4504.665 29396.414 4511.925 L 29396.414 4985.235 C 29396.414 4992.465 29390.564 4998.345 29383.304 4998.345 L 28609.004 4998.345 C 28601.774 4998.345 28595.894 4992.465 28595.894 4985.235 L 28595.894 4511.925 C 28595.894 4504.665 28601.744 4498.815 28609.004 4498.815 L 28609.004 4498.815 Z">
          <!-- 10 nodes -->
        </draw:path>
        <draw:path id="rect1083" draw:style-name="style3" draw:layer="layout" svg:x="15.618cm" svg:y="2.246cm" svg:width="0.895cm" svg:height="0.583cm" svg:viewBox="0.0 0.0 895.868 583.688" svg:d="M 31257.655 4499.606 L 32110.315 4499.606 C 32118.295 4499.606 32124.745 4506.056 32124.745 4514.036 L 32124.745 5054.546 C 32124.745 5062.526 32118.265 5068.946 32110.315 5068.946 L 31257.655 5068.946 C 31249.675 5068.946 31243.225 5062.496 31243.225 5054.546 L 31243.225 4514.036 C 31243.225 4506.056 31249.705 4499.606 31257.655 4499.606 L 31257.655 4499.606 Z">
          <!-- 10 nodes -->
        </draw:path>
        <draw:path id="rect1084" draw:style-name="style4" draw:layer="layout" svg:x="15.623cm" svg:y="2.246cm" svg:width="0.813cm" svg:height="0.512cm" svg:viewBox="0.0 0.0 813.329 512.339" svg:d="M 31265.804 4498.815 L 32040.104 4498.815 C 32047.304 4498.815 32053.214 4504.665 32053.214 4511.925 L 32053.214 4985.235 C 32053.214 4992.465 32047.334 4998.345 32040.104 4998.345 L 31265.804 4998.345 C 31258.574 4998.345 31252.694 4992.465 31252.694 4985.235 L 31252.694 4511.925 C 31252.694 4504.665 31258.574 4498.815 31265.804 4498.815 L 31265.804 4498.815 Z">
          <!-- 10 nodes -->
        </draw:path>
        <draw:path id="rect1085" draw:style-name="style3" draw:layer="layout" svg:x="16.625cm" svg:y="2.261cm" svg:width="0.895cm" svg:height="0.583cm" svg:viewBox="0.0 0.0 895.868 583.688" svg:d="M 33273.145 4530.146 L 34125.835 4530.146 C 34133.815 4530.146 34140.265 4536.596 34140.265 4544.576 L 34140.265 5085.056 C 34140.265 5093.036 34133.785 5099.486 34125.835 5099.486 L 33273.145 5099.486 C 33265.195 5099.486 33258.745 5093.036 33258.745 5085.056 L 33258.745 4544.576 C 33258.745 4536.596 33265.225 4530.146 33273.145 4530.146 L 33273.145 4530.146 Z">
          <!-- 10 nodes -->
        </draw:path>
        <draw:path id="rect1086" draw:style-name="style4" draw:layer="layout" svg:x="16.630cm" svg:y="2.261cm" svg:width="0.813cm" svg:height="0.512cm" svg:viewBox="0.0 0.0 813.329 512.339" svg:d="M 33281.324 4529.355 L 34055.594 4529.355 C 34062.824 4529.355 34068.734 4535.205 34068.734 4542.465 L 34068.734 5015.775 C 34068.734 5023.005 34062.854 5028.885 34055.594 5028.885 L 33281.324 5028.885 C 33274.094 5028.885 33268.214 5023.035 33268.214 5015.775 L 33268.214 4542.465 C 33268.214 4535.205 33274.094 4529.355 33281.324 4529.355 L 33281.324 4529.355 Z">
          <!-- 10 nodes -->
        </draw:path>
        <draw:path id="rect1087" draw:style-name="style3" draw:layer="layout" svg:x="17.587cm" svg:y="2.276cm" svg:width="0.895cm" svg:height="0.583cm" svg:viewBox="0.0 0.0 895.869 583.688" svg:d="M 35197.074 4560.686 L 36049.764 4560.686 C 36057.714 4560.686 36064.164 4567.136 36064.164 4575.116 L 36064.164 5115.626 C 36064.164 5123.576 36057.684 5130.026 36049.764 5130.026 L 35197.074 5130.026 C 35189.094 5130.026 35182.644 5123.576 35182.644 5115.626 L 35182.644 4575.116 C 35182.614 4567.136 35189.094 4560.686 35197.074 4560.686 L 35197.074 4560.686 Z">
          <!-- 10 nodes -->
        </draw:path>
        <draw:path id="rect1088" draw:style-name="style4" draw:layer="layout" svg:x="17.592cm" svg:y="2.276cm" svg:width="0.813cm" svg:height="0.512cm" svg:viewBox="0.0 0.0 813.329 512.339" svg:d="M 35205.164 4559.895 L 35979.464 4559.895 C 35986.694 4559.895 35992.574 4565.775 35992.574 4573.005 L 35992.574 5046.315 C 35992.574 5053.545 35986.724 5059.425 35979.464 5059.425 L 35205.164 5059.425 C 35197.934 5059.425 35192.054 5053.575 35192.054 5046.315 L 35192.054 4573.005 C 35192.084 4565.775 35197.934 4559.895 35205.164 4559.895 L 35205.164 4559.895 Z">
          <!-- 10 nodes -->
        </draw:path>
        <draw:path id="rect1089" draw:style-name="style3" draw:layer="layout" svg:x="15.618cm" svg:y="3.482cm" svg:width="0.895cm" svg:height="0.583cm" svg:viewBox="0.0 0.0 895.868 583.658" svg:d="M 31257.655 6973.165 L 32110.315 6973.165 C 32118.295 6973.165 32124.745 6979.615 32124.745 6987.565 L 32124.745 7528.075 C 32124.745 7536.055 32118.265 7542.475 32110.315 7542.475 L 31257.655 7542.475 C 31249.675 7542.475 31243.225 7536.025 31243.225 7528.075 L 31243.225 6987.595 C 31243.225 6979.615 31249.705 6973.165 31257.655 6973.165 L 31257.655 6973.165 Z">
          <!-- 10 nodes -->
        </draw:path>
        <draw:path id="rect1090" draw:style-name="style4" draw:layer="layout" svg:x="15.623cm" svg:y="3.482cm" svg:width="0.813cm" svg:height="0.512cm" svg:viewBox="0.0 0.0 813.329 512.339" svg:d="M 31265.804 6972.375 L 32040.104 6972.375 C 32047.304 6972.375 32053.214 6978.225 32053.214 6985.485 L 32053.214 7458.795 C 32053.214 7465.995 32047.334 7471.905 32040.104 7471.905 L 31265.804 7471.905 C 31258.574 7471.905 31252.694 7466.025 31252.694 7458.795 L 31252.694 6985.485 C 31252.694 6978.255 31258.574 6972.375 31265.804 6972.375 L 31265.804 6972.375 Z">
          <!-- 10 nodes -->
        </draw:path>
        <draw:path id="rect1091" draw:style-name="style3" draw:layer="layout" svg:x="16.580cm" svg:y="3.467cm" svg:width="0.895cm" svg:height="0.583cm" svg:viewBox="0.0 0.0 895.839 583.688" svg:d="M 33181.584 6942.625 L 34034.274 6942.625 C 34042.254 6942.625 34048.674 6949.075 34048.674 6957.055 L 34048.674 7497.565 C 34048.674 7505.545 34042.224 7511.965 34034.274 7511.965 L 33181.584 7511.965 C 33173.604 7511.965 33167.184 7505.515 33167.184 7497.565 L 33167.184 6957.055 C 33167.154 6949.075 33173.604 6942.625 33181.584 6942.625 L 33181.584 6942.625 Z">
          <!-- 10 nodes -->
        </draw:path>
        <draw:path id="rect1092" draw:style-name="style4" draw:layer="layout" svg:x="16.585cm" svg:y="3.467cm" svg:width="0.813cm" svg:height="0.512cm" svg:viewBox="0.0 0.0 813.329 512.339" svg:d="M 33189.644 6941.835 L 33963.944 6941.835 C 33971.174 6941.835 33977.054 6947.715 33977.054 6954.945 L 33977.054 7428.225 C 33977.054 7435.485 33971.204 7441.365 33963.944 7441.365 L 33189.644 7441.365 C 33182.414 7441.365 33176.534 7435.515 33176.534 7428.225 L 33176.534 6954.945 C 33176.564 6947.715 33182.414 6941.835 33189.644 6941.835 L 33189.644 6941.835 Z">
          <!-- 10 nodes -->
        </draw:path>
        <draw:path id="rect1093" draw:style-name="style3" draw:layer="layout" svg:x="17.541cm" svg:y="3.482cm" svg:width="0.895cm" svg:height="0.583cm" svg:viewBox="0.0 0.0 895.838 583.658" svg:d="M 35105.425 6973.165 L 35958.115 6973.165 C 35966.095 6973.165 35972.515 6979.615 35972.515 6987.565 L 35972.515 7528.075 C 35972.515 7536.055 35966.065 7542.475 35958.115 7542.475 L 35105.425 7542.475 C 35097.475 7542.475 35091.025 7536.025 35091.025 7528.075 L 35091.025 6987.595 C 35091.025 6979.615 35097.505 6973.165 35105.425 6973.165 L 35105.425 6973.165 Z">
          <!-- 10 nodes -->
        </draw:path>
        <draw:path id="rect1094" draw:style-name="style4" draw:layer="layout" svg:x="17.547cm" svg:y="3.482cm" svg:width="0.813cm" svg:height="0.512cm" svg:viewBox="0.0 0.0 813.329 512.339" svg:d="M 35113.544 6972.375 L 35887.844 6972.375 C 35895.074 6972.375 35900.954 6978.225 35900.954 6985.485 L 35900.954 7458.795 C 35900.954 7465.995 35895.104 7471.905 35887.844 7471.905 L 35113.544 7471.905 C 35106.314 7471.905 35100.434 7466.025 35100.434 7458.795 L 35100.434 6985.485 C 35100.434 6978.255 35106.314 6972.375 35113.544 6972.375 L 35113.544 6972.375 Z">
          <!-- 10 nodes -->
        </draw:path>
        <draw:path id="rect1095" draw:style-name="style3" draw:layer="layout" svg:x="17.526cm" svg:y="4.276cm" svg:width="0.895cm" svg:height="0.583cm" svg:viewBox="0.0 0.0 895.838 583.658" svg:d="M 35074.885 8561.125 L 35927.575 8561.125 C 35935.555 8561.125 35941.975 8567.605 35941.975 8575.555 L 35941.975 9116.035 C 35941.975 9124.015 35935.525 9130.435 35927.575 9130.435 L 35074.885 9130.435 C 35066.905 9130.435 35060.485 9123.985 35060.485 9116.035 L 35060.485 8575.555 C 35060.485 8567.605 35066.935 8561.125 35074.885 8561.125 L 35074.885 8561.125 Z">
          <!-- 10 nodes -->
        </draw:path>
        <draw:path id="rect1096" draw:style-name="style4" draw:layer="layout" svg:x="17.531cm" svg:y="4.276cm" svg:width="0.813cm" svg:height="0.512cm" svg:viewBox="0.0 0.0 813.329 512.339" svg:d="M 35083.004 8560.335 L 35857.304 8560.335 C 35864.534 8560.335 35870.414 8566.215 35870.414 8573.475 L 35870.414 9046.755 C 35870.414 9053.985 35864.564 9059.865 35857.304 9059.865 L 35083.004 9059.865 C 35075.774 9059.865 35069.894 9054.015 35069.894 9046.755 L 35069.894 8573.475 C 35069.924 8566.215 35075.774 8560.335 35083.004 8560.335 L 35083.004 8560.335 Z">
          <!-- 10 nodes -->
        </draw:path>
        <draw:path id="rect1097" draw:style-name="style3" draw:layer="layout" svg:x="16.595cm" svg:y="4.276cm" svg:width="0.895cm" svg:height="0.583cm" svg:viewBox="0.0 0.0 895.839 583.658" svg:d="M 33212.124 8561.125 L 34064.814 8561.125 C 34072.794 8561.125 34079.214 8567.605 34079.214 8575.555 L 34079.214 9116.035 C 34079.214 9124.015 34072.764 9130.435 34064.814 9130.435 L 33212.124 9130.435 C 33204.144 9130.435 33197.724 9123.985 33197.724 9116.035 L 33197.724 8575.555 C 33197.694 8567.605 33204.144 8561.125 33212.124 8561.125 L 33212.124 8561.125 Z">
          <!-- 10 nodes -->
        </draw:path>
        <draw:path id="rect1098" draw:style-name="style4" draw:layer="layout" svg:x="16.600cm" svg:y="4.276cm" svg:width="0.813cm" svg:height="0.512cm" svg:viewBox="0.0 0.0 813.329 512.309" svg:d="M 33220.184 8560.395 L 33994.484 8560.395 C 34001.714 8560.395 34007.594 8566.245 34007.594 8573.505 L 34007.594 9046.785 C 34007.594 9054.015 34001.744 9059.895 33994.484 9059.895 L 33220.184 9059.895 C 33212.954 9059.895 33207.074 9054.045 33207.074 9046.785 L 33207.074 8573.505 C 33207.104 8566.245 33212.954 8560.395 33220.184 8560.395 L 33220.184 8560.395 Z">
          <!-- 10 nodes -->
        </draw:path>
        <draw:path id="rect1099" draw:style-name="style3" draw:layer="layout" svg:x="15.633cm" svg:y="4.276cm" svg:width="0.895cm" svg:height="0.583cm" svg:viewBox="0.0 0.0 895.838 583.658" svg:d="M 31288.225 8561.125 L 32140.915 8561.125 C 32148.865 8561.125 32155.315 8567.605 32155.315 8575.555 L 32155.315 9116.035 C 32155.315 9124.015 32148.835 9130.435 32140.915 9130.435 L 31288.225 9130.435 C 31280.245 9130.435 31273.825 9123.985 31273.825 9116.035 L 31273.825 8575.555 C 31273.825 8567.605 31280.245 8561.125 31288.225 8561.125 L 31288.225 8561.125 Z">
          <!-- 10 nodes -->
        </draw:path>
        <draw:path id="rect1100" draw:style-name="style4" draw:layer="layout" svg:x="15.638cm" svg:y="4.276cm" svg:width="0.813cm" svg:height="0.512cm" svg:viewBox="0.0 0.0 813.329 512.309" svg:d="M 31296.344 8560.395 L 32070.644 8560.395 C 32077.874 8560.395 32083.754 8566.245 32083.754 8573.505 L 32083.754 9046.785 C 32083.754 9054.015 32077.904 9059.895 32070.644 9059.895 L 31296.344 9059.895 C 31289.114 9059.895 31283.234 9054.045 31283.234 9046.785 L 31283.234 8573.505 C 31283.234 8566.245 31289.114 8560.395 31296.344 8560.395 L 31296.344 8560.395 Z">
          <!-- 10 nodes -->
        </draw:path>
        <draw:path id="path1104" draw:style-name="style3" draw:layer="layout" svg:x="4.654cm" svg:y="7.315cm" svg:width="5.309cm" svg:height="1.148cm" svg:viewBox="0.0 0.0 5309.129 1148.332" svg:d="M 9408.539 14643.510 C 9360.659 14643.510 9322.109 14682.060 9322.109 14729.940 L 9322.109 15558.300 C 9322.109 15606.210 9360.659 15644.730 9408.539 15644.730 C 11220.119 15817.500 13193.609 15795.900 14519.309 15644.730 C 14567.189 15644.730 14605.739 15606.210 14605.739 15558.300 L 14605.739 14729.940 C 14605.739 14682.060 14567.189 14643.510 14519.309 14643.510 L 9408.539 14643.510 L 9408.539 14643.510 Z">
          <!-- 10 nodes -->
        </draw:path>
        <draw:path id="path1103" draw:style-name="style4" draw:layer="layout" svg:x="4.681cm" svg:y="7.313cm" svg:width="5.143cm" svg:height="1.030cm" svg:viewBox="0.0 0.0 5143.163 1030.542" svg:d="M 9459.182 14640.333 C 9412.802 14640.333 9375.452 14677.683 9375.452 14724.033 L 9375.452 15435.033 C 9375.452 15481.413 9412.802 15518.733 9459.182 15518.733 C 11206.142 15702.273 13579.352 15669.903 14408.582 15518.733 C 14454.962 15518.733 14492.282 15481.413 14492.282 15435.033 L 14492.282 14724.033 C 14492.282 14677.683 14454.962 14640.333 14408.582 14640.333 L 9459.182 14640.333 L 9459.182 14640.333 Z">
          <!-- 10 nodes -->
        </draw:path>
        <draw:path id="rect1106" draw:style-name="style3" draw:layer="layout" svg:x="21.624cm" svg:y="3.497cm" svg:width="0.900cm" svg:height="0.854cm" svg:viewBox="0.0 0.0 900.288 854.867" svg:d="M 43272.170 7004.331 L 44126.210 7004.331 C 44134.190 7004.331 44140.640 7010.811 44140.640 7018.761 L 44140.640 7827.321 C 44140.640 7835.331 44134.160 7841.781 44126.210 7841.781 L 43272.170 7841.781 C 43264.190 7841.781 43257.770 7835.301 43257.770 7827.321 L 43257.770 7018.761 C 43257.740 7010.811 43264.190 7004.331 43272.170 7004.331 L 43272.170 7004.331 Z">
          <!-- 10 nodes -->
        </draw:path>
        <draw:path id="rect1107" draw:style-name="style4" draw:layer="layout" svg:x="21.647cm" svg:y="3.513cm" svg:width="0.763cm" svg:height="0.747cm" svg:viewBox="0.0 0.0 763.169 747.899" svg:d="M 43314.239 7033.740 L 44037.929 7033.740 C 44044.709 7033.740 44050.169 7039.230 44050.169 7045.980 L 44050.169 7754.400 C 44050.169 7761.180 44044.679 7766.640 44037.929 7766.640 L 43314.239 7766.640 C 43307.459 7766.640 43301.999 7761.150 43301.999 7754.400 L 43301.999 7045.980 C 43301.999 7039.230 43307.489 7033.740 43314.239 7033.740 L 43314.239 7033.740 Z">
          <!-- 10 nodes -->
        </draw:path>
        <draw:path id="rect1108" draw:style-name="style3" draw:layer="layout" svg:x="21.599cm" svg:y="4.453cm" svg:width="0.908cm" svg:height="1.772cm" svg:viewBox="0.0 0.0 908.057 1772.177" svg:d="M 43225.100 8919.621 L 44079.110 8919.621 C 44087.090 8919.621 44093.540 8926.071 44093.540 8934.021 L 44093.540 10652.211 C 44093.540 10660.191 44087.060 10666.641 44079.110 10666.641 L 43225.100 10666.641 C 43217.090 10666.641 43210.640 10660.161 43210.640 10652.211 L 43210.640 8934.021 C 43210.640 8926.071 43217.120 8919.621 43225.100 8919.621 L 43225.100 8919.621 Z">
          <!-- 10 nodes -->
        </draw:path>
        <draw:path id="rect1109" draw:style-name="style4" draw:layer="layout" svg:x="21.622cm" svg:y="4.485cm" svg:width="0.770cm" svg:height="1.636cm" svg:viewBox="0.0 0.0 770.429 1636.349" svg:d="M 43267.469 8981.130 L 43991.159 8981.130 C 43997.939 8981.130 44003.399 8986.620 44003.399 8993.340 L 44003.399 10582.980 C 44003.399 10589.730 43997.909 10595.220 43991.159 10595.220 L 43267.469 10595.220 C 43260.689 10595.220 43255.229 10589.700 43255.229 10582.980 L 43255.229 8993.340 C 43255.229 8986.620 43260.689 8981.130 43267.469 8981.130 L 43267.469 8981.130 Z">
          <!-- 10 nodes -->
        </draw:path>
        <draw:path id="rect1110" draw:style-name="style3" draw:layer="layout" svg:x="21.599cm" svg:y="6.342cm" svg:width="0.908cm" svg:height="1.772cm" svg:viewBox="0.0 0.0 908.057 1772.207" svg:d="M 43225.100 12698.481 L 44079.110 12698.481 C 44087.090 12698.481 44093.540 12704.961 44093.540 12712.911 L 44093.540 14431.071 C 44093.540 14439.051 44087.060 14445.531 44079.110 14445.531 L 43225.100 14445.531 C 43217.090 14445.531 43210.640 14439.021 43210.640 14431.071 L 43210.640 12712.911 C 43210.640 12704.961 43217.120 12698.481 43225.100 12698.481 L 43225.100 12698.481 Z">
          <!-- 10 nodes -->
        </draw:path>
        <draw:path id="rect1111" draw:style-name="style4" draw:layer="layout" svg:x="21.622cm" svg:y="6.374cm" svg:width="0.770cm" svg:height="1.636cm" svg:viewBox="0.0 0.0 770.429 1636.319" svg:d="M 43267.469 12760.050 L 43991.159 12760.050 C 43997.939 12760.050 44003.399 12765.510 44003.399 12772.260 L 44003.399 14361.870 C 44003.399 14368.680 43997.909 14374.110 43991.159 14374.110 L 43267.469 14374.110 C 43260.689 14374.110 43255.229 14368.650 43255.229 14361.870 L 43255.229 12772.260 C 43255.229 12765.480 43260.689 12760.050 43267.469 12760.050 L 43267.469 12760.050 Z">
          <!-- 10 nodes -->
        </draw:path>
        <draw:path id="path1113" draw:style-name="style5" draw:layer="layout" svg:x="13.772cm" svg:y="4.431cm" svg:width="1.273cm" svg:height="1.815cm" svg:viewBox="0.0 0.0 1273.820 1815.800" svg:d="M 27556.564 8875.924 L 28805.434 8875.924 L 28805.434 10620.844 C 28489.054 10636.174 28172.674 10651.474 27856.294 10666.774 C 27847.984 10337.674 27839.644 10008.604 27831.304 9679.534 C 27739.714 9671.854 27648.154 9664.204 27556.564 9656.554 L 27556.564 8875.924 L 27556.564 8875.924 Z">
          <!-- 8 nodes -->
        </draw:path>
        <draw:path id="path1112" draw:style-name="style4" draw:layer="layout" svg:x="13.922cm" svg:y="4.453cm" svg:width="1.102cm" svg:height="1.706cm" svg:viewBox="0.0 0.0 1102.199 1706.759" svg:d="M 27856.559 8918.970 L 28936.229 8918.970 L 28936.229 10560.060 C 28662.719 10574.430 28389.179 10588.830 28115.639 10603.230 C 28108.469 10293.750 28101.269 9984.210 28094.039 9674.700 C 28014.869 9667.500 27935.699 9660.330 27856.529 9653.130 C 27856.559 9408.420 27856.559 9163.650 27856.559 8918.970 L 27856.559 8918.970 Z">
          <!-- 8 nodes -->
        </draw:path>
        <draw:g id="g4315">
          <draw:path id="path4317" draw:style-name="style6" draw:layer="layout" svg:x="2.897cm" svg:y="2.458cm" svg:width="0.115cm" svg:height="0.171cm" svg:viewBox="0.0 0.0 115.889 171.809" svg:d="M 5795.459 5089.710 L 5795.459 4917.900 L 5911.349 4917.900 L 5911.349 4938.180 L 5818.199 4938.180 L 5818.199 4991.370 L 5898.839 4991.370 L 5898.839 5011.650 L 5818.199 5011.650 L 5818.199 5089.710 L 5795.459 5089.710 L 5795.459 5089.710 Z">
            <!-- 12 nodes -->
          </draw:path>
          <draw:path id="path4319" draw:style-name="style6" draw:layer="layout" svg:x="3.050cm" svg:y="2.458cm" svg:width="0.063cm" svg:height="0.172cm" svg:viewBox="0.0 0.0 63.269 172.529" svg:d="M 6164.849 5088.990 L 6143.759 5088.990 L 6143.759 4954.590 C 6138.689 4959.420 6132.029 4964.280 6123.779 4969.110 C 6115.529 4973.940 6108.149 4977.570 6101.579 4980.000 L 6101.579 4959.600 C 6113.369 4954.050 6123.689 4947.330 6132.509 4939.440 C 6141.329 4931.550 6147.569 4923.870 6151.259 4916.460 L 6164.849 4916.460 L 6164.849 5088.990 L 6164.849 5088.990 Z">
            <!-- 11 nodes -->
          </draw:path>
        </draw:g>
        <!-- id="g4315" -->
        <draw:g id="g4321">
          <draw:path id="path4323" draw:style-name="style6" draw:layer="layout" svg:x="3.917cm" svg:y="2.458cm" svg:width="0.115cm" svg:height="0.171cm" svg:viewBox="0.0 0.0 115.889 171.809" svg:d="M 7835.399 5089.710 L 7835.399 4917.900 L 7951.289 4917.900 L 7951.289 4938.180 L 7858.139 4938.180 L 7858.139 4991.370 L 7938.779 4991.370 L 7938.779 5011.650 L 7858.139 5011.650 L 7858.139 5089.710 L 7835.399 5089.710 L 7835.399 5089.710 Z">
            <!-- 12 nodes -->
          </draw:path>
          <draw:path id="path4325" draw:style-name="style6" draw:layer="layout" svg:x="4.051cm" svg:y="2.458cm" svg:width="0.113cm" svg:height="0.172cm" svg:viewBox="0.0 0.0 113.567 172.469" svg:d="M 8217.312 5068.770 L 8217.312 5089.050 L 8103.762 5089.050 C 8103.612 5083.980 8104.422 5079.090 8106.222 5074.410 C 8109.102 5066.670 8113.722 5059.050 8120.112 5051.550 C 8126.502 5044.050 8135.682 5035.380 8147.712 5025.540 C 8166.402 5010.210 8179.002 4998.090 8185.572 4989.150 C 8192.142 4980.210 8195.412 4971.750 8195.412 4963.770 C 8195.412 4955.430 8192.412 4948.350 8186.442 4942.620 C 8180.472 4936.890 8172.672 4934.010 8163.072 4934.010 C 8152.932 4934.010 8144.802 4937.070 8138.712 4943.160 C 8132.622 4949.250 8129.532 4957.680 8129.442 4968.480 L 8107.752 4966.260 C 8109.222 4950.090 8114.832 4937.760 8124.522 4929.300 C 8134.212 4920.840 8147.202 4916.580 8163.552 4916.580 C 8180.022 4916.580 8193.072 4921.140 8202.702 4930.290 C 8212.332 4939.440 8217.102 4950.780 8217.102 4964.280 C 8217.102 4971.150 8215.692 4977.900 8212.872 4984.560 C 8210.052 4991.220 8205.372 4998.180 8198.862 5005.530 C 8192.352 5012.880 8181.492 5022.960 8166.342 5035.770 C 8153.682 5046.390 8145.552 5053.620 8141.982 5057.400 C 8138.412 5061.180 8135.412 5064.990 8133.072 5068.830 L 8217.312 5068.830 L 8217.312 5068.770 Z">
            <!-- 24 nodes -->
          </draw:path>
        </draw:g>
        <!-- id="g4321" -->
        <draw:g id="g4327">
          <draw:path id="path4329" draw:style-name="style6" draw:layer="layout" svg:x="4.910cm" svg:y="2.455cm" svg:width="0.115cm" svg:height="0.171cm" svg:viewBox="0.0 0.0 115.889 171.809" svg:d="M 9821.999 5082.870 L 9821.999 4911.060 L 9937.889 4911.060 L 9937.889 4931.340 L 9844.739 4931.340 L 9844.739 4984.530 L 9925.379 4984.530 L 9925.379 5004.810 L 9844.739 5004.810 L 9844.739 5082.870 L 9821.999 5082.870 L 9821.999 5082.870 Z">
            <!-- 12 nodes -->
          </draw:path>
          <draw:path id="path4331" draw:style-name="style6" draw:layer="layout" svg:x="5.047cm" svg:y="2.454cm" svg:width="0.112cm" svg:height="0.175cm" svg:viewBox="0.0 0.0 112.469 175.499" svg:d="M 10095.959 5036.820 L 10117.049 5034.000 C 10119.479 5045.940 10123.589 5054.580 10129.409 5059.830 C 10135.229 5065.080 10142.309 5067.750 10150.679 5067.750 C 10160.609 5067.750 10168.979 5064.330 10175.819 5057.430 C 10182.659 5050.530 10186.079 5042.040 10186.079 5031.870 C 10186.079 5022.180 10182.929 5014.200 10176.599 5007.900 C 10170.269 5001.600 10162.229 4998.480 10152.449 4998.480 C 10148.459 4998.480 10143.509 4999.260 10137.569 5000.820 L 10139.909 4982.310 C 10141.319 4982.460 10142.429 4982.550 10143.299 4982.550 C 10152.269 4982.550 10160.369 4980.210 10167.569 4975.530 C 10174.769 4970.850 10178.339 4963.620 10178.339 4953.840 C 10178.339 4946.100 10175.729 4939.680 10170.479 4934.610 C 10165.229 4929.540 10158.479 4926.990 10150.199 4926.990 C 10142.009 4926.990 10135.169 4929.570 10129.679 4934.730 C 10124.189 4939.890 10120.709 4947.630 10119.119 4957.920 L 10098.029 4954.170 C 10100.609 4940.010 10106.459 4929.060 10115.609 4921.290 C 10124.759 4913.520 10136.129 4909.620 10149.719 4909.620 C 10159.079 4909.620 10167.719 4911.630 10175.609 4915.650 C 10183.499 4919.670 10189.529 4925.160 10193.729 4932.120 C 10197.929 4939.080 10199.999 4946.460 10199.999 4954.260 C 10199.999 4961.670 10198.019 4968.450 10194.029 4974.540 C 10190.039 4980.630 10184.129 4985.460 10176.329 4989.060 C 10186.469 4991.400 10194.389 4996.260 10199.999 5003.640 C 10205.609 5011.020 10208.429 5020.260 10208.429 5031.360 C 10208.429 5046.360 10202.969 5059.080 10192.019 5069.490 C 10181.069 5079.900 10167.239 5085.120 10150.529 5085.120 C 10135.469 5085.120 10122.929 5080.650 10112.969 5071.650 C 10103.009 5062.650 10097.369 5051.100 10095.959 5036.820 L 10095.959 5036.820 Z">
            <!-- 32 nodes -->
          </draw:path>
        </draw:g>
        <!-- id="g4327" -->
        <draw:g id="g4333">
          <draw:path id="path4335" draw:style-name="style6" draw:layer="layout" svg:x="5.904cm" svg:y="2.458cm" svg:width="0.115cm" svg:height="0.171cm" svg:viewBox="0.0 0.0 115.889 171.809" svg:d="M 11808.599 5089.710 L 11808.599 4917.900 L 11924.489 4917.900 L 11924.489 4938.180 L 11831.339 4938.180 L 11831.339 4991.370 L 11911.979 4991.370 L 11911.979 5011.650 L 11831.339 5011.650 L 11831.339 5089.710 L 11808.599 5089.710 L 11808.599 5089.710 Z">
            <!-- 12 nodes -->
          </draw:path>
          <draw:path id="path4337" draw:style-name="style6" draw:layer="layout" svg:x="6.034cm" svg:y="2.458cm" svg:width="0.118cm" svg:height="0.171cm" svg:viewBox="0.0 0.0 118.799 171.809" svg:d="M 12143.099 5089.710 L 12143.099 5048.580 L 12068.579 5048.580 L 12068.579 5029.230 L 12146.969 4917.900 L 12164.189 4917.900 L 12164.189 5029.230 L 12187.379 5029.230 L 12187.379 5048.580 L 12164.189 5048.580 L 12164.189 5089.710 L 12143.099 5089.710 L 12143.099 5089.710 ZM 12143.099 5029.230 L 12143.099 4951.770 L 12089.309 5029.230 L 12143.099 5029.230 L 12143.099 5029.230 Z">
            <!-- 18 nodes -->
          </draw:path>
        </draw:g>
        <!-- id="g4333" -->
        <draw:g id="g4339">
          <draw:path id="path4341" draw:style-name="style6" draw:layer="layout" svg:x="7.221cm" svg:y="2.458cm" svg:width="0.115cm" svg:height="0.171cm" svg:viewBox="0.0 0.0 115.889 171.809" svg:d="M 14443.019 5089.710 L 14443.019 4917.900 L 14558.909 4917.900 L 14558.909 4938.180 L 14465.759 4938.180 L 14465.759 4991.370 L 14546.399 4991.370 L 14546.399 5011.650 L 14465.759 5011.650 L 14465.759 5089.710 L 14443.019 5089.710 L 14443.019 5089.710 Z">
            <!-- 12 nodes -->
          </draw:path>
          <draw:path id="path4343" draw:style-name="style6" draw:layer="layout" svg:x="7.358cm" svg:y="2.461cm" svg:width="0.113cm" svg:height="0.172cm" svg:viewBox="0.0 0.0 113.939 172.409" svg:d="M 14716.739 5047.050 L 14738.879 5045.190 C 14740.529 5055.960 14744.339 5064.090 14750.309 5069.520 C 14756.279 5074.950 14763.479 5077.650 14771.939 5077.650 C 14782.079 5077.650 14790.689 5073.810 14797.709 5066.160 C 14804.729 5058.510 14808.269 5048.340 14808.269 5035.680 C 14808.269 5023.650 14804.879 5014.140 14798.129 5007.210 C 14791.379 5000.280 14782.529 4996.770 14771.579 4996.770 C 14764.769 4996.770 14758.649 4998.330 14753.189 5001.390 C 14747.729 5004.450 14743.409 5008.470 14740.289 5013.390 L 14720.489 5010.810 L 14737.139 4922.580 L 14822.579 4922.580 L 14822.579 4942.740 L 14754.029 4942.740 L 14744.759 4988.910 C 14755.079 4981.740 14765.909 4978.140 14777.219 4978.140 C 14792.219 4978.140 14804.879 4983.330 14815.199 4993.740 C 14825.519 5004.150 14830.679 5017.500 14830.679 5033.820 C 14830.679 5049.390 14826.149 5062.800 14817.089 5074.140 C 14806.079 5088.060 14791.019 5094.990 14771.969 5094.990 C 14756.339 5094.990 14743.589 5090.610 14733.719 5081.850 C 14723.849 5073.090 14718.149 5061.480 14716.739 5047.050 L 14716.739 5047.050 Z">
            <!-- 24 nodes -->
          </draw:path>
        </draw:g>
        <!-- id="g4339" -->
        <draw:g id="g4345">
          <draw:path id="path4347" draw:style-name="style6" draw:layer="layout" svg:x="8.171cm" svg:y="2.458cm" svg:width="0.115cm" svg:height="0.171cm" svg:viewBox="0.0 0.0 115.889 171.809" svg:d="M 16343.219 5089.710 L 16343.219 4917.900 L 16459.109 4917.900 L 16459.109 4938.180 L 16365.959 4938.180 L 16365.959 4991.370 L 16446.599 4991.370 L 16446.599 5011.650 L 16365.959 5011.650 L 16365.959 5089.710 L 16343.219 5089.710 L 16343.219 5089.710 Z">
            <!-- 12 nodes -->
          </draw:path>
          <draw:path id="path4349" draw:style-name="style6" draw:layer="layout" svg:x="8.307cm" svg:y="2.458cm" svg:width="0.113cm" svg:height="0.175cm" svg:viewBox="0.0 0.0 113.459 175.409" svg:d="M 16725.479 4959.270 L 16704.509 4960.920 C 16702.649 4952.640 16700.009 4946.610 16696.529 4942.860 C 16690.859 4936.860 16683.809 4933.830 16675.439 4933.830 C 16668.719 4933.830 16662.839 4935.690 16657.739 4939.470 C 16651.109 4944.300 16645.859 4951.380 16642.049 4960.680 C 16638.239 4969.980 16636.259 4983.210 16636.079 5000.400 C 16641.179 4992.660 16647.389 4986.930 16654.709 4983.180 C 16662.059 4979.430 16669.769 4977.540 16677.809 4977.540 C 16691.879 4977.540 16703.849 4982.730 16713.719 4993.080 C 16723.619 5003.430 16728.539 5016.810 16728.539 5033.220 C 16728.539 5043.990 16726.229 5054.010 16721.579 5063.280 C 16716.959 5072.550 16710.569 5079.630 16702.409 5084.550 C 16694.279 5089.470 16685.069 5091.930 16674.749 5091.930 C 16657.169 5091.930 16642.859 5085.450 16631.729 5072.550 C 16620.659 5059.620 16615.079 5038.290 16615.079 5008.620 C 16615.079 4975.440 16621.229 4951.290 16633.469 4936.200 C 16644.179 4923.060 16658.609 4916.520 16676.699 4916.520 C 16690.229 4916.520 16701.299 4920.300 16709.909 4927.890 C 16718.579 4935.480 16723.769 4945.920 16725.479 4959.270 L 16725.479 4959.270 ZM 16639.349 5033.340 C 16639.349 5040.600 16640.909 5047.560 16643.969 5054.190 C 16647.089 5060.850 16651.379 5065.890 16656.929 5069.370 C 16662.509 5072.850 16668.299 5074.590 16674.389 5074.590 C 16683.299 5074.590 16690.979 5070.990 16697.369 5063.820 C 16703.789 5056.650 16706.969 5046.870 16706.969 5034.510 C 16706.969 5022.630 16703.819 5013.270 16697.489 5006.430 C 16691.159 4999.590 16683.179 4996.170 16673.579 4996.170 C 16664.069 4996.170 16655.969 4999.590 16649.309 5006.430 C 16642.679 5013.270 16639.349 5022.240 16639.349 5033.340 L 16639.349 5033.340 Z">
            <!-- 32 nodes -->
          </draw:path>
        </draw:g>
        <!-- id="g4345" -->
        <draw:g id="g4351">
          <draw:path id="path4353" draw:style-name="style6" draw:layer="layout" svg:x="9.208cm" svg:y="2.458cm" svg:width="0.115cm" svg:height="0.171cm" svg:viewBox="0.0 0.0 115.889 171.809" svg:d="M 18416.219 5089.710 L 18416.219 4917.900 L 18532.109 4917.900 L 18532.109 4938.180 L 18438.959 4938.180 L 18438.959 4991.370 L 18519.599 4991.370 L 18519.599 5011.650 L 18438.959 5011.650 L 18438.959 5089.710 L 18416.219 5089.710 L 18416.219 5089.710 Z">
            <!-- 12 nodes -->
          </draw:path>
          <draw:path id="path4355" draw:style-name="style6" draw:layer="layout" svg:x="9.346cm" svg:y="2.461cm" svg:width="0.111cm" svg:height="0.169cm" svg:viewBox="0.0 0.0 111.209 169.559" svg:d="M 18692.759 4942.620 L 18692.759 4922.340 L 18803.969 4922.340 L 18803.969 4938.750 C 18793.049 4950.390 18782.189 4965.840 18771.449 4985.160 C 18760.709 5004.480 18752.399 5024.310 18746.549 5044.680 C 18742.319 5059.050 18739.649 5074.800 18738.449 5091.900 L 18716.759 5091.900 C 18716.999 5078.400 18719.669 5062.050 18724.739 5042.910 C 18729.809 5023.770 18737.099 5005.320 18746.609 4987.530 C 18756.119 4969.740 18766.199 4954.770 18776.909 4942.590 L 18692.759 4942.590 L 18692.759 4942.620 Z">
            <!-- 13 nodes -->
          </draw:path>
        </draw:g>
        <!-- id="g4351" -->
        <draw:g id="g4357">
          <draw:path id="path4359" draw:style-name="style6" draw:layer="layout" svg:x="10.136cm" svg:y="2.458cm" svg:width="0.115cm" svg:height="0.171cm" svg:viewBox="0.0 0.0 115.889 171.809" svg:d="M 20273.279 5089.710 L 20273.279 4917.900 L 20389.169 4917.900 L 20389.169 4938.180 L 20296.019 4938.180 L 20296.019 4991.370 L 20376.659 4991.370 L 20376.659 5011.650 L 20296.019 5011.650 L 20296.019 5089.710 L 20273.279 5089.710 L 20273.279 5089.710 Z">
            <!-- 12 nodes -->
          </draw:path>
          <draw:path id="path4361" draw:style-name="style6" draw:layer="layout" svg:x="10.273cm" svg:y="2.458cm" svg:width="0.113cm" svg:height="0.175cm" svg:viewBox="0.0 0.0 113.219 175.439" svg:d="M 20579.189 4995.810 C 20570.429 4992.630 20563.949 4988.040 20559.749 4982.100 C 20555.549 4976.160 20553.419 4969.050 20553.419 4960.770 C 20553.419 4948.260 20557.889 4937.760 20566.889 4929.240 C 20575.889 4920.720 20587.829 4916.460 20602.739 4916.460 C 20617.739 4916.460 20629.799 4920.840 20638.949 4929.540 C 20648.099 4938.240 20652.659 4948.860 20652.659 4961.370 C 20652.659 4969.350 20650.589 4976.280 20646.389 4982.160 C 20642.189 4988.040 20635.859 4992.630 20627.339 4995.810 C 20637.899 4999.230 20645.909 5004.810 20651.429 5012.460 C 20656.949 5020.110 20659.679 5029.260 20659.679 5039.880 C 20659.679 5054.550 20654.489 5066.910 20644.079 5076.900 C 20633.669 5086.890 20620.019 5091.900 20603.069 5091.900 C 20586.119 5091.900 20572.439 5086.890 20562.059 5076.840 C 20551.679 5066.790 20546.459 5054.280 20546.459 5039.280 C 20546.459 5028.120 20549.309 5018.730 20554.949 5011.200 C 20560.589 5003.670 20568.749 4998.540 20579.189 4995.810 L 20579.189 4995.810 ZM 20568.179 5039.400 C 20568.179 5045.400 20569.619 5051.250 20572.469 5056.860 C 20575.319 5062.470 20579.549 5066.850 20585.189 5069.940 C 20590.829 5073.030 20596.889 5074.560 20603.339 5074.560 C 20613.419 5074.560 20621.729 5071.320 20628.299 5064.840 C 20634.869 5058.360 20638.139 5050.110 20638.139 5040.120 C 20638.139 5029.950 20634.779 5021.580 20627.999 5014.920 C 20621.219 5008.260 20612.789 5004.960 20602.619 5004.960 C 20592.689 5004.960 20584.499 5008.230 20577.959 5014.800 C 20571.419 5021.370 20568.179 5029.560 20568.179 5039.400 L 20568.179 5039.400 ZM 20574.989 4960.080 C 20574.989 4968.210 20577.599 4974.840 20582.849 4980.000 C 20588.099 4985.160 20594.879 4987.740 20603.249 4987.740 C 20611.379 4987.740 20618.039 4985.190 20623.229 4980.060 C 20628.419 4974.930 20631.029 4968.660 20631.029 4961.250 C 20631.029 4953.510 20628.359 4947.000 20622.989 4941.750 C 20617.619 4936.500 20610.989 4933.830 20603.009 4933.830 C 20594.939 4933.830 20588.279 4936.410 20582.969 4941.570 C 20577.659 4946.730 20574.989 4952.910 20574.989 4960.080 L 20574.989 4960.080 Z">
            <!-- 39 nodes -->
          </draw:path>
        </draw:g>
        <!-- id="g4357" -->
        <draw:g id="g4363">
          <draw:path id="path4365" draw:style-name="style6" draw:layer="layout" svg:x="11.626cm" svg:y="2.458cm" svg:width="0.115cm" svg:height="0.171cm" svg:viewBox="0.0 0.0 115.889 171.809" svg:d="M 23253.179 5089.710 L 23253.179 4917.900 L 23369.069 4917.900 L 23369.069 4938.180 L 23275.919 4938.180 L 23275.919 4991.370 L 23356.559 4991.370 L 23356.559 5011.650 L 23275.919 5011.650 L 23275.919 5089.710 L 23253.179 5089.710 L 23253.179 5089.710 Z">
            <!-- 12 nodes -->
          </draw:path>
          <draw:path id="path4367" draw:style-name="style6" draw:layer="layout" svg:x="11.763cm" svg:y="2.458cm" svg:width="0.112cm" svg:height="0.175cm" svg:viewBox="0.0 0.0 112.949 175.409" svg:d="M 23530.079 5049.300 L 23550.359 5047.440 C 23552.069 5056.950 23555.339 5063.880 23560.199 5068.170 C 23565.059 5072.460 23571.269 5074.620 23578.829 5074.620 C 23585.339 5074.620 23591.009 5073.120 23595.869 5070.180 C 23600.729 5067.240 23604.779 5063.250 23607.869 5058.300 C 23610.959 5053.350 23613.599 5046.630 23615.729 5038.200 C 23617.859 5029.770 23618.879 5021.190 23618.879 5012.430 C 23618.879 5011.500 23618.819 5010.090 23618.759 5008.200 C 23614.529 5014.920 23608.799 5020.350 23601.479 5024.550 C 23594.159 5028.750 23586.239 5030.820 23577.749 5030.820 C 23563.499 5030.820 23551.499 5025.660 23541.659 5015.340 C 23531.819 5005.020 23526.899 4991.430 23526.899 4974.570 C 23526.899 4957.140 23532.059 4943.130 23542.319 4932.510 C 23552.579 4921.890 23565.449 4916.580 23580.929 4916.580 C 23592.119 4916.580 23602.319 4919.610 23611.559 4925.610 C 23620.799 4931.610 23627.849 4940.190 23632.649 4951.320 C 23637.449 4962.450 23639.849 4978.560 23639.849 4999.650 C 23639.849 5021.580 23637.449 5039.070 23632.709 5052.090 C 23627.969 5065.110 23620.859 5075.010 23611.439 5081.790 C 23602.019 5088.570 23590.979 5091.990 23578.319 5091.990 C 23564.909 5091.990 23553.899 5088.270 23545.379 5080.800 C 23536.859 5073.330 23531.759 5062.830 23530.079 5049.300 L 23530.079 5049.300 ZM 23616.449 4973.490 C 23616.449 4961.400 23613.239 4951.770 23606.789 4944.660 C 23600.339 4937.550 23592.599 4934.010 23583.539 4934.010 C 23574.179 4934.010 23566.019 4937.850 23559.059 4945.500 C 23552.099 4953.150 23548.619 4963.080 23548.619 4975.260 C 23548.619 4986.180 23551.889 4995.090 23558.519 5001.930 C 23565.149 5008.770 23573.279 5012.190 23582.939 5012.190 C 23592.719 5012.190 23600.759 5008.770 23607.029 5001.930 C 23613.299 4995.090 23616.449 4985.580 23616.449 4973.490 L 23616.449 4973.490 Z">
            <!-- 34 nodes -->
          </draw:path>
        </draw:g>
        <!-- id="g4363" -->
        <draw:g id="g4369">
          <draw:path id="path4371" draw:style-name="style6" draw:layer="layout" svg:x="12.533cm" svg:y="2.437cm" svg:width="0.115cm" svg:height="0.171cm" svg:viewBox="0.0 0.0 115.889 171.809" svg:d="M 25066.979 5046.510 L 25066.979 4874.700 L 25182.869 4874.700 L 25182.869 4894.980 L 25089.719 4894.980 L 25089.719 4948.170 L 25170.359 4948.170 L 25170.359 4968.450 L 25089.719 4968.450 L 25089.719 5046.510 L 25066.979 5046.510 L 25066.979 5046.510 Z">
            <!-- 12 nodes -->
          </draw:path>
          <draw:path id="path4373" draw:style-name="style6" draw:layer="layout" svg:x="12.686cm" svg:y="2.436cm" svg:width="0.063cm" svg:height="0.172cm" svg:viewBox="0.0 0.0 63.269 172.529" svg:d="M 25436.369 5045.790 L 25415.279 5045.790 L 25415.279 4911.390 C 25410.179 4916.220 25403.549 4921.080 25395.299 4925.910 C 25387.049 4930.740 25379.669 4934.370 25373.099 4936.800 L 25373.099 4916.400 C 25384.889 4910.850 25395.179 4904.130 25404.029 4896.240 C 25412.879 4888.350 25419.089 4880.670 25422.779 4873.260 L 25436.369 4873.260 L 25436.369 5045.790 L 25436.369 5045.790 Z">
            <!-- 11 nodes -->
          </draw:path>
          <draw:path id="path4375" draw:style-name="style6" draw:layer="layout" svg:x="12.803cm" svg:y="2.436cm" svg:width="0.112cm" svg:height="0.175cm" svg:viewBox="0.0 0.0 112.019 175.469" svg:d="M 25607.699 4961.100 C 25607.699 4940.790 25609.799 4924.440 25613.969 4912.050 C 25618.139 4899.660 25624.349 4890.120 25632.599 4883.400 C 25640.849 4876.680 25651.229 4873.320 25663.709 4873.320 C 25672.919 4873.320 25680.989 4875.180 25687.979 4878.900 C 25694.969 4882.620 25700.699 4887.960 25705.199 4894.950 C 25709.699 4901.940 25713.299 4910.460 25715.849 4920.510 C 25718.399 4930.560 25719.719 4944.090 25719.719 4961.130 C 25719.719 4981.290 25717.679 4997.550 25713.509 5009.940 C 25709.339 5022.330 25703.189 5031.870 25694.939 5038.650 C 25686.689 5045.430 25676.309 5048.790 25663.709 5048.790 C 25647.119 5048.790 25634.129 5042.850 25624.679 5030.970 C 25613.369 5016.630 25607.699 4993.350 25607.699 4961.100 L 25607.699 4961.100 ZM 25629.389 4961.100 C 25629.389 4989.300 25632.659 5008.050 25639.289 5017.410 C 25645.919 5026.770 25654.049 5031.420 25663.709 5031.420 C 25673.369 5031.420 25681.529 5026.740 25688.129 5017.350 C 25694.729 5007.960 25698.029 4989.210 25698.029 4961.100 C 25698.029 4932.840 25694.759 4914.030 25688.129 4904.730 C 25681.499 4895.430 25673.309 4890.780 25663.469 4890.780 C 25653.809 4890.780 25646.069 4894.890 25640.279 4903.080 C 25633.019 4913.550 25629.389 4932.870 25629.389 4961.100 L 25629.389 4961.100 Z">
            <!-- 24 nodes -->
          </draw:path>
        </draw:g>
        <!-- id="g4369" -->
        <draw:g id="g4377">
          <draw:path id="path4379" draw:style-name="style6" draw:layer="layout" svg:x="13.526cm" svg:y="2.437cm" svg:width="0.115cm" svg:height="0.171cm" svg:viewBox="0.0 0.0 115.889 171.809" svg:d="M 27053.639 5046.510 L 27053.639 4874.700 L 27169.529 4874.700 L 27169.529 4894.980 L 27076.379 4894.980 L 27076.379 4948.170 L 27157.019 4948.170 L 27157.019 4968.450 L 27076.379 4968.450 L 27076.379 5046.510 L 27053.639 5046.510 L 27053.639 5046.510 Z">
            <!-- 12 nodes -->
          </draw:path>
          <draw:path id="path4381" draw:style-name="style6" draw:layer="layout" svg:x="13.679cm" svg:y="2.436cm" svg:width="0.063cm" svg:height="0.172cm" svg:viewBox="0.0 0.0 63.269 172.529" svg:d="M 27423.029 5045.790 L 27401.939 5045.790 L 27401.939 4911.390 C 27396.869 4916.220 27390.179 4921.080 27381.959 4925.910 C 27373.739 4930.740 27366.329 4934.370 27359.759 4936.800 L 27359.759 4916.400 C 27371.579 4910.850 27381.869 4904.130 27390.689 4896.240 C 27399.509 4888.350 27405.779 4880.670 27409.439 4873.260 L 27423.029 4873.260 L 27423.029 5045.790 L 27423.029 5045.790 Z">
            <!-- 11 nodes -->
          </draw:path>
          <draw:path id="path4383" draw:style-name="style6" draw:layer="layout" svg:x="13.795cm" svg:y="2.436cm" svg:width="0.063cm" svg:height="0.172cm" svg:viewBox="0.0 0.0 63.269 172.529" svg:d="M 27654.329 5045.790 L 27633.239 5045.790 L 27633.239 4911.390 C 27628.169 4916.220 27621.479 4921.080 27613.259 4925.910 C 27605.039 4930.740 27597.629 4934.370 27591.059 4936.800 L 27591.059 4916.400 C 27602.879 4910.850 27613.169 4904.130 27621.989 4896.240 C 27630.809 4888.350 27637.079 4880.670 27640.739 4873.260 L 27654.329 4873.260 L 27654.329 5045.790 L 27654.329 5045.790 Z">
            <!-- 11 nodes -->
          </draw:path>
        </draw:g>
        <!-- id="g4377" -->
        <draw:g id="g4385">
          <draw:path id="path4387" draw:style-name="style6" draw:layer="layout" svg:x="14.486cm" svg:y="2.415cm" svg:width="0.115cm" svg:height="0.171cm" svg:viewBox="0.0 0.0 115.889 171.809" svg:d="M 28973.879 5003.310 L 28973.879 4831.500 L 29089.769 4831.500 L 29089.769 4851.780 L 28996.619 4851.780 L 28996.619 4904.970 L 29077.259 4904.970 L 29077.259 4925.250 L 28996.619 4925.250 L 28996.619 5003.310 L 28973.879 5003.310 L 28973.879 5003.310 Z">
            <!-- 12 nodes -->
          </draw:path>
          <draw:path id="path4389" draw:style-name="style6" draw:layer="layout" svg:x="14.639cm" svg:y="2.415cm" svg:width="0.063cm" svg:height="0.172cm" svg:viewBox="0.0 0.0 63.269 172.529" svg:d="M 29343.269 5002.590 L 29322.179 5002.590 L 29322.179 4868.190 C 29317.079 4873.020 29310.419 4877.880 29302.199 4882.710 C 29293.949 4887.540 29286.569 4891.170 29279.999 4893.600 L 29279.999 4873.200 C 29291.789 4867.650 29302.079 4860.930 29310.929 4853.040 C 29319.749 4845.150 29325.989 4837.470 29329.679 4830.060 L 29343.269 4830.060 L 29343.269 5002.590 L 29343.269 5002.590 Z">
            <!-- 11 nodes -->
          </draw:path>
          <draw:path id="path4391" draw:style-name="style6" draw:layer="layout" svg:x="14.754cm" svg:y="2.415cm" svg:width="0.113cm" svg:height="0.172cm" svg:viewBox="0.0 0.0 113.574 172.469" svg:d="M 29622.785 4982.370 L 29622.785 5002.650 L 29509.235 5002.650 C 29509.055 4997.580 29509.865 4992.690 29511.695 4988.010 C 29514.575 4980.270 29519.195 4972.650 29525.585 4965.150 C 29531.945 4957.650 29541.155 4948.980 29553.185 4939.140 C 29571.845 4923.810 29584.475 4911.690 29591.045 4902.750 C 29597.615 4893.810 29600.885 4885.350 29600.885 4877.370 C 29600.885 4869.030 29597.885 4861.950 29591.915 4856.220 C 29585.945 4850.490 29578.145 4847.610 29568.545 4847.610 C 29558.375 4847.610 29550.275 4850.670 29544.185 4856.760 C 29538.095 4862.850 29534.975 4871.280 29534.915 4882.080 L 29513.225 4879.860 C 29514.695 4863.690 29520.275 4851.360 29529.995 4842.900 C 29539.655 4834.440 29552.675 4830.180 29569.025 4830.180 C 29585.495 4830.180 29598.545 4834.740 29608.175 4843.890 C 29617.805 4853.040 29622.575 4864.380 29622.575 4877.880 C 29622.575 4884.750 29621.165 4891.500 29618.345 4898.160 C 29615.525 4904.820 29610.845 4911.780 29604.335 4919.130 C 29597.795 4926.480 29586.965 4936.560 29571.815 4949.370 C 29559.155 4959.990 29551.025 4967.220 29547.455 4971.000 C 29543.855 4974.780 29540.885 4978.590 29538.545 4982.430 L 29622.785 4982.430 L 29622.785 4982.370 Z">
            <!-- 24 nodes -->
          </draw:path>
        </draw:g>
        <!-- id="g4385" -->
        <draw:g id="g4393">
          <draw:path id="path4395" draw:style-name="style6" draw:layer="layout" svg:x="2.311cm" svg:y="4.519cm" svg:width="0.230cm" svg:height="0.258cm" svg:viewBox="0.0 0.0 230.429 258.209" svg:d="M 4719.929 9039.960 L 4759.409 9039.960 L 4853.129 9298.170 L 4814.819 9298.170 L 4787.879 9220.830 L 4686.569 9220.830 L 4658.549 9298.170 L 4622.699 9298.170 L 4719.929 9039.960 L 4719.929 9039.960 ZM 4777.949 9192.360 L 4738.199 9078.270 L 4696.889 9192.360 L 4777.949 9192.360 L 4777.949 9192.360 Z">
            <!-- 15 nodes -->
          </draw:path>
        </draw:g>
        <!-- id="g4393" -->
        <draw:g id="g4397">
          <draw:path id="path4399" draw:style-name="style6" draw:layer="layout" svg:x="3.253cm" svg:y="4.520cm" svg:width="0.203cm" svg:height="0.258cm" svg:viewBox="0.0 0.0 203.909 258.209" svg:d="M 6506.759 9269.220 L 6665.549 9070.770 L 6518.369 9070.770 L 6518.369 9040.020 L 6710.669 9040.020 L 6710.669 9070.080 L 6550.919 9267.480 L 6710.669 9267.480 L 6710.669 9298.230 L 6506.759 9298.230 L 6506.759 9269.220 L 6506.759 9269.220 Z">
            <!-- 12 nodes -->
          </draw:path>
        </draw:g>
        <!-- id="g4397" -->
        <draw:g id="g4401">
          <draw:path id="path4403" draw:style-name="style6" draw:layer="layout" svg:x="4.215cm" svg:y="4.519cm" svg:width="0.190cm" svg:height="0.258cm" svg:viewBox="0.0 0.0 190.019 258.209" svg:d="M 8430.419 9039.960 L 8617.799 9039.960 L 8617.799 9071.610 L 8464.529 9071.610 L 8464.529 9150.000 L 8606.219 9150.000 L 8606.219 9179.880 L 8464.529 9179.880 L 8464.529 9267.420 L 8620.439 9267.420 L 8620.439 9298.170 L 8430.419 9298.170 L 8430.419 9039.960 L 8430.419 9039.960 Z">
            <!-- 14 nodes -->
          </draw:path>
        </draw:g>
        <!-- id="g4401" -->
        <draw:g id="g4405">
          <draw:path id="path4407" draw:style-name="style6" draw:layer="layout" svg:x="5.209cm" svg:y="4.530cm" svg:width="0.210cm" svg:height="0.258cm" svg:viewBox="0.0 0.0 210.779 258.179" svg:d="M 10418.759 9061.560 L 10536.149 9061.560 C 10555.469 9061.560 10571.399 9064.440 10583.969 9070.170 C 10607.789 9081.180 10619.699 9101.520 10619.699 9131.160 C 10619.699 9146.640 10616.519 9159.300 10610.129 9169.140 C 10603.739 9178.980 10594.799 9186.900 10583.309 9192.870 C 10593.389 9196.980 10600.979 9202.350 10606.079 9209.040 C 10611.179 9215.730 10614.029 9226.560 10614.599 9241.560 L 10615.829 9276.180 C 10616.189 9286.020 10616.999 9293.340 10618.289 9298.140 C 10620.389 9306.330 10624.139 9311.610 10629.539 9313.950 L 10629.539 9319.740 L 10586.639 9319.740 C 10585.469 9317.520 10584.539 9314.640 10583.819 9311.130 C 10583.099 9307.620 10582.529 9300.810 10582.049 9290.730 L 10579.949 9247.650 C 10579.169 9230.790 10573.079 9219.480 10561.679 9213.720 C 10555.169 9210.570 10544.999 9208.980 10531.109 9208.980 L 10453.739 9208.980 L 10453.739 9319.710 L 10418.759 9319.710 L 10418.759 9061.560 L 10418.759 9061.560 ZM 10532.369 9179.850 C 10548.329 9179.850 10560.959 9176.580 10570.229 9170.010 C 10579.499 9163.440 10584.149 9151.620 10584.149 9134.490 C 10584.149 9116.100 10577.669 9103.560 10564.679 9096.870 C 10557.719 9093.360 10548.419 9091.590 10536.809 9091.590 L 10453.709 9091.590 L 10453.709 9179.820 L 10532.369 9179.820 L 10532.369 9179.850 Z">
            <!-- 32 nodes -->
          </draw:path>
        </draw:g>
        <!-- id="g4405" -->
        <draw:g id="g4409">
          <draw:path id="path4411" draw:style-name="style6" draw:layer="layout" svg:x="6.166cm" svg:y="4.519cm" svg:width="0.209cm" svg:height="0.258cm" svg:viewBox="0.0 0.0 209.339 258.209" svg:d="M 12541.499 9039.960 L 12541.499 9070.710 L 12454.499 9070.710 L 12454.499 9298.170 L 12419.159 9298.170 L 12419.159 9070.710 L 12332.159 9070.710 L 12332.159 9039.960 L 12541.499 9039.960 L 12541.499 9039.960 Z">
            <!-- 10 nodes -->
          </draw:path>
        </draw:g>
        <!-- id="g4409" -->
        <draw:g id="g4413">
          <draw:path id="path4415" draw:style-name="style6" draw:layer="layout" svg:x="7.150cm" svg:y="4.498cm" svg:width="0.230cm" svg:height="0.258cm" svg:viewBox="0.0 0.0 230.399 258.239" svg:d="M 14300.519 8996.820 L 14341.289 8996.820 L 14415.539 9120.930 L 14489.789 8996.820 L 14530.919 8996.820 L 14433.119 9150.990 L 14433.119 9255.060 L 14398.139 9255.060 L 14398.139 9150.990 L 14300.519 8996.820 L 14300.519 8996.820 Z">
            <!-- 11 nodes -->
          </draw:path>
        </draw:g>
        <!-- id="g4413" -->
        <draw:g id="g4417">
          <draw:path id="path4419" draw:style-name="style6" draw:layer="layout" svg:x="8.090cm" svg:y="4.519cm" svg:width="0.204cm" svg:height="0.265cm" svg:viewBox="0.0 0.0 204.119 265.109" svg:d="M 16215.959 9039.960 L 16215.959 9199.560 C 16215.959 9218.310 16219.499 9233.910 16226.579 9246.330 C 16237.079 9265.080 16254.809 9274.470 16279.709 9274.470 C 16309.589 9274.470 16329.929 9264.330 16340.639 9244.050 C 16346.429 9233.040 16349.339 9218.220 16349.339 9199.590 L 16349.339 9039.990 L 16384.679 9039.990 L 16384.679 9185.010 C 16384.679 9216.780 16380.359 9241.200 16371.809 9258.300 C 16356.059 9289.470 16326.269 9305.070 16282.529 9305.070 C 16238.789 9305.070 16209.089 9289.470 16193.429 9258.300 C 16184.879 9241.200 16180.559 9216.750 16180.559 9185.010 L 16180.559 9039.990 L 16215.959 9039.990 L 16215.959 9039.960 Z">
            <!-- 16 nodes -->
          </draw:path>
        </draw:g>
        <!-- id="g4417" -->
        <draw:g id="g4421">
          <draw:path id="path4423" draw:style-name="style6" draw:layer="layout" svg:x="9.078cm" svg:y="4.519cm" svg:width="0.035cm" svg:height="0.258cm" svg:viewBox="0.0 0.0 35.339 258.209" svg:d="M 18156.599 9039.960 L 18191.939 9039.960 L 18191.939 9298.170 L 18156.599 9298.170 L 18156.599 9039.960 L 18156.599 9039.960 Z">
            <!-- 6 nodes -->
          </draw:path>
        </draw:g>
        <!-- id="g4421" -->
        <draw:g id="g4425">
          <draw:path id="path4427" draw:style-name="style6" draw:layer="layout" svg:x="9.974cm" svg:y="4.512cm" svg:width="0.251cm" svg:height="0.272cm" svg:viewBox="0.0 0.0 251.729 272.790" svg:d="M 20175.539 9069.900 C 20192.639 9092.760 20201.189 9121.980 20201.189 9157.620 C 20201.189 9196.170 20191.409 9228.240 20171.819 9253.770 C 20148.839 9283.770 20116.109 9298.770 20073.569 9298.770 C 20033.849 9298.770 20002.619 9285.630 19979.879 9259.410 C 19959.599 9234.090 19949.459 9202.110 19949.459 9163.440 C 19949.459 9128.520 19958.129 9098.640 19975.469 9073.800 C 19997.729 9041.940 20030.669 9025.980 20074.259 9025.980 C 20119.889 9025.950 20153.639 9040.590 20175.539 9069.900 L 20175.539 9069.900 ZM 20144.699 9234.480 C 20158.469 9212.370 20165.339 9186.960 20165.339 9158.220 C 20165.339 9127.830 20157.389 9103.380 20141.519 9084.870 C 20125.649 9066.330 20103.929 9057.060 20076.389 9057.060 C 20049.659 9057.060 20027.879 9066.240 20010.989 9084.600 C 19994.129 9102.930 19985.669 9130.020 19985.669 9165.780 C 19985.669 9194.400 19992.899 9218.550 20007.389 9238.170 C 20021.849 9257.820 20045.339 9267.630 20077.799 9267.630 C 20108.639 9267.660 20130.929 9256.590 20144.699 9234.480 L 20144.699 9234.480 Z">
            <!-- 20 nodes -->
          </draw:path>
        </draw:g>
        <!-- id="g4425" -->
        <draw:g id="g4429">
          <draw:path id="path4431" draw:style-name="style6" draw:layer="layout" svg:x="10.963cm" svg:y="4.530cm" svg:width="0.191cm" svg:height="0.258cm" svg:viewBox="0.0 0.0 191.969 258.209" svg:d="M 21926.399 9061.560 L 22041.959 9061.560 C 22064.819 9061.560 22083.239 9068.040 22097.279 9080.970 C 22111.349 9093.930 22118.369 9112.110 22118.369 9135.540 C 22118.369 9155.700 22112.099 9173.250 22099.559 9188.190 C 22087.019 9203.130 22067.849 9210.600 22042.019 9210.600 L 21961.379 9210.600 L 21961.379 9319.770 L 21926.399 9319.770 L 21926.399 9061.560 L 21926.399 9061.560 ZM 22062.029 9097.050 C 22054.349 9093.420 22043.849 9091.590 22030.439 9091.590 L 21961.349 9091.590 L 21961.349 9181.050 L 22030.439 9181.050 C 22046.039 9181.050 22058.669 9177.720 22068.419 9171.030 C 22078.169 9164.340 22082.999 9152.580 22082.999 9135.690 C 22082.999 9116.760 22076.009 9103.860 22062.029 9097.050 L 22062.029 9097.050 Z">
            <!-- 20 nodes -->
          </draw:path>
        </draw:g>
        <!-- id="g4429" -->
        <draw:g id="g4433">
          <draw:path id="path4435" draw:style-name="style6" draw:layer="layout" svg:x="2.568cm" svg:y="5.484cm" svg:width="0.251cm" svg:height="0.285cm" svg:viewBox="0.0 0.0 251.699 285.749" svg:d="M 5385.989 11233.860 L 5368.469 11255.070 L 5328.479 11224.710 C 5318.879 11229.990 5308.469 11234.190 5297.279 11237.370 C 5286.089 11240.550 5273.879 11242.110 5260.619 11242.110 C 5220.569 11242.110 5189.159 11228.970 5166.419 11202.750 C 5146.379 11177.190 5136.359 11145.210 5136.359 11106.780 C 5136.359 11071.860 5145.029 11041.980 5162.369 11017.140 C 5184.629 10985.280 5217.569 10969.320 5261.159 10969.320 C 5306.759 10969.320 5340.509 10983.960 5362.409 11013.270 C 5379.509 11036.100 5388.059 11065.320 5388.059 11100.960 C 5388.059 11117.610 5386.019 11133.600 5381.909 11148.930 C 5375.699 11172.360 5365.229 11191.470 5350.499 11206.230 L 5385.989 11233.860 L 5385.989 11233.860 ZM 5285.429 11209.470 C 5291.759 11208.480 5297.279 11206.470 5301.989 11203.530 L 5273.489 11181.450 L 5291.039 11159.790 L 5324.729 11186.100 C 5335.409 11173.890 5342.669 11160.210 5346.479 11145.090 C 5350.289 11129.940 5352.209 11115.480 5352.209 11101.620 C 5352.209 11071.230 5344.259 11046.780 5328.389 11028.240 C 5312.519 11009.700 5290.799 11000.430 5263.259 11000.430 C 5235.359 11000.430 5213.279 11009.310 5196.989 11027.100 C 5180.699 11044.860 5172.569 11072.220 5172.569 11109.150 C 5172.569 11140.230 5180.399 11164.980 5196.059 11183.400 C 5211.719 11201.820 5234.729 11211.030 5264.999 11211.030 C 5272.289 11211.000 5279.099 11210.520 5285.429 11209.470 L 5285.429 11209.470 Z">
            <!-- 30 nodes -->
          </draw:path>
        </draw:g>
        <!-- id="g4433" -->
        <draw:g id="g4437">
          <draw:path id="path4439" draw:style-name="style6" draw:layer="layout" svg:x="3.554cm" svg:y="5.474cm" svg:width="0.200cm" svg:height="0.272cm" svg:viewBox="0.0 0.0 200.739 272.279" svg:d="M 7140.980 11130.180 C 7141.760 11144.820 7145.090 11156.730 7150.970 11165.850 C 7162.160 11182.950 7181.840 11191.500 7210.070 11191.500 C 7222.700 11191.500 7234.220 11189.640 7244.600 11185.860 C 7264.700 11178.600 7274.750 11165.580 7274.750 11146.830 C 7274.750 11132.760 7270.490 11122.740 7261.970 11116.770 C 7253.330 11110.920 7239.830 11105.820 7221.440 11101.470 L 7187.570 11093.550 C 7165.430 11088.390 7149.770 11082.720 7140.590 11076.510 C 7124.690 11065.740 7116.740 11049.630 7116.740 11028.180 C 7116.740 11004.990 7124.540 10985.940 7140.170 10971.060 C 7155.800 10956.180 7177.910 10948.740 7206.530 10948.740 C 7232.870 10948.740 7255.250 10955.280 7273.670 10968.330 C 7292.090 10981.380 7301.300 11002.290 7301.300 11031.000 L 7268.420 11031.000 C 7266.740 11017.170 7263.140 11006.580 7257.650 10999.170 C 7247.420 10985.700 7230.080 10978.950 7205.570 10978.950 C 7185.800 10978.950 7171.580 10983.300 7162.940 10991.970 C 7154.270 11000.640 7149.950 11010.720 7149.950 11022.210 C 7149.950 11034.870 7155.050 11044.110 7165.280 11049.990 C 7172.000 11053.740 7187.150 11058.420 7210.760 11064.060 L 7245.830 11072.310 C 7262.750 11076.300 7275.800 11081.730 7285.010 11088.660 C 7300.910 11100.720 7308.860 11118.240 7308.860 11141.220 C 7308.860 11169.810 7298.720 11190.270 7278.440 11202.570 C 7258.160 11214.870 7234.580 11221.020 7207.730 11221.020 C 7176.410 11221.020 7151.900 11212.830 7134.200 11196.420 C 7116.470 11180.130 7107.800 11158.050 7108.130 11130.150 L 7140.980 11130.150 L 7140.980 11130.180 Z">
            <!-- 30 nodes -->
          </draw:path>
        </draw:g>
        <!-- id="g4437" -->
        <draw:g id="g4441">
          <draw:path id="path4443" draw:style-name="style6" draw:layer="layout" svg:x="5.424cm" svg:y="5.480cm" svg:width="0.179cm" svg:height="0.258cm" svg:viewBox="0.0 0.0 179.129 258.209" svg:d="M 10848.839 10961.820 L 11027.969 10961.820 L 11027.969 10993.470 L 10883.819 10993.470 L 10883.819 11071.860 L 11010.569 11071.860 L 11010.569 11102.610 L 10883.819 11102.610 L 10883.819 11220.030 L 10848.839 11220.030 L 10848.839 10961.820 L 10848.839 10961.820 Z">
            <!-- 12 nodes -->
          </draw:path>
        </draw:g>
        <!-- id="g4441" -->
        <draw:g id="g4445">
          <draw:path id="path4447" draw:style-name="style6" draw:layer="layout" svg:x="6.361cm" svg:y="5.474cm" svg:width="0.232cm" svg:height="0.271cm" svg:viewBox="0.0 0.0 232.559 271.739" svg:d="M 12904.349 10962.510 C 12929.639 10975.980 12945.119 10999.590 12950.789 11033.340 L 12916.169 11033.340 C 12912.029 11014.470 12903.479 11000.730 12890.519 10992.120 C 12877.559 10983.510 12861.179 10979.190 12841.469 10979.190 C 12818.069 10979.190 12798.329 10988.160 12782.339 11006.070 C 12766.349 11023.980 12758.339 11050.710 12758.339 11086.230 C 12758.339 11116.920 12764.939 11141.910 12778.139 11161.200 C 12791.339 11180.490 12812.879 11190.120 12842.729 11190.120 C 12865.589 11190.120 12884.519 11183.340 12899.489 11169.810 C 12914.459 11156.280 12922.139 11134.380 12922.499 11104.170 L 12841.649 11104.170 L 12841.649 11075.160 L 12955.019 11075.160 L 12955.019 11213.310 L 12932.519 11213.310 L 12924.089 11180.100 C 12912.449 11193.120 12902.129 11202.120 12893.129 11207.160 C 12878.039 11215.830 12858.839 11220.180 12835.559 11220.180 C 12805.469 11220.180 12779.579 11210.280 12757.919 11190.480 C 12734.279 11165.640 12722.459 11131.530 12722.459 11088.180 C 12722.459 11044.950 12734.009 11010.540 12757.109 10985.010 C 12779.039 10960.650 12807.479 10948.440 12842.339 10948.440 C 12866.219 10948.440 12886.919 10953.120 12904.349 10962.510 L 12904.349 10962.510 Z">
            <!-- 25 nodes -->
          </draw:path>
        </draw:g>
        <!-- id="g4445" -->
        <draw:g id="g4449">
          <draw:path id="path4451" draw:style-name="style6" draw:layer="layout" svg:x="7.333cm" svg:y="5.480cm" svg:width="0.203cm" svg:height="0.258cm" svg:viewBox="0.0 0.0 203.399 258.209" svg:d="M 14666.039 10961.820 L 14701.379 10961.820 L 14701.379 11068.530 L 14834.099 11068.530 L 14834.099 10961.820 L 14869.439 10961.820 L 14869.439 11220.030 L 14834.099 11220.030 L 14834.099 11099.280 L 14701.379 11099.280 L 14701.379 11220.030 L 14666.039 11220.030 L 14666.039 10961.820 L 14666.039 10961.820 Z">
            <!-- 14 nodes -->
          </draw:path>
        </draw:g>
        <!-- id="g4449" -->
        <draw:g id="g4453">
          <draw:path id="path4455" draw:style-name="style6" draw:layer="layout" svg:x="4.472cm" svg:y="5.470cm" svg:width="0.210cm" svg:height="0.258cm" svg:viewBox="0.0 0.0 210.599 258.239" svg:d="M 8945.069 10940.160 L 9048.269 10940.160 C 9083.309 10940.160 9110.489 10952.760 9129.809 10977.960 C 9147.029 11000.700 9155.639 11029.830 9155.639 11065.320 C 9155.639 11092.740 9150.569 11117.520 9140.369 11139.690 C 9122.429 11178.840 9091.619 11198.400 9047.909 11198.400 L 8945.039 11198.400 L 8945.039 10940.160 L 8945.069 10940.160 ZM 9041.429 11168.520 C 9052.979 11168.520 9062.519 11167.290 9069.959 11164.830 C 9083.249 11160.270 9094.139 11151.480 9102.629 11138.460 C 9109.379 11128.020 9114.239 11114.670 9117.239 11098.380 C 9118.949 11088.660 9119.819 11079.630 9119.819 11071.320 C 9119.819 11039.340 9113.609 11014.470 9101.159 10996.800 C 9088.709 10979.130 9068.699 10970.250 9041.099 10970.250 L 8980.439 10970.250 L 8980.439 11168.520 L 9041.429 11168.520 L 9041.429 11168.520 Z">
            <!-- 20 nodes -->
          </draw:path>
        </draw:g>
        <!-- id="g4453" -->
        <draw:g id="g4457">
          <draw:path id="path4459" draw:style-name="style6" draw:layer="layout" svg:x="8.325cm" svg:y="5.470cm" svg:width="0.148cm" svg:height="0.265cm" svg:viewBox="0.0 0.0 148.199 265.049" svg:d="M 16799.729 11121.420 C 16799.729 11143.230 16796.519 11160.150 16790.039 11172.210 C 16778.069 11194.230 16755.329 11205.270 16721.759 11205.270 C 16702.409 11205.270 16685.879 11200.020 16672.139 11189.550 C 16658.429 11179.050 16651.559 11160.390 16651.559 11133.570 L 16651.559 11115.120 L 16684.439 11115.120 L 16684.439 11133.570 C 16684.439 11147.640 16687.559 11158.200 16693.829 11165.310 C 16700.099 11172.420 16709.909 11175.930 16723.169 11175.930 C 16741.859 11175.930 16754.039 11169.540 16759.829 11156.760 C 16763.369 11148.900 16765.139 11134.080 16765.139 11112.300 L 16765.139 10940.220 L 16799.759 10940.220 L 16799.759 11121.420 L 16799.729 11121.420 Z">
            <!-- 16 nodes -->
          </draw:path>
        </draw:g>
        <!-- id="g4457" -->
        <draw:g id="g4461">
          <draw:path id="path4463" draw:style-name="style6" draw:layer="layout" svg:x="9.264cm" svg:y="5.491cm" svg:width="0.214cm" svg:height="0.258cm" svg:viewBox="0.0 0.0 214.529 258.239" svg:d="M 18529.439 10983.360 L 18563.549 10983.360 L 18563.549 11109.750 L 18692.759 10983.360 L 18741.689 10983.360 L 18631.349 11087.580 L 18743.969 11241.600 L 18698.189 11241.600 L 18605.669 11111.850 L 18563.579 11151.600 L 18563.579 11241.600 L 18529.469 11241.600 L 18529.469 10983.360 L 18529.439 10983.360 Z">
            <!-- 14 nodes -->
          </draw:path>
        </draw:g>
        <!-- id="g4461" -->
        <draw:g id="g4465">
          <draw:path id="path4467" draw:style-name="style6" draw:layer="layout" svg:x="10.225cm" svg:y="5.502cm" svg:width="0.164cm" svg:height="0.258cm" svg:viewBox="0.0 0.0 164.519 258.209" svg:d="M 20451.359 11004.960 L 20486.339 11004.960 L 20486.339 11232.420 L 20615.879 11232.420 L 20615.879 11263.170 L 20451.359 11263.170 L 20451.359 11004.960 L 20451.359 11004.960 Z">
            <!-- 8 nodes -->
          </draw:path>
        </draw:g>
        <!-- id="g4465" -->
        <draw:g id="g4469">
          <draw:path id="path4471" draw:style-name="style6" draw:layer="layout" svg:x="2.098cm" svg:y="6.474cm" svg:width="0.170cm" svg:height="0.174cm" svg:viewBox="0.0 0.0 170.669 174.569" svg:d="M 4197.539 13051.500 L 4197.539 13021.980 L 4368.209 12949.920 L 4368.209 12981.390 L 4232.849 13036.950 L 4368.209 13093.020 L 4368.209 13124.490 L 4197.539 13051.500 L 4197.539 13051.500 Z">
            <!-- 9 nodes -->
          </draw:path>
        </draw:g>
        <!-- id="g4469" -->
        <draw:g id="g4473">
          <draw:path id="path4475" draw:style-name="style6" draw:layer="layout" svg:x="2.098cm" svg:y="6.834cm" svg:width="0.170cm" svg:height="0.174cm" svg:viewBox="0.0 0.0 170.669 174.569" svg:d="M 4368.209 13771.470 L 4197.539 13844.430 L 4197.539 13812.960 L 4332.719 13756.890 L 4197.539 13701.330 L 4197.539 13669.860 L 4368.209 13741.920 L 4368.209 13771.470 L 4368.209 13771.470 Z">
            <!-- 9 nodes -->
          </draw:path>
        </draw:g>
        <!-- id="g4473" -->
        <draw:g id="g4477">
          <draw:path id="path4479" draw:style-name="style6" draw:layer="layout" svg:x="3.014cm" svg:y="6.452cm" svg:width="0.328cm" svg:height="0.258cm" svg:viewBox="0.0 0.0 328.379 258.209" svg:d="M 6066.299 12905.160 L 6114.989 13114.950 L 6173.369 12905.160 L 6211.169 12905.160 L 6269.669 13115.340 L 6318.359 12905.160 L 6356.699 12905.160 L 6288.839 13163.370 L 6252.089 13163.370 L 6192.509 12949.260 L 6132.569 13163.370 L 6095.819 13163.370 L 6028.319 12905.160 L 6066.299 12905.160 L 6066.299 12905.160 Z">
            <!-- 15 nodes -->
          </draw:path>
        </draw:g>
        <!-- id="g4477" -->
        <draw:g id="g4481">
          <draw:path id="path4483" draw:style-name="style6" draw:layer="layout" svg:x="3.975cm" svg:y="6.441cm" svg:width="0.224cm" svg:height="0.258cm" svg:viewBox="0.0 0.0 224.789 258.209" svg:d="M 7993.289 13141.830 L 7951.259 13141.830 L 8042.639 13009.350 L 7956.959 12883.620 L 8000.579 12883.620 L 8065.709 12982.410 L 8130.329 12883.620 L 8171.849 12883.620 L 8086.229 13009.350 L 8176.049 13141.830 L 8132.789 13141.830 L 8063.999 13035.660 L 7993.289 13141.830 L 7993.289 13141.830 Z">
            <!-- 14 nodes -->
          </draw:path>
        </draw:g>
        <!-- id="g4481" -->
        <draw:g id="g4485">
          <draw:path id="path4487" draw:style-name="style6" draw:layer="layout" svg:x="4.934cm" svg:y="6.434cm" svg:width="0.226cm" svg:height="0.272cm" svg:viewBox="0.0 0.0 226.409 272.100" svg:d="M 10063.079 12895.410 C 10080.899 12912.630 10090.829 12932.220 10092.779 12954.120 L 10058.669 12954.120 C 10054.889 12937.470 10047.299 12924.300 10035.959 12914.580 C 10024.619 12904.860 10008.719 12900.000 9988.229 12900.000 C 9963.239 12900.000 9943.079 12908.940 9927.719 12926.850 C 9912.359 12944.730 9904.679 12972.150 9904.679 13009.080 C 9904.679 13039.350 9911.609 13063.890 9925.469 13082.700 C 9939.329 13101.540 9960.029 13110.930 9987.539 13110.930 C 10012.859 13110.930 10032.149 13101.030 10045.379 13081.230 C 10052.399 13070.790 10057.649 13057.080 10061.099 13040.100 L 10095.209 13040.100 C 10092.179 13067.280 10082.219 13090.080 10065.329 13108.470 C 10045.049 13130.610 10017.719 13141.680 9983.309 13141.680 C 9953.639 13141.680 9928.739 13132.590 9908.579 13114.410 C 9882.059 13090.380 9868.799 13053.270 9868.799 13003.080 C 9868.799 12964.950 9878.759 12933.720 9898.679 12909.330 C 9920.219 12882.810 9949.919 12869.580 9987.809 12869.580 C 10020.149 12869.550 10045.229 12878.190 10063.079 12895.410 L 10063.079 12895.410 Z">
            <!-- 20 nodes -->
          </draw:path>
        </draw:g>
        <!-- id="g4485" -->
        <draw:g id="g4489">
          <draw:path id="path4491" draw:style-name="style6" draw:layer="layout" svg:x="5.888cm" svg:y="6.452cm" svg:width="0.225cm" svg:height="0.258cm" svg:viewBox="0.0 0.0 225.359 258.209" svg:d="M 11816.189 12905.160 L 11890.379 13125.060 L 11963.669 12905.160 L 12002.879 12905.160 L 11908.649 13163.370 L 11871.569 13163.370 L 11777.519 12905.160 L 11816.189 12905.160 L 11816.189 12905.160 Z">
            <!-- 9 nodes -->
          </draw:path>
        </draw:g>
        <!-- id="g4489" -->
        <draw:g id="g4493">
          <draw:path id="path4495" draw:style-name="style6" draw:layer="layout" svg:x="6.823cm" svg:y="6.441cm" svg:width="0.200cm" svg:height="0.258cm" svg:viewBox="0.0 0.0 200.399 258.209" svg:d="M 13647.599 12883.620 L 13759.259 12883.620 C 13789.679 12883.620 13811.339 12892.650 13824.209 12910.680 C 13831.739 12921.330 13835.519 12933.660 13835.519 12947.580 C 13835.519 12963.870 13830.899 12977.220 13821.629 12987.660 C 13816.829 12993.180 13809.899 12998.220 13800.899 13002.780 C 13814.129 13007.820 13824.029 13013.490 13830.599 13019.820 C 13842.209 13031.070 13847.999 13046.610 13847.999 13066.410 C 13847.999 13083.060 13842.749 13098.120 13832.249 13111.590 C 13816.589 13131.750 13791.629 13141.830 13757.429 13141.830 L 13647.599 13141.830 L 13647.599 12883.620 L 13647.599 12883.620 ZM 13746.179 12992.790 C 13761.089 12992.790 13772.699 12990.750 13780.979 12986.640 C 13793.999 12980.190 13800.509 12968.580 13800.509 12951.840 C 13800.509 12934.980 13793.579 12923.610 13779.719 12917.730 C 13771.919 12914.460 13760.309 12912.810 13744.919 12912.810 L 13681.859 12912.810 L 13681.859 12992.790 L 13746.179 12992.790 L 13746.179 12992.790 ZM 13757.999 13111.950 C 13779.659 13111.950 13795.079 13105.740 13804.289 13093.320 C 13810.079 13085.460 13812.989 13075.980 13812.989 13064.850 C 13812.989 13046.100 13804.529 13033.320 13787.609 13026.540 C 13778.609 13022.910 13766.729 13021.080 13751.939 13021.080 L 13681.859 13021.080 L 13681.859 13111.950 L 13757.999 13111.950 L 13757.999 13111.950 Z">
            <!-- 31 nodes -->
          </draw:path>
        </draw:g>
        <!-- id="g4493" -->
        <draw:g id="g4497">
          <draw:path id="path4499" draw:style-name="style6" draw:layer="layout" svg:x="7.828cm" svg:y="6.452cm" svg:width="0.203cm" svg:height="0.258cm" svg:viewBox="0.0 0.0 203.369 258.209" svg:d="M 15657.539 12905.160 L 15698.729 12905.160 L 15827.519 13113.780 L 15827.519 12905.160 L 15860.909 12905.160 L 15860.909 13163.370 L 15821.579 13163.370 L 15690.929 12954.990 L 15690.929 13163.370 L 15657.539 13163.370 L 15657.539 12905.160 L 15657.539 12905.160 Z">
            <!-- 12 nodes -->
          </draw:path>
        </draw:g>
        <!-- id="g4497" -->
        <draw:g id="g4501">
          <draw:path id="path4503" draw:style-name="style6" draw:layer="layout" svg:x="8.811cm" svg:y="6.459cm" svg:width="0.158cm" svg:height="0.240cm" svg:viewBox="0.0 0.0 158.549 240.419" svg:d="M 17644.259 12940.500 C 17658.719 12926.310 17678.609 12919.260 17703.869 12919.260 C 17727.239 12919.260 17745.929 12925.290 17759.999 12937.410 C 17774.069 12949.530 17781.089 12965.040 17781.089 12983.880 C 17781.089 12995.310 17778.539 13004.550 17773.439 13011.690 C 17768.339 13018.770 17757.869 13029.240 17742.089 13043.040 C 17730.599 13053.060 17723.129 13061.520 17719.679 13068.510 C 17716.199 13075.440 17714.459 13085.700 17714.459 13099.260 L 17683.169 13099.260 C 17683.169 13083.870 17685.149 13071.450 17689.139 13062.030 C 17693.129 13052.610 17702.009 13041.810 17715.749 13029.630 L 17730.089 13016.850 C 17734.409 13013.190 17737.889 13009.380 17740.589 13005.390 C 17745.449 12998.400 17747.879 12991.080 17747.879 12983.550 C 17747.879 12972.990 17744.369 12963.840 17737.379 12956.070 C 17730.389 12948.330 17718.809 12944.430 17702.639 12944.430 C 17682.659 12944.430 17668.859 12951.120 17661.179 12964.470 C 17656.859 12971.910 17654.399 12982.620 17653.829 12996.630 L 17622.539 12996.630 C 17622.539 12973.350 17629.769 12954.660 17644.259 12940.500 L 17644.259 12940.500 ZM 17682.479 13126.080 L 17717.459 13126.080 L 17717.459 13159.680 L 17682.479 13159.680 L 17682.479 13126.080 L 17682.479 13126.080 Z">
            <!-- 27 nodes -->
          </draw:path>
        </draw:g>
        <!-- id="g4501" -->
        <draw:g id="g4505">
          <draw:path id="path4507" draw:style-name="style6" draw:layer="layout" svg:x="8.813cm" svg:y="6.995cm" svg:width="0.037cm" svg:height="0.084cm" svg:viewBox="0.0 0.0 37.619 84.389" svg:d="M 17627.429 14060.730 C 17635.529 14059.410 17641.199 14054.190 17644.469 14044.980 C 17646.239 14040.120 17647.109 14035.410 17647.109 14030.850 C 17647.109 14030.100 17647.079 14029.410 17647.019 14028.840 C 17646.959 14028.270 17646.809 14027.550 17646.569 14026.800 L 17627.399 14026.800 L 17627.399 13991.580 L 17665.019 13991.580 L 17665.019 14024.220 C 17665.019 14037.060 17662.199 14048.310 17656.589 14058.000 C 17650.979 14067.690 17641.229 14073.660 17627.399 14075.970 L 17627.399 14060.730 L 17627.429 14060.730 Z">
            <!-- 13 nodes -->
          </draw:path>
        </draw:g>
        <!-- id="g4505" -->
        <draw:g id="g4509">
          <draw:path id="path4511" draw:style-name="style6" draw:layer="layout" svg:x="9.840cm" svg:y="6.564cm" svg:width="0.036cm" svg:height="0.038cm" svg:viewBox="0.0 0.0 36.749 38.309" svg:d="M 19680.599 13129.080 L 19717.349 13129.080 L 19717.349 13167.390 L 19680.599 13167.390 L 19680.599 13129.080 L 19680.599 13129.080 Z">
            <!-- 6 nodes -->
          </draw:path>
        </draw:g>
        <!-- id="g4509" -->
        <draw:g id="g4513">
          <draw:path id="path4515" draw:style-name="style6" draw:layer="layout" svg:x="9.849cm" svg:y="6.777cm" svg:width="0.037cm" svg:height="0.239cm" svg:viewBox="0.0 0.0 37.469 239.219" svg:d="M 19698.809 13554.120 L 19736.249 13554.120 L 19736.249 13592.430 L 19698.809 13592.430 L 19698.809 13554.120 L 19698.809 13554.120 ZM 19698.809 13776.810 C 19706.999 13775.280 19712.699 13769.820 19715.849 13760.370 C 19717.499 13755.450 19718.309 13750.020 19718.309 13744.140 C 19718.309 13743.540 19718.309 13743.060 19718.249 13742.610 C 19718.189 13742.190 19718.069 13741.290 19717.949 13739.880 L 19698.779 13739.880 L 19698.779 13701.570 L 19736.219 13701.570 L 19736.219 13737.090 C 19736.219 13749.630 19734.389 13760.130 19730.759 13768.560 C 19724.669 13782.390 19713.989 13790.640 19698.779 13793.340 L 19698.779 13776.810 L 19698.809 13776.810 Z">
            <!-- 19 nodes -->
          </draw:path>
        </draw:g>
        <!-- id="g4513" -->
        <draw:g id="g4517">
          <draw:path id="path4519" draw:style-name="style6" draw:layer="layout" svg:x="10.716cm" svg:y="6.452cm" svg:width="0.108cm" svg:height="0.258cm" svg:viewBox="0.0 0.0 108.629 258.209" svg:d="M 21515.039 12905.160 L 21541.769 12905.160 L 21459.869 13163.370 L 21433.139 13163.370 L 21515.039 12905.160 L 21515.039 12905.160 Z">
            <!-- 6 nodes -->
          </draw:path>
        </draw:g>
        <!-- id="g4517" -->
        <draw:g id="g4521">
          <draw:path id="path4523" draw:style-name="style6" draw:layer="layout" svg:x="10.756cm" svg:y="6.885cm" svg:width="0.036cm" svg:height="0.185cm" svg:viewBox="0.0 0.0 36.749 185.789" svg:d="M 21512.759 13770.000 L 21549.509 13770.000 L 21549.509 13808.310 L 21512.759 13808.310 L 21512.759 13770.000 L 21512.759 13770.000 ZM 21512.759 13917.480 L 21549.509 13917.480 L 21549.509 13955.790 L 21512.759 13955.790 L 21512.759 13917.480 L 21512.759 13917.480 Z">
            <!-- 12 nodes -->
          </draw:path>
        </draw:g>
        <!-- id="g4521" -->
        <draw:g id="g4525">
          <draw:path id="path4527" draw:style-name="style6" draw:layer="layout" svg:x="11.701cm" svg:y="6.430cm" svg:width="0.170cm" svg:height="0.334cm" svg:viewBox="0.0 0.0 170.489 334.169" svg:d="M 23441.129 12879.450 C 23452.799 12867.780 23468.129 12861.960 23487.239 12861.960 C 23515.379 12861.960 23534.759 12871.290 23545.409 12889.920 C 23551.049 12899.640 23554.019 12912.300 23554.379 12927.900 L 23523.629 12927.900 C 23522.819 12916.710 23520.869 12908.490 23517.839 12903.180 C 23512.319 12893.550 23502.659 12888.720 23488.829 12888.720 C 23477.819 12888.720 23469.449 12891.330 23463.629 12896.580 C 23457.809 12901.830 23454.899 12908.760 23454.899 12917.460 C 23454.899 12922.530 23456.009 12927.090 23458.169 12931.140 C 23460.329 12935.220 23463.569 12938.760 23467.889 12941.790 C 23476.559 12947.730 23491.979 12956.940 23514.119 12969.360 C 23553.479 12991.350 23573.189 13014.660 23573.189 13039.260 C 23573.189 13053.180 23568.959 13065.360 23560.529 13075.800 C 23555.729 13081.740 23547.569 13088.850 23536.109 13097.040 C 23542.319 13102.770 23547.119 13109.040 23550.509 13115.850 C 23553.899 13122.660 23555.609 13129.980 23555.609 13137.810 C 23555.609 13153.590 23549.459 13167.270 23537.159 13178.820 C 23524.859 13190.370 23508.269 13196.130 23487.419 13196.130 C 23459.879 13196.130 23440.589 13187.220 23429.579 13169.400 C 23423.489 13159.800 23419.799 13146.210 23418.509 13128.630 L 23449.799 13128.630 C 23450.729 13140.120 23452.799 13148.550 23455.949 13153.950 C 23461.589 13163.670 23471.369 13168.530 23485.319 13168.530 C 23494.469 13168.530 23501.789 13167.300 23507.279 13164.840 C 23517.599 13160.280 23522.759 13151.670 23522.759 13139.010 C 23522.759 13133.610 23521.169 13128.570 23518.019 13123.890 C 23516.159 13121.310 23513.519 13118.610 23510.099 13115.790 C 23508.239 13114.260 23502.119 13110.030 23491.829 13102.980 C 23485.739 13098.870 23479.949 13094.940 23474.429 13091.190 L 23443.139 13070.310 C 23430.719 13062.000 23421.869 13054.770 23416.589 13048.680 C 23407.319 13038.270 23402.699 13026.570 23402.699 13013.550 C 23402.699 13002.330 23406.149 12992.160 23413.079 12983.070 C 23419.979 12974.010 23429.069 12966.030 23440.319 12959.100 C 23435.159 12954.420 23431.169 12949.380 23428.379 12943.980 C 23425.229 12937.170 23423.639 12929.970 23423.639 12922.350 C 23423.609 12905.460 23429.489 12891.120 23441.129 12879.450 L 23441.129 12879.450 ZM 23518.289 13082.430 C 23525.159 13078.470 23530.199 13074.480 23533.529 13070.520 C 23539.469 13063.620 23542.439 13055.040 23542.439 13044.900 C 23542.439 13035.750 23539.319 13027.980 23533.109 13021.530 C 23529.209 13017.540 23521.319 13011.960 23509.469 13004.670 L 23458.229 12973.410 C 23451.269 12977.130 23446.169 12980.760 23442.809 12984.270 C 23436.569 12990.840 23433.449 12998.790 23433.449 13008.180 C 23433.449 13013.220 23434.199 13017.630 23435.759 13021.500 C 23438.699 13028.640 23444.159 13034.790 23452.139 13039.950 L 23518.289 13082.430 L 23518.289 13082.430 Z">
            <!-- 51 nodes -->
          </draw:path>
        </draw:g>
        <!-- id="g4525" -->
        <draw:g id="g4529">
          <draw:path id="path4531" draw:style-name="style6" draw:layer="layout" svg:x="11.729cm" svg:y="6.790cm" svg:width="0.035cm" svg:height="0.258cm" svg:viewBox="0.0 0.0 35.699 258.239" svg:d="M 23459.609 13581.960 L 23495.279 13581.960 L 23495.279 13666.860 L 23486.669 13778.670 L 23468.729 13778.670 L 23459.579 13666.860 L 23459.579 13581.960 L 23459.609 13581.960 ZM 23459.609 13803.630 L 23494.589 13803.630 L 23494.589 13840.200 L 23459.609 13840.200 L 23459.609 13803.630 L 23459.609 13803.630 Z">
            <!-- 14 nodes -->
          </draw:path>
        </draw:g>
        <!-- id="g4529" -->
        <draw:g id="g4533">
          <draw:path id="path4535" draw:style-name="style6" draw:layer="layout" svg:x="11.218cm" svg:y="5.524cm" svg:width="0.247cm" svg:height="0.258cm" svg:viewBox="0.0 0.0 247.859 258.209" svg:d="M 22436.159 11048.160 L 22486.259 11048.160 L 22560.539 11266.470 L 22634.279 11048.160 L 22684.019 11048.160 L 22684.019 11306.370 L 22650.629 11306.370 L 22650.629 11153.970 C 22650.629 11148.690 22650.749 11139.960 22650.989 11127.780 C 22651.229 11115.600 22651.349 11102.520 22651.349 11088.570 L 22577.639 11306.370 L 22542.959 11306.370 L 22468.559 11088.570 L 22468.559 11096.490 C 22468.559 11102.820 22468.739 11112.450 22469.099 11125.410 C 22469.459 11138.370 22469.639 11147.880 22469.639 11153.970 L 22469.639 11306.370 L 22436.249 11306.370 L 22436.249 11048.160 L 22436.159 11048.160 Z">
            <!-- 20 nodes -->
          </draw:path>
        </draw:g>
        <!-- id="g4533" -->
        <draw:g id="g4537">
          <draw:path id="path4539" draw:style-name="style6" draw:layer="layout" svg:x="12.174cm" svg:y="5.530cm" svg:width="0.294cm" svg:height="0.239cm" svg:viewBox="0.0 0.0 294.989 239.759" svg:d="M 24454.259 11083.920 C 24466.199 11095.110 24472.199 11108.550 24472.199 11124.300 C 24472.199 11139.990 24466.229 11153.460 24454.259 11164.590 C 24442.289 11175.720 24427.829 11181.300 24410.849 11181.300 C 24393.989 11181.300 24379.559 11175.720 24367.619 11164.590 C 24355.679 11153.460 24349.679 11140.020 24349.679 11124.300 C 24349.679 11108.580 24355.649 11095.110 24367.619 11083.920 C 24379.589 11072.730 24393.989 11067.090 24410.849 11067.090 C 24427.859 11067.090 24442.319 11072.730 24454.259 11083.920 L 24454.259 11083.920 ZM 24436.619 11148.090 C 24443.699 11141.490 24447.239 11133.540 24447.239 11124.270 C 24447.239 11114.970 24443.699 11107.050 24436.619 11100.420 C 24429.539 11093.820 24420.959 11090.520 24410.879 11090.520 C 24400.919 11090.520 24392.399 11093.790 24385.289 11100.360 C 24378.209 11106.900 24374.669 11114.850 24374.669 11124.270 C 24374.669 11133.540 24378.209 11141.490 24385.289 11148.090 C 24392.369 11154.690 24400.919 11158.020 24410.879 11158.020 C 24420.929 11158.020 24429.509 11154.690 24436.619 11148.090 L 24436.619 11148.090 ZM 24557.999 11061.060 L 24577.619 11061.060 L 24436.829 11300.820 L 24417.209 11300.820 L 24557.999 11061.060 L 24557.999 11061.060 ZM 24626.729 11197.170 C 24638.669 11208.330 24644.669 11221.770 24644.669 11237.550 C 24644.669 11253.270 24638.699 11266.740 24626.729 11277.870 C 24614.789 11289.030 24600.359 11294.640 24583.499 11294.640 C 24566.519 11294.640 24552.029 11289.030 24540.089 11277.870 C 24528.149 11266.740 24522.149 11253.300 24522.149 11237.550 C 24522.149 11221.800 24528.119 11208.330 24540.089 11197.170 C 24552.029 11186.040 24566.519 11180.430 24583.499 11180.430 C 24600.359 11180.430 24614.759 11186.040 24626.729 11197.170 L 24626.729 11197.170 ZM 24609.059 11261.400 C 24616.139 11254.770 24619.679 11246.850 24619.679 11237.550 C 24619.679 11228.220 24616.139 11220.270 24609.059 11213.640 C 24601.979 11207.010 24593.429 11203.710 24583.469 11203.710 C 24573.389 11203.710 24564.809 11207.010 24557.729 11213.640 C 24550.649 11220.270 24547.109 11228.220 24547.109 11237.550 C 24547.109 11246.850 24550.649 11254.770 24557.729 11261.400 C 24564.809 11268.060 24573.389 11271.360 24583.469 11271.360 C 24593.429 11271.360 24601.949 11268.030 24609.059 11261.400 L 24609.059 11261.400 Z">
            <!-- 46 nodes -->
          </draw:path>
        </draw:g>
        <!-- id="g4537" -->
        <draw:g id="g4541">
          <draw:path id="path4543" draw:style-name="style6" draw:layer="layout" svg:x="12.185cm" svg:y="5.853cm" svg:width="0.149cm" svg:height="0.250cm" svg:viewBox="0.0 0.0 149.249 250.739" svg:d="M 24403.829 11777.610 L 24403.829 11894.040 C 24403.829 11903.010 24405.329 11910.330 24408.269 11915.970 C 24413.759 11926.470 24423.959 11931.690 24438.899 11931.690 C 24460.349 11931.690 24474.959 11922.480 24482.729 11904.150 C 24486.959 11894.340 24489.059 11880.870 24489.059 11863.710 L 24489.059 11777.610 L 24520.709 11777.610 L 24520.709 11952.990 L 24490.829 11952.990 L 24491.189 11927.160 C 24487.139 11933.790 24482.159 11939.400 24476.189 11944.020 C 24464.309 11953.200 24449.969 11957.760 24433.049 11957.760 C 24406.709 11957.760 24388.769 11949.450 24379.229 11932.740 C 24374.039 11923.770 24371.459 11911.830 24371.459 11896.860 L 24371.459 11777.610 L 24403.829 11777.610 L 24403.829 11777.610 ZM 24471.329 11754.360 L 24447.239 11754.360 L 24400.139 11707.020 L 24439.349 11707.020 L 24471.329 11754.360 L 24471.329 11754.360 Z">
            <!-- 24 nodes -->
          </draw:path>
        </draw:g>
        <!-- id="g4541" -->
        <draw:g id="g4545">
          <draw:path id="path4547" draw:style-name="style6" draw:layer="layout" svg:x="13.125cm" svg:y="5.510cm" svg:width="0.205cm" svg:height="0.336cm" svg:viewBox="0.0 0.0 205.259 336.899" svg:d="M 26339.879 11021.160 L 26311.289 11192.130 C 26310.809 11194.680 26310.539 11196.900 26310.359 11198.790 C 26310.179 11200.680 26310.089 11202.780 26310.089 11205.000 C 26310.089 11212.320 26311.169 11218.140 26313.359 11222.370 C 26317.439 11230.140 26325.089 11234.010 26336.369 11234.010 C 26353.199 11234.010 26367.419 11225.970 26379.089 11209.920 C 26390.759 11193.870 26398.379 11175.060 26401.979 11153.550 L 26423.969 11021.160 L 26456.159 11021.160 L 26416.199 11262.720 L 26385.779 11262.720 L 26393.099 11222.160 C 26390.549 11228.790 26385.089 11236.650 26376.749 11245.830 C 26362.499 11261.310 26346.719 11269.020 26329.349 11269.020 C 26323.889 11269.020 26318.339 11267.730 26312.669 11265.210 C 26306.999 11262.630 26302.829 11259.690 26300.159 11256.420 L 26283.269 11358.060 L 26250.899 11358.060 L 26307.509 11021.160 L 26339.879 11021.160 L 26339.879 11021.160 Z">
            <!-- 22 nodes -->
          </draw:path>
        </draw:g>
        <!-- id="g4545" -->
        <draw:g id="g4549">
          <draw:path id="path4551" draw:style-name="style6" draw:layer="layout" svg:x="13.148cm" svg:y="5.882cm" svg:width="0.110cm" svg:height="0.132cm" svg:viewBox="0.0 0.0 110.729 132.869" svg:d="M 26362.739 11765.940 L 26362.739 11816.220 L 26401.079 11799.240 L 26408.069 11824.170 L 26369.759 11840.190 L 26393.489 11882.790 L 26376.089 11898.810 L 26353.139 11854.530 L 26329.859 11898.810 L 26311.919 11882.790 L 26336.009 11840.190 L 26297.339 11824.170 L 26304.359 11799.090 L 26342.339 11816.700 L 26342.339 11765.970 L 26362.739 11765.970 L 26362.739 11765.940 Z">
            <!-- 17 nodes -->
          </draw:path>
        </draw:g>
        <!-- id="g4549" -->
        <draw:g id="g4553">
          <draw:path id="path4555" draw:style-name="style6" draw:layer="layout" svg:x="12.950cm" svg:y="4.572cm" svg:width="0.182cm" svg:height="0.222cm" svg:viewBox="0.0 0.0 182.099 222.239" svg:d="M 25902.629 9345.180 C 25915.859 9337.380 25926.539 9328.770 25934.609 9319.380 C 25942.679 9309.990 25946.729 9299.730 25946.729 9288.720 C 25946.729 9285.570 25945.979 9281.850 25944.449 9277.620 C 25943.519 9274.950 25941.929 9271.320 25939.709 9266.700 L 25900.859 9266.700 L 25900.859 9251.280 L 25928.459 9251.280 C 25928.459 9251.820 25926.509 9248.700 25922.579 9242.070 C 25918.649 9235.380 25916.039 9230.520 25914.749 9227.490 C 25913.579 9224.610 25912.589 9221.310 25911.749 9217.530 C 25910.939 9213.720 25910.519 9209.640 25910.519 9205.320 C 25910.519 9189.930 25917.959 9176.160 25932.839 9163.980 C 25947.719 9151.800 25969.049 9145.740 25996.829 9145.740 C 26022.959 9145.740 26042.729 9151.740 26056.169 9163.770 C 26069.579 9175.800 26076.479 9192.840 26076.809 9214.800 L 26044.289 9214.800 C 26044.289 9199.920 26040.149 9188.610 26031.899 9180.870 C 26023.649 9173.130 26011.079 9169.260 25994.189 9169.260 C 25977.779 9169.260 25965.359 9172.860 25956.929 9180.090 C 25948.499 9187.350 25944.269 9196.140 25944.269 9206.520 C 25944.269 9211.620 25945.589 9216.900 25948.229 9222.330 C 25950.869 9227.730 25956.449 9237.390 25965.029 9251.280 L 26022.689 9251.280 L 26022.689 9266.700 L 25972.949 9266.700 C 25974.119 9271.200 25974.959 9274.800 25975.499 9277.320 C 25976.039 9279.840 25976.279 9282.570 25976.279 9285.330 C 25976.279 9295.170 25972.769 9304.890 25965.719 9314.520 C 25958.669 9324.150 25947.659 9333.690 25932.659 9343.140 C 25940.759 9339.720 25948.709 9336.960 25956.569 9334.950 C 25964.429 9332.940 25972.109 9331.920 25979.609 9331.920 C 25988.039 9331.920 25999.199 9333.690 26013.089 9337.170 C 26026.979 9340.650 26036.099 9342.420 26040.419 9342.420 C 26045.939 9342.420 26050.979 9341.550 26055.539 9339.750 C 26058.359 9338.670 26062.619 9336.420 26068.379 9332.940 L 26082.959 9352.890 C 26076.389 9357.330 26070.539 9360.630 26065.379 9362.790 C 26056.829 9366.240 26047.739 9367.980 26038.139 9367.980 C 26031.119 9367.980 26019.299 9365.730 26002.709 9361.170 C 25986.119 9356.610 25973.039 9354.360 25963.409 9354.360 C 25954.499 9354.360 25946.069 9355.620 25938.089 9358.200 C 25933.409 9359.790 25927.379 9362.460 25919.969 9366.180 L 25902.629 9345.180 L 25902.629 9345.180 Z">
            <!-- 45 nodes -->
          </draw:path>
        </draw:g>
        <!-- id="g4553" -->
        <draw:g id="g4557">
          <draw:path id="path4559" draw:style-name="style6" draw:layer="layout" svg:x="12.951cm" svg:y="4.857cm" svg:width="0.175cm" svg:height="0.269cm" svg:viewBox="0.0 0.0 175.259 269.909" svg:d="M 25928.249 9753.660 C 25941.329 9741.630 25959.629 9735.540 25983.179 9735.330 L 25983.179 9715.680 L 25999.889 9715.680 L 25999.889 9735.060 C 26023.199 9736.440 26041.109 9742.200 26053.589 9752.370 C 26066.069 9762.570 26072.609 9776.010 26073.179 9792.750 L 26042.429 9792.750 C 26041.619 9785.250 26039.219 9778.770 26035.229 9773.370 C 26027.849 9763.410 26016.059 9758.190 25999.889 9757.710 L 25999.889 9829.710 C 26027.069 9836.130 26045.519 9842.130 26055.269 9847.770 C 26071.079 9857.070 26078.999 9870.750 26078.999 9888.870 C 26078.999 9915.120 26068.859 9933.750 26048.579 9944.760 C 26037.329 9950.880 26021.099 9954.900 25999.889 9956.880 L 25999.889 9985.590 L 25983.179 9985.590 L 25983.179 9956.880 C 25949.069 9955.020 25925.939 9944.880 25913.759 9926.400 C 25907.069 9916.440 25903.739 9903.000 25903.739 9886.020 L 25934.849 9886.020 C 25935.779 9899.550 25938.329 9909.390 25942.469 9915.600 C 25949.789 9926.730 25963.349 9933.000 25983.179 9934.380 L 25983.179 9853.770 C 25957.739 9849.720 25938.959 9843.000 25926.839 9833.490 C 25914.719 9824.070 25908.659 9810.930 25908.659 9794.160 C 25908.659 9779.160 25915.169 9765.690 25928.249 9753.660 L 25928.249 9753.660 ZM 25951.889 9815.310 C 25959.629 9820.830 25970.039 9824.670 25983.179 9826.860 L 25983.179 9757.350 C 25967.699 9757.860 25956.689 9761.760 25950.119 9769.200 C 25943.549 9776.580 25940.279 9784.350 25940.279 9792.390 C 25940.279 9802.140 25944.149 9809.790 25951.889 9815.310 L 25951.889 9815.310 ZM 26041.349 9916.590 C 26045.339 9910.680 26047.319 9903.840 26047.319 9896.040 C 26047.319 9883.710 26041.919 9874.350 26031.149 9867.900 C 26024.939 9864.150 26014.499 9860.640 25999.859 9857.280 L 25999.859 9935.070 C 26019.929 9934.290 26033.759 9928.140 26041.349 9916.590 L 26041.349 9916.590 Z">
            <!-- 42 nodes -->
          </draw:path>
        </draw:g>
        <!-- id="g4557" -->
        <draw:g id="g4561">
          <draw:path id="path4563" draw:style-name="style6" draw:layer="layout" svg:x="11.943cm" svg:y="4.552cm" svg:width="0.092cm" svg:height="0.103cm" svg:viewBox="0.0 0.0 92.099 103.349" svg:d="M 23919.629 9104.700 L 23914.559 9208.050 L 23893.409 9208.050 L 23887.979 9104.700 L 23919.629 9104.700 L 23919.629 9104.700 ZM 23980.079 9104.700 L 23974.799 9208.050 L 23953.529 9208.050 L 23948.069 9104.700 L 23980.079 9104.700 L 23980.079 9104.700 Z">
            <!-- 12 nodes -->
          </draw:path>
        </draw:g>
        <!-- id="g4561" -->
        <draw:g id="g4565">
          <draw:path id="path4567" draw:style-name="style6" draw:layer="layout" svg:x="11.934cm" svg:y="4.912cm" svg:width="0.150cm" svg:height="0.151cm" svg:viewBox="0.0 0.0 150.839 151.709" svg:d="M 23958.239 9824.700 L 24020.279 9976.410 L 23991.629 9976.410 L 23944.889 9859.890 L 23898.269 9976.410 L 23869.439 9976.410 L 23931.149 9824.700 L 23958.239 9824.700 L 23958.239 9824.700 Z">
            <!-- 9 nodes -->
          </draw:path>
        </draw:g>
        <!-- id="g4565" -->
        <draw:g id="g4569">
          <draw:path id="path4571" draw:style-name="style6" draw:layer="layout" svg:x="1.851cm" svg:y="3.560cm" svg:width="0.063cm" svg:height="0.225cm" svg:viewBox="0.0 0.0 63.269 225.899" svg:d="M 3765.629 7346.460 L 3744.539 7346.460 L 3744.539 7170.420 C 3739.469 7176.750 3732.809 7183.110 3724.559 7189.470 C 3716.309 7195.800 3708.929 7200.570 3702.359 7203.750 L 3702.359 7177.050 C 3714.149 7169.790 3724.469 7160.970 3733.289 7150.650 C 3742.109 7140.300 3748.349 7130.280 3752.039 7120.560 L 3765.629 7120.560 L 3765.629 7346.460 L 3765.629 7346.460 Z">
            <!-- 11 nodes -->
          </draw:path>
        </draw:g>
        <!-- id="g4569" -->
        <draw:g id="g4573">
          <draw:path id="path4575" draw:style-name="style6" draw:layer="layout" svg:x="1.835cm" svg:y="3.871cm" svg:width="0.144cm" svg:height="0.234cm" svg:viewBox="0.0 0.0 144.209 234.029" svg:d="M 3774.359 7945.740 C 3767.399 7955.880 3759.839 7963.470 3751.619 7968.540 C 3743.429 7973.580 3734.549 7976.130 3725.009 7976.130 C 3707.429 7976.130 3693.479 7968.360 3683.159 7952.790 C 3674.789 7940.130 3670.619 7925.940 3670.619 7910.310 C 3670.619 7896.360 3674.039 7883.820 3680.879 7872.630 C 3687.719 7861.410 3697.919 7851.570 3711.509 7843.080 C 3703.769 7831.410 3698.609 7821.960 3696.029 7814.700 C 3693.449 7807.440 3692.159 7800.390 3692.159 7793.670 C 3692.159 7780.170 3696.209 7768.410 3704.279 7758.450 C 3712.349 7748.490 3722.549 7743.480 3734.819 7743.480 C 3746.549 7743.480 3756.119 7748.190 3763.589 7757.610 C 3771.059 7767.030 3774.779 7778.310 3774.779 7791.540 C 3774.779 7812.900 3763.949 7831.170 3742.319 7846.320 L 3773.129 7897.740 C 3776.639 7888.710 3779.369 7878.300 3781.319 7866.450 L 3803.219 7872.570 C 3799.469 7892.220 3794.399 7908.360 3787.979 7921.050 C 3795.869 7934.760 3804.809 7946.280 3814.829 7955.580 L 3800.639 7977.510 C 3792.239 7970.340 3783.449 7959.750 3774.359 7945.740 L 3774.359 7945.740 ZM 3761.129 7923.960 L 3722.459 7861.170 C 3711.059 7870.080 3703.349 7878.330 3699.359 7885.950 C 3695.369 7893.600 3693.389 7901.130 3693.389 7908.600 C 3693.389 7917.720 3696.149 7927.170 3701.699 7936.980 C 3707.249 7946.790 3715.109 7951.710 3725.249 7951.710 C 3731.579 7951.710 3738.119 7949.130 3744.869 7943.970 C 3751.649 7938.810 3757.079 7932.120 3761.129 7923.960 L 3761.129 7923.960 ZM 3731.489 7828.500 C 3740.639 7821.420 3746.549 7815.240 3749.249 7809.930 C 3751.949 7804.590 3753.299 7798.710 3753.299 7792.260 C 3753.299 7784.580 3751.439 7778.310 3747.719 7773.450 C 3743.999 7768.620 3739.379 7766.160 3733.829 7766.160 C 3728.129 7766.160 3723.389 7768.560 3719.579 7773.360 C 3715.799 7778.190 3713.909 7784.070 3713.909 7791.030 C 3713.909 7794.510 3714.599 7798.140 3715.949 7802.010 C 3717.299 7805.820 3719.369 7809.930 3722.099 7814.190 L 3731.489 7828.500 L 3731.489 7828.500 Z">
            <!-- 42 nodes -->
          </draw:path>
        </draw:g>
        <!-- id="g4573" -->
        <draw:g id="g4577">
          <draw:path id="path4579" draw:style-name="style6" draw:layer="layout" svg:x="2.831cm" svg:y="3.589cm" svg:width="0.113cm" svg:height="0.225cm" svg:viewBox="0.0 0.0 113.567 225.929" svg:d="M 5775.612 7378.800 L 5775.612 7405.350 L 5662.062 7405.350 C 5661.912 7398.690 5662.722 7392.300 5664.522 7386.150 C 5667.402 7376.040 5672.022 7366.050 5678.412 7356.210 C 5684.772 7346.400 5693.982 7335.030 5706.012 7322.130 C 5724.702 7302.090 5737.302 7286.190 5743.872 7274.490 C 5750.442 7262.790 5753.712 7251.690 5753.712 7241.280 C 5753.712 7230.330 5750.712 7221.090 5744.742 7213.560 C 5738.772 7206.060 5730.972 7202.280 5721.372 7202.280 C 5711.232 7202.280 5703.102 7206.270 5697.012 7214.250 C 5690.922 7222.230 5687.832 7233.270 5687.742 7247.400 L 5666.052 7244.490 C 5667.522 7223.310 5673.132 7207.170 5682.822 7196.070 C 5692.512 7184.970 5705.502 7179.420 5721.852 7179.420 C 5738.322 7179.420 5751.372 7185.420 5761.002 7197.390 C 5770.632 7209.360 5775.402 7224.210 5775.402 7241.880 C 5775.402 7250.880 5773.992 7259.730 5771.172 7268.430 C 5768.352 7277.130 5763.672 7286.280 5757.162 7295.910 C 5750.652 7305.510 5739.792 7318.710 5724.642 7335.510 C 5711.982 7349.430 5703.852 7358.850 5700.282 7363.830 C 5696.712 7368.810 5693.712 7373.790 5691.372 7378.800 L 5775.612 7378.800 L 5775.612 7378.800 Z">
            <!-- 24 nodes -->
          </draw:path>
        </draw:g>
        <!-- id="g4577" -->
        <draw:g id="g4581">
          <draw:path id="path4583" draw:style-name="style6" draw:layer="layout" svg:x="2.832cm" svg:y="3.903cm" svg:width="0.114cm" svg:height="0.229cm" svg:viewBox="0.0 0.0 114.689 229.889" svg:d="M 5757.359 7981.260 L 5779.169 7984.770 C 5775.719 8001.450 5769.359 8014.380 5760.059 8023.590 C 5750.759 8032.830 5738.879 8037.390 5724.419 8037.390 C 5706.209 8037.390 5691.779 8030.070 5681.129 8015.400 C 5670.479 8000.730 5665.139 7980.120 5665.139 7953.600 C 5665.139 7926.180 5670.539 7904.910 5681.309 7889.760 C 5692.079 7874.610 5706.089 7867.050 5723.249 7867.050 C 5739.899 7867.050 5753.489 7874.460 5764.019 7889.310 C 5774.579 7904.130 5779.829 7924.980 5779.829 7951.890 C 5779.829 7953.540 5779.799 7956.000 5779.709 7959.270 L 5686.889 7959.270 C 5687.669 7977.210 5691.539 7990.920 5698.499 8000.400 C 5705.459 8009.910 5714.129 8014.710 5724.509 8014.710 C 5732.249 8014.710 5738.849 8012.010 5744.309 8006.700 C 5749.769 8001.390 5754.149 7992.930 5757.359 7981.260 L 5757.359 7981.260 ZM 5688.119 7936.590 L 5757.599 7936.590 C 5756.669 7922.880 5753.999 7912.590 5749.619 7905.750 C 5742.899 7895.100 5734.199 7889.790 5723.489 7889.790 C 5713.799 7889.790 5705.669 7894.050 5699.069 7902.540 C 5692.469 7911.030 5688.809 7922.370 5688.119 7936.590 L 5688.119 7936.590 ZM 5710.829 7850.490 L 5726.429 7807.500 L 5754.089 7807.500 L 5728.319 7850.490 L 5710.829 7850.490 L 5710.829 7850.490 Z">
            <!-- 30 nodes -->
          </draw:path>
          <draw:path id="path4585" draw:style-name="style6" draw:layer="layout" svg:x="3.034cm" svg:y="3.994cm" svg:width="0.119cm" svg:height="0.050cm" svg:viewBox="0.0 0.0 119.819 50.369" svg:d="M 6068.279 8038.650 L 6068.279 8007.180 C 6076.559 7994.910 6087.419 7988.760 6100.859 7988.760 C 6105.539 7988.760 6110.459 7989.660 6115.619 7991.460 C 6120.779 7993.260 6128.129 7996.800 6137.639 8002.110 C 6143.039 8005.110 6147.059 8007.030 6149.759 8007.960 C 6152.459 8008.830 6155.159 8009.310 6157.889 8009.310 C 6162.959 8009.310 6168.209 8007.330 6173.639 8003.340 C 6179.069 7999.350 6183.899 7994.340 6188.099 7988.280 L 6188.099 8020.860 C 6183.089 8026.980 6178.049 8031.450 6172.919 8034.180 C 6167.819 8036.970 6162.029 8038.320 6155.639 8038.320 C 6150.959 8038.320 6146.489 8037.630 6142.229 8036.190 C 6137.969 8034.750 6131.219 8031.360 6121.949 8025.900 C 6112.679 8020.470 6104.969 8017.770 6098.819 8017.770 C 6093.809 8017.770 6089.099 8019.180 6084.689 8022.000 C 6080.279 8024.820 6074.819 8030.340 6068.279 8038.650 L 6068.279 8038.650 Z">
            <!-- 18 nodes -->
          </draw:path>
        </draw:g>
        <!-- id="g4581" -->
        <draw:g id="g4587">
          <draw:path id="path4589" draw:style-name="style6" draw:layer="layout" svg:x="3.739cm" svg:y="3.570cm" svg:width="0.112cm" svg:height="0.229cm" svg:viewBox="0.0 0.0 112.469 229.949" svg:d="M 7479.539 7306.920 L 7500.629 7303.230 C 7503.059 7318.860 7507.169 7330.170 7512.989 7337.070 C 7518.809 7343.970 7525.889 7347.420 7534.259 7347.420 C 7544.189 7347.420 7552.559 7342.920 7559.399 7333.920 C 7566.239 7324.920 7569.659 7313.760 7569.659 7300.470 C 7569.659 7287.780 7566.509 7277.340 7560.179 7269.090 C 7553.849 7260.840 7545.809 7256.730 7536.029 7256.730 C 7532.039 7256.730 7527.089 7257.750 7521.149 7259.820 L 7523.489 7235.550 C 7524.899 7235.760 7526.009 7235.850 7526.879 7235.850 C 7535.849 7235.850 7543.949 7232.790 7551.149 7226.640 C 7558.349 7220.490 7561.919 7211.040 7561.919 7198.260 C 7561.919 7188.150 7559.309 7179.750 7554.059 7173.090 C 7548.809 7166.430 7542.059 7163.100 7533.779 7163.100 C 7525.589 7163.100 7518.749 7166.460 7513.259 7173.210 C 7507.769 7179.960 7504.289 7190.100 7502.699 7203.600 L 7481.609 7198.680 C 7484.189 7180.140 7490.039 7165.800 7499.189 7155.630 C 7508.339 7145.460 7519.709 7140.360 7533.299 7140.360 C 7542.659 7140.360 7551.299 7143.000 7559.189 7148.280 C 7567.079 7153.560 7573.109 7160.730 7577.309 7169.850 C 7581.509 7178.970 7583.579 7188.630 7583.579 7198.860 C 7583.579 7208.580 7581.599 7217.430 7577.609 7225.410 C 7573.619 7233.390 7567.709 7239.750 7559.909 7244.430 C 7570.049 7247.490 7577.969 7253.850 7583.579 7263.540 C 7589.189 7273.230 7592.009 7285.320 7592.009 7299.840 C 7592.009 7319.490 7586.549 7336.140 7575.599 7349.820 C 7564.649 7363.470 7550.819 7370.310 7534.109 7370.310 C 7519.049 7370.310 7506.509 7364.430 7496.549 7352.670 C 7486.649 7340.910 7480.949 7325.640 7479.539 7306.920 L 7479.539 7306.920 Z">
            <!-- 32 nodes -->
          </draw:path>
        </draw:g>
        <!-- id="g4587" -->
        <draw:g id="g4591">
          <draw:path id="path4593" draw:style-name="style6" draw:layer="layout" svg:x="3.740cm" svg:y="3.885cm" svg:width="0.062cm" svg:height="0.079cm" svg:viewBox="0.0 0.0 62.939 79.679" svg:d="M 7487.309 7850.580 L 7481.459 7807.740 L 7481.459 7770.900 L 7505.489 7770.900 L 7505.489 7807.740 L 7500.209 7850.580 L 7487.309 7850.580 L 7487.309 7850.580 ZM 7526.099 7850.580 L 7520.369 7807.740 L 7520.369 7770.900 L 7544.399 7770.900 L 7544.399 7807.740 L 7538.759 7850.580 L 7526.099 7850.580 L 7526.099 7850.580 Z">
            <!-- 16 nodes -->
          </draw:path>
          <draw:path id="path4595" draw:style-name="style6" draw:layer="layout" svg:x="3.884cm" svg:y="3.881cm" svg:width="0.127cm" svg:height="0.232cm" svg:viewBox="0.0 0.0 127.979 232.679" svg:d="M 7777.679 7995.960 L 7787.879 7930.560 L 7768.079 7930.560 L 7768.079 7907.700 L 7791.389 7907.700 L 7800.059 7851.990 L 7768.079 7851.990 L 7768.079 7829.130 L 7803.599 7829.130 L 7813.799 7763.280 L 7831.379 7763.280 L 7821.179 7829.130 L 7858.079 7829.130 L 7868.279 7763.280 L 7885.979 7763.280 L 7875.779 7829.130 L 7896.059 7829.130 L 7896.059 7851.990 L 7872.269 7851.990 L 7863.479 7907.700 L 7896.059 7907.700 L 7896.059 7930.560 L 7859.969 7930.560 L 7849.769 7995.960 L 7832.189 7995.960 L 7842.269 7930.560 L 7805.459 7930.560 L 7795.259 7995.960 L 7777.679 7995.960 L 7777.679 7995.960 ZM 7808.969 7907.700 L 7845.779 7907.700 L 7854.569 7851.990 L 7817.669 7851.990 L 7808.969 7907.700 L 7808.969 7907.700 Z">
            <!-- 36 nodes -->
          </draw:path>
        </draw:g>
        <!-- id="g4591" -->
        <draw:g id="g4597">
          <draw:path id="path4599" draw:style-name="style6" draw:layer="layout" svg:x="4.682cm" svg:y="3.549cm" svg:width="0.118cm" svg:height="0.224cm" svg:viewBox="0.0 0.0 118.799 224.999" svg:d="M 9440.219 7324.140 L 9440.219 7270.260 L 9365.699 7270.260 L 9365.699 7244.940 L 9444.089 7099.140 L 9461.309 7099.140 L 9461.309 7244.940 L 9484.499 7244.940 L 9484.499 7270.260 L 9461.309 7270.260 L 9461.309 7324.140 L 9440.219 7324.140 L 9440.219 7324.140 ZM 9440.219 7244.940 L 9440.219 7143.480 L 9386.429 7244.940 L 9440.219 7244.940 L 9440.219 7244.940 Z">
            <!-- 18 nodes -->
          </draw:path>
        </draw:g>
        <!-- id="g4597" -->
        <draw:g id="g4601">
          <draw:path id="path4603" draw:style-name="style6" draw:layer="layout" svg:x="4.690cm" svg:y="3.863cm" svg:width="0.024cm" svg:height="0.079cm" svg:viewBox="0.0 0.0 24.029 79.649" svg:d="M 9386.039 7807.410 L 9380.639 7765.380 L 9380.639 7727.760 L 9404.669 7727.760 L 9404.669 7765.380 L 9399.029 7807.410 L 9386.039 7807.410 L 9386.039 7807.410 Z">
            <!-- 8 nodes -->
          </draw:path>
          <draw:path id="path4605" draw:style-name="style6" draw:layer="layout" svg:x="4.798cm" svg:y="3.860cm" svg:width="0.067cm" svg:height="0.294cm" svg:viewBox="0.0 0.0 67.859 294.989" svg:d="M 9597.899 7854.990 C 9603.899 7854.780 9608.819 7852.650 9612.599 7848.600 C 9616.379 7844.550 9618.899 7839.030 9620.159 7831.950 C 9621.419 7824.870 9622.049 7812.810 9622.139 7795.740 C 9622.229 7778.640 9622.469 7767.390 9622.829 7761.960 C 9623.519 7753.380 9624.839 7746.450 9626.759 7741.260 C 9628.679 7736.070 9631.049 7731.900 9633.839 7728.750 C 9636.629 7725.600 9640.259 7723.260 9644.609 7721.640 C 9647.579 7720.590 9652.439 7720.080 9659.129 7720.080 L 9665.699 7720.080 L 9665.699 7744.200 L 9662.069 7744.200 C 9653.939 7744.200 9648.569 7746.090 9645.899 7749.930 C 9643.229 7753.770 9641.909 7762.350 9641.909 7775.640 C 9641.909 7802.430 9641.459 7819.350 9640.619 7826.430 C 9639.209 7837.350 9636.809 7845.810 9633.419 7851.750 C 9630.029 7857.690 9624.689 7862.940 9617.429 7867.560 C 9626.009 7872.240 9632.249 7879.440 9636.119 7889.130 C 9639.989 7898.820 9641.909 7914.630 9641.909 7936.620 C 9641.909 7956.570 9642.059 7968.450 9642.389 7972.230 C 9643.019 7979.190 9644.579 7984.080 9647.129 7986.810 C 9649.679 7989.540 9654.659 7990.980 9662.069 7990.980 L 9665.699 7990.980 L 9665.699 8015.070 L 9659.129 8015.070 C 9651.479 8015.070 9645.929 8014.260 9642.479 8012.610 C 9637.469 8010.270 9633.329 8006.460 9630.059 8001.180 C 9626.789 7995.900 9624.629 7989.240 9623.669 7981.140 C 9622.709 7973.040 9622.169 7959.810 9622.079 7941.420 C 9621.989 7922.970 9621.359 7910.250 9620.099 7903.200 C 9618.839 7896.150 9616.319 7890.570 9612.539 7886.460 C 9608.759 7882.350 9603.839 7880.220 9597.839 7880.010 L 9597.839 7854.990 L 9597.899 7854.990 Z">
            <!-- 34 nodes -->
          </draw:path>
        </draw:g>
        <!-- id="g4601" -->
        <draw:g id="g4607">
          <draw:path id="path4609" draw:style-name="style6" draw:layer="layout" svg:x="5.686cm" svg:y="3.570cm" svg:width="0.113cm" svg:height="0.225cm" svg:viewBox="0.0 0.0 113.939 225.779" svg:d="M 11372.759 7303.650 L 11394.899 7301.190 C 11396.549 7315.320 11400.359 7325.940 11406.329 7333.050 C 11412.299 7340.160 11419.499 7343.700 11427.959 7343.700 C 11438.129 7343.700 11446.709 7338.690 11453.729 7328.670 C 11460.749 7318.650 11464.289 7305.360 11464.289 7288.770 C 11464.289 7273.020 11460.929 7260.600 11454.149 7251.480 C 11447.369 7242.390 11438.519 7237.830 11427.599 7237.830 C 11420.789 7237.830 11414.669 7239.840 11409.209 7243.890 C 11403.749 7247.940 11399.459 7253.190 11396.309 7259.610 L 11376.509 7256.220 L 11393.159 7140.660 L 11478.599 7140.660 L 11478.599 7167.060 L 11410.049 7167.060 L 11400.779 7227.540 C 11411.099 7218.120 11421.899 7213.410 11433.239 7213.410 C 11448.239 7213.410 11460.899 7220.220 11471.219 7233.810 C 11481.539 7247.400 11486.699 7264.920 11486.699 7286.310 C 11486.699 7306.680 11482.169 7324.260 11473.109 7339.110 C 11462.099 7357.320 11447.069 7366.440 11427.989 7366.440 C 11412.359 7366.440 11399.609 7360.710 11389.739 7349.250 C 11379.809 7337.760 11374.169 7322.580 11372.759 7303.650 L 11372.759 7303.650 Z">
            <!-- 24 nodes -->
          </draw:path>
        </draw:g>
        <!-- id="g4607" -->
        <draw:g id="g4611">
          <draw:path id="path4613" draw:style-name="style6" draw:layer="layout" svg:x="5.690cm" svg:y="3.877cm" svg:width="0.056cm" svg:height="0.295cm" svg:viewBox="0.0 0.0 56.729 295.019" svg:d="M 11423.519 8050.470 C 11411.879 8031.240 11402.039 8008.710 11393.999 7982.940 C 11385.929 7957.140 11381.939 7930.440 11381.939 7902.810 C 11381.939 7878.450 11384.969 7855.140 11390.969 7832.850 C 11397.989 7806.960 11408.879 7781.160 11423.549 7755.480 L 11438.669 7755.480 C 11429.219 7776.780 11422.979 7791.960 11419.919 7801.080 C 11415.149 7815.210 11411.399 7829.940 11408.669 7845.300 C 11405.309 7864.440 11403.629 7883.670 11403.629 7903.020 C 11403.629 7952.250 11415.329 8001.390 11438.669 8050.500 L 11423.519 8050.500 L 11423.519 8050.470 Z">
            <!-- 12 nodes -->
          </draw:path>
          <draw:path id="path4615" draw:style-name="style6" draw:layer="layout" svg:x="5.905cm" svg:y="3.881cm" svg:width="0.046cm" svg:height="0.287cm" svg:viewBox="0.0 0.0 46.529 287.489" svg:d="M 11811.959 8050.620 L 11811.959 7763.160 L 11858.489 7763.160 L 11858.489 7786.020 L 11833.049 7786.020 L 11833.049 8027.790 L 11858.489 8027.790 L 11858.489 8050.650 L 11811.959 8050.650 L 11811.959 8050.620 Z">
            <!-- 10 nodes -->
          </draw:path>
        </draw:g>
        <!-- id="g4611" -->
        <draw:g id="g4617">
          <draw:path id="path4619" draw:style-name="style6" draw:layer="layout" svg:x="6.608cm" svg:y="3.561cm" svg:width="0.113cm" svg:height="0.229cm" svg:viewBox="0.0 0.0 113.459 229.769" svg:d="M 13326.539 7179.480 L 13305.569 7181.640 C 13303.709 7170.810 13301.039 7162.920 13297.589 7158.000 C 13291.889 7150.110 13284.839 7146.180 13276.499 7146.180 C 13269.779 7146.180 13263.869 7148.640 13258.799 7153.560 C 13252.139 7159.890 13246.919 7169.160 13243.109 7181.340 C 13239.299 7193.520 13237.289 7210.860 13237.139 7233.360 C 13242.209 7223.220 13248.419 7215.720 13255.769 7210.800 C 13263.119 7205.880 13270.799 7203.420 13278.869 7203.420 C 13292.939 7203.420 13304.909 7210.200 13314.779 7223.760 C 13324.649 7237.320 13329.599 7254.840 13329.599 7276.320 C 13329.599 7290.450 13327.289 7303.560 13322.639 7315.680 C 13317.989 7327.800 13311.599 7337.100 13303.469 7343.550 C 13295.339 7350.000 13286.129 7353.210 13275.809 7353.210 C 13258.229 7353.210 13243.919 7344.750 13232.789 7327.800 C 13221.659 7310.850 13216.139 7282.950 13216.139 7244.070 C 13216.139 7200.600 13222.259 7168.980 13234.529 7149.210 C 13245.209 7132.020 13259.639 7123.440 13277.759 7123.440 C 13291.259 7123.440 13302.329 7128.420 13310.969 7138.320 C 13319.669 7148.280 13324.829 7161.990 13326.539 7179.480 L 13326.539 7179.480 ZM 13240.409 7276.470 C 13240.409 7285.980 13241.969 7295.100 13245.029 7303.800 C 13248.119 7312.500 13252.439 7319.130 13257.989 7323.690 C 13263.539 7328.250 13269.359 7330.530 13275.449 7330.530 C 13284.359 7330.530 13292.009 7325.820 13298.429 7316.400 C 13304.849 7307.010 13308.029 7294.200 13308.029 7278.030 C 13308.029 7262.460 13304.879 7250.220 13298.549 7241.280 C 13292.219 7232.310 13284.239 7227.840 13274.639 7227.840 C 13265.129 7227.840 13257.029 7232.310 13250.369 7241.280 C 13243.739 7250.190 13240.409 7261.950 13240.409 7276.470 L 13240.409 7276.470 Z">
            <!-- 32 nodes -->
          </draw:path>
        </draw:g>
        <!-- id="g4617" -->
        <draw:g id="g4621">
          <draw:path id="path4623" draw:style-name="style6" draw:layer="layout" svg:x="6.606cm" svg:y="4.006cm" svg:width="0.064cm" svg:height="0.027cm" svg:viewBox="0.0 0.0 64.799 27.779" svg:d="M 13213.379 8041.140 L 13213.379 8013.360 L 13278.179 8013.360 L 13278.179 8041.140 L 13213.379 8041.140 L 13213.379 8041.140 Z">
            <!-- 6 nodes -->
          </draw:path>
          <draw:path id="path4625" draw:style-name="style6" draw:layer="layout" svg:x="6.767cm" svg:y="3.873cm" svg:width="0.018cm" svg:height="0.294cm" svg:viewBox="0.0 0.0 18.389 294.989" svg:d="M 13535.399 8041.290 L 13535.399 7746.300 L 13553.789 7746.300 L 13553.789 8041.290 L 13535.399 8041.290 L 13535.399 8041.290 Z">
            <!-- 6 nodes -->
          </draw:path>
        </draw:g>
        <!-- id="g4621" -->
        <draw:g id="g4627">
          <draw:path id="path4629" draw:style-name="style6" draw:layer="layout" svg:x="7.556cm" svg:y="3.560cm" svg:width="0.111cm" svg:height="0.222cm" svg:viewBox="0.0 0.0 111.209 222.089" svg:d="M 15112.739 7148.310 L 15112.739 7121.760 L 15223.949 7121.760 L 15223.949 7143.240 C 15213.029 7158.480 15202.169 7178.760 15191.429 7204.020 C 15180.689 7229.280 15172.379 7255.260 15166.529 7281.990 C 15162.299 7300.800 15159.629 7321.410 15158.429 7343.850 L 15136.739 7343.850 C 15136.979 7326.150 15139.649 7304.760 15144.719 7279.680 C 15149.789 7254.630 15157.079 7230.450 15166.589 7207.170 C 15176.099 7183.890 15186.179 7164.270 15196.889 7148.310 L 15112.739 7148.310 L 15112.739 7148.310 Z">
            <!-- 13 nodes -->
          </draw:path>
        </draw:g>
        <!-- id="g4627" -->
        <draw:g id="g4631">
          <draw:path id="path4633" draw:style-name="style6" draw:layer="layout" svg:x="7.553cm" svg:y="3.871cm" svg:width="0.114cm" svg:height="0.229cm" svg:viewBox="0.0 0.0 114.689 229.889" svg:d="M 15199.799 7915.860 L 15221.609 7919.370 C 15218.189 7936.050 15211.799 7948.980 15202.499 7958.190 C 15193.199 7967.430 15181.319 7971.990 15166.859 7971.990 C 15148.679 7971.990 15134.219 7964.670 15123.569 7950.000 C 15112.919 7935.330 15107.579 7914.720 15107.579 7888.200 C 15107.579 7860.780 15112.979 7839.510 15123.749 7824.360 C 15134.519 7809.210 15148.499 7801.650 15165.689 7801.650 C 15182.339 7801.650 15195.929 7809.060 15206.459 7823.910 C 15217.019 7838.730 15222.269 7859.580 15222.269 7886.490 C 15222.269 7888.140 15222.239 7890.600 15222.149 7893.870 L 15129.329 7893.870 C 15130.109 7911.810 15133.979 7925.520 15140.939 7935.000 C 15147.869 7944.510 15156.569 7949.310 15166.949 7949.310 C 15174.689 7949.310 15181.289 7946.610 15186.749 7941.300 C 15192.209 7935.990 15196.619 7927.530 15199.799 7915.860 L 15199.799 7915.860 ZM 15130.559 7871.190 L 15200.039 7871.190 C 15199.109 7857.480 15196.439 7847.190 15192.059 7840.350 C 15185.339 7829.700 15176.609 7824.390 15165.929 7824.390 C 15156.239 7824.390 15148.079 7828.650 15141.509 7837.140 C 15134.939 7845.630 15131.249 7857.000 15130.559 7871.190 L 15130.559 7871.190 ZM 15179.189 7785.090 L 15162.209 7785.090 L 15135.149 7742.100 L 15163.379 7742.100 L 15179.189 7785.090 L 15179.189 7785.090 Z">
            <!-- 30 nodes -->
          </draw:path>
          <draw:path id="path4635" draw:style-name="style6" draw:layer="layout" svg:x="7.755cm" svg:y="3.871cm" svg:width="0.044cm" svg:height="0.042cm" svg:viewBox="0.0 0.0 44.039 42.989" svg:d="M 15555.239 7785.090 L 15538.259 7785.090 L 15511.199 7742.100 L 15539.429 7742.100 L 15555.239 7785.090 L 15555.239 7785.090 Z">
            <!-- 6 nodes -->
          </draw:path>
        </draw:g>
        <!-- id="g4631" -->
        <draw:g id="g4637">
          <draw:path id="path4639" draw:style-name="style6" draw:layer="layout" svg:x="8.562cm" svg:y="3.541cm" svg:width="0.113cm" svg:height="0.229cm" svg:viewBox="0.0 0.0 113.219 229.739" svg:d="M 17157.629 7187.400 C 17148.869 7183.200 17142.389 7177.230 17138.189 7169.460 C 17133.959 7161.660 17131.859 7152.360 17131.859 7141.500 C 17131.859 7125.120 17136.329 7111.380 17145.329 7100.220 C 17154.329 7089.060 17166.269 7083.480 17181.179 7083.480 C 17196.179 7083.480 17208.239 7089.180 17217.389 7100.580 C 17226.539 7111.980 17231.099 7125.900 17231.099 7142.250 C 17231.099 7152.690 17229.029 7161.750 17224.829 7169.490 C 17220.629 7177.230 17214.299 7183.170 17205.779 7187.370 C 17216.339 7191.870 17224.349 7199.160 17229.869 7209.180 C 17235.389 7219.230 17238.119 7231.170 17238.119 7245.090 C 17238.119 7264.350 17232.929 7280.520 17222.519 7293.600 C 17212.109 7306.680 17198.459 7313.220 17181.509 7313.220 C 17164.559 7313.220 17150.879 7306.650 17140.499 7293.510 C 17130.119 7280.370 17124.899 7263.990 17124.899 7244.310 C 17124.899 7229.700 17127.749 7217.430 17133.389 7207.530 C 17139.029 7197.630 17147.159 7191.000 17157.629 7187.400 L 17157.629 7187.400 ZM 17146.619 7244.490 C 17146.619 7252.380 17148.059 7260.000 17150.909 7267.380 C 17153.759 7274.730 17157.989 7280.460 17163.629 7284.480 C 17169.269 7288.500 17175.329 7290.540 17181.779 7290.540 C 17191.859 7290.540 17200.169 7286.280 17206.739 7277.790 C 17213.309 7269.300 17216.579 7258.500 17216.579 7245.420 C 17216.579 7232.130 17213.219 7221.090 17206.439 7212.390 C 17199.659 7203.720 17191.229 7199.340 17181.059 7199.340 C 17171.129 7199.340 17162.939 7203.660 17156.399 7212.240 C 17149.859 7220.820 17146.619 7231.590 17146.619 7244.490 L 17146.619 7244.490 ZM 17153.399 7140.600 C 17153.399 7151.220 17156.009 7159.950 17161.259 7166.670 C 17166.509 7173.450 17173.289 7176.810 17181.659 7176.810 C 17189.789 7176.810 17196.449 7173.480 17201.639 7166.760 C 17206.829 7160.040 17209.439 7151.850 17209.439 7142.130 C 17209.439 7131.990 17206.769 7123.500 17201.399 7116.570 C 17196.029 7109.640 17189.399 7106.190 17181.419 7106.190 C 17173.349 7106.190 17166.689 7109.550 17161.379 7116.330 C 17156.069 7123.080 17153.399 7131.180 17153.399 7140.600 L 17153.399 7140.600 Z">
            <!-- 39 nodes -->
          </draw:path>
        </draw:g>
        <!-- id="g4637" -->
        <draw:g id="g4641">
          <draw:path id="path4643" draw:style-name="style6" draw:layer="layout" svg:x="8.549cm" svg:y="4.124cm" svg:width="0.139cm" svg:height="0.019cm" svg:viewBox="0.0 0.0 139.799 19.949" svg:d="M 17098.259 8269.050 L 17098.259 8249.100 L 17238.059 8249.100 L 17238.059 8269.050 L 17098.259 8269.050 L 17098.259 8269.050 Z">
            <!-- 6 nodes -->
          </draw:path>
          <draw:path id="path4645" draw:style-name="style6" draw:layer="layout" svg:x="8.752cm" svg:y="3.853cm" svg:width="0.066cm" svg:height="0.232cm" svg:viewBox="0.0 0.0 66.659 232.679" svg:d="M 17555.639 7939.080 L 17505.839 7706.400 L 17522.819 7706.400 L 17572.499 7939.080 L 17555.639 7939.080 L 17555.639 7939.080 Z">
            <!-- 6 nodes -->
          </draw:path>
        </draw:g>
        <!-- id="g4641" -->
        <draw:g id="g4647">
          <draw:path id="path4649" draw:style-name="style6" draw:layer="layout" svg:x="9.525cm" svg:y="3.532cm" svg:width="0.112cm" svg:height="0.229cm" svg:viewBox="0.0 0.0 112.949 229.739" svg:d="M 19054.319 7238.730 L 19074.599 7236.270 C 19076.339 7248.780 19079.609 7257.810 19084.439 7263.450 C 19089.269 7269.090 19095.479 7271.880 19103.069 7271.880 C 19109.549 7271.880 19115.219 7269.960 19120.109 7266.060 C 19124.999 7262.190 19128.989 7256.970 19132.109 7250.490 C 19135.229 7243.980 19137.839 7235.220 19139.969 7224.180 C 19142.069 7213.110 19143.119 7201.860 19143.119 7190.430 C 19143.119 7189.200 19143.089 7187.340 19142.999 7184.910 C 19138.769 7193.700 19133.009 7200.840 19125.719 7206.300 C 19118.429 7211.790 19110.509 7214.520 19101.989 7214.520 C 19087.769 7214.520 19075.739 7207.770 19065.899 7194.270 C 19056.059 7180.770 19051.139 7162.950 19051.139 7140.840 C 19051.139 7118.040 19056.269 7099.650 19066.559 7085.760 C 19076.849 7071.870 19089.689 7064.880 19105.169 7064.880 C 19116.329 7064.880 19126.559 7068.810 19135.799 7076.700 C 19145.039 7084.590 19152.089 7095.810 19156.889 7110.390 C 19161.689 7124.970 19164.089 7146.060 19164.089 7173.690 C 19164.089 7202.430 19161.719 7225.320 19156.949 7242.360 C 19152.179 7259.400 19145.069 7272.360 19135.679 7281.270 C 19126.289 7290.180 19115.219 7294.620 19102.559 7294.620 C 19089.119 7294.620 19078.169 7289.730 19069.619 7279.950 C 19061.069 7270.170 19056.059 7256.460 19054.319 7238.730 L 19054.319 7238.730 ZM 19140.689 7139.430 C 19140.689 7123.590 19137.479 7110.990 19131.029 7101.690 C 19124.579 7092.360 19116.809 7087.710 19107.779 7087.710 C 19098.419 7087.710 19090.229 7092.720 19083.299 7102.740 C 19076.369 7112.760 19072.859 7125.780 19072.859 7141.710 C 19072.859 7156.050 19076.159 7167.690 19082.759 7176.630 C 19089.359 7185.570 19097.489 7190.070 19107.179 7190.070 C 19116.929 7190.070 19124.969 7185.600 19131.269 7176.630 C 19137.569 7167.660 19140.689 7155.300 19140.689 7139.430 L 19140.689 7139.430 Z">
            <!-- 34 nodes -->
          </draw:path>
        </draw:g>
        <!-- id="g4647" -->
        <draw:g id="g4651">
          <draw:path id="path4653" draw:style-name="style6" draw:layer="layout" svg:x="9.524cm" svg:y="3.905cm" svg:width="0.108cm" svg:height="0.228cm" svg:viewBox="0.0 0.0 108.389 228.239" svg:d="M 19137.659 7918.920 L 19158.389 7922.430 C 19156.139 7941.180 19150.319 7955.820 19140.989 7966.440 C 19131.629 7977.030 19120.199 7982.310 19106.609 7982.310 C 19089.599 7982.310 19075.889 7975.020 19065.539 7960.440 C 19055.189 7945.890 19049.999 7924.950 19049.999 7897.740 C 19049.999 7880.130 19052.219 7864.740 19056.689 7851.540 C 19061.129 7838.370 19067.909 7828.440 19077.029 7821.840 C 19086.149 7815.270 19096.049 7811.940 19106.729 7811.940 C 19120.229 7811.940 19131.299 7816.440 19139.879 7825.380 C 19148.459 7834.350 19153.979 7847.040 19156.409 7863.510 L 19135.889 7867.650 C 19133.939 7856.700 19130.459 7848.480 19125.509 7842.960 C 19120.559 7837.440 19114.559 7834.680 19107.509 7834.680 C 19096.889 7834.680 19088.249 7839.660 19081.619 7849.650 C 19074.989 7859.640 19071.659 7875.390 19071.659 7896.990 C 19071.659 7918.860 19074.839 7934.820 19081.259 7944.720 C 19087.679 7954.650 19096.019 7959.600 19106.339 7959.600 C 19114.619 7959.600 19121.549 7956.300 19127.069 7949.640 C 19132.589 7942.980 19136.159 7932.750 19137.659 7918.920 L 19137.659 7918.920 ZM 19088.789 7999.200 L 19094.879 7972.020 L 19110.569 7972.020 L 19106.699 7988.490 C 19113.359 7989.480 19118.339 7992.180 19121.699 7996.530 C 19125.059 8000.880 19126.739 8005.740 19126.739 8011.050 C 19126.739 8018.730 19123.919 8025.450 19118.309 8031.390 C 19112.669 8037.240 19104.209 8040.180 19092.869 8040.180 C 19086.449 8040.180 19080.839 8039.580 19076.009 8038.350 L 19077.299 8020.380 C 19082.309 8020.800 19085.969 8021.010 19088.309 8021.010 C 19095.659 8021.010 19100.819 8019.660 19103.789 8017.020 C 19106.039 8014.980 19107.179 8012.460 19107.179 8009.490 C 19107.179 8007.630 19106.729 8006.010 19105.829 8004.600 C 19104.929 8003.130 19103.279 8001.900 19100.849 8000.910 C 19098.419 7999.830 19094.429 7999.320 19088.789 7999.200 L 19088.789 7999.200 Z">
            <!-- 38 nodes -->
          </draw:path>
          <draw:path id="path4655" draw:style-name="style6" draw:layer="layout" svg:x="9.708cm" svg:y="3.843cm" svg:width="0.099cm" svg:height="0.122cm" svg:viewBox="0.0 0.0 99.959 122.969" svg:d="M 19438.949 7810.590 L 19417.259 7810.590 L 19458.629 7687.620 L 19475.609 7687.620 L 19517.219 7810.590 L 19496.009 7810.590 L 19467.059 7718.940 L 19438.949 7810.590 L 19438.949 7810.590 Z">
            <!-- 9 nodes -->
          </draw:path>
        </draw:g>
        <!-- id="g4651" -->
        <draw:g id="g4657">
          <draw:path id="path4659" draw:style-name="style6" draw:layer="layout" svg:x="10.502cm" svg:y="3.554cm" svg:width="0.112cm" svg:height="0.229cm" svg:viewBox="0.0 0.0 112.019 229.739" svg:d="M 21005.399 7223.820 C 21005.399 7197.210 21007.469 7175.790 21011.669 7159.590 C 21015.869 7143.390 21022.079 7130.850 21030.299 7122.060 C 21038.519 7113.270 21048.899 7108.860 21061.409 7108.860 C 21070.649 7108.860 21078.719 7111.290 21085.679 7116.150 C 21092.639 7121.010 21098.369 7128.030 21102.899 7137.180 C 21107.429 7146.330 21110.999 7157.490 21113.549 7170.630 C 21116.129 7183.770 21117.419 7201.500 21117.419 7223.820 C 21117.419 7250.220 21115.349 7271.520 21111.209 7287.750 C 21107.069 7303.980 21100.859 7316.490 21092.639 7325.340 C 21084.419 7334.190 21073.979 7338.600 21061.409 7338.600 C 21044.849 7338.600 21031.859 7330.830 21022.379 7315.260 C 21011.039 7296.570 21005.399 7266.090 21005.399 7223.820 L 21005.399 7223.820 ZM 21027.089 7223.820 C 21027.089 7260.750 21030.389 7285.350 21036.989 7297.560 C 21043.589 7309.800 21051.719 7315.890 21061.409 7315.890 C 21071.099 7315.890 21079.259 7309.740 21085.829 7297.470 C 21092.399 7285.200 21095.729 7260.630 21095.729 7223.790 C 21095.729 7186.740 21092.429 7162.140 21085.829 7149.960 C 21079.229 7137.780 21071.009 7131.690 21061.169 7131.690 C 21051.479 7131.690 21043.739 7137.060 21037.979 7147.800 C 21030.719 7161.570 21027.089 7186.890 21027.089 7223.820 L 21027.089 7223.820 Z">
            <!-- 24 nodes -->
          </draw:path>
        </draw:g>
        <!-- id="g4657" -->
        <draw:g id="g4661">
          <draw:path id="path4663" draw:style-name="style6" draw:layer="layout" svg:x="10.501cm" svg:y="3.868cm" svg:width="0.114cm" svg:height="0.229cm" svg:viewBox="0.0 0.0 114.599 229.949" svg:d="M 21091.169 7943.040 C 21083.339 7951.710 21075.839 7957.860 21068.609 7961.430 C 21061.379 7965.000 21053.639 7966.830 21045.359 7966.830 C 21031.679 7966.830 21021.179 7962.450 21013.829 7953.690 C 21006.479 7944.930 21002.819 7933.770 21002.819 7920.150 C 21002.819 7912.140 21004.199 7904.880 21006.989 7898.280 C 21009.779 7891.710 21013.409 7886.400 21017.879 7882.410 C 21022.349 7878.420 21027.419 7875.420 21033.059 7873.380 C 21037.199 7871.910 21043.469 7870.560 21051.809 7869.210 C 21068.819 7866.540 21081.359 7863.390 21089.429 7859.700 C 21089.519 7855.920 21089.549 7853.520 21089.549 7852.500 C 21089.549 7841.220 21087.569 7833.300 21083.579 7828.710 C 21078.179 7822.470 21070.199 7819.350 21059.549 7819.350 C 21049.619 7819.350 21042.299 7821.600 21037.589 7826.160 C 21032.879 7830.720 21029.369 7838.790 21027.089 7850.370 L 21006.449 7846.680 C 21008.309 7835.100 21011.399 7825.770 21015.719 7818.660 C 21020.039 7811.550 21026.249 7806.060 21034.349 7802.220 C 21042.449 7798.380 21051.899 7796.460 21062.579 7796.460 C 21073.199 7796.460 21081.839 7798.110 21088.469 7801.380 C 21095.099 7804.650 21099.989 7808.760 21103.109 7813.740 C 21106.229 7818.720 21108.419 7824.990 21109.679 7832.550 C 21110.369 7837.230 21110.729 7845.720 21110.729 7858.050 L 21110.729 7894.890 C 21110.729 7920.570 21111.179 7936.800 21112.079 7943.610 C 21112.979 7950.420 21114.749 7956.930 21117.419 7963.170 L 21095.399 7963.170 C 21093.209 7957.380 21091.799 7950.690 21091.169 7943.040 L 21091.169 7943.040 ZM 21089.429 7881.330 C 21081.779 7885.440 21070.289 7888.890 21054.989 7891.770 C 21046.319 7893.420 21040.199 7895.250 21036.599 7897.290 C 21032.999 7899.330 21030.239 7902.330 21028.289 7906.290 C 21026.339 7910.250 21025.349 7914.600 21025.349 7919.430 C 21025.349 7926.780 21027.479 7932.930 21031.739 7937.850 C 21035.999 7942.740 21042.239 7945.200 21050.429 7945.200 C 21058.559 7945.200 21065.789 7942.890 21072.119 7938.210 C 21078.449 7933.590 21083.099 7927.200 21086.069 7919.100 C 21088.319 7912.890 21089.459 7903.650 21089.459 7891.500 L 21089.459 7881.330 L 21089.429 7881.330 ZM 21077.939 7779.870 L 21060.959 7779.870 L 21033.899 7736.880 L 21062.129 7736.880 L 21077.939 7779.870 L 21077.939 7779.870 Z">
            <!-- 47 nodes -->
          </draw:path>
          <draw:path id="path4665" draw:style-name="style6" draw:layer="layout" svg:x="10.705cm" svg:y="3.865cm" svg:width="0.221cm" svg:height="0.295cm" svg:viewBox="0.0 0.0 221.939 295.319" svg:d="M 21534.839 7935.180 C 21529.769 7942.860 21524.099 7949.010 21517.799 7953.690 C 21511.499 7958.310 21505.199 7960.650 21498.869 7960.650 C 21491.939 7960.650 21485.159 7957.980 21478.589 7952.670 C 21472.019 7947.330 21466.709 7939.140 21462.599 7928.100 C 21458.489 7917.060 21456.449 7904.940 21456.449 7891.740 C 21456.449 7875.450 21459.629 7859.160 21465.989 7842.840 C 21472.349 7826.520 21480.269 7814.280 21489.719 7806.060 C 21499.169 7797.900 21508.349 7793.790 21517.259 7793.790 C 21524.069 7793.790 21530.519 7796.100 21536.699 7800.780 C 21542.879 7805.400 21548.189 7812.510 21552.629 7822.020 L 21556.619 7798.230 L 21577.589 7798.230 L 21560.729 7901.220 C 21558.389 7915.590 21557.219 7923.480 21557.219 7925.010 C 21557.219 7927.770 21557.999 7930.170 21559.619 7932.150 C 21561.239 7934.130 21563.159 7935.150 21565.409 7935.150 C 21569.549 7935.150 21574.979 7932.030 21581.699 7925.790 C 21590.609 7917.630 21597.659 7906.620 21602.849 7892.880 C 21608.039 7879.110 21610.649 7864.890 21610.649 7850.280 C 21610.649 7833.210 21607.319 7817.220 21600.629 7802.370 C 21593.939 7787.550 21583.979 7775.670 21570.749 7766.760 C 21557.519 7757.880 21542.879 7753.440 21526.859 7753.440 C 21508.589 7753.440 21491.879 7759.020 21476.759 7770.240 C 21461.639 7781.460 21449.909 7797.510 21441.599 7818.420 C 21433.289 7839.330 21429.119 7861.770 21429.119 7885.710 C 21429.119 7910.790 21433.289 7932.390 21441.599 7950.480 C 21449.909 7968.570 21461.969 7981.950 21477.689 7990.620 C 21493.409 7999.260 21510.869 8003.580 21530.009 8003.580 C 21550.499 8003.580 21567.629 7999.110 21581.459 7990.110 C 21595.289 7981.080 21605.639 7970.130 21612.509 7957.230 L 21633.719 7957.230 C 21629.729 7967.970 21622.919 7978.950 21613.199 7990.110 C 21603.509 8001.240 21591.989 8010.090 21578.639 8016.570 C 21565.289 8023.080 21549.209 8026.320 21530.369 8026.320 C 21513.029 8026.320 21497.039 8023.380 21482.369 8017.590 C 21467.729 8011.740 21455.249 8002.950 21444.929 7991.250 C 21434.609 7979.520 21426.839 7966.050 21421.619 7950.780 C 21415.049 7931.430 21411.779 7910.580 21411.779 7888.170 C 21411.779 7863.210 21415.679 7839.420 21423.509 7816.800 C 21433.019 7789.050 21446.579 7767.840 21464.129 7753.110 C 21481.679 7738.380 21502.949 7731.000 21527.939 7731.000 C 21547.319 7731.000 21564.719 7736.220 21580.139 7746.600 C 21595.589 7757.010 21607.739 7772.460 21616.649 7793.040 C 21624.239 7810.770 21628.019 7829.970 21628.019 7850.760 C 21628.019 7880.430 21620.039 7906.770 21604.109 7929.780 C 21589.889 7950.450 21574.349 7960.800 21557.459 7960.800 C 21552.059 7960.800 21547.709 7959.720 21544.379 7957.590 C 21541.049 7955.460 21538.619 7952.370 21537.059 7948.350 C 21536.039 7945.830 21535.319 7941.420 21534.839 7935.180 L 21534.839 7935.180 ZM 21478.109 7893.570 C 21478.109 7907.610 21480.659 7918.500 21485.729 7926.270 C 21490.799 7934.070 21496.619 7937.940 21503.189 7937.940 C 21507.569 7937.940 21512.189 7936.230 21517.019 7932.810 C 21521.849 7929.390 21526.469 7924.290 21530.909 7917.540 C 21535.319 7910.760 21538.949 7902.180 21541.739 7891.830 C 21544.529 7881.480 21545.969 7871.040 21545.969 7860.600 C 21545.969 7846.680 21543.329 7835.880 21538.049 7828.200 C 21532.769 7820.520 21526.349 7816.710 21518.759 7816.710 C 21513.749 7816.710 21509.069 7818.360 21504.629 7821.690 C 21500.189 7825.020 21495.929 7830.360 21491.789 7837.740 C 21487.649 7845.090 21484.319 7854.030 21481.829 7864.590 C 21479.339 7875.150 21478.109 7884.780 21478.109 7893.570 L 21478.109 7893.570 Z">
            <!-- 65 nodes -->
          </draw:path>
        </draw:g>
        <!-- id="g4661" -->
        <draw:g id="g4667">
          <draw:path id="path4669" draw:style-name="style6" draw:layer="layout" svg:x="11.484cm" svg:y="3.520cm" svg:width="0.065cm" svg:height="0.085cm" svg:viewBox="0.0 0.0 65.039 85.169" svg:d="M 22969.919 7084.410 C 22969.919 7072.650 22973.099 7062.630 22979.459 7054.350 C 22985.819 7046.070 22993.469 7041.900 23002.379 7041.900 C 23011.439 7041.900 23019.149 7046.040 23025.479 7054.350 C 23031.809 7062.660 23034.959 7072.650 23034.959 7084.410 C 23034.959 7096.200 23031.779 7106.250 23025.419 7114.560 C 23019.059 7122.900 23011.379 7127.070 23002.379 7127.070 C 22993.469 7127.070 22985.819 7122.930 22979.459 7114.620 C 22973.129 7106.370 22969.919 7096.290 22969.919 7084.410 L 22969.919 7084.410 ZM 22982.699 7084.410 C 22982.699 7091.580 22984.619 7097.700 22988.489 7102.740 C 22992.359 7107.810 22997.009 7110.330 23002.499 7110.330 C 23007.899 7110.330 23012.519 7107.810 23016.389 7102.740 C 23020.259 7097.700 23022.179 7091.550 23022.179 7084.410 C 23022.179 7077.270 23020.259 7071.150 23016.389 7066.080 C 23012.519 7061.010 23007.899 7058.490 23002.499 7058.490 C 22997.009 7058.490 22992.359 7061.010 22988.489 7066.080 C 22984.619 7071.150 22982.699 7077.270 22982.699 7084.410 L 22982.699 7084.410 Z">
            <!-- 20 nodes -->
          </draw:path>
        </draw:g>
        <!-- id="g4667" -->
        <draw:g id="g4671">
          <draw:path id="path4673" draw:style-name="style6" draw:layer="layout" svg:x="11.484cm" svg:y="3.835cm" svg:width="0.056cm" svg:height="0.294cm" svg:viewBox="0.0 0.0 56.729 294.989" svg:d="M 22984.079 7965.570 L 22968.959 7965.570 C 22992.299 7916.460 23003.999 7867.320 23003.999 7818.090 C 23003.999 7798.830 23002.319 7779.780 22998.959 7760.850 C 22996.289 7745.490 22992.599 7730.760 22987.829 7716.630 C 22984.769 7707.420 22978.469 7692.090 22968.959 7670.580 L 22984.079 7670.580 C 22998.749 7696.260 23009.639 7722.060 23016.659 7747.950 C 23022.659 7770.240 23025.689 7793.580 23025.689 7817.910 C 23025.689 7845.540 23021.639 7872.270 23013.569 7898.040 C 23005.499 7923.810 22995.659 7946.340 22984.079 7965.570 L 22984.079 7965.570 Z">
            <!-- 12 nodes -->
          </draw:path>
          <draw:path id="path4675" draw:style-name="style6" draw:layer="layout" svg:x="11.687cm" svg:y="3.839cm" svg:width="0.046cm" svg:height="0.287cm" svg:viewBox="0.0 0.0 46.529 287.489" svg:d="M 23422.169 7965.690 L 23375.639 7965.690 L 23375.639 7942.830 L 23401.079 7942.830 L 23401.079 7701.090 L 23375.639 7701.090 L 23375.639 7678.200 L 23422.169 7678.200 L 23422.169 7965.690 L 23422.169 7965.690 Z">
            <!-- 10 nodes -->
          </draw:path>
        </draw:g>
        <!-- id="g4671" -->
        <draw:g id="g4677">
          <draw:path id="path4679" draw:style-name="style6" draw:layer="layout" svg:x="12.445cm" svg:y="3.579cm" svg:width="0.113cm" svg:height="0.148cm" svg:viewBox="0.0 0.0 113.459 148.709" svg:d="M 24937.229 7308.630 L 24937.229 7246.920 L 24890.459 7246.920 L 24890.459 7221.150 L 24937.229 7221.150 L 24937.229 7159.920 L 24957.149 7159.920 L 24957.149 7221.150 L 25003.919 7221.150 L 25003.919 7246.920 L 24957.149 7246.920 L 24957.149 7308.630 L 24937.229 7308.630 L 24937.229 7308.630 Z">
            <!-- 14 nodes -->
          </draw:path>
        </draw:g>
        <!-- id="g4677" -->
        <draw:g id="g4681">
          <draw:path id="path4683" draw:style-name="style6" draw:layer="layout" svg:x="12.445cm" svg:y="3.921cm" svg:width="0.113cm" svg:height="0.094cm" svg:viewBox="0.0 0.0 113.429 94.079" svg:d="M 25003.949 7868.430 L 24890.519 7868.430 L 24890.519 7842.660 L 25003.949 7842.660 L 25003.949 7868.430 L 25003.949 7868.430 ZM 25003.949 7936.740 L 24890.519 7936.740 L 24890.519 7910.970 L 25003.949 7910.970 L 25003.949 7936.740 L 25003.949 7936.740 Z">
            <!-- 12 nodes -->
          </draw:path>
          <draw:path id="path4685" draw:style-name="style6" draw:layer="layout" svg:x="12.710cm" svg:y="3.850cm" svg:width="0.067cm" svg:height="0.294cm" svg:viewBox="0.0 0.0 67.829 294.959" svg:d="M 25489.709 7836.060 L 25489.709 7861.080 C 25483.709 7861.290 25478.789 7863.420 25475.009 7867.530 C 25471.229 7871.640 25468.709 7877.160 25467.449 7884.180 C 25466.189 7891.200 25465.559 7903.230 25465.469 7920.330 C 25465.379 7937.400 25465.139 7948.680 25464.779 7954.080 C 25464.089 7962.810 25462.769 7969.710 25460.849 7974.870 C 25458.929 7980.030 25456.559 7984.200 25453.769 7987.290 C 25450.949 7990.410 25447.349 7992.810 25442.999 7994.430 C 25440.029 7995.540 25435.169 7996.140 25428.479 7996.140 L 25421.909 7996.140 L 25421.909 7972.050 L 25425.539 7972.050 C 25433.669 7972.050 25439.039 7970.130 25441.709 7966.290 C 25444.379 7962.450 25445.699 7953.840 25445.699 7940.430 C 25445.699 7914.840 25446.059 7898.640 25446.749 7891.800 C 25448.009 7880.430 25450.499 7871.340 25454.249 7864.560 C 25457.999 7857.780 25463.309 7852.440 25470.179 7848.690 C 25461.179 7843.050 25454.849 7835.610 25451.189 7826.340 C 25447.529 7817.070 25445.669 7801.470 25445.669 7779.480 C 25445.669 7759.530 25445.459 7747.620 25445.069 7743.720 C 25444.499 7736.850 25442.999 7732.080 25440.449 7729.350 C 25437.899 7726.650 25432.919 7725.300 25425.509 7725.300 L 25421.879 7725.300 L 25421.879 7701.180 L 25428.449 7701.180 C 25436.099 7701.180 25441.649 7701.990 25445.099 7703.640 C 25450.109 7705.890 25454.249 7709.670 25457.519 7714.980 C 25460.789 7720.320 25462.949 7727.010 25463.909 7735.110 C 25464.869 7743.180 25465.409 7756.440 25465.499 7774.860 C 25465.589 7793.250 25466.219 7805.970 25467.479 7812.990 C 25468.739 7819.950 25471.259 7825.530 25475.039 7829.640 C 25478.819 7833.750 25483.709 7835.850 25489.709 7836.060 L 25489.709 7836.060 Z">
            <!-- 34 nodes -->
          </draw:path>
        </draw:g>
        <!-- id="g4681" -->
        <draw:g id="g4687">
          <draw:path id="path4689" draw:style-name="style6" draw:layer="layout" svg:x="0.983cm" svg:y="3.919cm" svg:width="0.073cm" svg:height="0.115cm" svg:viewBox="0.0 0.0 73.049 115.289" svg:d="M 1966.259 7953.330 C 1966.739 7947.510 1968.569 7941.660 1971.779 7935.840 C 1976.699 7927.050 1984.799 7917.300 1996.049 7906.590 C 2007.299 7895.880 2013.989 7889.010 2016.089 7885.950 C 2018.969 7881.750 2020.439 7877.490 2020.439 7873.050 C 2020.439 7868.160 2019.089 7864.110 2016.329 7860.960 C 2013.599 7857.780 2009.579 7856.190 2004.269 7856.190 C 1999.109 7856.190 1995.269 7857.390 1992.719 7859.790 C 1990.169 7862.190 1988.099 7866.810 1986.449 7873.680 L 1968.749 7871.220 C 1971.029 7859.850 1974.959 7851.510 1980.539 7846.140 C 1986.119 7840.740 1994.159 7838.040 2004.629 7838.040 C 2016.419 7838.040 2025.089 7841.100 2030.579 7847.130 C 2036.069 7853.160 2038.829 7860.540 2038.829 7869.210 C 2038.829 7877.820 2036.519 7885.950 2031.929 7893.600 C 2028.419 7899.330 2020.409 7908.090 2007.899 7919.850 C 2001.419 7926.090 1996.799 7931.070 1994.069 7934.730 L 2039.309 7934.730 L 2039.309 7953.300 L 1966.259 7953.300 L 1966.259 7953.330 Z">
            <!-- 21 nodes -->
          </draw:path>
        </draw:g>
        <!-- id="g4687" -->
        <draw:g id="g4691">
          <draw:path id="path4693" draw:style-name="style6" draw:layer="layout" svg:x="0.992cm" svg:y="7.490cm" svg:width="0.151cm" svg:height="0.191cm" svg:viewBox="0.0 0.0 151.889 191.819" svg:d="M 2113.469 15103.740 L 2136.209 15109.920 C 2131.439 15130.080 2122.859 15145.470 2110.499 15156.030 C 2098.139 15166.590 2082.989 15171.900 2065.079 15171.900 C 2046.569 15171.900 2031.509 15167.820 2019.899 15159.690 C 2008.289 15151.560 1999.469 15139.770 1993.409 15124.350 C 1987.349 15108.870 1984.319 15092.340 1984.319 15074.610 C 1984.319 15055.290 1987.739 15038.460 1994.579 15024.060 C 2001.419 15009.660 2011.139 14998.770 2023.769 14991.300 C 2036.399 14983.830 2050.259 14980.080 2065.439 14980.080 C 2082.629 14980.080 2097.089 14984.820 2108.789 14994.270 C 2120.489 15003.720 2128.679 15017.010 2133.269 15034.110 L 2110.889 15039.810 C 2106.899 15026.310 2101.109 15016.500 2093.549 15010.320 C 2085.989 15004.170 2076.449 15001.110 2064.959 15001.110 C 2051.759 15001.110 2040.719 15004.500 2031.839 15011.340 C 2022.959 15018.180 2016.749 15027.360 2013.149 15038.850 C 2009.549 15050.400 2007.749 15062.220 2007.749 15074.490 C 2007.749 15090.240 2009.879 15104.010 2014.139 15115.800 C 2018.399 15127.590 2025.029 15136.380 2033.999 15142.170 C 2042.969 15147.990 2052.719 15150.900 2063.189 15150.900 C 2075.909 15150.900 2086.709 15146.940 2095.529 15139.020 C 2104.349 15131.100 2110.349 15119.340 2113.469 15103.740 L 2113.469 15103.740 Z">
            <!-- 24 nodes -->
          </draw:path>
          <draw:path id="path4695" draw:style-name="style6" draw:layer="layout" svg:x="1.157cm" svg:y="7.497cm" svg:width="0.060cm" svg:height="0.183cm" svg:viewBox="0.0 0.0 60.719 183.089" svg:d="M 2373.119 15155.790 L 2376.179 15175.890 C 2370.239 15177.240 2364.929 15177.930 2360.249 15177.930 C 2352.599 15177.930 2346.659 15176.610 2342.429 15174.000 C 2338.199 15171.360 2335.229 15167.940 2333.519 15163.680 C 2331.809 15159.390 2330.939 15150.450 2330.939 15136.800 L 2330.939 15059.520 L 2315.459 15059.520 L 2315.459 15041.790 L 2330.939 15041.790 L 2330.939 15008.520 L 2351.909 14994.840 L 2351.909 15041.760 L 2373.119 15041.760 L 2373.119 15059.490 L 2351.909 15059.490 L 2351.909 15138.030 C 2351.909 15144.540 2352.269 15148.710 2353.019 15150.540 C 2353.769 15152.400 2354.969 15153.870 2356.649 15154.980 C 2358.329 15156.090 2360.729 15156.630 2363.849 15156.630 C 2366.219 15156.660 2369.309 15156.360 2373.119 15155.790 L 2373.119 15155.790 Z">
            <!-- 22 nodes -->
          </draw:path>
          <draw:path id="path4697" draw:style-name="style6" draw:layer="layout" svg:x="1.235cm" svg:y="7.541cm" svg:width="0.067cm" svg:height="0.137cm" svg:viewBox="0.0 0.0 67.619 137.369" svg:d="M 2471.579 15220.050 L 2471.579 15085.680 L 2490.569 15085.680 L 2490.569 15106.050 C 2495.429 15096.540 2499.899 15090.240 2503.979 15087.210 C 2508.059 15084.180 2512.589 15082.680 2517.509 15082.680 C 2524.619 15082.680 2531.849 15085.110 2539.199 15090.000 L 2531.939 15111.120 C 2526.779 15107.850 2521.619 15106.170 2516.459 15106.170 C 2511.839 15106.170 2507.699 15107.700 2504.039 15110.670 C 2500.379 15113.640 2497.769 15117.810 2496.179 15123.150 C 2493.839 15131.250 2492.669 15140.070 2492.669 15149.700 L 2492.669 15220.050 L 2471.579 15220.050 L 2471.579 15220.050 Z">
            <!-- 15 nodes -->
          </draw:path>
          <draw:path id="path4699" draw:style-name="style6" draw:layer="layout" svg:x="1.315cm" svg:y="7.493cm" svg:width="0.021cm" svg:height="0.185cm" svg:viewBox="0.0 0.0 21.089 185.489" svg:d="M 2630.939 15171.930 L 2630.939 14986.440 L 2652.029 14986.440 L 2652.029 15171.930 L 2630.939 15171.930 L 2630.939 15171.930 Z">
            <!-- 6 nodes -->
          </draw:path>
        </draw:g>
        <!-- id="g4691" -->
        <draw:g id="g4701">
          <draw:path id="path4703" draw:style-name="style6" draw:layer="layout" svg:x="13.899cm" svg:y="7.469cm" svg:width="0.151cm" svg:height="0.191cm" svg:viewBox="0.0 0.0 151.889 191.789" svg:d="M 27927.569 15062.580 L 27950.309 15068.790 C 27945.539 15088.950 27936.989 15104.340 27924.599 15114.900 C 27912.209 15125.520 27897.089 15130.770 27879.179 15130.770 C 27860.669 15130.770 27845.609 15126.690 27833.999 15118.590 C 27822.389 15110.460 27813.569 15098.640 27807.509 15083.190 C 27801.449 15067.770 27798.419 15051.210 27798.419 15033.510 C 27798.419 15014.160 27801.839 14997.330 27808.679 14982.930 C 27815.519 14968.560 27825.239 14957.610 27837.869 14950.170 C 27850.499 14942.700 27864.389 14938.980 27879.539 14938.980 C 27896.729 14938.980 27911.189 14943.690 27922.889 14953.140 C 27934.619 14962.590 27942.779 14975.880 27947.369 14993.010 L 27924.989 14998.680 C 27920.999 14985.180 27915.239 14975.370 27907.649 14969.220 C 27900.059 14963.070 27890.549 14959.950 27879.059 14959.950 C 27865.859 14959.950 27854.819 14963.370 27845.939 14970.210 C 27837.059 14977.080 27830.849 14986.200 27827.249 14997.750 C 27823.649 15009.240 27821.849 15021.120 27821.849 15033.360 C 27821.849 15049.140 27823.979 15062.910 27828.239 15074.670 C 27832.499 15086.430 27839.099 15095.220 27848.099 15101.040 C 27857.099 15106.860 27866.819 15109.770 27877.289 15109.770 C 27890.039 15109.770 27900.809 15105.810 27909.629 15097.890 C 27918.449 15089.970 27924.449 15078.180 27927.569 15062.580 L 27927.569 15062.580 Z">
            <!-- 24 nodes -->
          </draw:path>
          <draw:path id="path4705" draw:style-name="style6" draw:layer="layout" svg:x="14.064cm" svg:y="7.476cm" svg:width="0.060cm" svg:height="0.183cm" svg:viewBox="0.0 0.0 60.719 183.059" svg:d="M 28187.279 15114.570 L 28190.339 15134.700 C 28184.399 15136.050 28179.089 15136.680 28174.409 15136.680 C 28166.759 15136.680 28160.819 15135.390 28156.589 15132.750 C 28152.359 15130.170 28149.419 15126.720 28147.679 15122.430 C 28145.939 15118.200 28145.099 15109.260 28145.099 15095.550 L 28145.099 15018.240 L 28129.619 15018.240 L 28129.619 15000.540 L 28145.099 15000.540 L 28145.099 14967.270 L 28166.069 14953.620 L 28166.069 15000.540 L 28187.279 15000.540 L 28187.279 15018.240 L 28166.069 15018.240 L 28166.069 15096.810 C 28166.069 15103.320 28166.459 15107.460 28167.179 15109.350 C 28167.899 15111.210 28169.129 15112.680 28170.809 15113.760 C 28172.489 15114.840 28174.889 15115.410 28178.009 15115.410 C 28180.379 15115.440 28183.439 15115.170 28187.279 15114.570 L 28187.279 15114.570 Z">
            <!-- 22 nodes -->
          </draw:path>
          <draw:path id="path4707" draw:style-name="style6" draw:layer="layout" svg:x="14.142cm" svg:y="7.520cm" svg:width="0.067cm" svg:height="0.137cm" svg:viewBox="0.0 0.0 67.619 137.399" svg:d="M 28285.739 15178.860 L 28285.739 15044.490 L 28304.729 15044.490 L 28304.729 15064.890 C 28309.559 15055.350 28314.059 15049.080 28318.139 15046.020 C 28322.219 15042.960 28326.749 15041.460 28331.669 15041.460 C 28338.779 15041.460 28346.009 15043.920 28353.359 15048.810 L 28346.099 15069.930 C 28340.939 15066.660 28335.779 15065.010 28330.619 15065.010 C 28326.029 15065.010 28321.859 15066.510 28318.199 15069.480 C 28314.539 15072.450 28311.899 15076.620 28310.339 15081.930 C 28307.999 15090.030 28306.829 15098.880 28306.829 15108.510 L 28306.829 15178.860 L 28285.739 15178.860 L 28285.739 15178.860 Z">
            <!-- 15 nodes -->
          </draw:path>
          <draw:path id="path4709" draw:style-name="style6" draw:layer="layout" svg:x="14.222cm" svg:y="7.472cm" svg:width="0.021cm" svg:height="0.185cm" svg:viewBox="0.0 0.0 21.089 185.459" svg:d="M 28445.099 15130.800 L 28445.099 14945.340 L 28466.189 14945.340 L 28466.189 15130.800 L 28445.099 15130.800 L 28445.099 15130.800 Z">
            <!-- 6 nodes -->
          </draw:path>
        </draw:g>
        <!-- id="g4701" -->
        <draw:g id="g4711">
          <draw:path id="path4713" draw:style-name="style6" draw:layer="layout" svg:x="14.069cm" svg:y="4.678cm" svg:width="0.096cm" svg:height="0.139cm" svg:viewBox="0.0 0.0 96.149 139.109" svg:d="M 28138.919 9497.070 L 28138.919 9357.960 L 28232.069 9357.960 L 28232.069 9374.370 L 28155.959 9374.370 L 28155.959 9416.970 L 28227.239 9416.970 L 28227.239 9433.320 L 28155.959 9433.320 L 28155.959 9480.660 L 28235.069 9480.660 L 28235.069 9497.070 L 28138.919 9497.070 L 28138.919 9497.070 Z">
            <!-- 14 nodes -->
          </draw:path>
          <draw:path id="path4715" draw:style-name="style6" draw:layer="layout" svg:x="14.187cm" svg:y="4.715cm" svg:width="0.075cm" svg:height="0.103cm" svg:viewBox="0.0 0.0 75.869 103.019" svg:d="M 28374.299 9533.160 L 28374.299 9432.390 L 28388.549 9432.390 L 28388.549 9446.760 C 28395.419 9435.690 28405.319 9430.140 28418.249 9430.140 C 28423.889 9430.140 28429.019 9431.220 28433.759 9433.380 C 28438.469 9435.570 28442.009 9438.450 28444.379 9441.990 C 28446.719 9445.500 28448.369 9449.730 28449.299 9454.590 C 28449.899 9457.740 28450.169 9463.320 28450.169 9471.210 L 28450.169 9533.160 L 28434.359 9533.160 L 28434.359 9471.870 C 28434.359 9464.910 28433.729 9459.720 28432.499 9456.240 C 28431.269 9452.820 28429.079 9450.060 28425.929 9448.020 C 28422.809 9445.950 28419.119 9444.900 28414.919 9444.900 C 28408.169 9444.900 28402.349 9447.210 28397.459 9451.800 C 28392.569 9456.420 28390.139 9465.180 28390.139 9478.110 L 28390.139 9533.130 L 28374.299 9533.130 L 28374.299 9533.160 Z">
            <!-- 20 nodes -->
          </draw:path>
          <draw:path id="path4717" draw:style-name="style6" draw:layer="layout" svg:x="14.278cm" svg:y="4.682cm" svg:width="0.045cm" svg:height="0.137cm" svg:viewBox="0.0 0.0 45.539 137.339" svg:d="M 28600.379 9484.890 L 28602.659 9500.010 C 28598.219 9501.000 28594.229 9501.540 28590.719 9501.540 C 28584.989 9501.540 28580.519 9500.550 28577.369 9498.570 C 28574.219 9496.590 28571.969 9494.040 28570.679 9490.830 C 28569.389 9487.620 28568.759 9480.900 28568.759 9470.670 L 28568.759 9412.680 L 28557.119 9412.680 L 28557.119 9399.390 L 28568.729 9399.390 L 28568.729 9374.460 L 28584.449 9364.200 L 28584.449 9399.390 L 28600.349 9399.390 L 28600.349 9412.680 L 28584.449 9412.680 L 28584.449 9471.600 C 28584.449 9476.490 28584.719 9479.610 28585.259 9480.990 C 28585.799 9482.370 28586.729 9483.480 28587.989 9484.290 C 28589.249 9485.100 28591.079 9485.550 28593.419 9485.550 C 28595.189 9485.580 28597.499 9485.370 28600.379 9484.890 L 28600.379 9484.890 Z">
            <!-- 22 nodes -->
          </draw:path>
          <draw:path id="path4719" draw:style-name="style6" draw:layer="layout" svg:x="14.337cm" svg:y="4.715cm" svg:width="0.050cm" svg:height="0.103cm" svg:viewBox="0.0 0.0 50.729 103.049" svg:d="M 28674.179 9533.160 L 28674.179 9432.390 L 28688.429 9432.390 L 28688.429 9447.690 C 28692.059 9440.550 28695.389 9435.810 28698.479 9433.560 C 28701.569 9431.280 28704.959 9430.140 28708.649 9430.140 C 28713.989 9430.140 28719.389 9432.000 28724.909 9435.630 L 28719.449 9451.500 C 28715.579 9449.040 28711.709 9447.780 28707.839 9447.780 C 28704.389 9447.780 28701.269 9448.920 28698.509 9451.140 C 28695.749 9453.390 28693.799 9456.510 28692.629 9460.500 C 28690.859 9466.560 28689.989 9473.220 28689.989 9480.450 L 28689.989 9533.190 L 28674.179 9533.190 L 28674.179 9533.160 Z">
            <!-- 15 nodes -->
          </draw:path>
          <draw:path id="path4721" draw:style-name="style6" draw:layer="layout" svg:x="14.391cm" svg:y="4.678cm" svg:width="0.086cm" svg:height="0.142cm" svg:viewBox="0.0 0.0 86.069 142.169" svg:d="M 28853.039 9463.830 L 28869.389 9466.020 C 28866.809 9476.340 28862.039 9484.320 28855.049 9490.020 C 28848.059 9495.720 28839.179 9498.570 28828.319 9498.570 C 28814.669 9498.570 28803.839 9494.040 28795.829 9484.950 C 28787.819 9475.860 28783.859 9463.110 28783.859 9446.790 C 28783.859 9429.840 28787.909 9416.670 28795.979 9407.310 C 28804.049 9397.950 28814.549 9393.270 28827.449 9393.270 C 28839.929 9393.270 28850.129 9397.860 28858.049 9407.010 C 28865.969 9416.220 28869.929 9429.090 28869.929 9445.740 C 28869.929 9446.730 28869.899 9448.260 28869.839 9450.300 L 28800.239 9450.300 C 28800.839 9461.340 28803.719 9469.800 28808.939 9475.710 C 28814.159 9481.620 28820.669 9484.530 28828.439 9484.530 C 28834.229 9484.530 28839.179 9482.880 28843.289 9479.610 C 28847.399 9476.340 28850.639 9471.030 28853.039 9463.830 L 28853.039 9463.830 ZM 28801.109 9436.230 L 28853.219 9436.230 C 28852.529 9427.740 28850.519 9421.410 28847.249 9417.150 C 28842.209 9410.550 28835.669 9407.280 28827.659 9407.280 C 28820.399 9407.280 28814.279 9409.920 28809.329 9415.170 C 28804.379 9420.420 28801.619 9427.440 28801.109 9436.230 L 28801.109 9436.230 ZM 28818.149 9382.980 L 28829.849 9356.400 L 28850.579 9356.400 L 28831.229 9382.980 L 28818.149 9382.980 L 28818.149 9382.980 Z">
            <!-- 30 nodes -->
          </draw:path>
          <draw:path id="path4723" draw:style-name="style6" draw:layer="layout" svg:x="14.492cm" svg:y="4.715cm" svg:width="0.086cm" svg:height="0.105cm" svg:viewBox="0.0 0.0 86.069 105.299" svg:d="M 29053.259 9500.700 L 29069.609 9502.890 C 29067.029 9513.210 29062.259 9521.190 29055.269 9526.890 C 29048.279 9532.590 29039.399 9535.440 29028.539 9535.440 C 29014.889 9535.440 29004.059 9530.910 28996.049 9521.820 C 28988.039 9512.730 28984.079 9499.980 28984.079 9483.660 C 28984.079 9466.710 28988.129 9453.540 28996.199 9444.180 C 29004.269 9434.820 29014.769 9430.140 29027.669 9430.140 C 29040.149 9430.140 29050.349 9434.730 29058.269 9443.880 C 29066.189 9453.090 29070.149 9465.960 29070.149 9482.610 C 29070.149 9483.600 29070.119 9485.130 29070.059 9487.170 L 29000.459 9487.170 C 29001.059 9498.210 29003.939 9506.670 29009.159 9512.580 C 29014.379 9518.490 29020.889 9521.400 29028.659 9521.400 C 29034.449 9521.400 29039.399 9519.750 29043.509 9516.480 C 29047.619 9513.210 29050.859 9507.900 29053.259 9500.700 L 29053.259 9500.700 ZM 29001.329 9473.100 L 29053.439 9473.100 C 29052.749 9464.610 29050.739 9458.280 29047.469 9454.020 C 29042.429 9447.420 29035.889 9444.150 29027.879 9444.150 C 29020.619 9444.150 29014.499 9446.790 29009.549 9452.040 C 29004.599 9457.290 29001.839 9464.310 29001.329 9473.100 L 29001.329 9473.100 Z">
            <!-- 24 nodes -->
          </draw:path>
        </draw:g>
        <!-- id="g4711" -->
        <draw:g id="g4725">
          <draw:path id="path4727" draw:style-name="style6" draw:layer="layout" svg:x="3.519cm" svg:y="7.487cm" svg:width="0.160cm" svg:height="0.185cm" svg:viewBox="0.0 0.0 160.769 185.489" svg:d="M 7038.659 15161.310 L 7104.629 14975.820 L 7129.109 14975.820 L 7199.429 15161.310 L 7173.539 15161.310 L 7153.499 15105.150 L 7081.649 15105.150 L 7062.779 15161.310 L 7038.659 15161.310 L 7038.659 15161.310 ZM 7088.219 15085.140 L 7146.449 15085.140 L 7128.509 15033.750 C 7123.049 15018.150 7118.969 15005.340 7116.329 14995.320 C 7114.139 15007.200 7111.049 15018.990 7107.059 15030.720 L 7088.219 15085.140 L 7088.219 15085.140 Z">
            <!-- 17 nodes -->
          </draw:path>
          <draw:path id="path4729" draw:style-name="style6" draw:layer="layout" svg:x="3.695cm" svg:y="7.487cm" svg:width="0.021cm" svg:height="0.185cm" svg:viewBox="0.0 0.0 21.089 185.489" svg:d="M 7390.199 15161.310 L 7390.199 14975.820 L 7411.289 14975.820 L 7411.289 15161.310 L 7390.199 15161.310 L 7390.199 15161.310 Z">
            <!-- 6 nodes -->
          </draw:path>
          <draw:path id="path4731" draw:style-name="style6" draw:layer="layout" svg:x="3.737cm" svg:y="7.492cm" svg:width="0.060cm" svg:height="0.183cm" svg:viewBox="0.0 0.0 60.719 183.059" svg:d="M 7532.279 15145.140 L 7535.339 15165.240 C 7529.399 15166.590 7524.089 15167.280 7519.409 15167.280 C 7511.759 15167.280 7505.819 15165.960 7501.589 15163.350 C 7497.359 15160.710 7494.389 15157.290 7492.679 15153.030 C 7490.969 15148.740 7490.099 15139.800 7490.099 15126.150 L 7490.099 15048.870 L 7474.619 15048.870 L 7474.619 15031.140 L 7490.099 15031.140 L 7490.099 14997.900 L 7511.069 14984.220 L 7511.069 15031.140 L 7532.279 15031.140 L 7532.279 15048.870 L 7511.069 15048.870 L 7511.069 15127.410 C 7511.069 15133.920 7511.429 15138.090 7512.179 15139.920 C 7512.929 15141.780 7514.129 15143.250 7515.809 15144.360 C 7517.489 15145.470 7519.889 15146.010 7523.009 15146.010 C 7525.349 15146.010 7528.439 15145.710 7532.279 15145.140 L 7532.279 15145.140 Z">
            <!-- 22 nodes -->
          </draw:path>
        </draw:g>
        <!-- id="g4725" -->
        <draw:g id="g4733">
          <draw:path id="path4735" draw:style-name="style6" draw:layer="layout" svg:x="10.240cm" svg:y="7.505cm" svg:width="0.160cm" svg:height="0.185cm" svg:viewBox="0.0 0.0 160.769 185.489" svg:d="M 20480.639 15195.510 L 20546.609 15010.020 L 20571.089 15010.020 L 20641.409 15195.510 L 20615.519 15195.510 L 20595.479 15139.350 L 20523.629 15139.350 L 20504.759 15195.510 L 20480.639 15195.510 L 20480.639 15195.510 ZM 20530.199 15119.370 L 20588.429 15119.370 L 20570.489 15067.980 C 20564.999 15052.380 20560.979 15039.570 20558.309 15029.550 C 20556.119 15041.430 20553.029 15053.220 20549.039 15064.950 L 20530.199 15119.370 L 20530.199 15119.370 Z">
            <!-- 17 nodes -->
          </draw:path>
          <draw:path id="path4737" draw:style-name="style6" draw:layer="layout" svg:x="10.416cm" svg:y="7.505cm" svg:width="0.021cm" svg:height="0.185cm" svg:viewBox="0.0 0.0 21.089 185.489" svg:d="M 20832.179 15195.510 L 20832.179 15010.020 L 20853.269 15010.020 L 20853.269 15195.510 L 20832.179 15195.510 L 20832.179 15195.510 Z">
            <!-- 6 nodes -->
          </draw:path>
          <draw:path id="path4739" draw:style-name="style6" draw:layer="layout" svg:x="10.458cm" svg:y="7.509cm" svg:width="0.060cm" svg:height="0.183cm" svg:viewBox="0.0 0.0 60.719 183.059" svg:d="M 20974.199 15179.340 L 20977.259 15199.440 C 20971.319 15200.790 20966.009 15201.480 20961.329 15201.480 C 20953.679 15201.480 20947.739 15200.160 20943.509 15197.550 C 20939.279 15194.910 20936.339 15191.490 20934.599 15187.230 C 20932.859 15182.940 20932.019 15174.000 20932.019 15160.350 L 20932.019 15083.070 L 20916.539 15083.070 L 20916.539 15065.340 L 20932.019 15065.340 L 20932.019 15032.100 L 20952.989 15018.420 L 20952.989 15065.340 L 20974.199 15065.340 L 20974.199 15083.070 L 20952.989 15083.070 L 20952.989 15161.610 C 20952.989 15168.120 20953.379 15172.290 20954.099 15174.120 C 20954.819 15175.980 20956.049 15177.450 20957.729 15178.560 C 20959.409 15179.670 20961.809 15180.210 20964.929 15180.210 C 20967.299 15180.210 20970.359 15179.940 20974.199 15179.340 L 20974.199 15179.340 Z">
            <!-- 22 nodes -->
          </draw:path>
          <draw:path id="path4741" draw:style-name="style6" draw:layer="layout" svg:x="10.600cm" svg:y="7.501cm" svg:width="0.158cm" svg:height="0.191cm" svg:viewBox="0.0 0.0 158.909 191.819" svg:d="M 21286.529 15119.580 L 21286.529 15097.830 L 21359.309 15097.680 L 21359.309 15166.500 C 21348.149 15176.100 21336.599 15183.360 21324.749 15188.190 C 21312.869 15193.050 21300.689 15195.480 21288.179 15195.480 C 21271.319 15195.480 21255.989 15191.580 21242.189 15183.780 C 21228.389 15175.980 21217.979 15164.670 21210.959 15149.910 C 21203.939 15135.150 21200.399 15118.680 21200.399 15100.470 C 21200.399 15082.410 21203.879 15065.580 21210.899 15049.920 C 21217.919 15034.260 21227.939 15022.650 21241.079 15015.060 C 21254.219 15007.470 21269.309 15003.660 21286.439 15003.660 C 21298.859 15003.660 21310.079 15005.850 21320.129 15010.200 C 21330.179 15014.580 21338.039 15020.610 21343.739 15028.320 C 21349.439 15036.120 21353.789 15046.230 21356.759 15058.710 L 21336.239 15064.770 C 21333.659 15055.350 21330.479 15047.910 21326.639 15042.510 C 21322.799 15037.110 21317.339 15032.790 21310.229 15029.550 C 21303.119 15026.310 21295.229 15024.690 21286.559 15024.690 C 21276.149 15024.690 21267.179 15026.400 21259.619 15029.790 C 21252.029 15033.210 21245.939 15037.710 21241.289 15043.260 C 21236.639 15048.810 21233.039 15054.960 21230.459 15061.590 C 21226.079 15073.080 21223.889 15085.500 21223.889 15098.910 C 21223.889 15115.440 21226.529 15129.270 21231.809 15140.400 C 21237.089 15151.530 21244.769 15159.780 21254.849 15165.210 C 21264.929 15170.610 21275.609 15173.340 21286.949 15173.340 C 21296.789 15173.340 21306.389 15171.300 21315.779 15167.190 C 21325.169 15163.080 21332.279 15158.760 21337.109 15154.080 L 21337.109 15119.550 L 21286.529 15119.550 L 21286.529 15119.580 Z">
            <!-- 31 nodes -->
          </draw:path>
          <draw:path id="path4743" draw:style-name="style6" draw:layer="layout" svg:x="10.789cm" svg:y="7.553cm" svg:width="0.067cm" svg:height="0.137cm" svg:viewBox="0.0 0.0 67.619 137.369" svg:d="M 21579.359 15243.630 L 21579.359 15109.260 L 21598.349 15109.260 L 21598.349 15129.630 C 21603.179 15120.120 21607.679 15113.820 21611.759 15110.790 C 21615.839 15107.760 21620.369 15106.260 21625.289 15106.260 C 21632.399 15106.260 21639.629 15108.690 21646.979 15113.580 L 21639.719 15134.700 C 21634.559 15131.430 21629.399 15129.750 21624.239 15129.750 C 21619.649 15129.750 21615.479 15131.280 21611.819 15134.250 C 21608.159 15137.220 21605.519 15141.390 21603.959 15146.730 C 21601.619 15154.830 21600.449 15163.650 21600.449 15173.280 L 21600.449 15243.630 L 21579.359 15243.630 L 21579.359 15243.630 Z">
            <!-- 15 nodes -->
          </draw:path>
        </draw:g>
        <!-- id="g4733" -->
        <draw:g id="g4777">
          <draw:path id="path4779" draw:style-name="style6" draw:layer="layout" svg:x="15.758cm" svg:y="2.342cm" svg:width="0.017cm" svg:height="0.128cm" svg:viewBox="0.0 0.0 17.039 128.849" svg:d="M 31517.159 4813.410 L 31517.159 4684.560 L 31534.199 4684.560 L 31534.199 4813.410 L 31517.159 4813.410 L 31517.159 4813.410 Z">
            <!-- 6 nodes -->
          </draw:path>
          <draw:path id="path4781" draw:style-name="style6" draw:layer="layout" svg:x="15.803cm" svg:y="2.375cm" svg:width="0.126cm" svg:height="0.095cm" svg:viewBox="0.0 0.0 126.509 95.459" svg:d="M 31607.339 4846.830 L 31607.339 4753.500 L 31621.499 4753.500 L 31621.499 4766.610 C 31624.439 4762.050 31628.339 4758.390 31633.199 4755.570 C 31638.059 4752.810 31643.609 4751.400 31649.819 4751.400 C 31656.719 4751.400 31662.389 4752.840 31666.829 4755.720 C 31671.209 4758.600 31674.359 4762.590 31676.189 4767.750 C 31683.569 4756.860 31693.169 4751.400 31705.019 4751.400 C 31714.289 4751.400 31721.399 4753.980 31726.379 4759.080 C 31731.359 4764.240 31733.849 4772.130 31733.849 4782.780 L 31733.849 4846.860 L 31718.129 4846.860 L 31718.129 4788.060 C 31718.129 4781.730 31717.589 4777.200 31716.599 4774.380 C 31715.549 4771.620 31713.689 4769.370 31710.989 4767.660 C 31708.289 4765.950 31705.139 4765.110 31701.509 4765.110 C 31694.939 4765.110 31689.509 4767.300 31685.159 4771.680 C 31680.809 4776.060 31678.649 4783.020 31678.649 4792.620 L 31678.649 4846.860 L 31662.839 4846.860 L 31662.839 4786.230 C 31662.839 4779.210 31661.549 4773.930 31658.969 4770.420 C 31656.389 4766.910 31652.159 4765.140 31646.309 4765.140 C 31641.869 4765.140 31637.729 4766.310 31633.979 4768.650 C 31630.169 4770.990 31627.439 4774.410 31625.759 4778.940 C 31624.079 4783.470 31623.209 4789.950 31623.209 4798.440 L 31623.209 4846.860 L 31607.339 4846.860 L 31607.339 4846.830 Z">
            <!-- 30 nodes -->
          </draw:path>
          <draw:path id="path4783" draw:style-name="style6" draw:layer="layout" svg:x="15.953cm" svg:y="2.375cm" svg:width="0.081cm" svg:height="0.131cm" svg:viewBox="0.0 0.0 81.029 131.219" svg:d="M 31907.219 4882.620 L 31907.219 4753.500 L 31921.619 4753.500 L 31921.619 4765.620 C 31925.009 4760.880 31928.849 4757.310 31933.139 4754.970 C 31937.429 4752.570 31942.589 4751.400 31948.709 4751.400 C 31956.689 4751.400 31963.709 4753.440 31969.799 4757.550 C 31975.889 4761.660 31980.479 4767.450 31983.599 4774.890 C 31986.719 4782.390 31988.249 4790.550 31988.249 4799.460 C 31988.249 4809.000 31986.539 4817.580 31983.089 4825.260 C 31979.699 4832.880 31974.719 4838.760 31968.149 4842.840 C 31961.639 4846.890 31954.769 4848.930 31947.539 4848.930 C 31942.259 4848.930 31937.549 4847.820 31933.319 4845.600 C 31929.149 4843.380 31925.699 4840.560 31922.999 4837.170 L 31922.999 4882.620 L 31907.219 4882.620 L 31907.219 4882.620 ZM 31921.559 4800.690 C 31921.559 4812.690 31923.989 4821.570 31928.849 4827.330 C 31933.709 4833.090 31939.589 4835.940 31946.519 4835.940 C 31953.539 4835.940 31959.569 4832.970 31964.609 4827.030 C 31969.589 4821.090 31972.109 4811.850 31972.109 4799.370 C 31972.109 4787.490 31969.649 4778.580 31964.789 4772.640 C 31959.869 4766.730 31954.049 4763.760 31947.239 4763.760 C 31940.489 4763.760 31934.549 4766.910 31929.329 4773.210 C 31924.169 4779.540 31921.559 4788.690 31921.559 4800.690 L 31921.559 4800.690 Z">
            <!-- 27 nodes -->
          </draw:path>
          <draw:path id="path4785" draw:style-name="style6" draw:layer="layout" svg:x="16.053cm" svg:y="2.375cm" svg:width="0.050cm" svg:height="0.095cm" svg:viewBox="0.0 0.0 50.729 95.459" svg:d="M 32107.079 4846.830 L 32107.079 4753.500 L 32121.329 4753.500 L 32121.329 4767.660 C 32124.959 4761.030 32128.319 4756.680 32131.379 4754.550 C 32134.499 4752.450 32137.859 4751.400 32141.549 4751.400 C 32146.889 4751.400 32152.289 4753.110 32157.809 4756.500 L 32152.349 4771.170 C 32148.479 4768.890 32144.609 4767.750 32140.739 4767.750 C 32137.289 4767.750 32134.169 4768.800 32131.409 4770.870 C 32128.649 4772.970 32126.699 4775.850 32125.529 4779.540 C 32123.759 4785.180 32122.889 4791.330 32122.889 4797.990 L 32122.889 4846.860 L 32107.079 4846.860 L 32107.079 4846.830 Z">
            <!-- 15 nodes -->
          </draw:path>
        </draw:g>
        <!-- id="g4777" -->
        <draw:g id="g4787">
          <draw:path id="path4789" draw:style-name="style6" draw:layer="layout" svg:x="15.749cm" svg:y="2.520cm" svg:width="0.102cm" svg:height="0.133cm" svg:viewBox="0.0 0.0 102.599 133.229" svg:d="M 31499.759 5129.790 L 31515.839 5128.380 C 31516.589 5134.830 31518.389 5140.140 31521.149 5144.220 C 31523.969 5148.390 31528.259 5151.720 31534.139 5154.240 C 31539.989 5156.820 31546.589 5158.080 31553.909 5158.080 C 31560.419 5158.080 31566.149 5157.120 31571.129 5155.170 C 31576.109 5153.220 31579.799 5150.610 31582.259 5147.190 C 31584.659 5143.860 31585.889 5140.170 31585.889 5136.180 C 31585.889 5132.130 31584.719 5128.620 31582.379 5125.560 C 31580.039 5122.560 31576.169 5120.010 31570.769 5117.970 C 31567.319 5116.620 31559.669 5114.550 31547.819 5111.670 C 31535.969 5108.850 31527.689 5106.150 31522.949 5103.630 C 31516.799 5100.420 31512.239 5096.430 31509.179 5091.630 C 31506.179 5086.890 31504.679 5081.520 31504.679 5075.610 C 31504.679 5069.100 31506.539 5063.040 31510.229 5057.370 C 31513.919 5051.730 31519.319 5047.440 31526.399 5044.500 C 31533.479 5041.560 31541.369 5040.120 31550.039 5040.120 C 31559.579 5040.120 31568.039 5041.680 31575.299 5044.710 C 31582.619 5047.830 31588.229 5052.330 31592.159 5058.300 C 31596.089 5064.270 31598.189 5071.050 31598.489 5078.610 L 31582.139 5079.840 C 31581.269 5071.710 31578.299 5065.530 31573.199 5061.390 C 31568.159 5057.220 31560.659 5055.150 31550.759 5055.150 C 31540.439 5055.150 31532.939 5057.010 31528.199 5060.820 C 31523.519 5064.570 31521.149 5069.130 31521.149 5074.470 C 31521.149 5079.090 31522.829 5082.900 31526.159 5085.900 C 31529.429 5088.900 31538.009 5091.960 31551.869 5095.110 C 31565.699 5098.230 31575.209 5100.960 31580.369 5103.300 C 31587.869 5106.750 31593.419 5111.160 31596.989 5116.440 C 31600.559 5121.780 31602.359 5127.870 31602.359 5134.770 C 31602.359 5141.640 31600.409 5148.060 31596.479 5154.150 C 31592.549 5160.180 31586.939 5164.920 31579.559 5168.280 C 31572.239 5171.640 31563.929 5173.350 31554.749 5173.350 C 31543.079 5173.350 31533.329 5171.640 31525.409 5168.250 C 31517.549 5164.860 31511.339 5159.760 31506.899 5152.920 C 31502.339 5146.140 31499.999 5138.430 31499.759 5129.790 L 31499.759 5129.790 Z">
            <!-- 37 nodes -->
          </draw:path>
          <draw:path id="path4791" draw:style-name="style6" draw:layer="layout" svg:x="15.864cm" svg:y="2.557cm" svg:width="0.085cm" svg:height="0.131cm" svg:viewBox="0.0 0.0 85.499 131.249" svg:d="M 31737.779 5244.900 L 31736.009 5230.050 C 31739.459 5230.980 31742.489 5231.460 31745.069 5231.460 C 31748.579 5231.460 31751.399 5230.860 31753.499 5229.690 C 31755.599 5228.520 31757.339 5226.870 31758.689 5224.770 C 31759.679 5223.180 31761.299 5219.250 31763.519 5212.980 C 31763.819 5212.110 31764.269 5210.820 31764.929 5209.110 L 31729.499 5115.600 L 31746.539 5115.600 L 31765.949 5169.660 C 31768.469 5176.530 31770.719 5183.730 31772.729 5191.290 C 31774.559 5184.030 31776.719 5176.920 31779.239 5170.020 L 31799.189 5115.630 L 31814.999 5115.630 L 31779.479 5210.550 C 31775.669 5220.810 31772.699 5227.860 31770.599 5231.730 C 31767.779 5236.950 31764.569 5240.760 31760.939 5243.190 C 31757.309 5245.620 31752.959 5246.850 31747.919 5246.850 C 31744.919 5246.820 31741.529 5246.190 31737.779 5244.900 L 31737.779 5244.900 Z">
            <!-- 20 nodes -->
          </draw:path>
          <draw:path id="path4793" draw:style-name="style6" draw:layer="layout" svg:x="15.957cm" svg:y="2.555cm" svg:width="0.077cm" svg:height="0.097cm" svg:viewBox="0.0 0.0 77.519 97.499" svg:d="M 31914.779 5178.990 L 31930.409 5176.530 C 31931.279 5182.800 31933.709 5187.600 31937.759 5190.930 C 31941.749 5194.260 31947.359 5195.940 31954.589 5195.940 C 31961.849 5195.940 31967.249 5194.470 31970.759 5191.500 C 31974.269 5188.560 31976.039 5185.080 31976.039 5181.090 C 31976.039 5177.520 31974.479 5174.700 31971.389 5172.660 C 31969.229 5171.250 31963.829 5169.480 31955.219 5167.290 C 31943.609 5164.350 31935.569 5161.830 31931.099 5159.670 C 31926.599 5157.570 31923.179 5154.570 31920.899 5150.820 C 31918.559 5147.010 31917.419 5142.840 31917.419 5138.280 C 31917.419 5134.110 31918.379 5130.270 31920.269 5126.730 C 31922.189 5123.190 31924.769 5120.220 31928.069 5117.880 C 31930.529 5116.050 31933.859 5114.550 31938.149 5113.260 C 31942.379 5112.030 31946.939 5111.400 31951.799 5111.400 C 31959.119 5111.400 31965.569 5112.450 31971.089 5114.550 C 31976.669 5116.650 31980.719 5119.530 31983.359 5123.100 C 31985.999 5126.730 31987.799 5131.530 31988.819 5137.560 L 31973.339 5139.660 C 31972.649 5134.860 31970.609 5131.110 31967.219 5128.410 C 31963.889 5125.710 31959.089 5124.360 31952.939 5124.360 C 31945.679 5124.360 31940.489 5125.560 31937.369 5127.960 C 31934.249 5130.360 31932.719 5133.180 31932.719 5136.390 C 31932.719 5138.430 31933.349 5140.290 31934.639 5141.940 C 31935.929 5143.650 31937.939 5145.060 31940.699 5146.170 C 31942.289 5146.770 31946.939 5148.090 31954.679 5150.220 C 31965.869 5153.220 31973.699 5155.680 31978.079 5157.540 C 31982.519 5159.460 31985.999 5162.220 31988.519 5165.850 C 31991.039 5169.480 31992.299 5173.980 31992.299 5179.380 C 31992.299 5184.660 31990.739 5189.640 31987.709 5194.260 C 31984.589 5198.940 31980.179 5202.510 31974.389 5205.090 C 31968.599 5207.610 31962.029 5208.900 31954.709 5208.900 C 31942.589 5208.900 31933.349 5206.380 31926.959 5201.340 C 31920.599 5196.360 31916.549 5188.890 31914.779 5178.990 L 31914.779 5178.990 Z">
            <!-- 35 nodes -->
          </draw:path>
          <draw:path id="path4795" draw:style-name="style6" draw:layer="layout" svg:x="16.045cm" svg:y="2.525cm" svg:width="0.045cm" svg:height="0.127cm" svg:viewBox="0.0 0.0 45.509 127.169" svg:d="M 32133.269 5162.220 L 32135.549 5176.200 C 32131.109 5177.130 32127.119 5177.610 32123.609 5177.610 C 32117.879 5177.610 32113.409 5176.710 32110.259 5174.880 C 32107.109 5173.050 32104.859 5170.680 32103.569 5167.710 C 32102.279 5164.770 32101.649 5158.530 32101.649 5149.050 L 32101.649 5095.350 L 32090.039 5095.350 L 32090.039 5083.050 L 32101.649 5083.050 L 32101.649 5059.920 L 32117.369 5050.440 L 32117.369 5083.050 L 32133.269 5083.050 L 32133.269 5095.350 L 32117.369 5095.350 L 32117.369 5149.920 C 32117.369 5154.420 32117.639 5157.330 32118.209 5158.620 C 32118.749 5159.910 32119.679 5160.930 32120.909 5161.710 C 32122.199 5162.460 32123.999 5162.850 32126.339 5162.850 C 32128.109 5162.820 32130.419 5162.610 32133.269 5162.220 L 32133.269 5162.220 Z">
            <!-- 22 nodes -->
          </draw:path>
        </draw:g>
        <!-- id="g4787" -->
        <draw:g id="g4797">
          <draw:path id="path4799" draw:style-name="style6" draw:layer="layout" svg:x="16.752cm" svg:y="2.335cm" svg:width="0.120cm" svg:height="0.128cm" svg:viewBox="0.0 0.0 120.569 128.849" svg:d="M 33504.599 4799.970 L 33554.069 4671.120 L 33572.429 4671.120 L 33625.169 4799.970 L 33605.759 4799.970 L 33590.729 4760.940 L 33536.849 4760.940 L 33522.689 4799.970 L 33504.599 4799.970 L 33504.599 4799.970 ZM 33541.769 4747.050 L 33585.449 4747.050 L 33572.009 4711.380 C 33567.899 4700.550 33564.869 4691.640 33562.859 4684.650 C 33561.209 4692.900 33558.899 4701.120 33555.929 4709.250 L 33541.769 4747.050 L 33541.769 4747.050 Z">
            <!-- 17 nodes -->
          </draw:path>
          <draw:path id="path4801" draw:style-name="style6" draw:layer="layout" svg:x="16.884cm" svg:y="2.368cm" svg:width="0.050cm" svg:height="0.095cm" svg:viewBox="0.0 0.0 50.729 95.459" svg:d="M 33768.659 4833.390 L 33768.659 4740.060 L 33782.909 4740.060 L 33782.909 4754.220 C 33786.539 4747.590 33789.869 4743.240 33792.989 4741.110 C 33796.049 4739.010 33799.439 4737.960 33803.129 4737.960 C 33808.469 4737.960 33813.869 4739.670 33819.389 4743.060 L 33813.929 4757.730 C 33810.059 4755.450 33806.189 4754.310 33802.319 4754.310 C 33798.869 4754.310 33795.749 4755.360 33792.989 4757.430 C 33790.229 4759.530 33788.279 4762.410 33787.109 4766.100 C 33785.339 4771.740 33784.469 4777.890 33784.469 4784.550 L 33784.469 4833.420 L 33768.659 4833.420 L 33768.659 4833.390 Z">
            <!-- 15 nodes -->
          </draw:path>
          <draw:path id="path4803" draw:style-name="style6" draw:layer="layout" svg:x="16.944cm" svg:y="2.368cm" svg:width="0.050cm" svg:height="0.095cm" svg:viewBox="0.0 0.0 50.729 95.459" svg:d="M 33888.539 4833.390 L 33888.539 4740.060 L 33902.789 4740.060 L 33902.789 4754.220 C 33906.419 4747.590 33909.749 4743.240 33912.869 4741.110 C 33915.929 4739.010 33919.319 4737.960 33923.009 4737.960 C 33928.349 4737.960 33933.749 4739.670 33939.269 4743.060 L 33933.809 4757.730 C 33929.939 4755.450 33926.069 4754.310 33922.199 4754.310 C 33918.749 4754.310 33915.629 4755.360 33912.869 4757.430 C 33910.109 4759.530 33908.159 4762.410 33906.989 4766.100 C 33905.219 4771.740 33904.349 4777.890 33904.349 4784.550 L 33904.349 4833.420 L 33888.539 4833.420 L 33888.539 4833.390 Z">
            <!-- 15 nodes -->
          </draw:path>
          <draw:path id="path4805" draw:style-name="style6" draw:layer="layout" svg:x="16.999cm" svg:y="2.334cm" svg:width="0.086cm" svg:height="0.131cm" svg:viewBox="0.0 0.0 86.069 131.639" svg:d="M 34067.339 4769.220 L 34083.689 4771.230 C 34081.109 4780.770 34076.339 4788.180 34069.349 4793.460 C 34062.359 4798.740 34053.479 4801.380 34042.619 4801.380 C 34028.969 4801.380 34018.139 4797.180 34010.159 4788.780 C 34002.119 4780.380 33998.159 4768.560 33998.159 4753.380 C 33998.159 4737.690 34002.209 4725.480 34010.279 4716.810 C 34018.349 4708.140 34028.849 4703.790 34041.749 4703.790 C 34054.229 4703.790 34064.429 4708.050 34072.349 4716.540 C 34080.269 4725.030 34084.229 4737.000 34084.229 4752.390 C 34084.229 4753.320 34084.199 4754.730 34084.139 4756.620 L 34014.539 4756.620 C 34015.139 4766.880 34018.019 4774.740 34023.239 4780.170 C 34028.459 4785.600 34034.969 4788.330 34042.739 4788.330 C 34048.529 4788.330 34053.479 4786.800 34057.589 4783.770 C 34061.699 4780.740 34064.939 4775.880 34067.339 4769.220 L 34067.339 4769.220 ZM 34041.419 4679.400 L 34031.489 4694.340 L 34013.369 4694.340 L 34032.359 4669.740 L 34049.219 4669.740 L 34068.989 4694.340 L 34051.049 4694.340 L 34041.419 4679.400 L 34041.419 4679.400 ZM 34015.409 4743.630 L 34067.519 4743.630 C 34066.829 4735.770 34064.819 4729.890 34061.549 4725.960 C 34056.509 4719.870 34049.969 4716.810 34041.959 4716.810 C 34034.699 4716.810 34028.609 4719.240 34023.629 4724.100 C 34018.679 4728.990 34015.949 4735.500 34015.409 4743.630 L 34015.409 4743.630 Z">
            <!-- 33 nodes -->
          </draw:path>
          <draw:path id="path4807" draw:style-name="style6" draw:layer="layout" svg:x="17.095cm" svg:y="2.338cm" svg:width="0.045cm" svg:height="0.127cm" svg:viewBox="0.0 0.0 45.509 127.169" svg:d="M 34234.829 4788.720 L 34237.109 4802.700 C 34232.669 4803.630 34228.679 4804.110 34225.169 4804.110 C 34219.439 4804.110 34214.969 4803.210 34211.819 4801.380 C 34208.669 4799.550 34206.419 4797.180 34205.129 4794.210 C 34203.839 4791.270 34203.209 4785.030 34203.209 4775.550 L 34203.209 4721.850 L 34191.599 4721.850 L 34191.599 4709.550 L 34203.209 4709.550 L 34203.209 4686.420 L 34218.929 4676.940 L 34218.929 4709.550 L 34234.829 4709.550 L 34234.829 4721.850 L 34218.929 4721.850 L 34218.929 4776.420 C 34218.929 4780.920 34219.199 4783.830 34219.769 4785.120 C 34220.309 4786.410 34221.239 4787.430 34222.469 4788.210 C 34223.759 4788.960 34225.559 4789.350 34227.899 4789.350 C 34229.639 4789.350 34231.949 4789.140 34234.829 4788.720 L 34234.829 4788.720 Z">
            <!-- 22 nodes -->
          </draw:path>
        </draw:g>
        <!-- id="g4797" -->
        <draw:g id="g4809">
          <draw:path id="path4811" draw:style-name="style6" draw:layer="layout" svg:x="16.758cm" svg:y="2.515cm" svg:width="0.080cm" svg:height="0.130cm" svg:viewBox="0.0 0.0 80.909 130.949" svg:d="M 33583.709 5159.970 L 33583.709 5148.180 C 33577.799 5157.450 33569.099 5162.070 33557.609 5162.070 C 33550.169 5162.070 33543.299 5160.030 33537.089 5155.920 C 33530.819 5151.810 33526.019 5146.110 33522.569 5138.760 C 33519.179 5131.410 33517.439 5122.950 33517.439 5113.380 C 33517.439 5104.050 33518.999 5095.620 33522.089 5088.000 C 33525.209 5080.440 33529.859 5074.620 33536.069 5070.570 C 33542.279 5066.520 33549.209 5064.510 33556.889 5064.510 C 33562.529 5064.510 33567.509 5065.680 33571.919 5068.080 C 33576.299 5070.420 33579.899 5073.540 33582.629 5077.350 L 33582.629 5031.120 L 33598.349 5031.120 L 33598.349 5159.970 L 33583.709 5159.970 L 33583.709 5159.970 ZM 33533.699 5113.380 C 33533.699 5125.320 33536.219 5134.260 33541.259 5140.200 C 33546.299 5146.140 33552.239 5149.080 33559.109 5149.080 C 33566.009 5149.080 33571.919 5146.260 33576.719 5140.590 C 33581.579 5134.950 33583.979 5126.310 33583.979 5114.730 C 33583.979 5101.950 33581.519 5092.590 33576.599 5086.590 C 33571.679 5080.590 33565.619 5077.620 33558.419 5077.620 C 33551.399 5077.620 33545.489 5080.500 33540.809 5086.230 C 33536.039 5091.960 33533.699 5101.020 33533.699 5113.380 L 33533.699 5113.380 Z">
            <!-- 26 nodes -->
          </draw:path>
          <draw:path id="path4813" draw:style-name="style6" draw:layer="layout" svg:x="16.859cm" svg:y="2.514cm" svg:width="0.086cm" svg:height="0.131cm" svg:viewBox="0.0 0.0 86.069 131.639" svg:d="M 33787.679 5129.220 L 33804.029 5131.230 C 33801.449 5140.770 33796.679 5148.180 33789.689 5153.460 C 33782.699 5158.740 33773.819 5161.380 33762.959 5161.380 C 33749.309 5161.380 33738.509 5157.180 33730.469 5148.780 C 33722.489 5140.380 33718.499 5128.560 33718.499 5113.380 C 33718.499 5097.690 33722.549 5085.480 33730.619 5076.810 C 33738.689 5068.140 33749.189 5063.790 33762.089 5063.790 C 33774.569 5063.790 33784.769 5068.050 33792.689 5076.540 C 33800.609 5085.030 33804.569 5097.000 33804.569 5112.390 C 33804.569 5113.320 33804.539 5114.730 33804.479 5116.620 L 33734.879 5116.620 C 33735.479 5126.880 33738.359 5134.740 33743.579 5140.170 C 33748.799 5145.600 33755.309 5148.330 33763.079 5148.330 C 33768.869 5148.330 33773.819 5146.800 33777.929 5143.770 C 33782.039 5140.740 33785.279 5135.880 33787.679 5129.220 L 33787.679 5129.220 ZM 33735.749 5103.630 L 33787.859 5103.630 C 33787.169 5095.770 33785.159 5089.890 33781.889 5085.960 C 33776.849 5079.870 33770.309 5076.810 33762.299 5076.810 C 33755.039 5076.810 33748.919 5079.240 33743.999 5084.100 C 33738.989 5088.990 33736.259 5095.500 33735.749 5103.630 L 33735.749 5103.630 ZM 33752.789 5054.340 L 33764.489 5029.740 L 33785.219 5029.740 L 33765.869 5054.340 L 33752.789 5054.340 L 33752.789 5054.340 Z">
            <!-- 30 nodes -->
          </draw:path>
          <draw:path id="path4815" draw:style-name="style6" draw:layer="layout" svg:x="16.954cm" svg:y="2.513cm" svg:width="0.054cm" svg:height="0.131cm" svg:viewBox="0.0 0.0 54.599 131.069" svg:d="M 33922.859 5157.780 L 33922.859 5076.750 L 33908.879 5076.750 L 33908.879 5064.450 L 33922.859 5064.450 L 33922.859 5054.520 C 33922.859 5048.250 33923.429 5043.600 33924.539 5040.540 C 33926.069 5036.430 33928.769 5033.100 33932.579 5030.580 C 33936.449 5028.000 33941.819 5026.740 33948.719 5026.740 C 33953.159 5026.740 33958.079 5027.280 33963.479 5028.330 L 33961.109 5042.130 C 33957.839 5041.530 33954.719 5041.260 33951.779 5041.260 C 33946.979 5041.260 33943.589 5042.280 33941.579 5044.350 C 33939.569 5046.420 33938.579 5050.230 33938.579 5055.870 L 33938.579 5064.480 L 33956.759 5064.480 L 33956.759 5076.780 L 33938.579 5076.780 L 33938.579 5157.810 L 33922.859 5157.810 L 33922.859 5157.780 Z">
            <!-- 21 nodes -->
          </draw:path>
          <draw:path id="path4817" draw:style-name="style6" draw:layer="layout" svg:x="17.014cm" svg:y="2.515cm" svg:width="0.015cm" svg:height="0.128cm" svg:viewBox="0.0 0.0 15.809 128.849" svg:d="M 34029.479 5049.300 L 34029.479 5031.120 L 34045.289 5031.120 L 34045.289 5049.300 L 34029.479 5049.300 L 34029.479 5049.300 ZM 34029.479 5159.970 L 34029.479 5066.640 L 34045.289 5066.640 L 34045.289 5159.970 L 34029.479 5159.970 L 34029.479 5159.970 Z">
            <!-- 12 nodes -->
          </draw:path>
          <draw:path id="path4819" draw:style-name="style6" draw:layer="layout" svg:x="17.054cm" svg:y="2.515cm" svg:width="0.015cm" svg:height="0.128cm" svg:viewBox="0.0 0.0 15.809 128.849" svg:d="M 34108.619 5159.970 L 34108.619 5031.120 L 34124.429 5031.120 L 34124.429 5159.970 L 34108.619 5159.970 L 34108.619 5159.970 Z">
            <!-- 6 nodes -->
          </draw:path>
        </draw:g>
        <!-- id="g4809" -->
        <draw:g id="g4821">
          <draw:path id="path4823" draw:style-name="style6" draw:layer="layout" svg:x="17.763cm" svg:y="2.344cm" svg:width="0.098cm" svg:height="0.128cm" svg:viewBox="0.0 0.0 98.339 128.849" svg:d="M 35527.379 4817.070 L 35527.379 4688.220 L 35575.979 4688.220 C 35584.529 4688.220 35591.069 4688.640 35595.569 4689.450 C 35601.899 4690.500 35607.209 4692.540 35611.469 4695.480 C 35615.729 4698.420 35619.179 4702.560 35621.819 4707.900 C 35624.399 4713.240 35625.719 4719.090 35625.719 4725.480 C 35625.719 4736.430 35622.239 4745.730 35615.249 4753.320 C 35608.259 4760.910 35595.689 4764.690 35577.449 4764.690 L 35544.389 4764.690 L 35544.389 4817.070 L 35527.379 4817.070 L 35527.379 4817.070 ZM 35544.419 4749.480 L 35577.719 4749.480 C 35588.729 4749.480 35596.559 4747.440 35601.179 4743.330 C 35605.799 4739.220 35608.109 4733.460 35608.109 4726.020 C 35608.109 4720.620 35606.729 4716.030 35604.029 4712.190 C 35601.269 4708.350 35597.699 4705.800 35593.259 4704.570 C 35590.379 4703.820 35585.099 4703.430 35577.359 4703.430 L 35544.389 4703.430 L 35544.389 4749.480 L 35544.419 4749.480 Z">
            <!-- 23 nodes -->
          </draw:path>
          <draw:path id="path4825" draw:style-name="style6" draw:layer="layout" svg:x="17.876cm" svg:y="2.377cm" svg:width="0.085cm" svg:height="0.097cm" svg:viewBox="0.0 0.0 85.889 97.559" svg:d="M 35819.039 4838.970 C 35813.189 4843.950 35807.549 4847.460 35802.119 4849.530 C 35796.719 4851.570 35790.899 4852.620 35784.689 4852.620 C 35774.429 4852.620 35766.569 4850.100 35761.049 4845.120 C 35755.529 4840.080 35752.799 4833.690 35752.799 4825.890 C 35752.799 4821.330 35753.849 4817.160 35755.919 4813.350 C 35758.019 4809.600 35760.719 4806.540 35764.109 4804.260 C 35767.439 4801.980 35771.249 4800.240 35775.479 4799.070 C 35778.599 4798.260 35783.279 4797.450 35789.549 4796.700 C 35802.329 4795.170 35811.719 4793.370 35817.749 4791.240 C 35817.809 4789.080 35817.839 4787.700 35817.839 4787.100 C 35817.839 4780.650 35816.339 4776.120 35813.369 4773.480 C 35809.319 4769.910 35803.319 4768.110 35795.339 4768.110 C 35787.899 4768.110 35782.379 4769.430 35778.869 4772.010 C 35775.299 4774.650 35772.689 4779.240 35770.979 4785.870 L 35755.499 4783.770 C 35756.909 4777.140 35759.219 4771.830 35762.429 4767.750 C 35765.639 4763.670 35770.319 4760.550 35776.409 4758.330 C 35782.499 4756.170 35789.549 4755.060 35797.589 4755.060 C 35805.569 4755.060 35812.019 4755.990 35816.999 4757.880 C 35821.979 4759.770 35825.639 4762.140 35827.979 4764.960 C 35830.319 4767.780 35831.969 4771.380 35832.899 4775.700 C 35833.439 4778.400 35833.679 4783.260 35833.679 4790.280 L 35833.679 4811.370 C 35833.679 4826.070 35834.009 4835.400 35834.699 4839.300 C 35835.329 4843.200 35836.679 4846.920 35838.689 4850.490 L 35822.159 4850.490 C 35820.569 4847.220 35819.519 4843.380 35819.039 4838.970 L 35819.039 4838.970 ZM 35817.719 4803.630 C 35811.989 4805.970 35803.349 4807.980 35791.889 4809.600 C 35785.379 4810.530 35780.789 4811.580 35778.089 4812.750 C 35775.389 4813.920 35773.319 4815.660 35771.849 4817.880 C 35770.379 4820.160 35769.659 4822.650 35769.659 4825.410 C 35769.659 4829.640 35771.249 4833.150 35774.459 4835.970 C 35777.609 4838.790 35782.319 4840.200 35788.469 4840.200 C 35794.559 4840.200 35799.989 4838.880 35804.729 4836.180 C 35809.469 4833.540 35812.949 4829.880 35815.199 4825.260 C 35816.909 4821.690 35817.749 4816.410 35817.749 4809.450 L 35817.749 4803.630 L 35817.719 4803.630 Z">
            <!-- 41 nodes -->
          </draw:path>
          <draw:path id="path4827" draw:style-name="style6" draw:layer="layout" svg:x="17.981cm" svg:y="2.379cm" svg:width="0.075cm" svg:height="0.095cm" svg:viewBox="0.0 0.0 75.629 95.459" svg:d="M 36024.509 4852.560 L 36024.509 4838.850 C 36017.249 4849.410 36007.379 4854.660 35994.899 4854.660 C 35989.379 4854.660 35984.279 4853.610 35979.449 4851.510 C 35974.709 4849.410 35971.139 4846.770 35968.829 4843.530 C 35966.489 4840.380 35964.869 4836.450 35963.939 4831.800 C 35963.309 4828.680 35962.979 4823.760 35962.979 4817.040 L 35962.979 4759.200 L 35978.789 4759.200 L 35978.789 4810.980 C 35978.789 4819.230 35979.119 4824.810 35979.749 4827.690 C 35980.739 4831.860 35982.869 4835.100 35986.079 4837.500 C 35989.289 4839.840 35993.279 4841.040 35998.019 4841.040 C 36002.759 4841.040 36007.229 4839.840 36011.369 4837.380 C 36015.539 4834.980 36018.479 4831.680 36020.189 4827.480 C 36021.959 4823.280 36022.799 4817.190 36022.799 4809.240 L 36022.799 4759.230 L 36038.609 4759.230 L 36038.609 4852.560 L 36024.509 4852.560 L 36024.509 4852.560 Z">
            <!-- 21 nodes -->
          </draw:path>
          <draw:path id="path4829" draw:style-name="style6" draw:layer="layout" svg:x="18.075cm" svg:y="2.377cm" svg:width="0.077cm" svg:height="0.097cm" svg:viewBox="0.0 0.0 77.519 97.499" svg:d="M 36151.259 4822.590 L 36166.889 4820.130 C 36167.759 4826.400 36170.189 4831.200 36174.239 4834.530 C 36178.229 4837.860 36183.839 4839.540 36191.069 4839.540 C 36198.329 4839.540 36203.729 4838.070 36207.239 4835.100 C 36210.749 4832.160 36212.519 4828.680 36212.519 4824.690 C 36212.519 4821.120 36210.959 4818.300 36207.869 4816.260 C 36205.709 4814.850 36200.309 4813.080 36191.699 4810.890 C 36180.089 4807.950 36172.049 4805.430 36167.579 4803.270 C 36163.079 4801.170 36159.659 4798.170 36157.379 4794.420 C 36155.039 4790.610 36153.899 4786.440 36153.899 4781.880 C 36153.899 4777.710 36154.859 4773.870 36156.749 4770.330 C 36158.669 4766.790 36161.249 4763.820 36164.549 4761.480 C 36167.009 4759.650 36170.339 4758.150 36174.629 4756.860 C 36178.859 4755.630 36183.419 4755.000 36188.279 4755.000 C 36195.599 4755.000 36202.049 4756.050 36207.569 4758.150 C 36213.149 4760.250 36217.199 4763.130 36219.839 4766.700 C 36222.479 4770.330 36224.279 4775.130 36225.299 4781.160 L 36209.819 4783.260 C 36209.129 4778.460 36207.089 4774.710 36203.699 4772.010 C 36200.369 4769.310 36195.569 4767.960 36189.419 4767.960 C 36182.159 4767.960 36176.969 4769.160 36173.849 4771.560 C 36170.729 4773.960 36169.199 4776.780 36169.199 4779.990 C 36169.199 4782.030 36169.829 4783.890 36171.119 4785.540 C 36172.409 4787.250 36174.419 4788.660 36177.179 4789.770 C 36178.769 4790.370 36183.419 4791.690 36191.159 4793.820 C 36202.349 4796.820 36210.179 4799.280 36214.559 4801.140 C 36218.999 4803.060 36222.479 4805.820 36224.999 4809.450 C 36227.519 4813.080 36228.779 4817.580 36228.779 4822.980 C 36228.779 4828.260 36227.219 4833.240 36224.189 4837.860 C 36221.069 4842.540 36216.659 4846.110 36210.869 4848.690 C 36205.079 4851.210 36198.509 4852.500 36191.189 4852.500 C 36179.069 4852.500 36169.829 4849.980 36163.439 4844.940 C 36157.079 4839.960 36152.999 4832.490 36151.259 4822.590 L 36151.259 4822.590 Z">
            <!-- 35 nodes -->
          </draw:path>
          <draw:path id="path4831" draw:style-name="style6" draw:layer="layout" svg:x="18.166cm" svg:y="2.377cm" svg:width="0.086cm" svg:height="0.097cm" svg:viewBox="0.0 0.0 86.069 97.589" svg:d="M 36402.479 4820.370 L 36418.829 4822.380 C 36416.249 4831.920 36411.479 4839.330 36404.489 4844.610 C 36397.499 4849.890 36388.619 4852.530 36377.759 4852.530 C 36364.109 4852.530 36353.309 4848.330 36345.269 4839.930 C 36337.289 4831.530 36333.299 4819.710 36333.299 4804.530 C 36333.299 4788.840 36337.349 4776.630 36345.419 4767.960 C 36353.489 4759.290 36363.989 4754.940 36376.889 4754.940 C 36389.369 4754.940 36399.569 4759.200 36407.489 4767.690 C 36415.409 4776.180 36419.369 4788.150 36419.369 4803.540 C 36419.369 4804.470 36419.339 4805.880 36419.279 4807.770 L 36349.679 4807.770 C 36350.279 4818.030 36353.159 4825.890 36358.379 4831.320 C 36363.599 4836.750 36370.109 4839.480 36377.879 4839.480 C 36383.669 4839.480 36388.619 4837.950 36392.729 4834.920 C 36396.839 4831.890 36400.079 4827.060 36402.479 4820.370 L 36402.479 4820.370 ZM 36350.549 4794.780 L 36402.659 4794.780 C 36401.969 4786.920 36399.959 4781.040 36396.689 4777.110 C 36391.649 4771.020 36385.109 4767.960 36377.099 4767.960 C 36369.839 4767.960 36363.719 4770.390 36358.799 4775.250 C 36353.789 4780.140 36351.089 4786.650 36350.549 4794.780 L 36350.549 4794.780 Z">
            <!-- 24 nodes -->
          </draw:path>
        </draw:g>
        <!-- id="g4821" -->
        <draw:g id="g4833">
          <draw:path id="path4835" draw:style-name="style6" draw:layer="layout" svg:x="17.749cm" svg:y="2.524cm" svg:width="0.120cm" svg:height="0.128cm" svg:viewBox="0.0 0.0 120.569 128.849" svg:d="M 35499.059 5177.070 L 35548.529 5048.220 L 35566.889 5048.220 L 35619.629 5177.070 L 35600.219 5177.070 L 35585.189 5138.040 L 35531.309 5138.040 L 35517.149 5177.070 L 35499.059 5177.070 L 35499.059 5177.070 ZM 35536.259 5124.150 L 35579.939 5124.150 L 35566.499 5088.480 C 35562.389 5077.650 35559.359 5068.740 35557.349 5061.750 C 35555.699 5070.000 35553.389 5078.220 35550.419 5086.350 L 35536.259 5124.150 L 35536.259 5124.150 Z">
            <!-- 17 nodes -->
          </draw:path>
          <draw:path id="path4837" draw:style-name="style6" draw:layer="layout" svg:x="17.873cm" svg:y="2.527cm" svg:width="0.045cm" svg:height="0.127cm" svg:viewBox="0.0 0.0 45.509 127.169" svg:d="M 35789.309 5165.820 L 35791.589 5179.800 C 35787.149 5180.730 35783.159 5181.210 35779.649 5181.210 C 35773.919 5181.210 35769.449 5180.310 35766.299 5178.480 C 35763.149 5176.650 35760.899 5174.280 35759.609 5171.310 C 35758.319 5168.370 35757.689 5162.130 35757.689 5152.650 L 35757.689 5098.950 L 35746.079 5098.950 L 35746.079 5086.650 L 35757.689 5086.650 L 35757.689 5063.520 L 35773.409 5054.040 L 35773.409 5086.650 L 35789.309 5086.650 L 35789.309 5098.950 L 35773.409 5098.950 L 35773.409 5153.520 C 35773.409 5158.020 35773.679 5160.930 35774.249 5162.220 C 35774.789 5163.510 35775.719 5164.530 35776.949 5165.310 C 35778.239 5166.060 35780.039 5166.450 35782.379 5166.450 C 35784.119 5166.450 35786.429 5166.240 35789.309 5165.820 L 35789.309 5165.820 Z">
            <!-- 22 nodes -->
          </draw:path>
          <draw:path id="path4839" draw:style-name="style6" draw:layer="layout" svg:x="17.923cm" svg:y="2.527cm" svg:width="0.045cm" svg:height="0.127cm" svg:viewBox="0.0 0.0 45.509 127.169" svg:d="M 35889.329 5165.820 L 35891.609 5179.800 C 35887.169 5180.730 35883.179 5181.210 35879.669 5181.210 C 35873.939 5181.210 35869.469 5180.310 35866.319 5178.480 C 35863.169 5176.650 35860.919 5174.280 35859.629 5171.310 C 35858.339 5168.370 35857.709 5162.130 35857.709 5152.650 L 35857.709 5098.950 L 35846.099 5098.950 L 35846.099 5086.650 L 35857.709 5086.650 L 35857.709 5063.520 L 35873.429 5054.040 L 35873.429 5086.650 L 35889.329 5086.650 L 35889.329 5098.950 L 35873.429 5098.950 L 35873.429 5153.520 C 35873.429 5158.020 35873.729 5160.930 35874.239 5162.220 C 35874.839 5163.510 35875.709 5164.530 35876.999 5165.310 C 35878.229 5166.060 35880.059 5166.450 35882.399 5166.450 C 35884.139 5166.450 35886.449 5166.240 35889.329 5165.820 L 35889.329 5165.820 Z">
            <!-- 22 nodes -->
          </draw:path>
          <draw:path id="path4841" draw:style-name="style6" draw:layer="layout" svg:x="17.981cm" svg:y="2.557cm" svg:width="0.075cm" svg:height="0.095cm" svg:viewBox="0.0 0.0 75.869 95.489" svg:d="M 35963.519 5210.460 L 35963.519 5117.130 L 35977.769 5117.130 L 35977.769 5130.390 C 35984.639 5120.130 35994.539 5115.000 36007.469 5115.000 C 36013.109 5115.000 36018.269 5115.990 36022.979 5118.060 C 36027.719 5120.040 36031.229 5122.710 36033.599 5126.010 C 36035.969 5129.310 36037.589 5133.180 36038.519 5137.710 C 36039.119 5140.650 36039.389 5145.780 36039.389 5153.100 L 36039.389 5210.490 L 36023.579 5210.490 L 36023.579 5153.700 C 36023.579 5147.250 36022.949 5142.450 36021.719 5139.240 C 36020.489 5136.090 36018.299 5133.540 36015.179 5131.620 C 36012.029 5129.730 36008.339 5128.740 36004.139 5128.740 C 35997.389 5128.740 35991.569 5130.870 35986.709 5135.160 C 35981.789 5139.450 35979.359 5147.550 35979.359 5159.520 L 35979.359 5210.490 L 35963.519 5210.490 L 35963.519 5210.460 Z">
            <!-- 20 nodes -->
          </draw:path>
        </draw:g>
        <!-- id="g4833" -->
        <draw:g id="g4861">
          <draw:path id="path4863" draw:style-name="style6" draw:layer="layout" svg:x="19.918cm" svg:y="3.683cm" svg:width="0.058cm" svg:height="0.155cm" svg:viewBox="0.0 0.0 58.349 155.459" svg:d="M 39837.539 7522.740 L 39881.129 7367.280 L 39895.889 7367.280 L 39852.419 7522.740 L 39837.539 7522.740 L 39837.539 7522.740 Z">
            <!-- 6 nodes -->
          </draw:path>
        </draw:g>
        <!-- id="g4861" -->
        <draw:g id="g4865">
          <draw:path id="path4867" draw:style-name="style6" draw:layer="layout" svg:x="20.862cm" svg:y="3.719cm" svg:width="0.067cm" svg:height="0.063cm" svg:viewBox="0.0 0.0 67.799 63.959" svg:d="M 41724.239 7468.740 L 41728.949 7454.220 C 41739.809 7458.030 41747.729 7461.330 41752.649 7464.150 C 41751.329 7451.790 41750.669 7443.270 41750.609 7438.620 L 41765.459 7438.620 C 41765.249 7445.370 41764.469 7453.860 41763.089 7464.060 C 41770.139 7460.490 41778.209 7457.190 41787.299 7454.220 L 41792.039 7468.740 C 41783.339 7471.620 41774.819 7473.540 41766.479 7474.470 C 41770.649 7478.100 41776.529 7484.580 41784.119 7493.850 L 41771.819 7502.580 C 41767.829 7497.150 41763.179 7489.800 41757.749 7480.530 C 41752.709 7490.160 41748.269 7497.510 41744.459 7502.580 L 41732.339 7493.850 C 41740.289 7484.070 41745.959 7477.620 41749.379 7474.470 C 41740.529 7472.790 41732.159 7470.870 41724.239 7468.740 L 41724.239 7468.740 Z">
            <!-- 17 nodes -->
          </draw:path>
        </draw:g>
        <!-- id="g4865" -->
        <draw:g id="g4869">
          <draw:path id="path4871" draw:style-name="style6" draw:layer="layout" svg:x="21.825cm" svg:y="3.799cm" svg:width="0.064cm" svg:height="0.021cm" svg:viewBox="0.0 0.0 64.799 21.209" svg:d="M 43650.239 7620.030 L 43650.239 7598.820 L 43715.039 7598.820 L 43715.039 7620.030 L 43650.239 7620.030 L 43650.239 7620.030 Z">
            <!-- 6 nodes -->
          </draw:path>
        </draw:g>
        <!-- id="g4869" -->
        <draw:g id="g4873">
          <draw:path id="path4875" draw:style-name="style6" draw:layer="layout" svg:x="21.778cm" svg:y="4.650cm" svg:width="0.113cm" svg:height="0.141cm" svg:viewBox="0.0 0.0 113.459 141.599" svg:d="M 43624.469 9301.140 L 43624.469 9359.910 L 43671.239 9359.910 L 43671.239 9384.450 L 43624.469 9384.450 L 43624.469 9442.740 L 43604.549 9442.740 L 43604.549 9384.450 L 43557.779 9384.450 L 43557.779 9359.910 L 43604.549 9359.910 L 43604.549 9301.140 L 43624.469 9301.140 L 43624.469 9301.140 Z">
            <!-- 14 nodes -->
          </draw:path>
        </draw:g>
        <!-- id="g4873" -->
        <draw:path id="path1562" draw:style-name="style7" draw:layer="layout" svg:x="15.713cm" svg:y="7.734cm" svg:width="0.250cm" svg:height="0.069cm" svg:viewBox="0.0 0.0 250.725 69.572" svg:d="M 31674.449 15539.067 C 31643.549 15534.927 31613.189 15524.067 31582.019 15519.267 C 31537.229 15513.357 31489.139 15512.307 31445.039 15523.497 L 31427.039 15478.497 C 31481.399 15467.127 31538.969 15467.517 31593.899 15474.177 C 31608.479 15476.307 31695.689 15492.477 31674.449 15489.837 L 31674.449 15539.067 L 31674.449 15539.067 Z">
          <!-- 8 nodes -->
        </draw:path>
        <draw:path id="path1563" draw:style-name="style7" draw:layer="layout" svg:x="15.657cm" svg:y="7.673cm" svg:width="0.143cm" svg:height="0.186cm" svg:viewBox="0.0 0.0 143.252 186.359" svg:d="M 31444.857 15375.990 C 31432.287 15385.650 31421.577 15398.310 31411.017 15410.040 C 31407.717 15413.790 31374.387 15448.350 31378.317 15452.820 C 31380.687 15450.000 31411.317 15471.090 31420.467 15475.440 C 31432.977 15481.080 31445.637 15486.330 31458.387 15491.370 L 31430.037 15532.800 C 31415.547 15527.250 31401.087 15521.730 31386.987 15515.220 C 31359.927 15502.140 31312.767 15481.710 31315.227 15445.740 C 31321.137 15421.470 31343.127 15401.790 31359.207 15383.670 C 31370.217 15371.340 31382.667 15359.670 31392.657 15346.440 L 31444.857 15375.990 L 31444.857 15375.990 Z">
          <!-- 12 nodes -->
        </draw:path>
        <draw:path id="path1564" draw:style-name="style7" draw:layer="layout" svg:x="16.890cm" svg:y="7.666cm" svg:width="0.088cm" svg:height="0.231cm" svg:viewBox="0.0 0.0 88.649 231.119" svg:d="M 33869.129 15332.760 C 33865.139 15355.740 33859.079 15378.180 33855.779 15401.370 C 33849.569 15444.690 33845.099 15488.160 33842.939 15531.900 C 33842.549 15542.370 33842.369 15552.780 33842.729 15563.280 L 33780.479 15563.880 C 33780.479 15552.450 33780.959 15541.080 33781.709 15529.680 C 33785.159 15485.310 33790.259 15441.090 33795.509 15396.870 C 33797.669 15379.140 33806.069 15346.080 33803.759 15332.760 L 33869.129 15332.760 L 33869.129 15332.760 Z">
          <!-- 10 nodes -->
        </draw:path>
        <draw:path id="path1566" draw:style-name="style7" draw:layer="layout" svg:x="16.817cm" svg:y="7.814cm" svg:width="0.241cm" svg:height="0.171cm" svg:viewBox="0.0 0.0 241.829 171.363" svg:d="M 33677.639 15641.460 C 33704.849 15664.320 33728.639 15690.810 33751.409 15718.050 C 33759.539 15728.070 33771.929 15753.150 33784.079 15758.670 C 33794.489 15763.380 33761.999 15749.460 33750.659 15750.870 C 33742.709 15751.860 33733.109 15763.920 33738.239 15756.420 C 33765.689 15713.430 33793.979 15671.160 33823.919 15629.880 L 33876.329 15651.960 C 33846.839 15690.660 33817.739 15731.010 33796.379 15774.870 C 33764.789 15839.310 33720.569 15768.690 33699.929 15742.320 C 33681.749 15720.270 33660.389 15691.770 33634.499 15678.150 L 33677.639 15641.460 L 33677.639 15641.460 Z">
          <!-- 12 nodes -->
        </draw:path>
        <draw:path id="path1567" draw:style-name="style7" draw:layer="layout" svg:x="17.778cm" svg:y="7.747cm" svg:width="0.287cm" svg:height="0.094cm" svg:viewBox="0.0 0.0 287.219 94.049" svg:d="M 35556.659 15545.730 C 35611.559 15529.530 35663.579 15514.470 35720.849 15506.160 C 35760.209 15501.060 35799.509 15497.040 35839.079 15494.280 L 35843.879 15536.640 C 35806.409 15538.860 35769.299 15542.550 35732.069 15547.710 C 35683.589 15555.570 35632.589 15564.570 35588.819 15588.330 L 35556.659 15545.730 L 35556.659 15545.730 Z">
          <!-- 8 nodes -->
        </draw:path>
        <draw:path id="path1568" draw:style-name="style7" draw:layer="layout" svg:x="17.966cm" svg:y="7.641cm" svg:width="0.200cm" svg:height="0.268cm" svg:viewBox="0.0 0.0 200.105 268.143" svg:d="M 35987.939 15284.906 C 35978.369 15277.706 36005.489 15301.196 36014.579 15308.996 C 36039.929 15330.806 36065.279 15352.526 36090.719 15374.216 C 36161.339 15436.166 36138.509 15478.466 36058.649 15514.556 C 36028.649 15527.456 35998.319 15539.546 35968.019 15551.696 L 35940.749 15512.336 C 35970.059 15501.086 35999.159 15489.446 36027.869 15476.756 C 36078.539 15452.816 36092.459 15444.596 36047.009 15403.196 C 36010.139 15371.546 35968.079 15344.216 35932.859 15310.946 L 35987.939 15284.906 L 35987.939 15284.906 Z">
          <!-- 11 nodes -->
        </draw:path>
        <draw:path id="path1569" draw:style-name="style7" draw:layer="layout" svg:x="16.896cm" svg:y="6.500cm" svg:width="0.093cm" svg:height="0.333cm" svg:viewBox="0.0 0.0 93.329 333.959" svg:d="M 33820.709 13335.900 C 33829.049 13296.300 33818.549 13247.760 33814.859 13208.220 C 33808.439 13144.950 33797.069 13081.710 33793.229 13018.230 C 33792.749 13007.250 33792.929 13012.650 33792.719 13002.030 L 33854.099 13001.940 C 33853.949 13011.570 33853.979 13006.650 33854.039 13016.670 C 33855.869 13079.550 33863.939 13142.520 33870.629 13205.010 C 33875.309 13248.150 33877.079 13293.330 33886.049 13335.870 L 33820.709 13335.870 L 33820.709 13335.900 Z">
          <!-- 10 nodes -->
        </draw:path>
        <draw:path id="path1571" draw:style-name="style7" draw:layer="layout" svg:x="16.784cm" svg:y="6.438cm" svg:width="0.251cm" svg:height="0.218cm" svg:viewBox="0.0 0.0 251.609 218.399" svg:d="M 33568.019 13095.000 C 33575.039 13060.980 33576.419 13030.920 33592.109 12998.610 C 33620.669 12946.320 33658.979 12882.630 33724.019 12876.600 C 33797.489 12886.650 33801.449 13010.460 33819.629 13067.520 L 33766.409 13077.210 C 33756.029 13045.080 33714.689 12952.320 33715.229 12922.950 C 33715.289 12919.290 33722.489 12924.240 33726.119 12923.910 C 33736.349 12919.020 33705.419 12933.960 33697.319 12941.910 C 33676.559 12962.250 33661.259 12987.720 33648.119 13013.430 C 33637.379 13037.520 33627.749 13068.120 33633.299 13095.000 L 33568.019 13095.000 L 33568.019 13095.000 Z">
          <!-- 12 nodes -->
        </draw:path>
        <draw:g id="g4895">
          <draw:path id="path4897" draw:style-name="style6" draw:layer="layout" svg:x="18.957cm" svg:y="4.556cm" svg:width="0.166cm" svg:height="0.213cm" svg:viewBox="0.0 0.0 166.829 213.929" svg:d="M 37915.439 9139.380 L 37915.439 9113.820 L 38082.269 9113.820 L 38082.269 9134.490 C 38065.859 9149.190 38049.599 9168.720 38033.489 9193.020 C 38017.379 9217.380 38004.929 9242.400 37996.139 9268.170 C 37989.809 9286.290 37985.759 9306.180 37984.019 9327.750 L 37951.499 9327.750 C 37951.859 9310.710 37955.849 9290.100 37963.439 9265.920 C 37971.059 9241.770 37981.979 9218.490 37996.229 9196.050 C 38010.479 9173.610 38025.599 9154.740 38041.679 9139.320 L 37915.439 9139.320 L 37915.439 9139.380 Z">
            <!-- 13 nodes -->
          </draw:path>
        </draw:g>
        <!-- id="g4895" -->
        <draw:g id="g4899">
          <draw:path id="path4901" draw:style-name="style6" draw:layer="layout" svg:x="19.875cm" svg:y="4.548cm" svg:width="0.169cm" svg:height="0.221cm" svg:viewBox="0.0 0.0 169.799 221.369" svg:d="M 39800.129 9197.010 C 39786.989 9192.960 39777.269 9187.200 39770.939 9179.700 C 39764.609 9172.230 39761.459 9163.260 39761.459 9152.790 C 39761.459 9137.040 39768.209 9123.780 39781.679 9113.040 C 39795.149 9102.300 39813.089 9096.900 39835.469 9096.900 C 39857.969 9096.900 39876.089 9102.420 39889.799 9113.430 C 39903.509 9124.380 39910.379 9137.790 39910.379 9153.570 C 39910.379 9163.620 39907.259 9172.380 39900.989 9179.820 C 39894.719 9187.260 39885.209 9192.990 39872.429 9197.040 C 39888.239 9201.390 39900.299 9208.380 39908.549 9218.010 C 39916.799 9227.670 39920.939 9239.220 39920.939 9252.630 C 39920.939 9271.140 39913.139 9286.740 39897.569 9299.340 C 39881.969 9312.000 39861.479 9318.270 39836.039 9318.270 C 39810.599 9318.270 39790.109 9311.940 39774.509 9299.280 C 39758.909 9286.620 39751.139 9270.810 39751.139 9251.880 C 39751.139 9237.780 39755.399 9225.990 39763.889 9216.480 C 39772.349 9206.940 39784.439 9200.490 39800.129 9197.010 L 39800.129 9197.010 ZM 39783.629 9252.030 C 39783.629 9259.590 39785.759 9266.940 39790.049 9274.050 C 39794.339 9281.130 39800.669 9286.650 39809.129 9290.520 C 39817.559 9294.450 39826.649 9296.370 39836.369 9296.370 C 39851.489 9296.370 39863.969 9292.260 39873.809 9284.070 C 39883.649 9275.940 39888.569 9265.500 39888.569 9252.900 C 39888.569 9240.060 39883.499 9229.470 39873.359 9221.070 C 39863.219 9212.670 39850.529 9208.530 39835.289 9208.530 C 39820.409 9208.530 39808.079 9212.670 39798.299 9220.950 C 39788.519 9229.260 39783.629 9239.610 39783.629 9252.030 L 39783.629 9252.030 ZM 39793.799 9151.920 C 39793.799 9162.180 39797.729 9170.550 39805.589 9177.060 C 39813.449 9183.570 39823.649 9186.840 39836.189 9186.840 C 39848.369 9186.840 39858.359 9183.630 39866.159 9177.150 C 39873.959 9170.670 39877.859 9162.780 39877.859 9153.390 C 39877.859 9143.670 39873.839 9135.450 39865.829 9128.790 C 39857.789 9122.130 39847.799 9118.830 39835.859 9118.830 C 39823.799 9118.830 39813.779 9122.040 39805.799 9128.580 C 39797.789 9135.060 39793.799 9142.830 39793.799 9151.920 L 39793.799 9151.920 Z">
            <!-- 39 nodes -->
          </draw:path>
        </draw:g>
        <!-- id="g4899" -->
        <draw:g id="g4903">
          <draw:path id="path4905" draw:style-name="style6" draw:layer="layout" svg:x="20.776cm" svg:y="4.552cm" svg:width="0.169cm" svg:height="0.221cm" svg:viewBox="0.0 0.0 169.469 221.369" svg:d="M 41557.109 9273.510 L 41587.529 9271.170 C 41590.109 9283.170 41595.029 9291.900 41602.289 9297.330 C 41609.549 9302.760 41618.879 9305.460 41630.249 9305.460 C 41639.969 9305.460 41648.489 9303.600 41655.839 9299.850 C 41663.189 9296.100 41669.159 9291.090 41673.869 9284.820 C 41678.549 9278.580 41682.479 9270.120 41685.659 9259.470 C 41688.839 9248.820 41690.399 9237.990 41690.399 9226.920 C 41690.399 9225.750 41690.339 9223.980 41690.219 9221.580 C 41683.889 9230.070 41675.249 9236.970 41664.299 9242.220 C 41653.349 9247.470 41641.469 9250.140 41628.689 9250.140 C 41607.359 9250.140 41589.329 9243.630 41574.539 9230.610 C 41559.779 9217.590 41552.399 9200.460 41552.399 9179.160 C 41552.399 9157.200 41560.109 9139.500 41575.529 9126.060 C 41590.949 9112.620 41610.239 9105.960 41633.459 9105.960 C 41650.229 9105.960 41665.529 9109.740 41679.419 9117.330 C 41693.309 9124.950 41703.839 9135.720 41711.069 9149.790 C 41718.299 9163.860 41721.869 9184.170 41721.869 9210.780 C 41721.869 9238.500 41718.299 9260.520 41711.159 9276.960 C 41704.019 9293.400 41693.369 9305.880 41679.269 9314.430 C 41665.139 9323.040 41648.609 9327.330 41629.619 9327.330 C 41609.459 9327.330 41592.989 9322.620 41580.239 9313.200 C 41567.369 9303.810 41559.689 9290.550 41557.109 9273.510 L 41557.109 9273.510 ZM 41686.679 9177.810 C 41686.679 9162.540 41681.849 9150.420 41672.189 9141.450 C 41662.529 9132.480 41650.889 9128.010 41637.299 9128.010 C 41623.229 9128.010 41610.989 9132.810 41600.549 9142.470 C 41590.109 9152.130 41584.919 9164.670 41584.919 9180.030 C 41584.919 9193.860 41589.869 9205.050 41599.769 9213.660 C 41609.669 9222.300 41621.879 9226.620 41636.429 9226.620 C 41651.069 9226.620 41663.129 9222.300 41672.549 9213.660 C 41681.939 9205.080 41686.679 9193.110 41686.679 9177.810 L 41686.679 9177.810 Z">
            <!-- 34 nodes -->
          </draw:path>
        </draw:g>
        <!-- id="g4903" -->
        <draw:g id="g4907">
          <draw:path id="path4909" draw:style-name="style6" draw:layer="layout" svg:x="18.902cm" svg:y="5.485cm" svg:width="0.178cm" svg:height="0.216cm" svg:viewBox="0.0 0.0 178.229 216.779" svg:d="M 37917.749 11187.420 L 37917.749 11135.520 L 37805.939 11135.520 L 37805.939 11111.130 L 37923.539 10970.640 L 37949.369 10970.640 L 37949.369 11111.130 L 37984.169 11111.130 L 37984.169 11135.520 L 37949.369 11135.520 L 37949.369 11187.420 L 37917.749 11187.420 L 37917.749 11187.420 ZM 37917.749 11111.100 L 37917.749 11013.330 L 37837.079 11111.100 L 37917.749 11111.100 L 37917.749 11111.100 Z">
            <!-- 18 nodes -->
          </draw:path>
        </draw:g>
        <!-- id="g4907" -->
        <draw:g id="g4911">
          <draw:path id="path4913" draw:style-name="style6" draw:layer="layout" svg:x="19.876cm" svg:y="5.503cm" svg:width="0.170cm" svg:height="0.217cm" svg:viewBox="0.0 0.0 170.759 217.499" svg:d="M 39753.119 11164.470 L 39786.329 11162.100 C 39788.789 11175.720 39794.489 11185.920 39803.459 11192.760 C 39812.429 11199.600 39823.229 11203.050 39835.889 11203.050 C 39851.129 11203.050 39864.029 11198.220 39874.559 11188.560 C 39885.119 11178.930 39890.369 11166.120 39890.369 11150.130 C 39890.369 11134.950 39885.299 11122.980 39875.159 11114.220 C 39865.019 11105.430 39851.759 11101.050 39835.349 11101.050 C 39825.149 11101.050 39815.969 11103.000 39807.749 11106.900 C 39799.559 11110.770 39793.109 11115.840 39788.399 11122.050 L 39758.699 11118.810 L 39783.659 11007.480 L 39911.789 11007.480 L 39911.789 11032.920 L 39808.949 11032.920 L 39795.059 11091.150 C 39810.539 11082.060 39826.769 11077.560 39843.749 11077.560 C 39866.249 11077.560 39885.239 11084.130 39900.689 11097.210 C 39916.139 11110.290 39923.879 11127.180 39923.879 11147.820 C 39923.879 11167.410 39917.069 11184.390 39903.479 11198.670 C 39886.949 11216.190 39864.389 11224.980 39835.799 11224.980 C 39812.369 11224.980 39793.229 11219.460 39778.409 11208.420 C 39763.589 11197.380 39755.219 11182.680 39753.119 11164.470 L 39753.119 11164.470 Z">
            <!-- 24 nodes -->
          </draw:path>
        </draw:g>
        <!-- id="g4911" -->
        <draw:g id="g4915">
          <draw:path id="path4917" draw:style-name="style6" draw:layer="layout" svg:x="20.760cm" svg:y="5.499cm" svg:width="0.170cm" svg:height="0.221cm" svg:viewBox="0.0 0.0 170.159 221.339" svg:d="M 41687.039 11053.620 L 41655.569 11055.690 C 41652.749 11045.220 41648.759 11037.660 41643.629 11032.920 C 41635.079 11025.300 41624.519 11021.520 41611.979 11021.520 C 41601.899 11021.520 41593.049 11023.890 41585.429 11028.630 C 41575.469 11034.720 41567.609 11043.630 41561.879 11055.390 C 41556.149 11067.150 41553.149 11083.830 41552.909 11105.520 C 41560.529 11095.770 41569.829 11088.540 41580.869 11083.770 C 41591.909 11079.000 41603.429 11076.690 41615.489 11076.690 C 41636.579 11076.690 41654.549 11083.230 41669.369 11096.250 C 41684.189 11109.330 41691.599 11126.220 41691.599 11146.920 C 41691.599 11160.510 41688.119 11173.170 41681.129 11184.840 C 41674.169 11196.540 41664.569 11205.480 41652.389 11211.690 C 41640.209 11217.900 41626.379 11221.020 41610.899 11221.020 C 41584.529 11221.020 41563.019 11212.890 41546.399 11196.570 C 41529.779 11180.250 41521.439 11153.370 41521.439 11115.930 C 41521.439 11074.050 41530.649 11043.570 41549.039 11024.520 C 41565.089 11007.960 41586.719 10999.680 41613.899 10999.680 C 41634.179 10999.680 41650.769 11004.480 41663.729 11014.050 C 41676.689 11023.620 41684.459 11036.790 41687.039 11053.620 L 41687.039 11053.620 ZM 41557.829 11147.070 C 41557.829 11156.280 41560.139 11165.040 41564.759 11173.410 C 41569.379 11181.780 41575.859 11188.170 41584.169 11192.550 C 41592.479 11196.930 41601.209 11199.150 41610.359 11199.150 C 41623.709 11199.150 41635.199 11194.620 41644.799 11185.560 C 41654.399 11176.470 41659.199 11164.140 41659.199 11148.600 C 41659.199 11133.630 41654.459 11121.780 41644.949 11113.170 C 41635.439 11104.560 41623.499 11100.210 41609.099 11100.210 C 41594.789 11100.210 41582.669 11104.560 41572.709 11113.170 C 41562.749 11121.780 41557.829 11133.090 41557.829 11147.070 L 41557.829 11147.070 Z">
            <!-- 32 nodes -->
          </draw:path>
        </draw:g>
        <!-- id="g4915" -->
        <draw:g id="g4919">
          <draw:path id="path4921" draw:style-name="style6" draw:layer="layout" svg:x="18.923cm" svg:y="6.446cm" svg:width="0.094cm" svg:height="0.217cm" svg:viewBox="0.0 0.0 94.949 217.679" svg:d="M 37942.139 13110.660 L 37910.489 13110.660 L 37910.489 12941.070 C 37902.869 12947.160 37892.879 12953.280 37880.519 12959.400 C 37868.159 12965.490 37857.059 12970.050 37847.219 12973.140 L 37847.219 12947.400 C 37864.919 12940.440 37880.369 12931.920 37893.629 12921.960 C 37906.889 12912.000 37916.249 12902.370 37921.769 12892.980 L 37942.169 12892.980 L 37942.169 13110.660 L 37942.139 13110.660 Z">
            <!-- 11 nodes -->
          </draw:path>
        </draw:g>
        <!-- id="g4919" -->
        <draw:g id="g4923">
          <draw:path id="path4925" draw:style-name="style6" draw:layer="layout" svg:x="19.826cm" svg:y="6.446cm" svg:width="0.170cm" svg:height="0.217cm" svg:viewBox="0.0 0.0 170.369 217.679" svg:d="M 39823.650 13085.070 L 39823.650 13110.660 L 39653.310 13110.660 C 39653.070 13104.240 39654.300 13098.090 39657.000 13092.180 C 39661.350 13082.430 39668.280 13072.800 39677.820 13063.350 C 39687.360 13053.900 39701.160 13042.950 39719.220 13030.530 C 39747.240 13011.180 39766.140 12995.910 39776.010 12984.600 C 39785.850 12973.320 39790.770 12962.640 39790.770 12952.590 C 39790.770 12942.030 39786.300 12933.180 39777.330 12925.890 C 39768.360 12918.660 39756.690 12915.030 39742.260 12915.030 C 39727.020 12915.030 39714.840 12918.870 39705.690 12926.580 C 39696.540 12934.290 39691.920 12944.910 39691.800 12958.500 L 39659.280 12955.680 C 39661.500 12935.250 39669.900 12919.740 39684.420 12909.030 C 39698.940 12898.320 39718.470 12892.980 39742.950 12892.980 C 39767.670 12892.980 39787.260 12898.740 39801.660 12910.290 C 39816.060 12921.840 39823.290 12936.120 39823.290 12953.190 C 39823.290 12961.860 39821.190 12970.350 39816.960 12978.750 C 39812.730 12987.150 39805.740 12995.970 39795.960 13005.240 C 39786.180 13014.510 39769.920 13027.200 39747.180 13043.370 C 39728.190 13056.780 39716.010 13065.870 39710.610 13070.670 C 39705.210 13075.440 39700.770 13080.240 39697.260 13085.070 L 39823.650 13085.070 L 39823.650 13085.070 Z">
            <!-- 24 nodes -->
          </draw:path>
        </draw:g>
        <!-- id="g4923" -->
        <draw:g id="g4927">
          <draw:path id="path4929" draw:style-name="style6" draw:layer="layout" svg:x="20.747cm" svg:y="6.446cm" svg:width="0.168cm" svg:height="0.221cm" svg:viewBox="0.0 0.0 168.719 221.519" svg:d="M 41494.079 13053.510 L 41525.729 13049.940 C 41529.359 13065.060 41535.539 13075.890 41544.269 13082.580 C 41552.999 13089.210 41563.649 13092.540 41576.159 13092.540 C 41591.039 13092.540 41603.609 13088.190 41613.869 13079.520 C 41624.129 13070.850 41629.259 13060.110 41629.259 13047.300 C 41629.259 13035.060 41624.519 13024.980 41615.009 13017.060 C 41605.529 13009.080 41593.439 13005.150 41578.799 13005.150 C 41572.829 13005.150 41565.389 13006.140 41556.479 13008.120 L 41559.989 12984.750 C 41562.089 12984.990 41563.799 12985.050 41565.089 12985.050 C 41578.559 12985.050 41590.709 12982.110 41601.479 12976.200 C 41612.249 12970.290 41617.649 12961.140 41617.649 12948.840 C 41617.649 12939.090 41613.719 12930.990 41605.859 12924.570 C 41597.999 12918.180 41587.859 12914.970 41575.439 12914.970 C 41563.139 12914.970 41552.879 12918.210 41544.689 12924.750 C 41536.499 12931.260 41531.219 12940.980 41528.879 12954.000 L 41497.229 12949.290 C 41501.099 12931.440 41509.889 12917.610 41523.599 12907.830 C 41537.309 12897.990 41554.349 12893.100 41574.749 12893.100 C 41588.819 12893.100 41601.749 12895.650 41613.599 12900.720 C 41625.449 12905.790 41634.479 12912.720 41640.749 12921.480 C 41647.019 12930.270 41650.139 12939.600 41650.139 12949.440 C 41650.139 12958.800 41647.139 12967.350 41641.169 12975.060 C 41635.199 12982.740 41626.349 12988.830 41614.619 12993.390 C 41629.859 12996.330 41641.679 13002.480 41650.139 13011.780 C 41658.599 13021.080 41662.799 13032.750 41662.799 13046.760 C 41662.799 13065.690 41654.609 13081.710 41638.199 13094.880 C 41621.789 13108.050 41601.059 13114.620 41575.979 13114.620 C 41553.359 13114.620 41534.579 13108.980 41519.639 13097.640 C 41504.699 13086.300 41496.209 13071.540 41494.079 13053.510 L 41494.079 13053.510 Z">
            <!-- 32 nodes -->
          </draw:path>
        </draw:g>
        <!-- id="g4927" -->
        <draw:g id="g4931">
          <draw:path id="path4933" draw:style-name="style6" draw:layer="layout" svg:x="18.929cm" svg:y="7.423cm" svg:width="0.168cm" svg:height="0.221cm" svg:viewBox="0.0 0.0 168.029 221.369" svg:d="M 37859.759 14958.180 C 37859.759 14932.560 37862.879 14911.920 37869.149 14896.320 C 37875.419 14880.720 37884.749 14868.630 37897.109 14860.140 C 37909.469 14851.710 37925.039 14847.420 37943.789 14847.420 C 37957.619 14847.420 37969.739 14849.760 37980.179 14854.440 C 37990.619 14859.120 37999.229 14865.900 38006.009 14874.720 C 38012.789 14883.540 38018.129 14894.280 38021.999 14906.940 C 38025.869 14919.600 38027.789 14936.700 38027.789 14958.180 C 38027.789 14983.650 38024.669 15004.140 38018.459 15019.800 C 38012.249 15035.430 38002.949 15047.490 37990.589 15056.010 C 37978.229 15064.530 37962.599 15068.790 37943.729 15068.790 C 37918.889 15068.790 37899.359 15061.320 37885.199 15046.350 C 37868.249 15028.290 37859.759 14998.890 37859.759 14958.180 L 37859.759 14958.180 ZM 37892.279 14958.180 C 37892.279 14993.790 37897.229 15017.460 37907.129 15029.220 C 37917.029 15040.980 37929.239 15046.920 37943.789 15046.920 C 37958.339 15046.920 37970.549 15041.010 37980.449 15029.160 C 37990.349 15017.310 37995.299 14993.640 37995.299 14958.180 C 37995.299 14922.510 37990.349 14898.810 37980.449 14887.080 C 37970.549 14875.320 37958.219 14869.440 37943.459 14869.440 C 37928.939 14869.440 37917.329 14874.660 37908.659 14884.980 C 37897.739 14898.210 37892.279 14922.570 37892.279 14958.180 L 37892.279 14958.180 Z">
            <!-- 24 nodes -->
          </draw:path>
        </draw:g>
        <!-- id="g4931" -->
        <draw:g id="g4935">
          <draw:path id="path4937" draw:style-name="style6" draw:layer="layout" svg:x="18.955cm" svg:y="7.750cm" svg:width="0.022cm" svg:height="0.171cm" svg:viewBox="0.0 0.0 22.739 171.809" svg:d="M 37910.759 15672.510 L 37910.759 15500.700 L 37933.499 15500.700 L 37933.499 15672.510 L 37910.759 15672.510 L 37910.759 15672.510 Z">
            <!-- 6 nodes -->
          </draw:path>
          <draw:path id="path4939" draw:style-name="style6" draw:layer="layout" svg:x="19.015cm" svg:y="7.794cm" svg:width="0.101cm" svg:height="0.127cm" svg:viewBox="0.0 0.0 101.129 127.319" svg:d="M 38030.999 15717.060 L 38030.999 15592.620 L 38049.989 15592.620 L 38049.989 15610.320 C 38059.139 15596.640 38072.309 15589.800 38089.589 15589.800 C 38097.089 15589.800 38103.989 15591.150 38110.259 15593.850 C 38116.529 15596.550 38121.269 15600.090 38124.389 15604.470 C 38127.509 15608.850 38129.729 15614.040 38130.959 15620.070 C 38131.709 15623.970 38132.129 15630.810 38132.129 15640.590 L 38132.129 15717.120 L 38111.039 15717.120 L 38111.039 15641.430 C 38111.039 15632.850 38110.229 15626.400 38108.579 15622.140 C 38106.929 15617.880 38104.019 15614.490 38099.849 15611.940 C 38095.679 15609.390 38090.759 15608.130 38085.149 15608.130 C 38076.179 15608.130 38068.379 15610.980 38061.899 15616.680 C 38055.419 15622.380 38052.119 15633.210 38052.119 15649.140 L 38052.119 15717.120 L 38030.999 15717.120 L 38030.999 15717.060 Z">
            <!-- 20 nodes -->
          </draw:path>
          <draw:path id="path4941" draw:style-name="style6" draw:layer="layout" svg:x="19.140cm" svg:y="7.794cm" svg:width="0.103cm" svg:height="0.130cm" svg:viewBox="0.0 0.0 103.349 130.109" svg:d="M 38281.079 15679.860 L 38301.929 15676.590 C 38303.099 15684.930 38306.369 15691.350 38311.709 15695.820 C 38317.049 15700.290 38324.549 15702.510 38334.149 15702.510 C 38343.809 15702.510 38351.009 15700.560 38355.719 15696.600 C 38360.429 15692.640 38362.739 15688.020 38362.739 15682.710 C 38362.739 15677.940 38360.699 15674.190 38356.529 15671.460 C 38353.649 15669.600 38346.449 15667.200 38334.959 15664.320 C 38319.479 15660.420 38308.769 15657.030 38302.799 15654.180 C 38296.829 15651.330 38292.299 15647.370 38289.209 15642.330 C 38286.119 15637.290 38284.589 15631.710 38284.589 15625.620 C 38284.589 15620.070 38285.879 15614.940 38288.399 15610.200 C 38290.919 15605.460 38294.369 15601.560 38298.779 15598.410 C 38302.049 15595.980 38306.519 15593.940 38312.189 15592.260 C 38317.859 15590.580 38323.919 15589.740 38330.399 15589.740 C 38340.179 15589.740 38348.729 15591.150 38356.109 15593.970 C 38363.489 15596.790 38368.949 15600.600 38372.459 15605.400 C 38375.969 15610.200 38378.369 15616.620 38379.719 15624.690 L 38359.079 15627.510 C 38358.149 15621.090 38355.449 15616.110 38350.949 15612.510 C 38346.449 15608.910 38340.119 15607.110 38331.899 15607.110 C 38322.239 15607.110 38315.309 15608.730 38311.169 15611.910 C 38307.029 15615.090 38304.959 15618.840 38304.959 15623.160 C 38304.959 15625.890 38305.829 15628.350 38307.539 15630.540 C 38309.249 15632.790 38311.919 15634.680 38315.639 15636.180 C 38317.739 15636.960 38323.949 15638.760 38334.269 15641.580 C 38349.209 15645.570 38359.589 15648.810 38365.499 15651.360 C 38371.409 15653.910 38376.059 15657.600 38379.389 15662.430 C 38382.719 15667.260 38384.429 15673.290 38384.429 15680.490 C 38384.429 15687.510 38382.389 15694.140 38378.279 15700.350 C 38374.169 15706.560 38368.259 15711.360 38360.519 15714.750 C 38352.779 15718.140 38344.049 15719.850 38334.269 15719.850 C 38318.099 15719.850 38305.799 15716.490 38297.309 15709.770 C 38288.819 15703.050 38283.419 15693.090 38281.079 15679.860 L 38281.079 15679.860 Z">
            <!-- 35 nodes -->
          </draw:path>
          <draw:path id="path4943" draw:style-name="style6" draw:layer="layout" svg:x="19.261cm" svg:y="7.794cm" svg:width="0.114cm" svg:height="0.130cm" svg:viewBox="0.0 0.0 114.689 130.079" svg:d="M 38616.119 15676.980 L 38637.929 15679.680 C 38634.479 15692.430 38628.149 15702.300 38618.819 15709.320 C 38609.489 15716.340 38597.669 15719.880 38583.179 15719.880 C 38564.969 15719.880 38550.539 15714.270 38539.889 15703.050 C 38529.239 15691.830 38523.899 15676.140 38523.899 15655.890 C 38523.899 15634.950 38529.299 15618.720 38540.069 15607.140 C 38550.839 15595.560 38564.849 15589.800 38582.009 15589.800 C 38598.659 15589.800 38612.249 15595.440 38622.779 15606.780 C 38633.309 15618.120 38638.589 15634.050 38638.589 15654.600 C 38638.589 15655.860 38638.529 15657.720 38638.469 15660.240 L 38545.649 15660.240 C 38546.399 15673.920 38550.269 15684.390 38557.259 15691.650 C 38564.249 15698.910 38572.889 15702.540 38583.269 15702.540 C 38591.009 15702.540 38597.639 15700.530 38603.069 15696.450 C 38608.499 15692.370 38612.879 15685.860 38616.119 15676.980 L 38616.119 15676.980 ZM 38546.849 15642.870 L 38616.329 15642.870 C 38615.399 15632.400 38612.759 15624.570 38608.349 15619.320 C 38601.599 15611.190 38592.929 15607.140 38582.219 15607.140 C 38572.559 15607.140 38564.399 15610.380 38557.799 15616.860 C 38551.199 15623.340 38547.569 15632.010 38546.849 15642.870 L 38546.849 15642.870 Z">
            <!-- 24 nodes -->
          </draw:path>
          <draw:path id="path4945" draw:style-name="style6" draw:layer="layout" svg:x="19.402cm" svg:y="7.794cm" svg:width="0.067cm" svg:height="0.127cm" svg:viewBox="0.0 0.0 67.619 127.289" svg:d="M 38804.399 15717.060 L 38804.399 15592.620 L 38823.389 15592.620 L 38823.389 15611.490 C 38828.249 15602.670 38832.719 15596.850 38836.799 15594.030 C 38840.879 15591.210 38845.409 15589.800 38850.329 15589.800 C 38857.409 15589.800 38864.699 15592.050 38872.019 15596.610 L 38864.759 15616.170 C 38859.599 15613.110 38854.439 15611.610 38849.279 15611.610 C 38844.659 15611.610 38840.549 15612.990 38836.859 15615.780 C 38833.169 15618.570 38830.589 15622.410 38828.999 15627.330 C 38826.659 15634.830 38825.489 15643.020 38825.489 15651.930 L 38825.489 15717.090 L 38804.399 15717.090 L 38804.399 15717.060 Z">
            <!-- 15 nodes -->
          </draw:path>
        </draw:g>
        <!-- id="g4935" -->
        <draw:g id="g4947">
          <draw:path id="path4949" draw:style-name="style6" draw:layer="layout" svg:x="20.788cm" svg:y="7.546cm" svg:width="0.018cm" svg:height="0.018cm" svg:viewBox="0.0 0.0 18.029 18.029" svg:d="M 41577.539 15110.910 L 41577.539 15092.880 L 41595.569 15092.880 L 41595.569 15110.910 L 41577.539 15110.910 L 41577.539 15110.910 Z">
            <!-- 6 nodes -->
          </draw:path>
        </draw:g>
        <!-- id="g4947" -->
        <draw:path id="path1643" draw:style-name="style7" draw:layer="layout" svg:x="12.706cm" svg:y="6.543cm" svg:width="0.093cm" svg:height="0.311cm" svg:viewBox="0.0 0.0 93.839 311.249" svg:d="M 25413.179 13398.090 C 25417.079 13370.640 25415.129 13341.630 25415.249 13313.970 C 25415.459 13271.160 25415.609 13228.350 25415.249 13185.570 C 25414.919 13152.420 25415.549 13119.870 25418.849 13086.840 L 25507.019 13091.910 C 25503.809 13123.080 25503.449 13154.250 25503.119 13185.570 C 25502.789 13228.380 25502.939 13271.190 25503.149 13313.970 C 25503.239 13341.630 25501.289 13370.640 25505.219 13398.090 L 25413.179 13398.090 L 25413.179 13398.090 Z">
          <!-- 10 nodes -->
        </draw:path>
        <draw:path id="path1644" draw:style-name="style7" draw:layer="layout" svg:x="12.601cm" svg:y="6.456cm" svg:width="0.269cm" svg:height="0.240cm" svg:viewBox="0.0 0.0 269.009 240.428" svg:d="M 25202.519 13069.911 C 25228.319 13051.401 25257.299 13014.921 25281.029 12989.451 C 25319.579 12946.971 25370.519 12879.081 25431.239 12935.301 C 25452.899 12968.331 25445.519 13012.551 25450.229 13050.321 C 25450.859 13054.311 25456.829 13092.321 25467.119 13088.181 C 25468.619 13088.451 25470.059 13088.811 25471.529 13089.081 L 25445.189 13154.391 C 25437.809 13152.621 25430.789 13150.521 25423.589 13148.001 C 25383.629 13130.391 25367.759 13097.661 25362.299 13056.021 C 25359.419 13028.691 25337.399 12953.871 25356.359 12973.761 C 25385.219 12995.151 25413.659 12961.041 25383.419 12992.001 C 25372.469 13003.221 25362.389 13015.341 25351.739 13026.921 C 25326.119 13054.281 25297.739 13080.861 25276.289 13111.791 L 25202.519 13069.911 L 25202.519 13069.911 Z">
          <!-- 15 nodes -->
        </draw:path>
        <draw:path id="path1647" draw:style-name="style7" draw:layer="layout" svg:x="13.548cm" svg:y="3.583cm" svg:width="0.188cm" svg:height="0.069cm" svg:viewBox="0.0 0.0 188.879 69.689" svg:d="M 27285.599 7236.510 C 27245.129 7233.210 27204.239 7233.480 27163.709 7232.610 C 27141.359 7232.190 27119.039 7231.830 27096.719 7231.530 L 27098.699 7166.820 C 27120.989 7167.300 27143.309 7167.720 27165.599 7168.050 C 27205.499 7168.560 27245.789 7170.210 27285.599 7166.940 L 27285.599 7236.510 L 27285.599 7236.510 Z">
          <!-- 8 nodes -->
        </draw:path>
        <draw:path id="path1648" draw:style-name="style7" draw:layer="layout" svg:x="13.404cm" svg:y="3.513cm" svg:width="0.220cm" svg:height="0.205cm" svg:viewBox="0.0 0.0 220.676 205.152" svg:d="M 27012.933 7055.357 C 26999.013 7096.787 26935.803 7104.317 26899.353 7120.847 C 26887.743 7127.117 26898.483 7121.417 26933.193 7136.777 C 26964.993 7149.767 26997.183 7160.897 27030.363 7169.747 L 27000.573 7231.727 C 26962.563 7221.167 26925.393 7208.597 26888.883 7193.687 C 26825.403 7165.667 26765.943 7107.587 26854.503 7063.907 C 26932.863 7029.317 26936.973 7004.867 26920.473 7055.327 L 27012.933 7055.327 L 27012.933 7055.357 Z">
          <!-- 10 nodes -->
        </draw:path>
        <draw:path id="path1665" draw:style-name="style0" draw:layer="layout" svg:x="2.615cm" svg:y="7.479cm" svg:width="0.483cm" svg:height="0.444cm" svg:viewBox="0.0 0.0 483.914 444.065" svg:d="M 5450.878 15201.745 C 5460.064 15211.315 5442.511 15218.850 5434.973 15217.014 C 5414.545 15212.039 5411.783 15185.688 5420.340 15169.935 C 5435.647 15141.758 5473.955 15139.202 5498.593 15155.939 C 5534.751 15180.501 5537.101 15232.147 5511.953 15265.366 C 5478.436 15309.642 5413.043 15311.746 5371.352 15278.090 C 5318.888 15235.737 5317.048 15156.426 5359.264 15106.315 C 5410.394 15045.623 5503.711 15044.056 5562.214 15094.863 C 5631.157 15154.737 5632.444 15262.111 5573.029 15328.986 C 5504.432 15406.197 5382.968 15407.202 5307.732 15339.166 C 5222.243 15261.859 5221.523 15126.283 5298.189 15042.694 C 5384.196 14948.921 5533.899 14948.485 5625.834 15033.787 C 5727.899 15128.489 5728.047 15292.331 5634.105 15392.607 L 5450.878 15201.745 ">
          <!-- 14 nodes -->
        </draw:path>
        <draw:path id="path1666" draw:style-name="style0" draw:layer="layout" svg:x="11.346cm" svg:y="7.360cm" svg:width="0.523cm" svg:height="0.475cm" svg:viewBox="0.0 0.0 523.443 475.824" svg:d="M 22931.181 14983.486 C 22942.281 14992.673 22924.274 15002.982 22915.912 15001.936 C 22893.251 14999.102 22887.001 14971.008 22894.281 14952.948 C 22907.303 14920.643 22948.324 14913.132 22976.987 14928.136 C 23019.052 14950.155 23027.995 15005.595 23004.980 15044.562 C 22974.305 15096.498 22904.001 15106.882 22854.836 15075.736 C 22792.967 15036.541 22781.142 14951.185 22820.481 14891.872 C 22868.126 14820.036 22968.630 14806.769 23038.063 14854.336 C 23119.888 14910.393 23134.598 15026.101 23078.780 15105.637 C 23014.336 15197.466 22883.389 15213.619 22793.760 15149.535 C 22691.919 15076.719 22674.321 14930.509 22746.681 14830.797 C 22827.858 14718.935 22989.349 14699.893 23099.139 14780.537 C 23221.026 14870.067 23241.513 15046.850 23152.580 15166.713 L 22931.181 14983.486 ">
          <!-- 14 nodes -->
        </draw:path>
        <draw:path id="path1667" draw:style-name="style0" draw:layer="layout" svg:x="12.603cm" svg:y="7.473cm" svg:width="0.282cm" svg:height="0.266cm" svg:viewBox="0.0 0.0 282.089 266.819" svg:d="M 25219.139 14959.110 L 25478.699 14959.110 L 25463.429 15050.730 L 25219.109 15050.730 L 25234.379 15142.350 L 25448.129 15142.350 L 25448.129 15203.430 L 25219.109 15203.430 L 25219.139 14959.110 ">
          <!-- 9 nodes -->
        </draw:path>
        <draw:g id="g5621">
          <draw:g id="layer1">
            <draw:path id="Bckgrd" draw:style-name="style8" draw:layer="layout" svg:x="0.478cm" svg:y="3.228cm" svg:width="14.839cm" svg:height="5.376cm" svg:viewBox="0.0 0.0 14839.199 5376.243" svg:d="M 957.550 6456.826 L 15796.750 6456.826 L 15796.750 11833.069 L 957.550 11833.069 L 957.550 6456.826 Z">
              <!-- 5 nodes -->
            </draw:path>
          </draw:g>
          <!-- id="layer1" -->
          <draw:path id="K_kb4a" draw:style-name="style9" draw:layer="layout" svg:x="0.505cm" svg:y="5.438cm" svg:width="1.689cm" svg:height="0.977cm" svg:viewBox="0.0 0.0 1689.503 977.804" svg:d="M 1132.994 10887.077 L 2579.816 10887.077 C 2641.472 10887.077 2691.110 10945.324 2691.110 11017.675 L 2691.110 11714.192 C 2691.110 11786.543 2641.472 11844.789 2579.816 11844.789 L 1132.994 11844.789 C 1071.337 11844.789 1021.700 11786.543 1021.700 11714.192 L 1021.700 11017.675 C 1021.700 10945.324 1071.337 10887.077 1132.994 10887.077 L 1132.994 10887.077 Z">
            <!-- 10 nodes -->
          </draw:path>
          <draw:path id="K_kb5a" draw:style-name="style9" draw:layer="layout" svg:x="0.505cm" svg:y="6.526cm" svg:width="1.058cm" svg:height="0.977cm" svg:viewBox="0.0 0.0 1058.837 977.804" svg:d="M 1132.994 13063.694 L 1949.150 13063.694 C 2010.806 13063.694 2060.444 13121.941 2060.444 13194.291 L 2060.444 13890.809 C 2060.444 13963.160 2010.806 14021.406 1949.150 14021.406 L 1132.994 14021.406 C 1071.337 14021.406 1021.700 13963.160 1021.700 13890.809 L 1021.700 13194.291 C 1021.700 13121.941 1071.337 13063.694 1132.994 13063.694 L 1132.994 13063.694 Z">
            <!-- 10 nodes -->
          </draw:path>
          <draw:path id="K_kb5m" draw:style-name="style9" draw:layer="layout" svg:x="12.673cm" svg:y="6.526cm" svg:width="2.654cm" svg:height="0.977cm" svg:viewBox="0.0 0.0 2654.051 977.804" svg:d="M 25469.281 13063.694 L 27880.651 13063.694 C 27942.308 13063.694 27991.945 13121.941 27991.945 13194.291 L 27991.945 13890.809 C 27991.945 13963.160 27942.308 14021.406 27880.651 14021.406 L 25469.281 14021.406 C 25407.624 14021.406 25357.987 13963.160 25357.987 13890.809 L 25357.987 13194.291 C 25357.987 13121.941 25407.624 13063.694 25469.281 13063.694 L 25469.281 13063.694 Z">
            <!-- 10 nodes -->
          </draw:path>
          <draw:path id="K_kb6k" draw:style-name="style10" draw:layer="layout" svg:x="10.819cm" svg:y="7.615cm" svg:width="1.058cm" svg:height="0.977cm" svg:viewBox="0.0 0.0 1058.837 977.804" svg:d="M 21759.481 15240.311 L 22575.637 15240.311 C 22637.294 15240.311 22686.931 15298.558 22686.931 15370.908 L 22686.931 16067.426 C 22686.931 16139.777 22637.294 16198.023 22575.637 16198.023 L 21759.481 16198.023 C 21697.824 16198.023 21648.187 16139.777 21648.187 16067.426 L 21648.187 15370.908 C 21648.187 15298.558 21697.824 15240.311 21759.481 15240.311 L 21759.481 15240.311 Z">
            <!-- 10 nodes -->
          </draw:path>
          <draw:g id="OtherKey">
            <draw:path id="K_kb2n" draw:style-name="style11" draw:layer="layout" svg:x="13.527cm" svg:y="3.261cm" svg:width="1.800cm" svg:height="0.977cm" svg:viewBox="0.0 0.0 1800.797 977.804" svg:d="M 27175.789 6533.844 L 28733.905 6533.844 C 28795.562 6533.844 28845.199 6592.090 28845.199 6664.441 L 28845.199 7360.958 C 28845.199 7433.309 28795.562 7491.555 28733.905 7491.555 L 27175.789 7491.555 C 27114.132 7491.555 27064.495 7433.309 27064.495 7360.958 L 27064.495 6664.441 C 27064.495 6592.090 27114.132 6533.844 27175.789 6533.844 L 27175.789 6533.844 Z">
              <!-- 10 nodes -->
            </draw:path>
            <draw:path id="K_kb3a" draw:style-name="style11" draw:layer="layout" svg:x="0.505cm" svg:y="4.350cm" svg:width="1.392cm" svg:height="0.977cm" svg:viewBox="0.0 0.0 1392.719 977.804" svg:d="M 1132.994 8710.461 L 2283.032 8710.461 C 2344.688 8710.461 2394.326 8768.707 2394.326 8841.058 L 2394.326 9537.575 C 2394.326 9609.926 2344.688 9668.172 2283.032 9668.172 L 1132.994 9668.172 C 1071.337 9668.172 1021.700 9609.926 1021.700 9537.575 L 1021.700 8841.058 C 1021.700 8768.707 1071.337 8710.461 1132.994 8710.461 L 1132.994 8710.461 Z">
              <!-- 10 nodes -->
            </draw:path>
            <draw:path id="K_kb3n" draw:style-name="style11" draw:layer="layout" svg:x="14.012cm" svg:y="4.345cm" svg:width="1.313cm" svg:height="2.058cm" svg:viewBox="0.0 0.0 1313.330 2058.059" svg:d="M 28146.272 8701.101 C 28082.464 8701.101 28036.277 8756.822 28036.091 8815.156 L 28034.978 9524.733 C 28034.793 9596.779 28084.875 9663.383 28146.272 9663.383 L 28220.283 9663.383 C 28277.432 9663.383 28326.012 9729.553 28326.012 9785.056 C 28326.012 9840.560 28330.464 10319.851 28330.464 10608.906 C 28330.464 10652.221 28367.933 10738.850 28441.758 10738.850 L 29217.477 10738.850 C 29291.302 10738.850 29328.215 10652.221 29328.215 10608.906 L 29328.215 8831.480 C 29328.215 8788.166 29291.302 8700.883 29217.477 8700.883 L 28146.272 8701.101 Z">
              <!-- 13 nodes -->
            </draw:path>
            <draw:path id="K_kb6a" draw:style-name="style11" draw:layer="layout" svg:x="0.505cm" svg:y="7.615cm" svg:width="1.058cm" svg:height="0.977cm" svg:viewBox="0.0 0.0 1058.837 977.804" svg:d="M 1132.994 15240.311 L 1949.150 15240.311 C 2010.806 15240.311 2060.444 15298.558 2060.444 15370.908 L 2060.444 16067.426 C 2060.444 16139.777 2010.806 16198.023 1949.150 16198.023 L 1132.994 16198.023 C 1071.337 16198.023 1021.700 16139.777 1021.700 16067.426 L 1021.700 15370.908 C 1021.700 15298.558 1071.337 15240.311 1132.994 15240.311 L 1132.994 15240.311 Z">
              <!-- 10 nodes -->
            </draw:path>
            <draw:path id="K_kb6b" draw:style-name="style11" draw:layer="layout" svg:x="1.655cm" svg:y="7.615cm" svg:width="1.058cm" svg:height="0.977cm" svg:viewBox="0.0 0.0 1058.837 977.804" svg:d="M 3433.070 15240.311 L 4249.226 15240.311 C 4310.882 15240.311 4360.520 15298.558 4360.520 15370.908 L 4360.520 16067.426 C 4360.520 16139.777 4310.882 16198.023 4249.226 16198.023 L 3433.070 16198.023 C 3371.413 16198.023 3321.776 16139.777 3321.776 16067.426 L 3321.776 15370.908 C 3321.776 15298.558 3371.413 15240.311 3433.070 15240.311 L 3433.070 15240.311 Z">
              <!-- 10 nodes -->
            </draw:path>
            <draw:path id="K_kb6c" draw:style-name="style11" draw:layer="layout" svg:x="2.805cm" svg:y="7.615cm" svg:width="1.058cm" svg:height="0.977cm" svg:viewBox="0.0 0.0 1058.837 977.804" svg:d="M 5733.146 15240.311 L 6549.302 15240.311 C 6610.958 15240.311 6660.596 15298.558 6660.596 15370.908 L 6660.596 16067.426 C 6660.596 16139.777 6610.958 16198.023 6549.302 16198.023 L 5733.146 16198.023 C 5671.489 16198.023 5621.852 16139.777 5621.852 16067.426 L 5621.852 15370.908 C 5621.852 15298.558 5671.489 15240.311 5733.146 15240.311 L 5733.146 15240.311 Z">
              <!-- 10 nodes -->
            </draw:path>
            <draw:path id="K_kb6l" draw:style-name="style11" draw:layer="layout" svg:x="11.969cm" svg:y="7.615cm" svg:width="1.058cm" svg:height="0.977cm" svg:viewBox="0.0 0.0 1058.837 977.804" svg:d="M 24059.557 15240.311 L 24875.713 15240.311 C 24937.370 15240.311 24987.007 15298.558 24987.007 15370.908 L 24987.007 16067.426 C 24987.007 16139.777 24937.370 16198.023 24875.713 16198.023 L 24059.557 16198.023 C 23997.900 16198.023 23948.263 16139.777 23948.263 16067.426 L 23948.263 15370.908 C 23948.263 15298.558 23997.900 15240.311 24059.557 15240.311 L 24059.557 15240.311 Z">
              <!-- 10 nodes -->
            </draw:path>
            <draw:path id="K_kb6m" draw:style-name="style11" draw:layer="layout" svg:x="13.119cm" svg:y="7.615cm" svg:width="1.058cm" svg:height="0.977cm" svg:viewBox="0.0 0.0 1058.837 977.804" svg:d="M 26359.633 15240.311 L 27175.789 15240.311 C 27237.446 15240.311 27287.083 15298.558 27287.083 15370.908 L 27287.083 16067.426 C 27287.083 16139.777 27237.446 16198.023 27175.789 16198.023 L 26359.633 16198.023 C 26297.976 16198.023 26248.339 16139.777 26248.339 16067.426 L 26248.339 15370.908 C 26248.339 15298.558 26297.976 15240.311 26359.633 15240.311 L 26359.633 15240.311 Z">
              <!-- 10 nodes -->
            </draw:path>
            <draw:path id="K_kb6n" draw:style-name="style11" draw:layer="layout" svg:x="14.269cm" svg:y="7.615cm" svg:width="1.058cm" svg:height="0.977cm" svg:viewBox="0.0 0.0 1058.837 977.804" svg:d="M 28659.709 15240.311 L 29475.865 15240.311 C 29537.522 15240.311 29587.159 15298.558 29587.159 15370.908 L 29587.159 16067.426 C 29587.159 16139.777 29537.522 16198.023 29475.865 16198.023 L 28659.709 16198.023 C 28598.052 16198.023 28548.415 16139.777 28548.415 16067.426 L 28548.415 15370.908 C 28548.415 15298.558 28598.052 15240.311 28659.709 15240.311 L 28659.709 15240.311 Z">
              <!-- 10 nodes -->
            </draw:path>
          </draw:g>
          <!-- id="OtherKey" -->
          <draw:path id="K_kb2a" draw:style-name="style12" draw:layer="layout" svg:x="0.505cm" svg:y="3.261cm" svg:width="0.910cm" svg:height="0.977cm" svg:viewBox="0.0 0.0 910.445 977.804" svg:d="M 1132.994 6533.844 L 1800.758 6533.844 C 1862.415 6533.844 1912.052 6592.090 1912.052 6664.441 L 1912.052 7360.958 C 1912.052 7433.309 1862.415 7491.555 1800.758 7491.555 L 1132.994 7491.555 C 1071.337 7491.555 1021.700 7433.309 1021.700 7360.958 L 1021.700 6664.441 C 1021.700 6592.090 1071.337 6533.844 1132.994 6533.844 L 1132.994 6533.844 Z">
            <!-- 10 nodes -->
          </draw:path>
          <draw:path id="K_kb6d" draw:style-name="style12" draw:layer="layout" svg:x="3.955cm" svg:y="7.615cm" svg:width="6.771cm" svg:height="0.977cm" svg:viewBox="0.0 0.0 6771.929 977.804" svg:d="M 8033.222 15240.311 L 14562.469 15240.311 C 14624.126 15240.311 14673.763 15298.558 14673.763 15370.908 L 14673.763 16067.426 C 14673.763 16139.777 14624.126 16198.023 14562.469 16198.023 L 8033.222 16198.023 C 7971.565 16198.023 7921.928 16139.777 7921.928 16067.426 L 7921.928 15370.908 C 7921.928 15298.558 7971.565 15240.311 8033.222 15240.311 L 8033.222 15240.311 Z">
            <!-- 10 nodes -->
          </draw:path>
          <draw:g id="DrawedInscr">
            <draw:g id="S_kb6b">
              <draw:path id="WinLogo-1" draw:style-name="style13" draw:layer="layout" svg:x="1.872cm" svg:y="7.920cm" svg:width="0.220cm" svg:height="0.172cm" svg:viewBox="0.0 0.0 220.608 172.914" svg:d="M 3749.979 16004.130 C 3803.585 15981.275 3859.418 15985.629 3917.476 16010.442 L 3962.550 15868.527 C 3908.387 15844.584 3853.297 15833.918 3793.940 15863.738 L 3749.979 16004.130 L 3749.979 16004.130 Z">
                <!-- 6 nodes -->
              </draw:path>
              <draw:path id="WinLogo-2" draw:style-name="style14" draw:layer="layout" svg:x="2.054cm" svg:y="7.947cm" svg:width="0.225cm" svg:height="0.172cm" svg:viewBox="0.0 0.0 225.431 172.322" svg:d="M 4157.686 15898.454 C 4233.922 15928.709 4288.271 15918.479 4329.450 15908.466 L 4285.303 16044.722 C 4206.099 16078.895 4158.428 16056.694 4112.055 16041.458 L 4157.686 15898.454 L 4157.686 15898.454 Z">
                <!-- 6 nodes -->
              </draw:path>
              <draw:path id="WinLogo-3" draw:style-name="style15" draw:layer="layout" svg:x="2.000cm" svg:y="8.102cm" svg:width="0.230cm" svg:height="0.187cm" svg:viewBox="0.0 0.0 230.439 187.262" svg:d="M 4054.368 16209.710 C 4105.378 16228.864 4158.984 16240.836 4226.503 16216.240 L 4172.154 16371.215 C 4107.789 16399.946 4058.820 16390.152 4004.100 16367.297 L 4054.368 16209.710 L 4054.368 16209.710 Z">
                <!-- 6 nodes -->
              </draw:path>
              <draw:path id="WinLogo-4" draw:style-name="style16" draw:layer="layout" svg:x="1.817cm" svg:y="8.079cm" svg:width="0.226cm" svg:height="0.184cm" svg:viewBox="0.0 0.0 226.173 184.355" svg:d="M 3638.685 16333.983 C 3693.033 16308.951 3749.051 16314.175 3806.182 16339.424 L 3856.821 16181.402 C 3833.078 16172.042 3780.028 16146.358 3687.283 16179.660 L 3638.685 16333.983 L 3638.685 16333.983 Z">
                <!-- 6 nodes -->
              </draw:path>
            </draw:g>
            <!-- id="S_kb6b" -->
            <draw:g id="S_kb6m">
              <draw:path id="Menu-1" draw:style-name="style17" draw:layer="layout" svg:x="13.267cm" svg:y="7.876cm" svg:width="0.316cm" svg:height="0.455cm" svg:viewBox="0.0 0.0 316.877 455.416" svg:d="M 26545.123 15762.699 L 26841.907 15762.699 L 26841.907 16198.023 L 26545.123 16198.023 L 26545.123 15762.699 Z">
                <!-- 5 nodes -->
              </draw:path>
              <draw:path id="Menu-2" draw:style-name="style0" draw:layer="layout" svg:x="13.265cm" svg:y="7.846cm" svg:width="0.321cm" svg:height="0.189cm" svg:viewBox="0.0 0.0 321.510 189.204" svg:d="M 26570.630 15732.559 L 26811.767 15732.559 L 26570.630 15732.559 M 26570.630 15841.390 L 26811.767 15841.390 L 26570.630 15841.390 ">
                <!-- 6 nodes -->
              </draw:path>
              <draw:path id="Menu-3" draw:style-name="style0" draw:layer="layout" svg:x="13.313cm" svg:y="8.062cm" svg:width="0.225cm" svg:height="0.214cm" svg:viewBox="0.0 0.0 225.676 214.315" svg:d="M 26646.371 16144.444 L 26831.861 16144.444 L 26646.371 16144.444 M 26646.371 16231.509 L 26831.861 16231.509 L 26646.371 16231.509 M 26646.371 16318.573 L 26831.861 16318.573 L 26646.371 16318.573 ">
                <!-- 9 nodes -->
              </draw:path>
              <draw:path id="Menu-4" draw:style-name="style18" draw:layer="layout" svg:x="13.313cm" svg:y="7.975cm" svg:width="0.225cm" svg:height="0.040cm" svg:viewBox="0.0 0.0 225.676 40.186" svg:d="M 26646.371 15970.314 L 26831.861 15970.314 L 26646.371 15970.314 ">
                <!-- 3 nodes -->
              </draw:path>
              <draw:path id="Menu-arrow" draw:style-name="style17" draw:layer="layout" svg:x="13.467cm" svg:y="7.981cm" svg:width="0.269cm" svg:height="0.311cm" svg:viewBox="0.0 0.0 269.267 311.090" svg:d="M 27041.928 16237.537 L 27079.026 16172.238 L 27153.222 16259.303 L 27190.320 16215.770 L 27116.124 16128.706 L 27153.222 16085.173 L 26949.183 15976.342 L 27041.928 16237.537 L 27041.928 16237.537 Z">
                <!-- 9 nodes -->
              </draw:path>
            </draw:g>
            <!-- id="S_kb6m" -->
            <draw:path id="S_kb2n" draw:style-name="style0" draw:layer="layout" svg:x="13.701cm" svg:y="3.653cm" svg:width="0.486cm" svg:height="0.194cm" svg:viewBox="0.0 0.0 486.742 194.222" svg:d="M 27869.225 7404.490 L 27498.245 7404.490 L 27869.225 7404.490 ">
              <!-- 3 nodes -->
            </draw:path>
            <draw:g id="sublayer3a">
              <draw:path id="S_kb3a-l1" draw:style-name="style0" draw:layer="layout" svg:x="0.642cm" svg:y="4.567cm" svg:width="0.486cm" svg:height="0.194cm" svg:viewBox="0.0 0.0 486.742 194.222" svg:d="M 1752.233 9232.849 L 1381.253 9232.849 L 1752.233 9232.849 ">
                <!-- 3 nodes -->
              </draw:path>
              <draw:path id="S_kb3a-l2" draw:style-name="style0" draw:layer="layout" svg:x="0.644cm" svg:y="4.514cm" svg:width="0.040cm" svg:height="0.301cm" svg:viewBox="0.0 0.0 40.186 301.380" svg:d="M 1308.437 9048.673 L 1308.437 9309.867 L 1308.437 9048.673 ">
                <!-- 3 nodes -->
              </draw:path>
              <draw:path id="S_kb3a-r1" draw:style-name="style0" draw:layer="layout" svg:x="0.644cm" svg:y="4.916cm" svg:width="0.486cm" svg:height="0.194cm" svg:viewBox="0.0 0.0 486.742 194.222" svg:d="M 1308.437 9929.366 L 1679.417 9929.366 L 1308.437 9929.366 ">
                <!-- 3 nodes -->
              </draw:path>
              <draw:path id="S_kb3a-r2" draw:style-name="style0" draw:layer="layout" svg:x="1.089cm" svg:y="4.862cm" svg:width="0.040cm" svg:height="0.301cm" svg:viewBox="0.0 0.0 40.186 301.380" svg:d="M 2198.789 9745.190 L 2198.789 10006.384 L 2198.789 9745.190 ">
                <!-- 3 nodes -->
              </draw:path>
              <draw:path id="S_kb5a" draw:style-name="style0" draw:layer="layout" svg:x="0.644cm" svg:y="6.821cm" svg:width="0.336cm" svg:height="0.344cm" svg:viewBox="0.0 0.0 336.970 344.912" svg:d="M 1456.829 13663.101 L 1308.437 13837.230 L 1382.633 13837.230 L 1382.633 13967.827 L 1531.025 13967.827 L 1531.025 13837.230 L 1605.221 13837.230 L 1456.829 13663.101 Z">
                <!-- 8 nodes -->
              </draw:path>
              <draw:path id="S_kb3n" draw:style-name="style0" draw:layer="layout" svg:x="14.591cm" svg:y="5.602cm" svg:width="0.449cm" svg:height="0.291cm" svg:viewBox="0.0 0.0 449.644 291.333" svg:d="M 29612.831 11225.290 L 29612.831 11399.419 L 29278.949 11399.419 L 29612.831 11225.290 ">
                <!-- 4 nodes -->
              </draw:path>
              <draw:g id="S_kb4a">
                <draw:path id="CapsLock-1" draw:style-name="style0" draw:layer="layout" svg:x="0.648cm" svg:y="5.824cm" svg:width="0.366cm" svg:height="0.336cm" svg:viewBox="0.0 0.0 366.031 336.875" svg:d="M 1331.005 11664.632 L 1627.789 11664.632 C 1638.065 11664.632 1646.338 11674.339 1646.338 11686.398 L 1646.338 11947.592 C 1646.338 11959.650 1638.065 11969.358 1627.789 11969.358 L 1331.005 11969.358 C 1320.728 11969.358 1312.456 11959.650 1312.456 11947.592 L 1312.456 11686.398 C 1312.456 11674.339 1320.728 11664.632 1331.005 11664.632 L 1331.005 11664.632 Z">
                  <!-- 10 nodes -->
                </draw:path>
                <draw:path id="CapsLock-2" draw:style-name="style0" draw:layer="layout" svg:x="0.687cm" svg:y="5.630cm" svg:width="0.287cm" svg:height="0.224cm" svg:viewBox="0.0 0.0 287.816 224.026" svg:d="M 1388.661 11470.745 L 1388.661 11405.447 C 1388.661 11388.352 1392.040 11371.263 1398.545 11355.470 C 1405.049 11339.676 1414.673 11325.189 1426.691 11313.101 C 1438.709 11301.013 1453.113 11291.333 1468.815 11284.791 C 1484.518 11278.249 1501.508 11274.850 1518.504 11274.850 C 1535.500 11274.850 1552.490 11278.249 1568.193 11284.791 C 1583.895 11291.333 1598.299 11301.013 1610.317 11313.101 C 1622.335 11325.189 1631.959 11339.676 1638.463 11355.470 C 1644.968 11371.263 1648.347 11388.352 1648.347 11405.447 L 1648.347 11470.745 L 1388.661 11470.745 M 1425.759 11470.745 L 1425.759 11405.447 C 1425.759 11382.653 1435.754 11360.000 1452.923 11343.883 C 1470.092 11327.765 1494.223 11318.382 1518.504 11318.382 C 1542.785 11318.382 1566.916 11327.765 1584.085 11343.883 C 1601.254 11360.000 1611.249 11382.653 1611.249 11405.447 L 1611.249 11470.745 L 1425.759 11470.745 ">
                  <!-- 20 nodes -->
                </draw:path>
                <draw:path id="CapsLock-3" draw:style-name="style0" draw:layer="layout" svg:x="0.800cm" svg:y="5.893cm" svg:width="0.061cm" svg:height="0.111cm" svg:viewBox="0.0 0.0 61.209 111.176" svg:d="M 1650.356 11842.780 C 1650.356 11866.822 1642.052 11886.312 1631.807 11886.312 C 1621.563 11886.312 1613.258 11866.822 1613.258 11842.780 C 1613.258 11818.737 1621.563 11799.247 1631.807 11799.247 C 1642.052 11799.247 1650.356 11818.737 1650.356 11842.780 L 1650.356 11842.780 Z">
                  <!-- 6 nodes -->
                </draw:path>
              </draw:g>
              <!-- id="S_kb4a" -->
            </draw:g>
            <!-- id="sublayer3a" -->
          </draw:g>
          <!-- id="DrawedInscr" -->
          <draw:g id="T_stdspecial">
            <draw:path id="T_kb2a2" draw:style-name="style6" draw:layer="layout" svg:x="0.685cm" svg:y="3.817cm" svg:width="0.104cm" svg:height="0.170cm" svg:viewBox="0.0 0.0 104.171 170.037" svg:d="M 1473.730 7773.809 L 1411.294 7773.809 C 1415.968 7767.149 1417.971 7764.406 1420.642 7762.056 C 1422.646 7760.097 1429.991 7753.828 1440.341 7745.209 C 1467.052 7723.660 1474.397 7711.515 1474.397 7688.007 C 1474.397 7654.313 1456.368 7635.507 1423.981 7635.507 C 1390.593 7635.507 1371.896 7655.489 1371.896 7691.533 C 1371.896 7692.709 1371.896 7695.451 1372.229 7698.586 L 1402.947 7698.586 C 1402.613 7695.843 1402.279 7693.100 1402.279 7692.317 C 1402.279 7674.686 1409.624 7664.500 1422.312 7664.500 C 1434.999 7664.500 1442.679 7673.903 1442.679 7689.574 C 1442.679 7707.205 1438.004 7713.474 1404.950 7739.332 C 1378.907 7758.921 1371.228 7773.809 1370.226 7805.545 L 1473.730 7805.545 L 1473.730 7773.809 L 1473.730 7773.809 ">
              <!-- 17 nodes -->
            </draw:path>
            <draw:path id="T_kb2a3" draw:style-name="style6" draw:layer="layout" svg:x="0.684cm" svg:y="3.425cm" svg:width="0.104cm" svg:height="0.175cm" svg:viewBox="0.0 0.0 104.838 175.130" svg:d="M 1409.290 6948.697 L 1414.632 6948.697 C 1432.996 6949.089 1442.679 6957.317 1442.679 6973.380 C 1442.679 6987.093 1433.998 6996.888 1421.978 6996.888 C 1407.955 6996.888 1401.277 6988.660 1400.275 6971.030 L 1369.558 6971.030 C 1369.892 7006.683 1388.590 7027.056 1421.310 7027.056 C 1453.363 7027.056 1474.397 7005.899 1474.397 6972.989 C 1474.397 6954.574 1467.052 6940.862 1452.361 6932.634 C 1463.713 6924.406 1469.723 6912.653 1469.723 6897.765 C 1469.723 6869.948 1450.692 6851.925 1421.310 6851.925 C 1403.948 6851.925 1389.591 6858.977 1381.244 6871.123 C 1374.900 6880.526 1372.563 6889.929 1371.896 6909.518 L 1401.277 6909.518 C 1401.277 6899.724 1401.945 6895.414 1403.614 6891.496 C 1405.951 6884.836 1412.295 6880.526 1420.308 6880.526 C 1430.993 6880.526 1438.004 6888.753 1438.004 6901.683 C 1438.004 6916.571 1429.323 6924.406 1412.963 6924.406 L 1409.290 6924.406 L 1409.290 6948.697 L 1409.290 6948.697 ">
              <!-- 21 nodes -->
            </draw:path>
            <draw:path id="T_kb2b2" draw:style-name="style6" draw:layer="layout" svg:x="1.637cm" svg:y="3.815cm" svg:width="0.213cm" svg:height="0.292cm" svg:viewBox="0.0 0.0 213.350 292.276" svg:d="M 3432.918 7768.716 L 3432.918 7772.634 C 3432.918 7789.481 3430.247 7801.235 3422.901 7817.690 L 3384.171 7761.272 C 3413.886 7737.373 3423.235 7720.526 3423.235 7692.317 C 3423.235 7655.880 3399.530 7631.589 3363.804 7631.589 C 3328.079 7631.589 3300.701 7660.190 3300.701 7697.018 C 3300.701 7711.515 3305.375 7725.619 3314.724 7738.548 L 3324.072 7751.869 C 3324.740 7752.653 3326.076 7754.612 3328.079 7757.746 C 3289.015 7781.645 3275.659 7802.410 3275.659 7839.239 C 3275.659 7890.171 3307.378 7923.865 3354.789 7923.865 C 3377.493 7923.865 3392.852 7916.813 3419.896 7892.914 L 3435.255 7914.854 L 3489.010 7914.854 L 3447.942 7854.518 C 3461.298 7836.496 3469.979 7804.761 3470.646 7774.985 L 3470.646 7773.026 L 3470.646 7768.716 L 3432.918 7768.716 L 3432.918 7768.716 M 3350.115 7789.873 L 3395.523 7856.869 C 3379.831 7870.974 3365.807 7878.418 3355.457 7878.418 C 3337.428 7878.418 3320.066 7856.086 3320.066 7832.578 C 3320.066 7819.649 3325.408 7808.287 3334.423 7801.235 L 3350.115 7789.873 L 3350.115 7789.873 M 3363.136 7730.712 C 3346.442 7706.030 3344.773 7702.895 3344.773 7693.100 C 3344.773 7682.130 3352.786 7674.295 3364.138 7674.295 C 3376.158 7674.295 3383.169 7682.522 3383.169 7697.018 C 3383.169 7710.731 3376.492 7722.093 3363.136 7730.712 L 3363.136 7730.712 ">
              <!-- 34 nodes -->
            </draw:path>
            <draw:path id="T_kb2c2" draw:style-name="style6" draw:layer="layout" svg:x="2.656cm" svg:y="3.802cm" svg:width="0.167cm" svg:height="0.305cm" svg:viewBox="0.0 0.0 167.942 305.597" svg:d="M 5479.954 7812.989 C 5480.287 7808.287 5480.287 7806.328 5480.287 7803.586 C 5480.287 7782.429 5477.616 7762.839 5473.276 7747.951 C 5461.256 7709.556 5432.208 7686.440 5395.815 7686.440 C 5344.064 7686.440 5312.345 7730.321 5312.345 7801.235 C 5312.345 7869.015 5343.730 7910.545 5394.814 7910.545 C 5435.213 7910.545 5467.934 7883.511 5478.284 7841.981 L 5432.208 7841.981 C 5426.532 7858.828 5413.511 7868.623 5396.483 7868.623 C 5383.128 7868.623 5372.444 7861.962 5365.766 7850.209 C 5361.425 7842.373 5359.756 7832.970 5359.088 7812.989 L 5479.954 7812.989 L 5479.954 7812.989 M 5359.756 7776.552 C 5362.761 7744.425 5374.447 7728.362 5395.147 7728.362 C 5406.833 7728.362 5417.518 7735.022 5424.195 7745.992 C 5428.536 7753.828 5430.539 7762.056 5431.541 7776.552 L 5359.756 7776.552 L 5359.756 7776.552 M 5444.896 7604.947 L 5402.827 7604.947 L 5379.455 7663.716 L 5402.827 7663.716 L 5444.896 7604.947 L 5444.896 7604.947 ">
              <!-- 25 nodes -->
            </draw:path>
            <draw:path id="T_kb2d2" draw:style-name="style6" draw:layer="layout" svg:x="3.680cm" svg:y="3.813cm" svg:width="0.124cm" svg:height="0.101cm" svg:viewBox="0.0 0.0 124.871 101.473" svg:d="M 7407.799 7626.888 L 7361.723 7626.888 L 7361.723 7677.821 L 7375.078 7728.362 L 7393.776 7728.362 L 7407.799 7677.821 L 7407.799 7626.888 L 7407.799 7626.888 M 7486.595 7626.888 L 7440.519 7626.888 L 7440.519 7677.821 L 7453.874 7728.362 L 7472.572 7728.362 L 7486.595 7677.821 L 7486.595 7626.888 L 7486.595 7626.888 ">
              <!-- 16 nodes -->
            </draw:path>
            <draw:path id="T_kb2e2" draw:style-name="style6" draw:layer="layout" svg:x="4.721cm" svg:y="3.813cm" svg:width="0.046cm" svg:height="0.101cm" svg:viewBox="0.0 0.0 46.075 101.473" svg:d="M 9489.996 7626.888 L 9443.921 7626.888 L 9443.921 7677.821 L 9457.276 7728.362 L 9475.973 7728.362 L 9489.996 7677.821 L 9489.996 7626.888 L 9489.996 7626.888 ">
              <!-- 8 nodes -->
            </draw:path>
            <draw:path id="T_kb2f2" draw:style-name="style6" draw:layer="layout" svg:x="5.704cm" svg:y="3.813cm" svg:width="0.087cm" svg:height="0.363cm" svg:viewBox="0.0 0.0 87.810 363.973" svg:d="M 11463.004 7626.888 C 11424.608 7694.668 11408.581 7748.735 11408.581 7808.679 C 11408.581 7869.015 11424.608 7923.082 11463.004 7990.862 L 11496.392 7990.862 C 11461.001 7910.153 11449.649 7866.272 11449.649 7808.679 C 11449.649 7751.477 11461.001 7706.813 11496.392 7626.888 L 11463.004 7626.888 L 11463.004 7626.888 ">
              <!-- 8 nodes -->
            </draw:path>
            <draw:path id="T_kb2g2" draw:style-name="style6" draw:layer="layout" svg:x="6.666cm" svg:y="3.815cm" svg:width="0.161cm" svg:height="0.362cm" svg:viewBox="0.0 0.0 161.932 362.014" svg:d="M 13479.766 7701.720 C 13479.098 7682.522 13476.761 7672.336 13471.085 7661.365 C 13460.735 7642.951 13439.032 7631.589 13412.990 7631.589 C 13372.590 7631.589 13343.208 7659.798 13343.208 7698.977 C 13343.208 7711.123 13346.547 7724.052 13352.223 7732.671 C 13354.226 7736.197 13355.228 7737.373 13363.575 7747.168 C 13339.870 7768.324 13332.858 7781.253 13332.858 7804.761 C 13332.858 7826.309 13342.207 7844.724 13359.235 7856.477 L 13416.329 7895.656 C 13430.352 7904.668 13430.352 7904.668 13433.690 7908.586 C 13437.363 7912.895 13439.700 7919.164 13439.700 7926.216 C 13439.700 7940.321 13429.350 7950.115 13414.325 7950.115 C 13405.978 7950.115 13398.299 7946.981 13393.625 7941.496 C 13389.284 7936.795 13387.949 7931.309 13387.281 7918.772 L 13387.281 7914.854 L 13343.542 7914.854 C 13343.876 7966.962 13367.582 7993.604 13413.991 7993.604 C 13457.396 7993.604 13486.778 7963.436 13486.778 7918.772 C 13486.778 7896.440 13479.098 7879.201 13463.406 7866.272 C 13485.776 7854.127 13494.791 7838.455 13494.791 7812.205 C 13494.791 7785.563 13484.440 7766.757 13462.404 7752.261 L 13420.001 7724.836 C 13396.296 7709.556 13389.952 7702.503 13389.952 7691.533 C 13389.952 7679.388 13398.633 7671.552 13411.320 7671.552 C 13427.013 7671.552 13435.026 7680.955 13437.363 7701.720 L 13479.766 7701.720 L 13479.766 7701.720 M 13434.358 7794.966 C 13450.051 7804.761 13454.725 7811.421 13454.725 7823.959 C 13454.725 7832.970 13450.718 7840.022 13439.366 7849.425 L 13390.286 7818.082 C 13376.930 7809.462 13372.590 7802.802 13372.590 7790.656 C 13372.590 7779.295 13376.597 7772.242 13386.613 7765.190 L 13434.358 7794.966 L 13434.358 7794.966 ">
              <!-- 35 nodes -->
            </draw:path>
            <draw:path id="T_kb2h2" draw:style-name="style6" draw:layer="layout" svg:x="7.664cm" svg:y="3.802cm" svg:width="0.167cm" svg:height="0.305cm" svg:viewBox="0.0 0.0 167.942 305.597" svg:d="M 15496.413 7812.989 C 15496.747 7808.287 15496.747 7806.328 15496.747 7803.586 C 15496.747 7782.429 15494.076 7762.839 15489.736 7747.951 C 15477.716 7709.556 15448.668 7686.440 15412.275 7686.440 C 15360.523 7686.440 15328.805 7730.321 15328.805 7801.235 C 15328.805 7869.015 15360.190 7910.545 15411.273 7910.545 C 15451.673 7910.545 15484.394 7883.511 15494.744 7841.981 L 15448.668 7841.981 C 15442.992 7858.828 15429.971 7868.623 15412.943 7868.623 C 15399.588 7868.623 15388.903 7861.962 15382.226 7850.209 C 15377.885 7842.373 15376.216 7832.970 15375.548 7812.989 L 15496.413 7812.989 L 15496.413 7812.989 M 15376.216 7776.552 C 15379.221 7744.425 15390.907 7728.362 15411.607 7728.362 C 15423.293 7728.362 15433.977 7735.022 15440.655 7745.992 C 15444.996 7753.828 15446.999 7762.056 15448.000 7776.552 L 15376.216 7776.552 L 15376.216 7776.552 M 15365.866 7604.947 L 15407.935 7663.716 L 15431.306 7663.716 L 15407.935 7604.947 L 15365.866 7604.947 L 15365.866 7604.947 ">
              <!-- 25 nodes -->
            </draw:path>
            <draw:path id="T_kb2i2" draw:style-name="style6" draw:layer="layout" svg:x="8.733cm" svg:y="3.814cm" svg:width="0.050cm" svg:height="0.284cm" svg:viewBox="0.0 0.0 50.082 284.440" svg:d="M 17516.619 7629.239 L 17466.536 7629.239 L 17466.536 7711.515 L 17480.225 7832.578 L 17502.596 7832.578 L 17516.619 7711.515 L 17516.619 7629.239 L 17516.619 7629.239 M 17516.619 7856.477 L 17466.536 7856.477 L 17466.536 7913.679 L 17516.619 7913.679 L 17516.619 7856.477 L 17516.619 7856.477 ">
              <!-- 14 nodes -->
            </draw:path>
            <draw:path id="T_kb2j2" draw:style-name="style6" draw:layer="layout" svg:x="9.671cm" svg:y="3.883cm" svg:width="0.162cm" svg:height="0.301cm" svg:viewBox="0.0 0.0 162.934 301.287" svg:d="M 19429.209 7992.037 C 19470.945 7992.429 19502.663 7958.735 19506.336 7909.761 L 19461.596 7909.761 C 19455.920 7936.794 19446.237 7947.765 19428.542 7947.765 C 19418.525 7947.765 19408.175 7942.671 19402.833 7934.836 C 19395.153 7923.865 19390.145 7903.492 19390.145 7881.160 C 19390.145 7861.571 19393.484 7842.765 19399.160 7830.227 C 19404.502 7818.474 19414.852 7812.205 19428.208 7812.205 C 19447.239 7812.205 19456.254 7822.783 19461.596 7850.600 L 19506.336 7850.600 C 19502.997 7798.884 19473.616 7767.933 19428.542 7767.933 C 19374.787 7767.933 19343.402 7809.462 19343.402 7881.552 C 19343.402 7945.414 19368.777 7984.201 19414.852 7991.253 L 19400.496 8024.556 C 19406.839 8021.030 19410.512 8019.854 19417.190 8019.854 C 19427.540 8019.854 19434.218 8025.339 19434.218 8033.567 C 19434.218 8042.578 19425.537 8049.630 19414.852 8049.630 C 19405.838 8049.630 19397.157 8046.888 19380.129 8037.877 L 19373.785 8058.250 C 19393.818 8066.477 19405.170 8069.220 19419.861 8069.220 C 19447.573 8069.220 19462.931 8056.291 19462.931 8032.783 C 19462.931 8015.545 19453.249 8004.966 19437.223 8004.966 C 19432.214 8004.966 19427.874 8005.750 19423.533 8007.709 L 19429.209 7992.037 L 19429.209 7992.037 ">
              <!-- 25 nodes -->
            </draw:path>
            <draw:path id="T_kb2k2" draw:style-name="style6" draw:layer="layout" svg:x="10.671cm" svg:y="3.802cm" svg:width="0.165cm" svg:height="0.305cm" svg:viewBox="0.0 0.0 165.605 305.597" svg:d="M 21508.293 7894.873 C 21499.946 7885.862 21497.608 7879.985 21497.608 7869.015 L 21497.608 7751.477 C 21497.608 7708.380 21472.567 7686.440 21423.820 7686.440 C 21375.074 7686.440 21349.699 7710.731 21346.694 7759.705 L 21391.768 7759.705 C 21394.105 7737.765 21401.784 7730.712 21424.822 7730.712 C 21442.852 7730.712 21451.867 7737.765 21451.867 7751.869 C 21451.867 7758.921 21448.862 7765.190 21443.853 7768.324 C 21437.510 7772.242 21437.510 7772.242 21414.472 7776.552 L 21395.774 7780.470 C 21360.049 7787.522 21342.687 7809.071 21342.687 7847.074 C 21342.687 7865.097 21347.028 7879.985 21355.375 7890.563 C 21365.725 7903.100 21381.417 7910.545 21397.444 7910.545 C 21417.477 7910.545 21435.840 7900.358 21452.200 7880.377 C 21452.200 7891.347 21453.202 7895.265 21457.543 7901.533 L 21508.293 7901.533 L 21508.293 7894.873 L 21508.293 7894.873 M 21451.867 7816.515 C 21451.867 7848.250 21438.511 7866.272 21414.806 7866.272 C 21399.113 7866.272 21389.431 7856.477 21389.431 7840.806 C 21389.431 7824.350 21396.776 7816.515 21416.141 7811.813 L 21432.167 7808.287 C 21444.521 7805.545 21446.524 7804.761 21451.867 7801.627 L 21451.867 7816.515 L 21451.867 7816.515 M 21377.411 7604.947 L 21419.480 7663.716 L 21442.852 7663.716 L 21419.480 7604.947 L 21377.411 7604.947 L 21377.411 7604.947 ">
              <!-- 33 nodes -->
            </draw:path>
            <draw:path id="T_kb2l2" draw:style-name="style6" draw:layer="layout" svg:x="11.745cm" svg:y="3.813cm" svg:width="0.087cm" svg:height="0.363cm" svg:viewBox="0.0 0.0 87.810 363.973" svg:d="M 23523.898 7990.862 C 23562.294 7923.082 23578.320 7869.015 23578.320 7809.071 C 23578.320 7748.735 23562.294 7694.668 23523.898 7626.888 L 23490.509 7626.888 C 23525.901 7707.597 23537.253 7751.477 23537.253 7809.071 C 23537.253 7866.272 23525.901 7910.936 23490.509 7990.862 L 23523.898 7990.862 L 23523.898 7990.862 ">
              <!-- 8 nodes -->
            </draw:path>
            <draw:path id="T_kb2m1" draw:style-name="style6" draw:layer="layout" svg:x="11.743cm" svg:y="3.394cm" svg:width="0.101cm" svg:height="0.118cm" svg:viewBox="0.0 0.0 101.166 118.712" svg:d="M 23536.757 6789.935 C 23508.711 6789.935 23486.007 6816.577 23486.007 6849.095 C 23486.007 6881.614 23508.711 6908.648 23536.090 6908.648 C 23564.469 6908.648 23587.173 6882.398 23587.173 6849.095 C 23587.173 6816.577 23564.469 6789.935 23536.757 6789.935 L 23536.757 6789.935 M 23536.757 6814.618 C 23552.784 6814.618 23566.139 6830.290 23566.139 6849.095 C 23566.139 6868.685 23552.784 6883.965 23536.090 6883.965 C 23520.397 6883.965 23507.042 6867.901 23507.042 6849.487 C 23507.042 6830.290 23520.397 6814.618 23536.757 6814.618 L 23536.757 6814.618 ">
              <!-- 12 nodes -->
            </draw:path>
            <draw:path id="T_kb2n1" draw:style-name="style6" draw:layer="layout" svg:x="12.695cm" svg:y="3.667cm" svg:width="0.200cm" svg:height="0.027cm" svg:viewBox="0.0 0.0 200.329 27.033" svg:d="M 25590.408 7334.438 L 25390.079 7334.438 L 25390.079 7361.471 L 25590.408 7361.471 L 25590.408 7334.438 L 25590.408 7334.438 ">
              <!-- 6 nodes -->
            </draw:path>
            <draw:path id="T_kb2n2" draw:style-name="style6" draw:layer="layout" svg:x="12.748cm" svg:y="3.965cm" svg:width="0.090cm" svg:height="0.052cm" svg:viewBox="0.0 0.0 90.815 52.891" svg:d="M 25587.288 7930.134 L 25496.472 7930.134 L 25496.472 7983.026 L 25587.288 7983.026 L 25587.288 7930.134 L 25587.288 7930.134 ">
              <!-- 6 nodes -->
            </draw:path>
            <draw:path id="T_kb3l1" draw:style-name="style19" draw:layer="layout" svg:x="12.217cm" svg:y="4.455cm" svg:width="0.115cm" svg:height="0.055cm" svg:viewBox="0.0 0.0 115.300 55.764" svg:d="M 24478.653 8911.919 L 24435.804 8911.919 L 24435.804 8967.684 L 24478.653 8967.684 L 24478.653 8911.919 L 24478.653 8911.919 M 24551.105 8911.919 L 24508.257 8911.919 L 24508.257 8967.684 L 24551.105 8967.684 L 24551.105 8911.919 L 24551.105 8911.919 ">
              <!-- 12 nodes -->
            </draw:path>
            <draw:path id="T_kb3l2" draw:style-name="style19" draw:layer="layout" svg:x="12.185cm" svg:y="4.913cm" svg:width="0.179cm" svg:height="0.194cm" svg:viewBox="0.0 0.0 179.572 194.263" svg:d="M 24551.495 10020.709 L 24484.885 9826.446 L 24436.194 9826.446 L 24371.922 10020.709 L 24415.549 10020.709 L 24460.345 9883.582 L 24507.478 10020.709 L 24551.495 10020.709 L 24551.495 10020.709 ">
              <!-- 9 nodes -->
            </draw:path>
            <draw:path id="T_kb3m1" draw:style-name="style6" draw:layer="layout" svg:x="13.158cm" svg:y="4.463cm" svg:width="0.200cm" svg:height="0.245cm" svg:viewBox="0.0 0.0 200.524 245.443" svg:d="M 26379.172 9048.764 L 26317.547 9007.060 L 26336.784 8967.842 L 26398.409 9009.738 L 26398.409 8926.138 L 26437.210 8926.138 L 26437.210 9009.738 L 26498.835 8967.842 L 26518.072 9007.060 L 26456.447 9048.764 L 26518.072 9090.468 L 26498.835 9129.686 L 26437.210 9087.790 L 26437.210 9171.581 L 26398.409 9171.581 L 26398.409 9087.790 L 26336.784 9129.686 L 26317.547 9090.468 L 26379.172 9048.764 L 26379.172 9048.764 ">
              <!-- 20 nodes -->
            </draw:path>
            <draw:path id="T_kb3m2" draw:style-name="style6" draw:layer="layout" svg:x="13.192cm" svg:y="4.931cm" svg:width="0.168cm" svg:height="0.348cm" svg:viewBox="0.0 0.0 168.610 348.302" svg:d="M 26549.280 9967.752 C 26548.612 9918.778 26522.569 9887.827 26480.500 9885.084 L 26480.500 9863.928 L 26457.796 9863.928 L 26457.796 9885.084 C 26414.726 9889.786 26389.684 9918.387 26389.684 9962.267 C 26389.684 10005.756 26412.722 10033.573 26457.796 10045.719 L 26457.796 10129.170 C 26439.099 10125.252 26428.749 10109.189 26427.747 10081.763 L 26384.008 10081.763 L 26384.008 10085.290 C 26384.008 10113.890 26394.025 10137.398 26412.722 10153.069 C 26425.410 10163.648 26437.763 10168.741 26457.796 10171.092 L 26457.796 10212.230 L 26480.500 10212.230 L 26480.500 10171.092 C 26498.864 10168.741 26512.887 10163.256 26523.905 10155.028 C 26541.935 10141.316 26552.619 10115.849 26552.619 10086.465 C 26552.619 10043.368 26532.252 10020.252 26480.500 10003.405 L 26480.500 9924.655 C 26497.528 9927.398 26507.211 9943.853 26506.543 9967.752 L 26549.280 9967.752 L 26549.280 9967.752 M 26457.796 9995.569 C 26439.099 9988.517 26430.752 9977.939 26430.752 9960.700 C 26430.752 9940.719 26439.433 9928.965 26457.796 9924.655 L 26457.796 9995.569 L 26457.796 9995.569 M 26480.500 10052.379 C 26499.198 10059.040 26508.546 10072.360 26508.546 10091.166 C 26508.546 10110.756 26499.198 10123.685 26480.500 10129.170 L 26480.500 10052.379 L 26480.500 10052.379 ">
              <!-- 33 nodes -->
            </draw:path>
            <draw:path id="T_kb4l1" draw:style-name="style6" draw:layer="layout" svg:x="12.394cm" svg:y="5.562cm" svg:width="0.280cm" svg:height="0.285cm" svg:viewBox="0.0 0.0 280.794 285.615" svg:d="M 24850.664 11128.281 C 24816.941 11128.281 24789.229 11160.408 24789.229 11199.587 C 24789.229 11238.766 24816.941 11270.893 24850.664 11270.893 C 24884.052 11270.893 24912.098 11238.766 24912.098 11200.370 C 24912.098 11160.016 24885.053 11128.281 24850.664 11128.281 L 24850.664 11128.281 M 24850.664 11167.068 C 24866.356 11167.068 24879.043 11181.564 24879.043 11199.979 C 24879.043 11217.609 24866.022 11232.497 24850.664 11232.497 C 24834.971 11232.497 24822.284 11217.609 24822.284 11199.587 C 24822.284 11181.956 24834.971 11167.068 24850.664 11167.068 L 24850.664 11167.068 M 24984.216 11125.147 L 24851.999 11410.762 L 24877.708 11410.762 L 25009.591 11125.147 L 24984.216 11125.147 L 24984.216 11125.147 M 25008.590 11265.016 C 24974.868 11265.016 24947.155 11297.143 24947.155 11336.322 C 24947.155 11375.893 24974.868 11408.020 25008.590 11408.020 C 25041.978 11408.020 25070.024 11375.893 25070.024 11337.497 C 25070.024 11296.751 25042.980 11265.016 25008.590 11265.016 L 25008.590 11265.016 M 25008.590 11303.803 C 25024.282 11303.803 25036.970 11318.691 25036.970 11337.105 C 25036.970 11354.736 25023.948 11369.624 25008.590 11369.624 C 24992.897 11369.624 24980.210 11354.736 24980.210 11336.714 C 24980.210 11318.691 24992.897 11303.803 25008.590 11303.803 L 25008.590 11303.803 ">
              <!-- 30 nodes -->
            </draw:path>
            <draw:path id="T_kb4l2" draw:style-name="style6" draw:layer="layout" svg:x="12.452cm" svg:y="6.022cm" svg:width="0.161cm" svg:height="0.305cm" svg:viewBox="0.0 0.0 161.265 305.597" svg:d="M 25067.134 12341.832 L 25067.134 12130.265 L 25020.390 12130.265 L 25020.390 12262.690 C 25020.390 12287.765 25005.366 12304.220 24982.662 12304.220 C 24962.629 12304.220 24952.612 12291.683 24952.612 12266.216 L 24952.612 12130.265 L 24905.869 12130.265 L 24905.869 12277.578 C 24905.869 12324.201 24927.905 12350.843 24966.301 12350.843 C 24990.675 12350.843 25007.035 12340.265 25020.390 12316.757 L 25020.390 12341.832 L 25067.134 12341.832 L 25067.134 12341.832 M 24940.926 12045.246 L 24982.996 12104.015 L 25006.367 12104.015 L 24982.996 12045.246 L 24940.926 12045.246 L 24940.926 12045.246 ">
              <!-- 20 nodes -->
            </draw:path>
            <draw:path id="T_kb4m1" draw:style-name="style6" draw:layer="layout" svg:x="13.454cm" svg:y="5.560cm" svg:width="0.168cm" svg:height="0.289cm" svg:viewBox="0.0 0.0 168.944 289.141" svg:d="M 27024.246 11255.221 L 26977.836 11255.221 C 26975.833 11249.344 26973.496 11243.467 26967.820 11229.755 C 26959.807 11210.557 26958.805 11207.423 26958.805 11199.587 C 26958.805 11178.822 26972.494 11163.934 26991.525 11163.934 C 27001.542 11163.934 27010.557 11167.460 27017.234 11174.512 C 27024.246 11181.564 27026.917 11188.617 27028.920 11206.639 L 27029.254 11210.949 L 27073.326 11210.949 C 27071.657 11187.833 27068.986 11174.904 27063.978 11163.542 C 27051.958 11135.725 27025.915 11120.445 26991.191 11120.445 C 26968.821 11120.445 26950.458 11127.106 26936.435 11139.643 C 26921.076 11154.139 26911.728 11176.471 26911.728 11198.411 C 26911.728 11215.650 26914.399 11224.270 26929.423 11255.221 L 26909.390 11255.221 L 26909.390 11276.770 L 26939.106 11276.770 C 26944.448 11292.050 26946.117 11300.277 26946.117 11310.072 C 26946.117 11332.796 26937.436 11346.900 26909.390 11369.232 L 26927.754 11408.803 C 26942.445 11400.184 26951.459 11397.050 26964.147 11397.050 C 26972.828 11397.050 26980.841 11398.617 26996.867 11403.318 C 27013.562 11408.020 27020.907 11409.587 27029.922 11409.587 C 27046.282 11409.587 27059.637 11404.885 27078.335 11391.956 L 27064.645 11349.251 C 27051.290 11357.087 27040.606 11360.613 27029.588 11360.613 C 27023.912 11360.613 27017.234 11359.438 27008.553 11356.695 C 26995.532 11352.777 26992.861 11352.385 26987.185 11352.385 C 26977.502 11352.385 26970.825 11355.128 26949.790 11366.882 C 26978.170 11340.632 26988.520 11322.609 26988.520 11299.885 C 26988.520 11292.050 26987.519 11286.956 26983.512 11276.770 L 27024.246 11276.770 L 27024.246 11255.221 L 27024.246 11255.221 ">
              <!-- 34 nodes -->
            </draw:path>
            <draw:path id="T_kb4m2" draw:style-name="style6" draw:layer="layout" svg:x="13.454cm" svg:y="6.107cm" svg:width="0.171cm" svg:height="0.297cm" svg:viewBox="0.0 0.0 171.949 297.761" svg:d="M 26953.901 12513.045 L 26953.901 12420.974 C 26963.250 12431.552 26973.600 12435.862 26987.289 12435.862 C 27002.648 12435.862 27012.998 12430.377 27026.019 12414.705 C 27034.033 12430.377 27042.046 12435.862 27057.738 12435.862 C 27067.087 12435.862 27073.431 12433.903 27081.110 12429.201 L 27081.110 12395.115 C 27077.771 12396.291 27076.436 12396.683 27074.432 12396.683 C 27066.419 12396.683 27064.416 12390.806 27064.416 12368.082 L 27064.416 12215.283 L 27017.672 12215.283 L 27017.672 12347.709 C 27017.672 12372.000 27003.649 12389.239 26983.950 12389.239 C 26974.602 12389.239 26966.588 12384.537 26961.914 12376.309 C 26957.240 12368.474 26955.904 12361.421 26955.904 12346.142 L 26955.904 12215.283 L 26909.161 12215.283 L 26909.161 12513.045 L 26953.901 12513.045 L 26953.901 12513.045 ">
              <!-- 20 nodes -->
            </draw:path>
            <draw:path id="T_kb5b1" draw:style-name="style6" draw:layer="layout" svg:x="1.841cm" svg:y="6.742cm" svg:width="0.163cm" svg:height="0.189cm" svg:viewBox="0.0 0.0 163.268 189.626" svg:d="M 3682.923 13675.532 L 3846.191 13604.618 L 3846.191 13557.211 L 3682.923 13485.905 L 3682.923 13529.394 L 3810.466 13580.719 L 3682.923 13632.827 L 3682.923 13675.532 L 3682.923 13675.532 ">
              <!-- 9 nodes -->
            </draw:path>
            <draw:path id="T_kb5b2" draw:style-name="style6" draw:layer="layout" svg:x="1.841cm" svg:y="7.134cm" svg:width="0.163cm" svg:height="0.189cm" svg:viewBox="0.0 0.0 163.268 189.626" svg:d="M 3846.191 14269.487 L 3682.923 14340.402 L 3682.923 14387.808 L 3846.191 14459.114 L 3846.191 14415.625 L 3718.648 14364.301 L 3846.191 14312.193 L 3846.191 14269.487 L 3846.191 14269.487 ">
              <!-- 9 nodes -->
            </draw:path>
            <draw:path id="T_kb5i1" draw:style-name="style6" draw:layer="layout" svg:x="8.819cm" svg:y="6.680cm" svg:width="0.164cm" svg:height="0.291cm" svg:viewBox="0.0 0.0 164.269 291.492" svg:d="M 17740.502 13574.145 C 17740.502 13548.287 17742.839 13543.977 17762.872 13527.522 C 17793.923 13501.664 17802.937 13484.425 17802.937 13451.515 C 17802.937 13398.231 17768.881 13361.403 17719.801 13361.403 C 17691.087 13361.403 17668.717 13373.157 17654.360 13396.272 C 17643.342 13413.511 17639.001 13432.317 17638.668 13464.444 L 17684.075 13464.444 L 17684.075 13463.660 C 17682.740 13431.925 17698.766 13407.634 17720.802 13407.634 C 17740.835 13407.634 17755.860 13427.224 17755.860 13452.690 C 17755.860 13470.321 17751.853 13477.765 17732.154 13496.571 C 17705.778 13523.212 17698.099 13540.843 17699.100 13574.145 L 17740.502 13574.145 L 17740.502 13574.145 M 17745.844 13595.694 L 17695.761 13595.694 L 17695.761 13652.895 L 17745.844 13652.895 L 17745.844 13595.694 L 17745.844 13595.694 ">
              <!-- 20 nodes -->
            </draw:path>
            <draw:path id="T_kb5i2" draw:style-name="style6" draw:layer="layout" svg:x="8.875cm" svg:y="7.306cm" svg:width="0.050cm" svg:height="0.125cm" svg:viewBox="0.0 0.0 50.082 125.373" svg:d="M 17750.179 14613.567 L 17750.179 14670.768 L 17778.893 14670.768 L 17778.893 14671.944 C 17778.893 14698.586 17769.878 14712.298 17750.179 14717.000 L 17750.179 14738.940 C 17763.868 14736.981 17773.217 14732.671 17782.232 14724.444 C 17795.587 14712.298 17800.261 14697.802 17800.261 14667.242 L 17800.261 14613.567 L 17750.179 14613.567 L 17750.179 14613.567 ">
              <!-- 11 nodes -->
            </draw:path>
            <draw:path id="T_kb5j1" draw:style-name="style6" draw:layer="layout" svg:x="9.876cm" svg:y="6.871cm" svg:width="0.050cm" svg:height="0.057cm" svg:viewBox="0.0 0.0 50.082 57.201" svg:d="M 19803.553 13742.920 L 19753.471 13742.920 L 19753.471 13800.122 L 19803.553 13800.122 L 19803.553 13742.920 L 19803.553 13742.920 ">
              <!-- 6 nodes -->
            </draw:path>
            <draw:path id="T_kb5j2" draw:style-name="style6" draw:layer="layout" svg:x="9.883cm" svg:y="7.160cm" svg:width="0.050cm" svg:height="0.271cm" svg:viewBox="0.0 0.0 50.082 271.902" svg:d="M 19767.280 14467.037 L 19767.280 14524.239 L 19795.994 14524.239 L 19795.994 14525.414 C 19795.994 14552.056 19786.979 14565.768 19767.280 14570.470 L 19767.280 14592.410 C 19780.969 14590.451 19790.318 14586.142 19799.333 14577.914 C 19812.688 14565.768 19817.362 14551.272 19817.362 14520.712 L 19817.362 14467.037 L 19767.280 14467.037 L 19767.280 14467.037 M 19817.362 14320.507 L 19767.280 14320.507 L 19767.280 14377.709 L 19817.362 14377.709 L 19817.362 14320.507 L 19817.362 14320.507 ">
              <!-- 17 nodes -->
            </draw:path>
            <draw:path id="T_kb5k1" draw:style-name="style6" draw:layer="layout" svg:x="10.857cm" svg:y="6.692cm" svg:width="0.091cm" svg:height="0.285cm" svg:viewBox="0.0 0.0 91.149 285.223" svg:d="M 21784.141 13384.910 L 21715.361 13670.134 L 21737.732 13670.134 L 21806.511 13384.910 L 21784.141 13384.910 L 21784.141 13384.910 ">
              <!-- 6 nodes -->
            </draw:path>
            <draw:path id="T_kb5k2" draw:style-name="style6" draw:layer="layout" svg:x="10.885cm" svg:y="7.160cm" svg:width="0.050cm" svg:height="0.203cm" svg:viewBox="0.0 0.0 50.082 203.731" svg:d="M 21820.654 14467.037 L 21770.572 14467.037 L 21770.572 14524.239 L 21820.654 14524.239 L 21820.654 14467.037 L 21820.654 14467.037 M 21820.654 14320.507 L 21770.572 14320.507 L 21770.572 14377.709 L 21820.654 14377.709 L 21820.654 14320.507 L 21820.654 14320.507 ">
              <!-- 12 nodes -->
            </draw:path>
            <draw:path id="T_kb5l1" draw:style-name="style6" draw:layer="layout" svg:x="11.824cm" svg:y="6.743cm" svg:width="0.161cm" svg:height="0.189cm" svg:viewBox="0.0 0.0 161.265 189.235" svg:d="M 23809.589 13557.995 L 23748.823 13557.995 L 23748.823 13486.689 L 23709.091 13486.689 L 23709.091 13557.995 L 23648.324 13557.995 L 23648.324 13604.618 L 23709.091 13604.618 L 23709.091 13675.924 L 23748.823 13675.924 L 23748.823 13604.618 L 23809.589 13604.618 L 23809.589 13557.995 L 23809.589 13557.995 ">
              <!-- 14 nodes -->
            </draw:path>
            <draw:path id="T_kb5l2" draw:style-name="style6" draw:layer="layout" svg:x="11.824cm" svg:y="7.246cm" svg:width="0.161cm" svg:height="0.140cm" svg:viewBox="0.0 0.0 161.598 140.652" svg:d="M 23809.923 14492.982 L 23648.324 14492.982 L 23648.324 14539.606 L 23809.923 14539.606 L 23809.923 14492.982 L 23809.923 14492.982 M 23809.923 14587.012 L 23648.324 14587.012 L 23648.324 14633.635 L 23809.923 14633.635 L 23809.923 14587.012 L 23809.923 14587.012 ">
              <!-- 12 nodes -->
            </draw:path>
          </draw:g>
          <!-- id="T_stdspecial" -->
          <draw:g id="T_intodisuse">
            <draw:path id="T_kb1b2" draw:style-name="style20" draw:layer="layout" svg:x="1.669cm" svg:y="3.385cm" svg:width="0.103cm" svg:height="0.277cm" svg:viewBox="0.0 0.0 103.503 277.779" svg:d="M 3396.530 6858.107 L 3396.530 7049.693 L 3443.273 7049.693 L 3443.273 6771.913 L 3412.222 6771.913 C 3404.877 6804.823 3380.503 6821.670 3339.770 6821.670 L 3339.770 6858.107 L 3396.530 6858.107 L 3396.530 6858.107 ">
              <!-- 9 nodes -->
            </draw:path>
            <draw:path id="T_kb1c2" draw:style-name="style20" draw:layer="layout" svg:x="2.658cm" svg:y="3.380cm" svg:width="0.161cm" svg:height="0.283cm" svg:viewBox="0.0 0.0 161.932 283.656" svg:d="M 5478.618 6994.842 L 5378.453 6994.842 C 5384.463 6979.954 5391.809 6972.118 5426.532 6942.342 C 5467.600 6907.081 5479.620 6885.924 5479.620 6848.312 C 5479.620 6794.637 5448.235 6760.159 5398.486 6760.159 C 5349.406 6760.159 5320.692 6794.245 5320.692 6853.013 C 5320.692 6855.364 5320.692 6858.498 5321.026 6862.808 L 5365.766 6862.808 L 5365.766 6853.797 C 5365.766 6822.846 5378.120 6804.823 5399.488 6804.823 C 5420.189 6804.823 5432.876 6821.670 5432.876 6849.487 C 5432.876 6880.047 5424.529 6892.193 5372.444 6935.681 C 5332.378 6967.808 5320.024 6992.491 5317.687 7043.816 L 5478.618 7043.816 L 5478.618 6994.842 L 5478.618 6994.842 ">
              <!-- 16 nodes -->
            </draw:path>
            <draw:path id="T_kb1d2" draw:style-name="style20" draw:layer="layout" svg:x="3.660cm" svg:y="3.380cm" svg:width="0.162cm" svg:height="0.292cm" svg:viewBox="0.0 0.0 162.600 292.667" svg:d="M 7383.081 6919.618 C 7399.441 6919.618 7402.446 6920.010 7410.459 6922.360 C 7426.152 6927.454 7436.168 6943.517 7436.168 6963.890 C 7436.168 6988.181 7421.477 7005.812 7401.111 7005.812 C 7379.074 7005.812 7367.055 6990.924 7365.719 6962.323 L 7320.311 6962.323 C 7320.645 7017.957 7351.696 7052.827 7400.109 7052.827 C 7450.525 7052.827 7482.912 7017.957 7482.912 6963.890 C 7482.912 6931.372 7470.892 6910.215 7444.181 6894.935 C 7466.217 6878.872 7475.232 6861.241 7475.232 6835.775 C 7475.232 6789.543 7445.851 6760.159 7400.109 6760.159 C 7373.064 6760.159 7350.360 6771.129 7337.005 6791.502 C 7327.656 6805.215 7323.316 6824.021 7323.316 6848.704 L 7323.316 6853.405 L 7366.721 6853.405 C 7367.055 6838.517 7368.056 6831.073 7370.393 6824.021 C 7374.734 6811.875 7385.418 6804.431 7399.107 6804.431 C 7417.805 6804.431 7428.489 6817.752 7428.489 6840.868 C 7428.489 6868.685 7414.800 6882.790 7387.087 6882.790 L 7383.081 6882.790 L 7383.081 6919.618 L 7383.081 6919.618 ">
              <!-- 22 nodes -->
            </draw:path>
            <draw:path id="T_kb1e2" draw:style-name="style20" draw:layer="layout" svg:x="4.660cm" svg:y="3.385cm" svg:width="0.166cm" svg:height="0.277cm" svg:viewBox="0.0 0.0 166.273 277.779" svg:d="M 9486.537 6942.734 L 9461.830 6942.734 L 9461.830 6771.913 L 9406.740 6771.913 L 9320.264 6941.950 L 9320.264 6988.181 L 9415.087 6988.181 L 9415.087 7049.693 L 9461.830 7049.693 L 9461.830 6988.181 L 9486.537 6988.181 L 9486.537 6942.734 L 9486.537 6942.734 M 9415.087 6942.734 L 9353.319 6942.734 L 9415.087 6824.021 L 9415.087 6942.734 L 9415.087 6942.734 ">
              <!-- 18 nodes -->
            </draw:path>
            <draw:path id="T_kb1f2" draw:style-name="style20" draw:layer="layout" svg:x="5.662cm" svg:y="3.385cm" svg:width="0.163cm" svg:height="0.286cm" svg:viewBox="0.0 0.0 163.602 286.791" svg:d="M 11479.813 6771.913 L 11353.272 6771.913 L 11332.237 6926.670 L 11374.306 6926.670 C 11379.314 6912.957 11389.999 6905.513 11404.356 6905.513 C 11428.061 6905.513 11442.418 6925.495 11442.418 6959.189 C 11442.418 6991.707 11427.727 7011.689 11404.356 7011.689 C 11383.989 7011.689 11372.637 6999.543 11371.635 6977.211 L 11325.559 6977.211 C 11326.227 7025.793 11357.612 7058.704 11403.688 7058.704 C 11454.438 7058.704 11489.162 7017.957 11489.162 6958.013 C 11489.162 6901.204 11459.112 6862.025 11415.374 6862.025 C 11399.681 6862.025 11387.995 6866.726 11374.306 6878.872 L 11381.986 6820.887 L 11479.813 6820.887 L 11479.813 6771.913 L 11479.813 6771.913 ">
              <!-- 17 nodes -->
            </draw:path>
            <draw:path id="T_kb1g2" draw:style-name="style20" draw:layer="layout" svg:x="6.666cm" svg:y="3.380cm" svg:width="0.162cm" svg:height="0.292cm" svg:viewBox="0.0 0.0 162.600 292.667" svg:d="M 13490.784 6829.114 C 13488.447 6811.092 13485.442 6802.081 13479.432 6791.894 C 13467.079 6771.913 13445.376 6760.159 13419.667 6760.159 C 13390.286 6760.159 13366.246 6775.439 13351.889 6803.256 C 13337.866 6830.289 13332.190 6861.241 13332.190 6911.782 C 13332.190 6959.581 13337.199 6989.357 13349.218 7011.689 C 13362.907 7037.547 13387.615 7052.827 13415.661 7052.827 C 13462.738 7052.827 13494.791 7011.297 13494.791 6950.961 C 13494.791 6897.678 13466.745 6860.849 13426.011 6860.849 C 13406.646 6860.849 13393.625 6867.510 13378.934 6885.532 C 13379.935 6856.148 13379.935 6856.148 13381.939 6844.394 C 13386.279 6819.319 13399.634 6804.431 13418.332 6804.431 C 13433.357 6804.431 13441.370 6811.484 13447.380 6829.114 L 13490.784 6829.114 L 13490.784 6829.114 M 13414.659 6903.946 C 13436.361 6903.946 13450.385 6923.928 13450.385 6954.487 C 13450.385 6984.263 13435.026 7005.812 13414.325 7005.812 C 13392.957 7005.812 13378.266 6985.047 13378.266 6955.663 C 13378.266 6925.103 13392.957 6903.946 13414.659 6903.946 L 13414.659 6903.946 ">
              <!-- 21 nodes -->
            </draw:path>
            <draw:path id="T_kb1h2" draw:style-name="style20" draw:layer="layout" svg:x="7.666cm" svg:y="3.385cm" svg:width="0.166cm" svg:height="0.277cm" svg:viewBox="0.0 0.0 166.607 277.779" svg:d="M 15500.086 6771.913 L 15333.479 6771.913 L 15333.479 6820.887 L 15451.339 6820.887 C 15436.982 6838.909 15408.602 6889.450 15399.254 6913.741 C 15382.894 6954.095 15374.546 6990.532 15368.203 7049.693 L 15415.280 7049.693 C 15419.621 6961.931 15443.994 6894.543 15500.086 6815.010 L 15500.086 6771.913 L 15500.086 6771.913 ">
              <!-- 10 nodes -->
            </draw:path>
            <draw:path id="T_kb1i2" draw:style-name="style20" draw:layer="layout" svg:x="8.666cm" svg:y="3.380cm" svg:width="0.167cm" svg:height="0.292cm" svg:viewBox="0.0 0.0 167.942 292.667" svg:d="M 17461.309 6892.584 C 17469.322 6887.491 17472.995 6884.748 17476.667 6880.831 C 17486.350 6870.252 17492.026 6853.405 17492.026 6835.383 C 17492.026 6791.894 17459.973 6760.159 17416.235 6760.159 C 17372.162 6760.159 17340.110 6791.894 17340.110 6835.775 C 17340.110 6862.416 17349.458 6879.263 17370.827 6892.584 C 17343.449 6909.823 17332.097 6930.980 17332.097 6963.890 C 17332.097 7016.390 17366.486 7052.827 17416.235 7052.827 C 17465.649 7052.827 17500.039 7016.390 17500.039 6963.890 C 17500.039 6930.980 17488.687 6909.823 17461.309 6892.584 L 17461.309 6892.584 M 17416.569 6804.431 C 17437.269 6804.431 17451.626 6819.319 17451.626 6840.868 C 17451.626 6862.025 17436.936 6877.304 17416.569 6877.304 C 17395.868 6877.304 17381.177 6862.025 17381.177 6840.476 C 17381.177 6819.319 17395.534 6804.431 17416.569 6804.431 L 17416.569 6804.431 M 17415.901 6914.525 C 17438.939 6914.525 17453.296 6932.547 17453.296 6961.540 C 17453.296 6988.181 17438.605 7005.812 17415.901 7005.812 C 17393.197 7005.812 17378.840 6988.181 17378.840 6960.756 C 17378.840 6932.547 17393.531 6914.525 17415.901 6914.525 L 17415.901 6914.525 ">
              <!-- 23 nodes -->
            </draw:path>
            <draw:path id="T_kb1k2" draw:style-name="style20" draw:layer="layout" svg:x="9.669cm" svg:y="3.380cm" svg:width="0.162cm" svg:height="0.293cm" svg:viewBox="0.0 0.0 162.934 293.059" svg:d="M 19342.734 6979.170 C 19343.736 7021.875 19374.453 7053.219 19415.186 7053.219 C 19445.570 7053.219 19468.607 7038.331 19482.631 7010.122 C 19494.984 6985.439 19502.330 6943.517 19502.330 6898.853 C 19502.330 6858.499 19496.654 6826.372 19485.969 6805.607 C 19470.945 6775.831 19447.573 6760.159 19419.193 6760.159 C 19371.782 6760.159 19339.395 6800.122 19339.395 6858.107 C 19339.395 6915.308 19368.109 6954.487 19410.178 6954.487 C 19422.198 6954.487 19433.550 6950.569 19440.895 6944.301 C 19445.236 6940.775 19447.907 6937.248 19455.586 6927.062 C 19455.586 6979.954 19442.899 7006.204 19416.522 7006.204 C 19400.162 7006.204 19388.810 6995.625 19387.808 6979.170 L 19342.734 6979.170 L 19342.734 6979.170 M 19417.857 6804.823 C 19440.561 6804.823 19454.584 6825.588 19454.584 6858.107 C 19454.584 6888.666 19439.894 6909.040 19418.525 6909.040 C 19397.157 6909.040 19383.801 6889.058 19383.801 6857.323 C 19383.801 6825.196 19397.157 6804.823 19417.857 6804.823 L 19417.857 6804.823 ">
              <!-- 20 nodes -->
            </draw:path>
            <draw:path id="T_kb1l2" draw:style-name="style20" draw:layer="layout" svg:x="10.671cm" svg:y="3.380cm" svg:width="0.162cm" svg:height="0.292cm" svg:viewBox="0.0 0.0 162.934 292.667" svg:d="M 21424.822 6760.159 C 21399.447 6760.159 21377.745 6772.696 21363.388 6795.812 C 21349.699 6817.360 21343.355 6853.013 21343.355 6906.689 C 21343.355 6955.663 21349.031 6990.532 21360.049 7011.689 C 21374.072 7037.939 21397.110 7052.827 21424.822 7052.827 C 21450.531 7052.827 21471.566 7040.681 21486.256 7017.174 C 21499.612 6996.017 21506.289 6959.972 21506.289 6908.256 C 21506.289 6857.323 21500.947 6822.845 21489.595 6801.297 C 21475.572 6774.655 21452.534 6760.159 21424.822 6760.159 L 21424.822 6760.159 M 21424.822 6804.431 C 21436.842 6804.431 21446.524 6812.267 21452.200 6826.763 C 21456.875 6838.517 21459.546 6869.077 21459.546 6907.081 C 21459.546 6938.032 21456.875 6969.375 21453.536 6980.345 C 21448.194 6996.801 21438.177 7005.812 21424.822 7005.812 C 21412.468 7005.812 21403.120 6998.368 21397.444 6984.263 C 21392.769 6972.510 21390.098 6943.125 21390.098 6906.297 C 21390.098 6873.778 21392.769 6842.043 21396.108 6830.681 C 21401.450 6813.834 21411.467 6804.431 21424.822 6804.431 L 21424.822 6804.431 ">
              <!-- 20 nodes -->
            </draw:path>
          </draw:g>
          <!-- id="T_intodisuse" -->
          <draw:g id="T_stdletters">
            <draw:path id="T_kb3b" draw:style-name="style6" draw:layer="layout" svg:x="2.128cm" svg:y="4.462cm" svg:width="0.263cm" svg:height="0.333cm" svg:viewBox="0.0 0.0 263.711 333.218" svg:d="M 4442.744 9190.744 L 4461.442 9257.936 L 4521.429 9257.936 L 4423.268 8924.717 L 4358.606 8924.717 L 4257.718 9257.936 L 4317.316 9257.936 L 4336.403 9190.744 L 4442.744 9190.744 L 4442.744 9190.744 M 4426.774 9133.607 L 4352.763 9133.607 L 4389.769 9003.337 L 4426.774 9133.607 L 4426.774 9133.607 ">
              <!-- 15 nodes -->
            </draw:path>
            <draw:path id="T_kb3c" draw:style-name="style6" draw:layer="layout" svg:x="3.153cm" svg:y="4.462cm" svg:width="0.213cm" svg:height="0.333cm" svg:viewBox="0.0 0.0 213.461 333.218" svg:d="M 6520.954 8924.717 L 6307.492 8924.717 L 6307.492 8981.854 L 6452.786 8981.854 L 6307.492 9200.799 L 6307.492 9257.936 L 6520.954 9257.936 L 6520.954 9200.799 L 6376.049 9200.799 L 6520.954 8981.854 L 6520.954 8924.717 L 6520.954 8924.717 ">
              <!-- 12 nodes -->
            </draw:path>
            <draw:path id="T_kb3d" draw:style-name="style6" draw:layer="layout" svg:x="4.163cm" svg:y="4.462cm" svg:width="0.212cm" svg:height="0.333cm" svg:viewBox="0.0 0.0 212.293 333.218" svg:d="M 8385.324 9114.410 L 8521.270 9114.410 L 8521.270 9057.273 L 8385.324 9057.273 L 8385.324 8981.854 L 8532.176 8981.854 L 8532.176 8924.717 L 8326.895 8924.717 L 8326.895 9257.936 L 8539.188 9257.936 L 8539.188 9200.799 L 8385.324 9200.799 L 8385.324 9114.410 L 8385.324 9114.410 ">
              <!-- 14 nodes -->
            </draw:path>
            <draw:path id="T_kb3e" draw:style-name="style6" draw:layer="layout" svg:x="5.154cm" svg:y="4.462cm" svg:width="0.232cm" svg:height="0.333cm" svg:viewBox="0.0 0.0 232.548 333.218" svg:d="M 10368.093 9125.837 L 10435.092 9125.837 C 10460.411 9125.837 10471.318 9137.721 10471.318 9165.604 C 10471.318 9168.346 10471.318 9172.917 10470.928 9178.859 C 10470.539 9187.544 10470.539 9195.772 10470.539 9200.799 C 10470.539 9231.882 10472.097 9241.938 10479.498 9257.936 L 10542.212 9257.936 L 10542.212 9245.594 C 10533.253 9239.652 10529.747 9232.796 10529.747 9218.169 C 10528.189 9119.895 10526.631 9115.324 10490.405 9097.040 C 10522.346 9082.413 10538.317 9055.445 10538.317 9014.764 C 10538.317 8988.253 10530.526 8964.027 10516.893 8947.572 C 10504.038 8932.031 10486.120 8924.717 10461.969 8924.717 L 10309.663 8924.717 L 10309.663 9257.936 L 10368.093 9257.936 L 10368.093 9125.837 L 10368.093 9125.837 M 10368.093 9068.701 L 10368.093 8981.854 L 10438.597 8981.854 C 10455.347 8981.854 10462.359 8983.682 10469.370 8990.538 C 10476.382 8997.395 10479.887 9008.822 10479.887 9024.363 C 10479.887 9040.361 10475.992 9053.160 10469.370 9060.016 C 10463.138 9066.415 10455.347 9068.701 10438.597 9068.701 L 10368.093 9068.701 L 10368.093 9068.701 ">
              <!-- 27 nodes -->
            </draw:path>
            <draw:path id="T_kb3f" draw:style-name="style6" draw:layer="layout" svg:x="6.152cm" svg:y="4.462cm" svg:width="0.227cm" svg:height="0.333cm" svg:viewBox="0.0 0.0 227.484 333.218" svg:d="M 12449.418 8981.854 L 12532.388 8981.854 L 12532.388 8924.717 L 12304.903 8924.717 L 12304.903 8981.854 L 12390.989 8981.854 L 12390.989 9257.936 L 12449.418 9257.936 L 12449.418 8981.854 L 12449.418 8981.854 ">
              <!-- 10 nodes -->
            </draw:path>
            <draw:path id="T_kb3g" draw:style-name="style6" draw:layer="layout" svg:x="7.148cm" svg:y="4.462cm" svg:width="0.242cm" svg:height="0.333cm" svg:viewBox="0.0 0.0 242.676 333.218" svg:d="M 14448.955 9134.522 L 14538.936 8924.717 L 14473.495 8924.717 L 14419.351 9071.900 L 14361.311 8924.717 L 14296.259 8924.717 L 14390.525 9134.522 L 14390.525 9257.936 L 14448.955 9257.936 L 14448.955 9134.522 L 14448.955 9134.522 ">
              <!-- 11 nodes -->
            </draw:path>
            <draw:path id="T_kb3h" draw:style-name="style6" draw:layer="layout" svg:x="8.158cm" svg:y="4.462cm" svg:width="0.225cm" svg:height="0.343cm" svg:viewBox="0.0 0.0 225.147 343.731" svg:d="M 16483.141 8924.717 L 16483.141 9150.520 C 16483.141 9190.743 16465.612 9209.941 16428.997 9209.941 C 16392.381 9209.941 16374.852 9190.743 16374.852 9150.520 L 16374.852 8924.717 L 16316.423 8924.717 L 16316.423 9150.520 C 16316.423 9188.001 16324.993 9214.512 16344.079 9234.624 C 16364.724 9256.564 16394.718 9268.449 16428.997 9268.449 C 16463.275 9268.449 16493.269 9256.564 16513.914 9234.624 C 16533.001 9214.512 16541.571 9188.001 16541.571 9150.520 L 16541.571 8924.717 L 16483.141 8924.717 L 16483.141 8924.717 ">
              <!-- 14 nodes -->
            </draw:path>
            <draw:path id="T_kb3i" draw:style-name="style6" draw:layer="layout" svg:x="9.241cm" svg:y="4.462cm" svg:width="0.058cm" svg:height="0.333cm" svg:viewBox="0.0 0.0 58.429 333.218" svg:d="M 18541.479 8924.717 L 18483.049 8924.717 L 18483.049 9257.936 L 18541.479 9257.936 L 18541.479 8924.717 L 18541.479 8924.717 ">
              <!-- 6 nodes -->
            </draw:path>
            <draw:path id="T_kb3j" draw:style-name="style6" draw:layer="layout" svg:x="10.136cm" svg:y="4.456cm" svg:width="0.273cm" svg:height="0.349cm" svg:viewBox="0.0 0.0 273.449 349.216" svg:d="M 20409.994 8913.747 C 20370.262 8913.747 20337.541 8929.288 20313.390 8959.913 C 20288.071 8991.910 20273.658 9038.533 20273.658 9088.355 C 20273.658 9138.178 20288.071 9185.258 20313.390 9216.798 C 20337.931 9247.880 20369.872 9262.964 20410.383 9262.964 C 20450.894 9262.964 20482.836 9247.880 20507.376 9216.798 C 20531.916 9186.173 20547.108 9137.721 20547.108 9090.641 C 20547.108 9038.533 20532.695 8991.910 20507.376 8959.913 C 20482.446 8928.374 20450.894 8913.747 20409.994 8913.747 L 20409.994 8913.747 M 20410.383 8972.255 C 20458.295 8972.255 20488.678 9017.964 20488.678 9090.184 C 20488.678 9158.290 20457.127 9204.456 20410.383 9204.456 C 20363.250 9204.456 20332.088 9158.290 20332.088 9088.355 C 20332.088 9018.421 20363.250 8972.255 20410.383 8972.255 L 20410.383 8972.255 ">
              <!-- 16 nodes -->
            </draw:path>
            <draw:path id="T_kb3k" draw:style-name="style6" draw:layer="layout" svg:x="11.173cm" svg:y="4.462cm" svg:width="0.216cm" svg:height="0.333cm" svg:viewBox="0.0 0.0 216.967 333.218" svg:d="M 22406.031 9139.092 L 22478.872 9139.092 C 22531.069 9139.092 22564.569 9095.669 22564.569 9028.020 C 22564.569 8961.285 22532.238 8924.717 22473.030 8924.717 L 22347.601 8924.717 L 22347.601 9257.936 L 22406.031 9257.936 L 22406.031 9139.092 L 22406.031 9139.092 M 22406.031 9081.956 L 22406.031 8981.854 L 22460.565 8981.854 C 22491.727 8981.854 22506.140 8997.852 22506.140 9032.133 C 22506.140 9065.958 22491.727 9081.956 22460.565 9081.956 L 22406.031 9081.956 L 22406.031 9081.956 ">
              <!-- 16 nodes -->
            </draw:path>
            <draw:path id="T_kb4b" draw:style-name="style6" draw:layer="layout" svg:x="2.421cm" svg:y="5.545cm" svg:width="0.273cm" svg:height="0.363cm" svg:viewBox="0.0 0.0 273.449 363.386" svg:d="M 5085.515 11381.987 C 5104.602 11354.562 5116.677 11308.853 5116.677 11264.058 C 5116.677 11215.150 5101.875 11168.069 5076.945 11136.530 C 5052.405 11105.448 5020.463 11090.364 4979.952 11090.364 C 4939.441 11090.364 4907.500 11105.448 4882.960 11136.530 C 4858.030 11168.069 4843.228 11215.150 4843.228 11264.972 C 4843.228 11314.795 4858.030 11361.875 4882.960 11393.415 C 4907.500 11424.497 4939.831 11439.581 4979.952 11439.581 C 5009.167 11439.581 5030.981 11432.724 5053.573 11416.726 L 5087.073 11453.750 L 5116.677 11416.726 L 5085.515 11381.987 L 5085.515 11381.987 M 5013.452 11301.997 L 4983.848 11339.021 L 5013.841 11372.388 C 5004.882 11377.874 4992.028 11381.073 4979.563 11381.073 C 4932.820 11381.073 4901.657 11334.907 4901.657 11264.972 C 4901.657 11195.038 4932.820 11148.872 4979.952 11148.872 C 5027.475 11148.872 5058.248 11194.581 5058.248 11265.429 C 5058.248 11292.855 5053.963 11317.538 5045.393 11337.650 L 5013.452 11301.997 L 5013.452 11301.997 ">
              <!-- 23 nodes -->
            </draw:path>
            <draw:path id="T_kb4c" draw:style-name="style6" draw:layer="layout" svg:x="3.440cm" svg:y="5.545cm" svg:width="0.234cm" svg:height="0.349cm" svg:viewBox="0.0 0.0 234.106 349.216" svg:d="M 7104.534 11197.323 C 7104.534 11166.698 7098.691 11146.586 7084.668 11128.303 C 7065.581 11103.620 7034.029 11090.364 6993.129 11090.364 C 6924.961 11090.364 6885.619 11127.846 6885.619 11192.752 C 6885.619 11244.403 6907.822 11269.543 6965.472 11282.342 L 7005.204 11291.484 C 7044.157 11300.168 7058.570 11312.967 7058.570 11339.935 C 7058.570 11367.818 7036.756 11384.730 7001.309 11384.730 C 6961.577 11384.730 6939.374 11365.075 6937.426 11329.422 L 6880.555 11329.422 C 6884.061 11400.728 6925.740 11439.581 6998.193 11439.581 C 7071.424 11439.581 7114.662 11399.357 7114.662 11331.707 C 7114.662 11279.142 7092.069 11251.717 7039.483 11239.832 L 6995.076 11229.777 C 6953.397 11220.178 6941.321 11210.579 6941.321 11186.353 C 6941.321 11161.213 6960.408 11145.215 6990.402 11145.215 C 7027.407 11145.215 7048.052 11163.499 7050.000 11197.323 L 7104.534 11197.323 L 7104.534 11197.323 ">
              <!-- 19 nodes -->
            </draw:path>
            <draw:path id="T_kb4d" draw:style-name="style6" draw:layer="layout" svg:x="4.448cm" svg:y="5.550cm" svg:width="0.235cm" svg:height="0.333cm" svg:viewBox="0.0 0.0 235.275 333.218" svg:d="M 8897.602 11434.553 L 9008.618 11434.553 C 9051.856 11434.553 9079.123 11422.668 9098.210 11395.700 C 9120.802 11364.618 9132.878 11319.366 9132.878 11267.715 C 9132.878 11216.521 9120.802 11171.269 9098.210 11139.730 C 9079.123 11112.762 9052.245 11101.334 9008.618 11101.334 L 8897.602 11101.334 L 8897.602 11434.553 L 8897.602 11434.553 M 8956.031 11377.416 L 8956.031 11158.471 L 9008.618 11158.471 C 9052.635 11158.471 9074.448 11194.581 9074.448 11268.172 C 9074.448 11341.306 9052.635 11377.416 9008.618 11377.416 L 8956.031 11377.416 L 8956.031 11377.416 ">
              <!-- 16 nodes -->
            </draw:path>
            <draw:path id="T_kb4e" draw:style-name="style6" draw:layer="layout" svg:x="5.470cm" svg:y="5.550cm" svg:width="0.199cm" svg:height="0.333cm" svg:viewBox="0.0 0.0 199.438 333.218" svg:d="M 11000.352 11291.027 L 11124.612 11291.027 L 11124.612 11233.890 L 11000.352 11233.890 L 11000.352 11158.471 L 11141.361 11158.471 L 11141.361 11101.334 L 10941.922 11101.334 L 10941.922 11434.553 L 11000.352 11434.553 L 11000.352 11291.027 L 11000.352 11291.027 ">
              <!-- 12 nodes -->
            </draw:path>
            <draw:path id="T_kb4f" draw:style-name="style6" draw:layer="layout" svg:x="6.427cm" svg:y="5.545cm" svg:width="0.260cm" svg:height="0.349cm" svg:viewBox="0.0 0.0 260.594 349.216" svg:d="M 13116.212 11249.888 L 13002.469 11249.888 L 13002.469 11307.025 L 13067.131 11307.025 C 13065.573 11325.765 13061.677 11337.193 13053.108 11349.077 C 13039.085 11369.189 13017.661 11381.073 12995.068 11381.073 C 12947.935 11381.073 12914.046 11332.622 12914.046 11264.058 C 12914.046 11192.295 12944.040 11148.872 12993.510 11148.872 C 13013.765 11148.872 13030.905 11155.728 13043.759 11168.984 C 13051.939 11177.211 13056.224 11184.982 13061.288 11202.351 L 13116.212 11202.351 C 13109.200 11133.788 13061.677 11090.364 12993.120 11090.364 C 12911.319 11090.364 12855.617 11161.213 12855.617 11264.972 C 12855.617 11365.989 12911.709 11439.581 12988.446 11439.581 C 13026.620 11439.581 13052.329 11423.582 13074.142 11386.101 L 13081.154 11429.982 L 13116.212 11429.982 L 13116.212 11249.888 L 13116.212 11249.888 ">
              <!-- 19 nodes -->
            </draw:path>
            <draw:path id="T_kb4g" draw:style-name="style6" draw:layer="layout" svg:x="7.450cm" svg:y="5.550cm" svg:width="0.229cm" svg:height="0.333cm" svg:viewBox="0.0 0.0 229.432 333.218" svg:d="M 15071.470 11283.256 L 15071.470 11434.553 L 15129.899 11434.553 L 15129.899 11101.334 L 15071.080 11101.334 L 15071.080 11226.120 L 14958.896 11226.120 L 14958.896 11101.334 L 14900.466 11101.334 L 14900.466 11434.553 L 14958.896 11434.553 L 14958.896 11283.256 L 15071.470 11283.256 L 15071.470 11283.256 ">
              <!-- 14 nodes -->
            </draw:path>
            <draw:path id="T_kb4h" draw:style-name="style6" draw:layer="layout" svg:x="8.467cm" svg:y="5.550cm" svg:width="0.179cm" svg:height="0.343cm" svg:viewBox="0.0 0.0 179.962 343.731" svg:d="M 17055.681 11101.334 L 17055.681 11347.706 C 17055.681 11372.846 17044.384 11386.558 17024.129 11386.558 C 17001.926 11386.558 16992.577 11373.760 16992.577 11343.135 L 16992.577 11311.138 L 16934.148 11311.138 L 16934.148 11344.049 C 16934.148 11378.788 16941.159 11400.271 16957.909 11418.555 C 16974.269 11435.924 16996.083 11445.066 17022.960 11445.066 C 17081.000 11445.066 17114.110 11409.870 17114.110 11347.706 L 17114.110 11101.334 L 17055.681 11101.334 L 17055.681 11101.334 ">
              <!-- 13 nodes -->
            </draw:path>
            <draw:path id="T_kb4i" draw:style-name="style6" draw:layer="layout" svg:x="9.455cm" svg:y="5.550cm" svg:width="0.250cm" svg:height="0.333cm" svg:viewBox="0.0 0.0 250.467 333.218" svg:d="M 18970.154 11323.023 L 18999.369 11287.370 L 19092.466 11434.553 L 19162.192 11434.553 L 19036.764 11244.860 L 19150.117 11101.334 L 19081.170 11101.334 L 18970.154 11247.603 L 18970.154 11101.334 L 18911.725 11101.334 L 18911.725 11434.553 L 18970.154 11434.553 L 18970.154 11323.023 L 18970.154 11323.023 ">
              <!-- 14 nodes -->
            </draw:path>
            <draw:path id="T_kb4j" draw:style-name="style6" draw:layer="layout" svg:x="10.481cm" svg:y="5.550cm" svg:width="0.194cm" svg:height="0.333cm" svg:viewBox="0.0 0.0 194.374 333.218" svg:d="M 21021.486 11101.334 L 20963.057 11101.334 L 20963.057 11434.553 L 21157.432 11434.553 L 21157.432 11377.416 L 21021.486 11377.416 L 21021.486 11101.334 L 21021.486 11101.334 ">
              <!-- 8 nodes -->
            </draw:path>
            <draw:path id="T_kb4k" draw:style-name="style6" draw:layer="layout" svg:x="11.434cm" svg:y="5.550cm" svg:width="0.276cm" svg:height="0.333cm" svg:viewBox="0.0 0.0 276.565 333.218" svg:d="M 22927.140 11174.926 L 22978.168 11434.553 L 23036.598 11434.553 L 23086.847 11174.926 L 23086.847 11434.553 L 23145.276 11434.553 L 23145.276 11101.334 L 23057.243 11101.334 L 23007.383 11366.446 L 22955.965 11101.334 L 22868.711 11101.334 L 22868.711 11434.553 L 22927.140 11434.553 L 22927.140 11174.926 L 22927.140 11174.926 ">
              <!-- 15 nodes -->
            </draw:path>
            <draw:path id="T_kb5c" draw:style-name="style6" draw:layer="layout" svg:x="2.748cm" svg:y="6.638cm" svg:width="0.357cm" svg:height="0.333cm" svg:viewBox="0.0 0.0 357.977 333.218" svg:d="M 5776.440 13611.170 L 5855.125 13277.951 L 5793.190 13277.951 L 5750.732 13527.979 L 5704.767 13277.951 L 5647.117 13277.951 L 5603.100 13527.522 L 5559.083 13277.951 L 5497.148 13277.951 L 5577.391 13611.170 L 5629.978 13611.170 L 5676.331 13351.086 L 5723.854 13611.170 L 5776.440 13611.170 L 5776.440 13611.170 ">
              <!-- 15 nodes -->
            </draw:path>
            <draw:path id="T_kb5d" draw:style-name="style6" draw:layer="layout" svg:x="3.807cm" svg:y="6.638cm" svg:width="0.245cm" svg:height="0.333cm" svg:viewBox="0.0 0.0 245.792 333.218" svg:d="M 7769.367 13441.132 L 7857.011 13277.951 L 7789.233 13277.951 L 7737.036 13387.653 L 7687.177 13277.951 L 7617.841 13277.951 L 7704.316 13443.418 L 7614.724 13611.170 L 7682.502 13611.170 L 7736.647 13495.526 L 7791.181 13611.170 L 7860.517 13611.170 L 7769.367 13441.132 L 7769.367 13441.132 ">
              <!-- 14 nodes -->
            </draw:path>
            <draw:path id="T_kb5e" draw:style-name="style6" draw:layer="layout" svg:x="4.806cm" svg:y="6.633cm" svg:width="0.249cm" svg:height="0.349cm" svg:viewBox="0.0 0.0 249.688 349.216" svg:d="M 9862.373 13385.367 C 9860.425 13356.571 9855.361 13338.287 9843.286 13319.546 C 9821.472 13285.722 9786.414 13266.981 9743.956 13266.981 C 9663.713 13266.981 9613.853 13334.173 9613.853 13442.046 C 9613.853 13549.005 9663.323 13616.198 9742.398 13616.198 C 9812.902 13616.198 9860.035 13568.203 9863.541 13491.869 L 9806.670 13491.869 C 9803.164 13534.378 9780.182 13558.604 9743.956 13558.604 C 9698.771 13558.604 9672.283 13515.638 9672.283 13442.961 C 9672.283 13369.369 9699.939 13325.489 9745.903 13325.489 C 9766.159 13325.489 9782.909 13333.716 9793.816 13349.714 C 9800.048 13358.856 9803.164 13367.541 9806.670 13385.367 L 9862.373 13385.367 L 9862.373 13385.367 ">
              <!-- 14 nodes -->
            </draw:path>
            <draw:path id="T_kb5f" draw:style-name="style6" draw:layer="layout" svg:x="5.811cm" svg:y="6.638cm" svg:width="0.242cm" svg:height="0.333cm" svg:viewBox="0.0 0.0 242.676 333.218" svg:d="M 11768.161 13611.170 L 11865.543 13277.951 L 11806.724 13277.951 L 11744.789 13528.893 L 11681.685 13277.951 L 11622.866 13277.951 L 11718.690 13611.170 L 11768.161 13611.170 L 11768.161 13611.170 ">
              <!-- 9 nodes -->
            </draw:path>
            <draw:path id="T_kb5g" draw:style-name="style6" draw:layer="layout" svg:x="6.825cm" svg:y="6.638cm" svg:width="0.227cm" svg:height="0.333cm" svg:viewBox="0.0 0.0 227.484 333.218" svg:d="M 13650.041 13611.170 L 13777.807 13611.170 C 13810.527 13611.170 13832.341 13603.856 13849.480 13586.944 C 13866.619 13570.032 13877.526 13541.692 13877.526 13515.181 C 13877.526 13482.270 13862.335 13456.216 13830.393 13434.276 C 13858.439 13413.250 13869.346 13394.052 13869.346 13365.712 C 13869.346 13342.858 13859.608 13318.632 13843.637 13302.177 C 13826.887 13285.265 13807.021 13277.951 13776.638 13277.951 L 13650.041 13277.951 L 13650.041 13611.170 L 13650.041 13611.170 M 13708.471 13335.087 L 13771.964 13335.087 C 13798.841 13335.087 13813.254 13348.343 13813.254 13373.026 C 13813.254 13397.252 13798.841 13410.507 13771.964 13410.507 L 13708.471 13410.507 L 13708.471 13335.087 L 13708.471 13335.087 M 13708.471 13467.643 L 13778.196 13467.643 C 13806.632 13467.643 13821.434 13482.727 13821.434 13511.067 C 13821.434 13538.949 13806.632 13554.033 13778.196 13554.033 L 13708.471 13554.033 L 13708.471 13467.643 L 13708.471 13467.643 ">
              <!-- 25 nodes -->
            </draw:path>
            <draw:path id="T_kb5h" draw:style-name="style6" draw:layer="layout" svg:x="7.821cm" svg:y="6.638cm" svg:width="0.230cm" svg:height="0.333cm" svg:viewBox="0.0 0.0 230.990 333.218" svg:d="M 15814.988 13611.170 L 15873.417 13611.170 L 15873.417 13277.951 L 15814.988 13277.951 L 15814.988 13504.668 L 15702.414 13277.951 L 15642.426 13277.951 L 15642.426 13611.170 L 15700.856 13611.170 L 15700.856 13380.796 L 15814.988 13611.170 L 15814.988 13611.170 ">
              <!-- 12 nodes -->
            </draw:path>
          </draw:g>
          <!-- id="T_stdletters" -->
          <draw:g id="T_others">
            <draw:path id="T_kb6a" draw:style-name="style6" draw:layer="layout" svg:x="0.677cm" svg:y="7.976cm" svg:width="0.477cm" svg:height="0.266cm" svg:viewBox="0.0 0.0 477.321 266.069" svg:d="M 1543.995 16043.343 C 1542.512 16021.403 1538.653 16007.472 1529.453 15993.194 C 1512.833 15967.423 1486.123 15953.144 1453.773 15953.144 C 1392.636 15953.144 1354.647 16004.338 1354.647 16086.527 C 1354.647 16168.020 1392.339 16219.214 1452.586 16219.214 C 1506.304 16219.214 1542.215 16182.647 1544.886 16124.487 L 1501.555 16124.487 C 1498.884 16156.875 1481.374 16175.333 1453.773 16175.333 C 1419.346 16175.333 1399.165 16142.597 1399.165 16087.224 C 1399.165 16031.154 1420.237 15997.721 1455.257 15997.721 C 1470.690 15997.721 1483.452 16003.990 1491.761 16016.179 C 1496.510 16023.144 1498.884 16029.761 1501.555 16043.343 L 1543.995 16043.343 L 1543.995 16043.343 M 1645.394 16026.975 L 1622.244 16026.975 L 1622.244 15976.477 L 1580.695 15976.477 L 1580.695 16026.975 L 1560.217 16026.975 L 1560.217 16059.363 L 1580.695 16059.363 L 1580.695 16174.985 C 1580.695 16204.587 1594.050 16219.214 1621.354 16219.214 C 1630.554 16219.214 1637.974 16218.169 1645.394 16215.383 L 1645.394 16181.254 C 1641.239 16181.950 1638.864 16182.298 1635.896 16182.298 C 1624.915 16182.298 1622.244 16178.467 1622.244 16161.751 L 1622.244 16059.363 L 1645.394 16059.363 L 1645.394 16026.975 L 1645.394 16026.975 M 1673.880 16023.144 L 1673.880 16211.204 L 1715.430 16211.204 L 1715.430 16111.254 C 1715.430 16082.696 1727.598 16068.418 1751.934 16068.418 C 1756.386 16068.418 1759.354 16068.766 1764.993 16069.811 L 1764.993 16020.358 C 1762.619 16020.010 1761.135 16020.010 1759.948 16020.010 C 1740.953 16020.010 1724.333 16034.637 1715.430 16060.060 L 1715.430 16023.144 L 1673.880 16023.144 L 1673.880 16023.144 M 1831.969 15957.323 L 1790.419 15957.323 L 1790.419 16211.204 L 1831.969 16211.204 L 1831.969 15957.323 L 1831.969 15957.323 ">
              <!-- 50 nodes -->
            </draw:path>
            <draw:path id="T_kb6c" draw:style-name="style6" draw:layer="layout" svg:x="2.972cm" svg:y="7.980cm" svg:width="0.378cm" svg:height="0.261cm" svg:viewBox="0.0 0.0 378.399 261.890" svg:d="M 6085.087 16164.189 L 6099.333 16215.383 L 6145.038 16215.383 L 6070.248 15961.502 L 6020.982 15961.502 L 5944.115 16215.383 L 5989.523 16215.383 L 6004.065 16164.189 L 6085.087 16164.189 L 6085.087 16164.189 M 6072.919 16120.657 L 6016.530 16120.657 L 6044.725 16021.403 L 6072.919 16120.657 L 6072.919 16120.657 M 6212.306 15961.502 L 6170.756 15961.502 L 6170.756 16215.383 L 6212.306 16215.383 L 6212.306 15961.502 L 6212.306 15961.502 M 6322.515 16031.154 L 6299.365 16031.154 L 6299.365 15980.657 L 6257.816 15980.657 L 6257.816 16031.154 L 6237.338 16031.154 L 6237.338 16063.542 L 6257.816 16063.542 L 6257.816 16179.164 C 6257.816 16208.766 6271.171 16223.393 6298.475 16223.393 C 6307.675 16223.393 6315.095 16222.348 6322.515 16219.562 L 6322.515 16185.433 C 6318.360 16186.129 6315.985 16186.477 6313.017 16186.477 C 6302.036 16186.477 6299.365 16182.647 6299.365 16165.930 L 6299.365 16063.542 L 6322.515 16063.542 L 6322.515 16031.154 L 6322.515 16031.154 ">
              <!-- 39 nodes -->
            </draw:path>
            <draw:path id="T_kb6k" draw:style-name="style6" draw:layer="layout" svg:x="10.948cm" svg:y="7.976cm" svg:width="0.811cm" svg:height="0.266cm" svg:viewBox="0.0 0.0 811.013 266.069" svg:d="M 22037.227 16160.010 L 22051.473 16211.204 L 22097.178 16211.204 L 22022.388 15957.323 L 21973.122 15957.323 L 21896.255 16211.204 L 21941.663 16211.204 L 21956.205 16160.010 L 22037.227 16160.010 L 22037.227 16160.010 M 22025.059 16116.477 L 21968.670 16116.477 L 21996.865 16017.224 L 22025.059 16116.477 L 22025.059 16116.477 M 22164.445 15957.323 L 22122.896 15957.323 L 22122.896 16211.204 L 22164.445 16211.204 L 22164.445 15957.323 L 22164.445 15957.323 M 22274.654 16026.975 L 22251.505 16026.975 L 22251.505 15976.477 L 22209.955 15976.477 L 22209.955 16026.975 L 22189.477 16026.975 L 22189.477 16059.363 L 22209.955 16059.363 L 22209.955 16174.985 C 22209.955 16204.587 22223.311 16219.214 22250.615 16219.214 C 22259.815 16219.214 22267.235 16218.169 22274.654 16215.383 L 22274.654 16181.254 C 22270.499 16181.950 22268.125 16182.298 22265.157 16182.298 C 22254.176 16182.298 22251.505 16178.467 22251.505 16161.751 L 22251.505 16059.363 L 22274.654 16059.363 L 22274.654 16026.975 L 22274.654 16026.975 M 22577.768 16074.686 L 22491.107 16074.686 L 22491.107 16118.219 L 22540.373 16118.219 C 22539.186 16132.497 22536.218 16141.204 22529.689 16150.259 C 22519.005 16165.582 22502.682 16174.637 22485.468 16174.637 C 22449.558 16174.637 22423.737 16137.721 22423.737 16085.482 C 22423.737 16030.806 22446.590 15997.721 22484.281 15997.721 C 22499.714 15997.721 22512.773 16002.945 22522.566 16013.045 C 22528.799 16019.313 22532.063 16025.234 22535.922 16038.467 L 22577.768 16038.467 C 22572.426 15986.229 22536.218 15953.144 22483.984 15953.144 C 22421.660 15953.144 22379.220 16007.124 22379.220 16086.179 C 22379.220 16163.144 22421.957 16219.214 22480.423 16219.214 C 22509.508 16219.214 22529.096 16207.025 22545.716 16178.467 L 22551.058 16211.900 L 22577.768 16211.900 L 22577.768 16074.686 L 22577.768 16074.686 M 22616.155 16023.144 L 22616.155 16211.204 L 22657.705 16211.204 L 22657.705 16111.254 C 22657.705 16082.696 22669.873 16068.418 22694.210 16068.418 C 22698.661 16068.418 22701.629 16068.766 22707.268 16069.811 L 22707.268 16020.358 C 22704.894 16020.010 22703.410 16020.010 22702.223 16020.010 C 22683.229 16020.010 22666.609 16034.637 22657.705 16060.060 L 22657.705 16023.144 L 22616.155 16023.144 L 22616.155 16023.144 ">
              <!-- 70 nodes -->
            </draw:path>
            <draw:path id="T_kb6n" draw:style-name="style6" draw:layer="layout" svg:x="14.403cm" svg:y="7.976cm" svg:width="0.477cm" svg:height="0.266cm" svg:viewBox="0.0 0.0 477.321 266.069" svg:d="M 28996.515 16043.343 C 28995.031 16021.403 28991.173 16007.472 28981.973 15993.194 C 28965.353 15967.423 28938.642 15953.144 28906.293 15953.144 C 28845.155 15953.144 28807.167 16004.338 28807.167 16086.527 C 28807.167 16168.020 28844.859 16219.214 28905.106 16219.214 C 28958.823 16219.214 28994.734 16182.647 28997.405 16124.487 L 28954.075 16124.487 C 28951.404 16156.875 28933.894 16175.333 28906.293 16175.333 C 28871.866 16175.333 28851.685 16142.597 28851.685 16087.224 C 28851.685 16031.154 28872.756 15997.721 28907.777 15997.721 C 28923.209 15997.721 28935.971 16003.990 28944.281 16016.179 C 28949.030 16023.144 28951.404 16029.761 28954.075 16043.343 L 28996.515 16043.343 L 28996.515 16043.343 M 29097.913 16026.975 L 29074.764 16026.975 L 29074.764 15976.477 L 29033.214 15976.477 L 29033.214 16026.975 L 29012.736 16026.975 L 29012.736 16059.363 L 29033.214 16059.363 L 29033.214 16174.985 C 29033.214 16204.587 29046.570 16219.214 29073.874 16219.214 C 29083.074 16219.214 29090.494 16218.169 29097.913 16215.383 L 29097.913 16181.254 C 29093.758 16181.950 29091.384 16182.298 29088.416 16182.298 C 29077.435 16182.298 29074.764 16178.467 29074.764 16161.751 L 29074.764 16059.363 L 29097.913 16059.363 L 29097.913 16026.975 L 29097.913 16026.975 M 29126.400 16023.144 L 29126.400 16211.204 L 29167.950 16211.204 L 29167.950 16111.254 C 29167.950 16082.696 29180.118 16068.418 29204.454 16068.418 C 29208.906 16068.418 29211.874 16068.766 29217.513 16069.811 L 29217.513 16020.358 C 29215.138 16020.010 29213.654 16020.010 29212.467 16020.010 C 29193.473 16020.010 29176.853 16034.637 29167.950 16060.060 L 29167.950 16023.144 L 29126.400 16023.144 L 29126.400 16023.144 M 29284.488 15957.323 L 29242.939 15957.323 L 29242.939 16211.204 L 29284.488 16211.204 L 29284.488 15957.323 L 29284.488 15957.323 ">
              <!-- 50 nodes -->
            </draw:path>
          </draw:g>
          <!-- id="T_others" -->
          <draw:g id="T_AltGr">
            <draw:path id="T_kb2b3" draw:style-name="style21" draw:layer="layout" svg:x="2.209cm" svg:y="3.813cm" svg:width="0.026cm" svg:height="0.363cm" svg:viewBox="0.0 0.0 26.710 363.973" svg:d="M 4444.997 7626.888 L 4418.286 7626.888 L 4418.286 7779.295 L 4444.997 7779.295 L 4444.997 7626.888 L 4444.997 7626.888 M 4444.997 7838.455 L 4418.286 7838.455 L 4418.286 7990.862 L 4444.997 7990.862 L 4444.997 7838.455 L 4444.997 7838.455 ">
              <!-- 12 nodes -->
            </draw:path>
            <draw:path id="T_kb2c3" draw:style-name="style21" draw:layer="layout" svg:x="3.070cm" svg:y="3.807cm" svg:width="0.307cm" svg:height="0.345cm" svg:viewBox="0.0 0.0 307.171 345.951" svg:d="M 6346.685 7707.205 L 6341.342 7731.496 C 6333.329 7711.906 6321.977 7703.287 6303.280 7703.287 C 6280.576 7703.287 6257.538 7717.000 6242.513 7738.940 C 6227.155 7761.272 6217.806 7791.048 6217.806 7817.298 C 6217.806 7854.518 6242.179 7884.295 6272.563 7884.295 C 6290.926 7884.295 6309.624 7873.324 6322.645 7854.910 C 6325.316 7864.705 6327.987 7868.623 6334.665 7874.108 C 6343.012 7880.768 6353.362 7884.295 6364.380 7884.295 C 6384.413 7884.295 6404.446 7872.541 6420.472 7851.384 C 6438.836 7826.701 6447.851 7799.668 6447.851 7767.149 C 6447.851 7725.227 6436.165 7692.317 6410.790 7663.324 C 6382.410 7631.198 6346.017 7614.350 6303.948 7614.350 C 6258.540 7614.350 6219.142 7633.548 6188.424 7670.768 C 6159.043 7706.421 6140.679 7757.354 6140.679 7802.802 C 6140.679 7849.425 6159.043 7893.698 6191.096 7923.082 C 6218.808 7948.548 6250.860 7960.302 6293.263 7960.302 C 6324.648 7960.302 6349.022 7954.817 6372.393 7942.280 L 6363.045 7913.679 C 6343.680 7923.865 6317.971 7929.742 6293.931 7929.742 C 6263.548 7929.742 6234.834 7918.380 6212.464 7898.007 C 6186.421 7874.108 6173.066 7841.197 6173.066 7802.018 C 6173.066 7762.839 6185.753 7723.268 6207.456 7693.884 C 6231.495 7661.365 6263.548 7644.518 6302.278 7644.518 C 6334.999 7644.518 6362.043 7656.272 6385.415 7680.563 C 6407.451 7703.679 6418.135 7730.321 6418.135 7761.272 C 6418.135 7783.996 6412.125 7806.328 6401.107 7824.350 C 6390.089 7841.589 6376.066 7852.559 6364.380 7852.559 C 6354.364 7852.559 6348.020 7845.115 6348.020 7833.362 C 6348.020 7828.660 6348.020 7828.660 6350.691 7816.906 L 6376.734 7707.205 L 6346.685 7707.205 L 6346.685 7707.205 M 6302.278 7731.104 C 6319.640 7731.104 6330.324 7746.384 6330.324 7771.067 C 6330.324 7791.048 6321.643 7817.298 6309.290 7834.145 C 6301.277 7845.115 6289.591 7852.559 6279.908 7852.559 C 6263.214 7852.559 6250.193 7834.145 6250.193 7810.638 C 6250.193 7770.675 6276.235 7731.104 6302.278 7731.104 L 6302.278 7731.104 ">
              <!-- 40 nodes -->
            </draw:path>
            <draw:path id="T_kb2d3" draw:style-name="style21" draw:layer="layout" svg:x="4.133cm" svg:y="3.825cm" svg:width="0.183cm" svg:height="0.285cm" svg:viewBox="0.0 0.0 183.635 285.615" svg:d="M 8315.242 7937.578 L 8328.598 7857.653 L 8362.987 7857.653 L 8349.632 7937.578 L 8384.690 7937.578 L 8398.045 7857.653 L 8437.777 7857.653 L 8437.777 7818.865 L 8404.389 7818.865 L 8414.739 7758.921 L 8451.132 7758.921 L 8451.132 7720.134 L 8421.083 7720.134 L 8432.435 7651.962 L 8397.377 7651.962 L 8386.025 7720.134 L 8351.635 7720.134 L 8362.987 7651.962 L 8327.930 7651.962 L 8316.578 7720.134 L 8276.846 7720.134 L 8276.846 7758.921 L 8309.900 7758.921 L 8299.884 7818.865 L 8267.497 7818.865 L 8267.497 7857.653 L 8293.206 7857.653 L 8279.851 7937.578 L 8315.242 7937.578 L 8315.242 7937.578 M 8334.941 7818.865 L 8344.958 7758.921 L 8379.348 7758.921 L 8369.331 7818.865 L 8334.941 7818.865 L 8334.941 7818.865 ">
              <!-- 36 nodes -->
            </draw:path>
            <draw:path id="T_kb2g3" draw:style-name="style21" draw:layer="layout" svg:x="7.153cm" svg:y="3.870cm" svg:width="0.153cm" svg:height="0.166cm" svg:viewBox="0.0 0.0 153.919 166.511" svg:d="M 14460.893 7907.105 L 14403.800 7740.594 L 14362.064 7740.594 L 14306.974 7907.105 L 14344.369 7907.105 L 14382.765 7789.568 L 14423.165 7907.105 L 14460.893 7907.105 L 14460.893 7907.105 ">
              <!-- 9 nodes -->
            </draw:path>
            <draw:path id="T_kb2j3" draw:style-name="style21" draw:layer="layout" svg:x="10.183cm" svg:y="3.813cm" svg:width="0.093cm" svg:height="0.363cm" svg:viewBox="0.0 0.0 93.486 363.973" svg:d="M 20459.522 7626.888 L 20434.147 7626.888 C 20410.107 7626.888 20393.079 7649.612 20393.079 7681.739 L 20393.079 7764.406 C 20393.079 7781.253 20386.402 7788.697 20371.377 7789.089 L 20367.370 7789.089 L 20366.035 7789.089 L 20366.035 7825.134 L 20367.370 7825.526 C 20376.719 7825.526 20379.056 7825.918 20382.729 7827.485 C 20390.408 7831.795 20393.079 7838.063 20393.079 7853.735 L 20393.079 7936.011 C 20393.079 7968.138 20410.107 7990.862 20434.147 7990.862 L 20459.522 7990.862 L 20459.522 7952.074 L 20447.168 7952.074 C 20435.816 7952.074 20432.143 7945.806 20432.143 7926.608 L 20432.143 7850.209 C 20432.143 7821.608 20424.798 7811.813 20399.757 7807.112 C 20424.798 7802.802 20432.143 7793.007 20432.143 7764.406 L 20432.143 7688.007 C 20432.143 7672.336 20436.818 7665.675 20447.168 7665.675 L 20459.522 7665.675 L 20459.522 7626.888 L 20459.522 7626.888 ">
              <!-- 25 nodes -->
            </draw:path>
            <draw:path id="T_kb2k3" draw:style-name="style21" draw:layer="layout" svg:x="11.196cm" svg:y="3.813cm" svg:width="0.093cm" svg:height="0.363cm" svg:viewBox="0.0 0.0 93.486 363.973" svg:d="M 22392.698 7990.862 L 22418.073 7990.862 C 22442.113 7990.862 22459.141 7968.138 22459.141 7936.011 L 22459.141 7853.343 C 22459.141 7836.496 22465.819 7829.052 22480.843 7828.660 L 22484.850 7828.660 L 22486.185 7828.660 L 22486.185 7792.615 L 22484.850 7792.224 C 22475.501 7792.224 22473.164 7791.832 22469.491 7790.265 C 22461.812 7785.955 22459.141 7779.686 22459.141 7764.015 L 22459.141 7681.739 C 22459.141 7649.612 22442.113 7626.888 22418.073 7626.888 L 22392.698 7626.888 L 22392.698 7665.675 L 22405.052 7665.675 C 22416.404 7665.675 22420.077 7671.944 22420.077 7691.142 L 22420.077 7767.541 C 22420.077 7796.141 22427.422 7805.936 22452.463 7810.638 C 22427.422 7814.947 22420.077 7824.742 22420.077 7853.343 L 22420.077 7929.742 C 22420.077 7945.414 22415.402 7952.074 22405.052 7952.074 L 22392.698 7952.074 L 22392.698 7990.862 L 22392.698 7990.862 ">
              <!-- 25 nodes -->
            </draw:path>
            <draw:path id="T_kb2m3" draw:style-name="style21" draw:layer="layout" svg:x="12.724cm" svg:y="4.901cm" svg:width="0.080cm" svg:height="0.363cm" svg:viewBox="0.0 0.0 80.799 363.973" svg:d="M 25529.786 9803.505 L 25448.987 9803.505 L 25448.987 10167.479 L 25529.786 10167.479 L 25529.786 10127.516 L 25492.392 10127.516 L 25492.392 9843.467 L 25529.786 9843.467 L 25529.786 9803.505 L 25529.786 9803.505 ">
              <!-- 10 nodes -->
            </draw:path>
            <draw:path id="T_kb3d2" draw:style-name="style21" draw:layer="layout" svg:x="4.617cm" svg:y="4.947cm" svg:width="0.180cm" svg:height="0.292cm" svg:viewBox="0.0 0.0 180.296 292.667" svg:d="M 9242.062 10053.554 L 9234.048 10080.196 L 9258.088 10080.196 C 9262.428 10105.271 9269.106 10125.644 9279.456 10143.666 C 9294.481 10169.916 9322.193 10187.155 9348.570 10187.155 C 9361.591 10187.155 9372.943 10184.021 9399.320 10173.834 L 9399.320 10115.457 C 9373.277 10131.913 9363.929 10135.831 9350.573 10135.831 C 9330.540 10135.831 9314.514 10115.849 9305.833 10080.196 L 9366.266 10080.196 L 9374.613 10053.554 L 9302.160 10053.554 C 9301.493 10049.637 9301.493 10046.894 9301.493 10042.976 C 9301.493 10037.491 9301.827 10033.181 9302.494 10026.913 L 9382.626 10026.913 L 9390.639 10000.271 L 9306.835 10000.271 C 9314.848 9964.226 9329.873 9945.420 9350.573 9945.420 C 9365.598 9945.420 9378.286 9952.081 9399.320 9971.670 L 9414.345 9921.129 C 9390.305 9900.364 9376.950 9894.487 9353.578 9894.487 C 9305.499 9894.487 9270.442 9933.275 9258.088 10000.271 L 9242.062 10000.271 L 9234.048 10026.913 L 9255.083 10026.913 C 9254.749 10031.614 9254.749 10035.140 9254.749 10039.842 C 9254.749 10044.543 9254.749 10048.069 9255.417 10053.554 L 9242.062 10053.554 L 9242.062 10053.554 ">
              <!-- 29 nodes -->
            </draw:path>
            <draw:path id="T_kb3m3" draw:style-name="style21" draw:layer="layout" svg:x="13.710cm" svg:y="4.901cm" svg:width="0.080cm" svg:height="0.363cm" svg:viewBox="0.0 0.0 80.799 363.973" svg:d="M 27420.226 10167.479 L 27501.026 10167.479 L 27501.026 9803.505 L 27420.226 9803.505 L 27420.226 9843.467 L 27457.621 9843.467 L 27457.621 10127.516 L 27420.226 10127.516 L 27420.226 10167.479 L 27420.226 10167.479 ">
              <!-- 10 nodes -->
            </draw:path>
            <draw:path id="T_kb4l3" draw:style-name="style19" draw:layer="layout" svg:x="12.962cm" svg:y="6.016cm" svg:width="0.076cm" svg:height="0.068cm" svg:viewBox="0.0 0.0 76.347 68.563" svg:d="M 26002.119 12033.449 L 25953.038 12033.449 L 25925.771 12102.012 L 25953.038 12102.012 L 26002.119 12033.449 L 26002.119 12033.449 ">
              <!-- 6 nodes -->
            </draw:path>
            <draw:path id="T_kb4m3" draw:style-name="style19" draw:layer="layout" svg:x="13.924cm" svg:y="6.016cm" svg:width="0.076cm" svg:height="0.068cm" svg:viewBox="0.0 0.0 76.347 68.563" svg:d="M 27848.041 12033.449 L 27897.122 12102.012 L 27924.389 12102.012 L 27897.122 12033.449 L 27848.041 12033.449 L 27848.041 12033.449 ">
              <!-- 6 nodes -->
            </draw:path>
            <draw:path id="T_kb5b3" draw:style-name="style21" draw:layer="layout" svg:x="2.320cm" svg:y="7.084cm" svg:width="0.100cm" svg:height="0.285cm" svg:viewBox="0.0 0.0 100.498 285.223" svg:d="M 4663.303 14168.492 L 4640.933 14168.492 L 4719.061 14453.716 L 4741.431 14453.716 L 4663.303 14168.492 L 4663.303 14168.492 ">
              <!-- 6 nodes -->
            </draw:path>
            <draw:path id="T_kb5l3" draw:style-name="style19" draw:layer="layout" svg:x="12.259cm" svg:y="7.176cm" svg:width="0.178cm" svg:height="0.078cm" svg:viewBox="0.0 0.0 178.793 78.619" svg:d="M 24667.945 14365.737 C 24667.556 14378.079 24667.166 14379.907 24665.998 14383.564 C 24662.881 14391.791 24656.649 14395.905 24647.300 14395.905 C 24639.120 14395.905 24633.667 14393.163 24623.539 14384.478 L 24601.336 14365.280 C 24591.987 14357.510 24581.859 14353.853 24569.005 14353.853 C 24538.232 14353.853 24521.482 14375.793 24519.535 14420.131 L 24549.918 14420.131 C 24550.307 14408.247 24550.697 14406.418 24551.866 14402.762 C 24554.982 14394.534 24561.214 14390.420 24570.563 14390.420 C 24578.743 14390.420 24585.365 14393.620 24594.324 14401.390 L 24616.527 14420.588 C 24626.655 14428.816 24636.004 14432.472 24648.858 14432.472 C 24680.021 14432.472 24695.991 14410.532 24698.328 14365.737 L 24667.945 14365.737 L 24667.945 14365.737 ">
              <!-- 16 nodes -->
            </draw:path>
          </draw:g>
          <!-- id="T_AltGr" -->
          <draw:g id="sublayer4a">
            <draw:g id="T_alterninsc">
              <draw:path id="T_kb3a" draw:style-name="style20" draw:layer="layout" svg:x="1.187cm" svg:y="4.747cm" svg:width="0.448cm" svg:height="0.229cm" svg:viewBox="0.0 0.0 448.988 229.154" svg:d="M 2470.889 9533.212 L 2526.202 9533.212 L 2526.202 9495.122 L 2374.545 9495.122 L 2374.545 9533.212 L 2431.936 9533.212 L 2431.936 9717.267 L 2470.889 9717.267 L 2470.889 9533.212 L 2470.889 9533.212 M 2665.739 9712.087 C 2659.247 9705.078 2657.429 9700.507 2657.429 9691.975 L 2657.429 9600.557 C 2657.429 9567.037 2637.952 9549.972 2600.038 9549.972 C 2562.124 9549.972 2542.388 9568.865 2540.051 9606.956 L 2575.108 9606.956 C 2576.926 9589.892 2582.899 9584.406 2600.817 9584.406 C 2614.840 9584.406 2621.852 9589.892 2621.852 9600.862 C 2621.852 9606.347 2619.515 9611.222 2615.619 9613.660 C 2610.685 9616.707 2610.685 9616.707 2592.767 9620.059 L 2578.225 9623.107 C 2550.438 9628.592 2536.934 9645.352 2536.934 9674.910 C 2536.934 9688.928 2540.310 9700.507 2546.803 9708.735 C 2554.853 9718.486 2567.058 9724.276 2579.523 9724.276 C 2595.104 9724.276 2609.387 9716.353 2622.111 9700.812 C 2622.111 9709.344 2622.891 9712.392 2626.266 9717.267 L 2665.739 9717.267 L 2665.739 9712.087 L 2665.739 9712.087 M 2621.852 9651.142 C 2621.852 9675.824 2611.464 9689.842 2593.027 9689.842 C 2580.821 9689.842 2573.290 9682.224 2573.290 9670.035 C 2573.290 9657.236 2579.004 9651.142 2594.065 9647.485 L 2606.530 9644.742 C 2616.139 9642.609 2617.697 9642.000 2621.852 9639.562 L 2621.852 9651.142 L 2621.852 9651.142 M 2689.536 9495.122 L 2689.536 9717.267 L 2725.893 9717.267 L 2725.893 9700.507 C 2734.722 9716.658 2746.927 9724.276 2764.586 9724.276 C 2798.085 9724.276 2823.534 9686.794 2823.534 9637.124 C 2823.534 9614.879 2817.821 9592.329 2808.473 9576.484 C 2798.864 9560.333 2781.725 9549.972 2764.586 9549.972 C 2747.187 9549.972 2734.722 9557.591 2725.893 9574.046 L 2725.893 9495.122 L 2689.536 9495.122 L 2689.536 9495.122 M 2756.535 9585.625 C 2774.454 9585.625 2787.178 9606.956 2787.178 9637.429 C 2787.178 9667.292 2774.454 9688.623 2756.535 9688.623 C 2738.098 9688.623 2725.893 9667.901 2725.893 9636.515 C 2725.893 9606.652 2738.357 9585.625 2756.535 9585.625 L 2756.535 9585.625 ">
                <!-- 55 nodes -->
              </draw:path>
              <draw:path id="T_kb3n" draw:style-name="style20" draw:layer="layout" svg:x="14.336cm" svg:y="4.704cm" svg:width="0.639cm" svg:height="0.229cm" svg:viewBox="0.0 0.0 639.066 229.154" svg:d="M 28712.641 9534.518 L 28803.272 9534.518 L 28803.272 9496.428 L 28712.641 9496.428 L 28712.641 9446.148 L 28810.543 9446.148 L 28810.543 9408.057 L 28673.688 9408.057 L 28673.688 9630.202 L 28815.217 9630.202 L 28815.217 9592.112 L 28712.641 9592.112 L 28712.641 9534.518 L 28712.641 9534.518 M 28842.995 9465.650 L 28842.995 9630.202 L 28879.352 9630.202 L 28879.352 9531.471 C 28879.352 9511.969 28891.037 9499.170 28908.696 9499.170 C 28924.277 9499.170 28932.068 9509.226 28932.068 9528.729 L 28932.068 9630.202 L 28968.424 9630.202 L 28968.424 9519.892 C 28968.424 9483.629 28951.284 9462.908 28921.421 9462.908 C 28902.464 9462.908 28889.739 9471.135 28879.352 9489.419 L 28879.352 9465.650 L 28842.995 9465.650 L 28842.995 9465.650 M 29063.554 9469.002 L 29043.299 9469.002 L 29043.299 9424.817 L 29006.943 9424.817 L 29006.943 9469.002 L 28989.024 9469.002 L 28989.024 9497.342 L 29006.943 9497.342 L 29006.943 9598.511 C 29006.943 9624.413 29018.628 9637.211 29042.520 9637.211 C 29050.570 9637.211 29057.062 9636.297 29063.554 9633.859 L 29063.554 9603.996 C 29059.918 9604.605 29057.841 9604.910 29055.244 9604.910 C 29045.636 9604.910 29043.299 9601.558 29043.299 9586.931 L 29043.299 9497.342 L 29063.554 9497.342 L 29063.554 9469.002 L 29063.554 9469.002 M 29208.195 9561.334 C 29208.455 9557.678 29208.455 9556.154 29208.455 9554.021 C 29208.455 9537.566 29206.377 9522.329 29203.001 9510.750 C 29193.653 9480.887 29171.060 9462.908 29142.754 9462.908 C 29102.503 9462.908 29077.833 9497.037 29077.833 9552.193 C 29077.833 9604.910 29102.243 9637.211 29141.975 9637.211 C 29173.397 9637.211 29198.846 9616.185 29206.897 9583.884 L 29171.060 9583.884 C 29166.645 9596.987 29156.518 9604.605 29143.274 9604.605 C 29132.886 9604.605 29124.576 9599.425 29119.383 9590.283 C 29116.007 9584.189 29114.708 9576.875 29114.189 9561.334 L 29208.195 9561.334 L 29208.195 9561.334 M 29114.708 9532.995 C 29117.045 9508.007 29126.134 9495.513 29142.235 9495.513 C 29151.324 9495.513 29159.634 9500.694 29164.828 9509.226 C 29168.203 9515.321 29169.762 9521.720 29170.541 9532.995 L 29114.708 9532.995 L 29114.708 9532.995 M 29233.032 9465.650 L 29233.032 9630.202 L 29269.388 9630.202 L 29269.388 9542.746 C 29269.388 9517.758 29280.035 9505.265 29301.329 9505.265 C 29305.224 9505.265 29307.821 9505.569 29312.755 9506.484 L 29312.755 9463.212 C 29310.678 9462.908 29309.379 9462.908 29308.341 9462.908 C 29291.721 9462.908 29277.178 9475.706 29269.388 9497.951 L 29269.388 9465.650 L 29233.032 9465.650 L 29233.032 9465.650 ">
                <!-- 77 nodes -->
              </draw:path>
              <draw:path id="T_kb5m" draw:style-name="style20" draw:layer="layout" svg:x="13.406cm" svg:y="6.924cm" svg:width="0.398cm" svg:height="0.288cm" svg:viewBox="0.0 0.0 398.520 288.575" svg:d="M 26850.989 13897.416 L 26885.008 14070.501 L 26923.961 14070.501 L 26957.461 13897.416 L 26957.461 14070.501 L 26996.414 14070.501 L 26996.414 13848.356 L 26937.725 13848.356 L 26904.485 14025.097 L 26870.206 13848.356 L 26812.036 13848.356 L 26812.036 14070.501 L 26850.989 14070.501 L 26850.989 13897.416 L 26850.989 13897.416 M 27147.547 14065.321 C 27141.055 14058.312 27139.237 14053.741 27139.237 14045.209 L 27139.237 13953.791 C 27139.237 13920.271 27119.760 13903.206 27081.846 13903.206 C 27043.932 13903.206 27024.196 13922.099 27021.859 13960.190 L 27056.916 13960.190 C 27058.734 13943.125 27064.707 13937.640 27082.625 13937.640 C 27096.648 13937.640 27103.660 13943.125 27103.660 13954.096 C 27103.660 13959.581 27101.323 13964.456 27097.427 13966.894 C 27092.493 13969.941 27092.493 13969.941 27074.575 13973.293 L 27060.033 13976.341 C 27032.246 13981.826 27018.742 13998.586 27018.742 14028.144 C 27018.742 14042.161 27022.118 14053.741 27028.611 14061.969 C 27036.661 14071.720 27048.866 14077.510 27061.331 14077.510 C 27076.912 14077.510 27091.195 14069.587 27103.919 14054.046 C 27103.919 14062.578 27104.699 14065.625 27108.074 14070.501 L 27147.547 14070.501 L 27147.547 14065.321 L 27147.547 14065.321 M 27103.660 14004.375 C 27103.660 14029.058 27093.272 14043.076 27074.835 14043.076 C 27062.629 14043.076 27055.099 14035.458 27055.099 14023.268 C 27055.099 14010.470 27060.812 14004.375 27075.873 14000.719 L 27088.338 13997.976 C 27097.947 13995.843 27099.505 13995.234 27103.660 13992.796 L 27103.660 14004.375 L 27103.660 14004.375 M 27210.557 13905.949 L 27174.201 13905.949 L 27174.201 14089.699 C 27174.201 14099.145 27171.345 14102.497 27163.554 14102.497 C 27161.217 14102.497 27159.659 14102.193 27157.062 14101.278 L 27157.062 14135.408 C 27164.333 14136.322 27173.422 14136.931 27178.616 14136.931 C 27201.208 14136.931 27210.557 14125.961 27210.557 14099.145 L 27210.557 13905.949 L 27210.557 13905.949 M 27210.557 13848.356 L 27174.201 13848.356 L 27174.201 13886.446 L 27210.557 13886.446 L 27210.557 13848.356 L 27210.557 13848.356 ">
                <!-- 58 nodes -->
              </draw:path>
              <draw:path id="text5985-7" draw:style-name="style6" draw:layer="layout" svg:x="14.350cm" svg:y="3.426cm" svg:width="0.838cm" svg:height="0.549cm" svg:viewBox="0.0 0.0 838.860 549.649" svg:d="M 28722.869 7052.413 L 28722.869 6853.453 L 28811.085 6853.453 C 28828.818 6853.453 28842.299 6855.263 28851.528 6858.882 C 28860.757 6862.410 28868.131 6868.699 28873.650 6877.746 C 28879.169 6886.794 28881.928 6896.792 28881.928 6907.739 C 28881.928 6921.854 28877.359 6933.752 28868.221 6943.433 C 28859.083 6953.114 28844.968 6959.266 28825.878 6961.890 C 28832.844 6965.238 28838.137 6968.540 28841.757 6971.797 C 28849.447 6978.855 28856.730 6987.676 28863.607 6998.262 L 28898.214 7052.413 L 28865.100 7052.413 L 28838.771 7011.019 C 28831.080 6999.076 28824.747 6989.938 28819.771 6983.605 C 28814.794 6977.271 28810.316 6972.838 28806.335 6970.304 C 28802.444 6967.771 28798.463 6966.007 28794.392 6965.012 C 28791.406 6964.378 28786.520 6964.062 28779.734 6964.062 L 28749.198 6964.062 L 28749.198 7052.413 L 28722.869 7052.413 L 28722.869 7052.413 M 28749.198 6941.261 L 28805.792 6941.261 C 28817.825 6941.261 28827.235 6940.040 28834.021 6937.597 C 28840.806 6935.064 28845.964 6931.083 28849.492 6925.654 C 28853.021 6920.135 28854.785 6914.163 28854.785 6907.739 C 28854.785 6898.330 28851.347 6890.594 28844.471 6884.532 C 28837.685 6878.470 28826.918 6875.439 28812.170 6875.439 L 28749.198 6875.439 L 28749.198 6941.261 L 28749.198 6941.261 M 29018.866 7005.998 L 29044.109 7009.119 C 29040.128 7023.867 29032.754 7035.312 29021.987 7043.455 C 29011.220 7051.598 28997.468 7055.670 28980.730 7055.670 C 28959.648 7055.670 28942.910 7049.201 28930.515 7036.262 C 28918.210 7023.234 28912.057 7005.003 28912.057 6981.569 C 28912.057 6957.321 28918.300 6938.502 28930.786 6925.111 C 28943.272 6911.721 28959.467 6905.025 28979.373 6905.025 C 28998.644 6905.025 29014.387 6911.585 29026.602 6924.704 C 29038.816 6937.823 29044.923 6956.281 29044.923 6980.076 C 29044.923 6981.524 29044.878 6983.695 29044.788 6986.590 L 28937.301 6986.590 C 28938.205 7002.424 28942.684 7014.548 28950.736 7022.962 C 28958.789 7031.377 28968.832 7035.584 28980.865 7035.584 C 28989.823 7035.584 28997.468 7033.231 29003.801 7028.527 C 29010.135 7023.822 29015.156 7016.312 29018.866 7005.998 L 29018.866 7005.998 M 28938.658 6966.504 L 29019.137 6966.504 C 29018.051 6954.381 29014.975 6945.288 29009.909 6939.226 C 29002.127 6929.816 28992.039 6925.111 28979.644 6925.111 C 28968.425 6925.111 28958.970 6928.866 28951.279 6936.375 C 28943.679 6943.885 28939.472 6953.928 28938.658 6966.504 L 28938.658 6966.504 M 29128.253 7030.562 L 29131.782 7052.141 C 29124.905 7053.589 29118.753 7054.313 29113.324 7054.313 C 29104.457 7054.313 29097.581 7052.910 29092.695 7050.105 C 29087.810 7047.301 29084.371 7043.636 29082.381 7039.112 C 29080.390 7034.498 29079.395 7024.862 29079.395 7010.205 L 29079.395 6927.283 L 29061.481 6927.283 L 29061.481 6908.282 L 29079.395 6908.282 L 29079.395 6872.589 L 29103.688 6857.932 L 29103.688 6908.282 L 29128.253 6908.282 L 29128.253 6927.283 L 29103.688 6927.283 L 29103.688 7011.562 C 29103.688 7018.529 29104.095 7023.008 29104.910 7024.998 C 29105.815 7026.989 29107.217 7028.572 29109.117 7029.748 C 29111.107 7030.924 29113.912 7031.512 29117.531 7031.512 C 29120.246 7031.512 29123.819 7031.196 29128.253 7030.562 L 29128.253 7030.562 M 29142.910 6980.347 C 29142.910 6953.657 29150.329 6933.887 29165.168 6921.040 C 29177.563 6910.363 29192.673 6905.025 29210.497 6905.025 C 29230.311 6905.025 29246.507 6911.540 29259.083 6924.568 C 29271.659 6937.507 29277.947 6955.421 29277.948 6978.312 C 29277.947 6996.860 29275.143 7011.472 29269.533 7022.148 C 29264.014 7032.734 29255.916 7040.967 29245.240 7046.848 C 29234.654 7052.729 29223.073 7055.670 29210.497 7055.670 C 29190.320 7055.670 29173.989 7049.201 29161.503 7036.262 C 29149.108 7023.324 29142.910 7004.686 29142.910 6980.347 L 29142.910 6980.347 M 29168.018 6980.347 C 29168.018 6998.805 29172.044 7012.648 29180.096 7021.877 C 29188.149 7031.015 29198.282 7035.584 29210.497 7035.584 C 29222.621 7035.584 29232.709 7030.970 29240.761 7021.741 C 29248.814 7012.512 29252.840 6998.443 29252.840 6979.533 C 29252.840 6961.709 29248.769 6948.228 29240.626 6939.090 C 29232.573 6929.861 29222.530 6925.247 29210.497 6925.247 C 29198.282 6925.247 29188.149 6929.816 29180.096 6938.954 C 29172.044 6948.092 29168.018 6961.890 29168.018 6980.347 L 29168.018 6980.347 M 29401.178 7052.413 L 29401.178 7031.241 C 29389.958 7047.527 29374.713 7055.670 29355.441 7055.670 C 29346.936 7055.670 29338.974 7054.041 29331.555 7050.784 C 29324.227 7047.527 29318.753 7043.455 29315.134 7038.570 C 29311.605 7033.593 29309.117 7027.531 29307.669 7020.384 C 29306.674 7015.588 29306.177 7007.988 29306.177 6997.583 L 29306.177 6908.282 L 29330.605 6908.282 L 29330.605 6988.219 C 29330.605 7000.976 29331.103 7009.572 29332.098 7014.005 C 29333.636 7020.429 29336.894 7025.496 29341.870 7029.205 C 29346.846 7032.824 29352.998 7034.634 29360.327 7034.634 C 29367.656 7034.634 29374.532 7032.779 29380.956 7029.069 C 29387.380 7025.269 29391.904 7020.158 29394.528 7013.734 C 29397.242 7007.219 29398.599 6997.810 29398.599 6985.505 L 29398.599 6908.282 L 29423.028 6908.282 L 29423.028 7052.413 L 29401.178 7052.413 L 29401.178 7052.413 M 29461.164 7052.413 L 29461.164 6908.282 L 29483.150 6908.282 L 29483.150 6930.133 C 29488.760 6919.909 29493.917 6913.168 29498.622 6909.911 C 29503.417 6906.654 29508.665 6905.025 29514.365 6905.025 C 29522.598 6905.025 29530.967 6907.649 29539.472 6912.897 L 29531.058 6935.561 C 29525.086 6932.033 29519.115 6930.268 29513.143 6930.268 C 29507.805 6930.268 29503.010 6931.897 29498.757 6935.154 C 29494.505 6938.321 29491.474 6942.754 29489.664 6948.454 C 29486.950 6957.140 29485.593 6966.640 29485.593 6976.955 L 29485.593 7052.413 L 29461.164 7052.413 L 29461.164 7052.413 M 28700.612 7399.845 L 28777.020 7200.886 L 28805.385 7200.886 L 28886.814 7399.845 L 28856.821 7399.845 L 28833.614 7339.588 L 28750.420 7339.588 L 28728.569 7399.845 L 28700.612 7399.845 L 28700.612 7399.845 M 28758.020 7318.144 L 28825.471 7318.144 L 28804.706 7263.044 C 28798.373 7246.306 28793.668 7232.553 28790.592 7221.786 C 28788.058 7234.544 28784.484 7247.210 28779.870 7259.787 L 28758.020 7318.144 L 28758.020 7318.144 M 28904.729 7399.845 L 28904.729 7255.715 L 28926.715 7255.715 L 28926.715 7277.565 C 28932.324 7267.342 28937.482 7260.601 28942.186 7257.344 C 28946.982 7254.087 28952.229 7252.458 28957.929 7252.458 C 28966.163 7252.458 28974.532 7255.082 28983.037 7260.329 L 28974.622 7282.994 C 28968.651 7279.466 28962.679 7277.701 28956.708 7277.701 C 28951.370 7277.701 28946.574 7279.330 28942.322 7282.587 C 28938.070 7285.754 28935.039 7290.187 28933.229 7295.887 C 28930.515 7304.573 28929.158 7314.073 28929.158 7324.387 L 28929.158 7399.845 L 28904.729 7399.845 L 28904.729 7399.845 M 28997.558 7399.845 L 28997.558 7255.715 L 29019.544 7255.715 L 29019.544 7277.565 C 29025.154 7267.342 29030.311 7260.601 29035.016 7257.344 C 29039.811 7254.087 29045.059 7252.458 29050.759 7252.458 C 29058.992 7252.458 29067.362 7255.082 29075.867 7260.329 L 29067.452 7282.994 C 29061.481 7279.466 29055.509 7277.701 29049.538 7277.701 C 29044.199 7277.701 29039.404 7279.330 29035.152 7282.587 C 29030.899 7285.754 29027.868 7290.187 29026.059 7295.887 C 29023.344 7304.573 29021.987 7314.073 29021.987 7324.387 L 29021.987 7399.845 L 28997.558 7399.845 L 28997.558 7399.845 M 29090.795 7228.979 L 29090.795 7200.886 L 29115.224 7200.886 L 29115.224 7228.979 L 29090.795 7228.979 L 29090.795 7228.979 M 29090.795 7399.845 L 29090.795 7255.715 L 29115.224 7255.715 L 29115.224 7399.845 L 29090.795 7399.845 L 29090.795 7399.845 M 29251.212 7353.431 L 29276.455 7356.552 C 29272.474 7371.300 29265.100 7382.745 29254.333 7390.888 C 29243.566 7399.031 29229.814 7403.103 29213.075 7403.103 C 29191.994 7403.103 29175.256 7396.634 29162.861 7383.695 C 29150.556 7370.667 29144.403 7352.435 29144.403 7329.002 C 29144.403 7304.754 29150.646 7285.935 29163.132 7272.544 C 29175.618 7259.153 29191.813 7252.458 29211.718 7252.458 C 29230.990 7252.458 29246.733 7259.018 29258.947 7272.137 C 29271.162 7285.256 29277.269 7303.713 29277.269 7327.509 C 29277.269 7328.957 29277.224 7331.128 29277.133 7334.023 L 29169.646 7334.023 C 29170.551 7349.857 29175.030 7361.981 29183.082 7370.395 C 29191.135 7378.810 29201.178 7383.017 29213.211 7383.017 C 29222.168 7383.017 29229.814 7380.664 29236.147 7375.959 C 29242.480 7371.255 29247.502 7363.745 29251.212 7353.431 L 29251.212 7353.431 M 29171.003 7313.937 L 29251.483 7313.937 C 29250.397 7301.813 29247.321 7292.720 29242.254 7286.658 C 29234.473 7277.249 29224.385 7272.544 29211.990 7272.544 C 29200.770 7272.544 29191.316 7276.299 29183.625 7283.808 C 29176.025 7291.318 29171.818 7301.361 29171.003 7313.937 L 29171.003 7313.937 M 29227.326 7237.801 L 29207.647 7237.801 L 29176.296 7199.800 L 29209.004 7199.800 L 29227.326 7237.801 L 29227.326 7237.801 M 29306.991 7399.845 L 29306.991 7255.715 L 29328.977 7255.715 L 29328.977 7277.565 C 29334.586 7267.342 29339.744 7260.601 29344.448 7257.344 C 29349.244 7254.087 29354.491 7252.458 29360.192 7252.458 C 29368.425 7252.458 29376.794 7255.082 29385.299 7260.329 L 29376.885 7282.994 C 29370.913 7279.466 29364.942 7277.701 29358.970 7277.701 C 29353.632 7277.701 29348.837 7279.330 29344.584 7282.587 C 29340.332 7285.754 29337.301 7290.187 29335.491 7295.887 C 29332.777 7304.573 29331.420 7314.073 29331.420 7324.387 L 29331.420 7399.845 L 29306.991 7399.845 L 29306.991 7399.845 M 29498.758 7353.431 L 29524.001 7356.552 C 29520.020 7371.300 29512.646 7382.745 29501.879 7390.888 C 29491.112 7399.031 29477.360 7403.103 29460.621 7403.103 C 29439.540 7403.103 29422.802 7396.634 29410.406 7383.695 C 29398.101 7370.667 29391.949 7352.435 29391.949 7329.002 C 29391.949 7304.754 29398.192 7285.935 29410.678 7272.544 C 29423.164 7259.153 29439.359 7252.458 29459.264 7252.458 C 29478.536 7252.458 29494.279 7259.018 29506.493 7272.137 C 29518.708 7285.256 29524.815 7303.713 29524.815 7327.509 C 29524.815 7328.957 29524.770 7331.128 29524.679 7334.023 L 29417.192 7334.023 C 29418.097 7349.857 29422.576 7361.981 29430.628 7370.395 C 29438.681 7378.810 29448.723 7383.017 29460.757 7383.017 C 29469.714 7383.017 29477.360 7380.664 29483.693 7375.959 C 29490.026 7371.255 29495.048 7363.745 29498.758 7353.431 L 29498.758 7353.431 M 29418.549 7313.937 L 29499.029 7313.937 C 29497.943 7301.813 29494.867 7292.720 29489.800 7286.658 C 29482.019 7277.249 29471.931 7272.544 29459.536 7272.544 C 29448.316 7272.544 29438.861 7276.299 29431.171 7283.808 C 29423.571 7291.318 29419.364 7301.361 29418.549 7313.937 L 29418.549 7313.937 ">
                <!-- 262 nodes -->
              </draw:path>
            </draw:g>
            <!-- id="T_alterninsc" -->
          </draw:g>
          <!-- id="sublayer4a" -->
          <draw:g id="sublayer4b">
            <draw:g id="T_Lx_AltGr">
              <draw:path id="text5527" draw:style-name="style22" draw:layer="layout" svg:x="0.988cm" svg:y="3.952cm" svg:width="0.168cm" svg:height="0.113cm" svg:viewBox="0.0 0.0 168.276 113.227" svg:d="M 1976.415 7904.276 L 1976.415 7934.444 L 2118.983 7934.444 L 2118.983 8017.503 L 2144.691 8017.503 L 2144.691 7904.276 L 1976.415 7904.276 L 1976.415 7904.276 ">
                <!-- 8 nodes -->
              </draw:path>
              <draw:path id="text5529" draw:style-name="style22" draw:layer="layout" svg:x="5.095cm" svg:y="3.818cm" svg:width="0.270cm" svg:height="0.287cm" svg:viewBox="0.0 0.0 270.444 287.966" svg:d="M 10226.884 7693.492 L 10226.884 7806.720 L 10258.602 7806.720 L 10258.602 7640.209 L 10237.234 7640.209 C 10232.560 7659.798 10217.201 7669.593 10191.158 7669.593 L 10191.158 7693.492 L 10226.884 7693.492 L 10226.884 7693.492 M 10375.795 7637.858 L 10234.563 7925.824 L 10263.611 7925.824 L 10404.843 7637.858 L 10375.795 7637.858 L 10375.795 7637.858 M 10461.603 7852.168 L 10446.244 7852.168 L 10446.244 7751.477 L 10409.851 7751.477 L 10354.760 7852.559 L 10354.760 7881.552 L 10414.525 7881.552 L 10414.525 7917.989 L 10446.244 7917.989 L 10446.244 7881.552 L 10461.603 7881.552 L 10461.603 7852.168 L 10461.603 7852.168 M 10414.525 7852.168 L 10379.134 7852.168 L 10414.525 7787.914 L 10414.525 7852.168 L 10414.525 7852.168 ">
                <!-- 33 nodes -->
              </draw:path>
              <draw:path id="text5531" draw:style-name="style22" draw:layer="layout" svg:x="6.097cm" svg:y="3.818cm" svg:width="0.269cm" svg:height="0.287cm" svg:viewBox="0.0 0.0 269.108 287.966" svg:d="M 12230.176 7693.492 L 12230.176 7806.720 L 12261.894 7806.720 L 12261.894 7640.209 L 12240.526 7640.209 C 12235.852 7659.798 12220.493 7669.593 12194.450 7669.593 L 12194.450 7693.492 L 12230.176 7693.492 L 12230.176 7693.492 M 12377.084 7637.858 L 12235.852 7925.824 L 12264.899 7925.824 L 12406.131 7637.858 L 12377.084 7637.858 L 12377.084 7637.858 M 12462.891 7886.253 L 12400.455 7886.253 C 12405.130 7879.593 12407.133 7876.850 12409.804 7874.500 C 12411.807 7872.541 12419.487 7865.880 12429.503 7857.653 C 12456.214 7836.104 12463.559 7823.959 12463.559 7800.451 C 12463.559 7766.757 12445.530 7747.951 12413.143 7747.951 C 12379.755 7747.951 12361.057 7767.933 12361.057 7803.977 C 12361.057 7805.153 12361.057 7807.895 12361.391 7811.030 L 12392.108 7811.030 C 12391.775 7808.287 12391.441 7805.545 12391.441 7804.761 C 12391.441 7787.130 12398.786 7776.944 12411.474 7776.944 C 12424.161 7776.944 12431.840 7786.347 12431.840 7802.018 C 12431.840 7819.649 12427.166 7825.918 12394.112 7851.776 C 12368.069 7871.365 12360.390 7886.253 12359.388 7917.989 L 12462.891 7917.989 L 12462.891 7886.253 L 12462.891 7886.253 ">
                <!-- 32 nodes -->
              </draw:path>
              <draw:path id="text5533" draw:style-name="style22" draw:layer="layout" svg:x="8.179cm" svg:y="3.813cm" svg:width="0.093cm" svg:height="0.363cm" svg:viewBox="0.0 0.0 93.486 363.973" svg:d="M 16452.938 7626.888 L 16427.563 7626.888 C 16403.523 7626.888 16386.495 7649.612 16386.495 7681.739 L 16386.495 7764.406 C 16386.495 7781.253 16379.818 7788.697 16364.793 7789.089 L 16360.786 7789.089 L 16359.451 7789.089 L 16359.451 7825.134 L 16360.786 7825.526 C 16370.135 7825.526 16372.472 7825.918 16376.145 7827.485 C 16383.824 7831.795 16386.495 7838.063 16386.495 7853.735 L 16386.495 7936.011 C 16386.495 7968.138 16403.523 7990.862 16427.563 7990.862 L 16452.938 7990.862 L 16452.938 7952.074 L 16440.584 7952.074 C 16429.232 7952.074 16425.559 7945.806 16425.559 7926.608 L 16425.559 7850.209 C 16425.559 7821.608 16418.214 7811.813 16393.173 7807.112 C 16418.214 7802.802 16425.559 7793.007 16425.559 7764.406 L 16425.559 7688.007 C 16425.559 7672.336 16430.234 7665.675 16440.584 7665.675 L 16452.938 7665.675 L 16452.938 7626.888 L 16452.938 7626.888 ">
                <!-- 25 nodes -->
              </draw:path>
              <draw:path id="text5535" draw:style-name="style22" draw:layer="layout" svg:x="9.200cm" svg:y="3.813cm" svg:width="0.080cm" svg:height="0.363cm" svg:viewBox="0.0 0.0 80.799 363.973" svg:d="M 18481.167 7626.888 L 18400.367 7626.888 L 18400.367 7990.862 L 18481.167 7990.862 L 18481.167 7950.899 L 18443.772 7950.899 L 18443.772 7666.850 L 18481.167 7666.850 L 18481.167 7626.888 L 18481.167 7626.888 ">
                <!-- 10 nodes -->
              </draw:path>
              <draw:path id="text5537" draw:style-name="style22" draw:layer="layout" svg:x="12.188cm" svg:y="3.819cm" svg:width="0.100cm" svg:height="0.285cm" svg:viewBox="0.0 0.0 100.498 285.223" svg:d="M 24399.439 7638.642 L 24377.069 7638.642 L 24455.197 7923.865 L 24477.567 7923.865 L 24399.439 7638.642 L 24399.439 7638.642 ">
                <!-- 6 nodes -->
              </draw:path>
              <draw:path id="text5539" draw:style-name="style23" draw:layer="layout" svg:x="13.179cm" svg:y="4.049cm" svg:width="0.116cm" svg:height="0.112cm" svg:viewBox="0.0 0.0 116.060 112.615" svg:d="M 26418.470 8105.026 L 26397.436 8153.478 C 26404.837 8149.364 26408.732 8147.993 26416.523 8147.993 C 26428.598 8147.993 26436.389 8154.392 26436.389 8163.991 C 26436.389 8174.504 26426.650 8182.732 26414.186 8182.732 C 26403.279 8182.732 26393.930 8179.532 26373.285 8169.019 L 26365.884 8192.788 C 26391.203 8202.844 26402.500 8205.586 26419.639 8205.586 C 26451.970 8205.586 26469.888 8190.502 26469.888 8163.077 C 26469.888 8142.965 26458.592 8130.623 26440.284 8130.623 C 26434.441 8130.623 26429.767 8131.538 26423.924 8133.823 L 26435.220 8105.026 L 26418.470 8105.026 L 26418.470 8105.026 ">
                <!-- 14 nodes -->
              </draw:path>
              <draw:path id="T_kb3b3" draw:style-name="style22" draw:layer="layout" svg:x="2.550cm" svg:y="4.939cm" svg:width="0.307cm" svg:height="0.345cm" svg:viewBox="0.0 0.0 307.171 345.951" svg:d="M 5307.941 9970.887 L 5302.598 9995.178 C 5294.585 9975.588 5283.233 9966.969 5264.536 9966.969 C 5241.832 9966.969 5218.794 9980.681 5203.769 10002.622 C 5188.411 10024.954 5179.062 10054.730 5179.062 10080.980 C 5179.062 10118.200 5203.435 10147.976 5233.819 10147.976 C 5252.182 10147.976 5270.880 10137.006 5283.901 10118.592 C 5286.572 10128.387 5289.243 10132.304 5295.921 10137.790 C 5304.268 10144.450 5314.618 10147.976 5325.636 10147.976 C 5345.669 10147.976 5365.702 10136.222 5381.728 10115.066 C 5400.092 10090.383 5409.107 10063.349 5409.107 10030.831 C 5409.107 9988.909 5397.421 9955.998 5372.046 9927.006 C 5343.666 9894.879 5307.273 9878.032 5265.204 9878.032 C 5219.796 9878.032 5180.398 9897.230 5149.680 9934.450 C 5120.299 9970.103 5101.935 10021.036 5101.935 10066.484 C 5101.935 10113.107 5120.299 10157.379 5152.352 10186.763 C 5180.064 10212.230 5212.116 10223.984 5254.519 10223.984 C 5285.904 10223.984 5310.278 10218.499 5333.649 10205.961 L 5324.301 10177.360 C 5304.936 10187.547 5279.227 10193.424 5255.187 10193.424 C 5224.804 10193.424 5196.090 10182.062 5173.720 10161.689 C 5147.677 10137.790 5134.322 10104.879 5134.322 10065.700 C 5134.322 10026.521 5147.009 9986.950 5168.712 9957.566 C 5192.751 9925.047 5224.804 9908.200 5263.534 9908.200 C 5296.255 9908.200 5323.299 9919.954 5346.671 9944.245 C 5368.707 9967.360 5379.391 9994.002 5379.391 10024.954 C 5379.391 10047.678 5373.381 10070.010 5362.363 10088.032 C 5351.345 10105.271 5337.322 10116.241 5325.636 10116.241 C 5315.620 10116.241 5309.276 10108.797 5309.276 10097.043 C 5309.276 10092.342 5309.276 10092.342 5311.947 10080.588 L 5337.990 9970.887 L 5307.941 9970.887 L 5307.941 9970.887 M 5263.534 9994.786 C 5280.896 9994.786 5291.580 10010.066 5291.580 10034.749 C 5291.580 10054.730 5282.899 10080.980 5270.546 10097.827 C 5262.533 10108.797 5250.847 10116.241 5241.164 10116.241 C 5224.470 10116.241 5211.449 10097.827 5211.449 10074.319 C 5211.449 10034.357 5237.491 9994.786 5263.534 9994.786 L 5263.534 9994.786 ">
                <!-- 40 nodes -->
              </draw:path>
              <draw:path id="T_kb3c3" draw:style-name="style22" draw:layer="layout" svg:x="3.660cm" svg:y="4.945cm" svg:width="0.084cm" svg:height="0.285cm" svg:viewBox="0.0 0.0 84.138 285.615" svg:d="M 7385.443 10003.013 L 7385.443 9890.569 L 7338.700 9890.569 L 7338.700 10030.047 L 7320.002 10045.719 L 7320.002 10076.670 L 7338.700 10060.999 L 7338.700 10176.185 L 7385.443 10176.185 L 7385.443 10033.965 L 7404.140 10018.293 L 7404.140 9987.342 L 7385.443 10003.013 L 7385.443 10003.013 ">
                <!-- 14 nodes -->
              </draw:path>
              <draw:path id="T_kb3e3" draw:style-name="style22" draw:layer="layout" svg:x="5.623cm" svg:y="4.945cm" svg:width="0.170cm" svg:height="0.360cm" svg:viewBox="0.0 0.0 170.279 360.447" svg:d="M 11416.301 9890.569 L 11315.135 9890.569 C 11293.433 9890.569 11276.071 9900.756 11263.049 9921.521 C 11252.031 9938.760 11246.021 9960.700 11246.021 9982.249 C 11246.021 10032.398 11274.401 10069.226 11315.469 10071.577 L 11315.469 10251.017 L 11348.189 10251.017 L 11348.189 9918.778 L 11369.224 9918.778 L 11369.224 10251.017 L 11401.944 10251.017 L 11401.944 9918.778 L 11416.301 9918.778 L 11416.301 9890.569 L 11416.301 9890.569 ">
                <!-- 15 nodes -->
              </draw:path>
              <draw:path id="T_kb3f3" draw:style-name="style22" draw:layer="layout" svg:x="6.660cm" svg:y="4.966cm" svg:width="0.096cm" svg:height="0.273cm" svg:viewBox="0.0 0.0 96.158 273.078" svg:d="M 13343.353 10061.782 L 13320.315 10061.782 L 13320.315 10092.734 L 13343.353 10092.734 L 13343.353 10156.987 C 13343.353 10190.290 13358.378 10206.745 13389.095 10206.745 C 13399.445 10206.745 13407.793 10205.569 13416.140 10202.435 L 13416.140 10164.040 C 13411.465 10164.823 13408.794 10165.215 13405.455 10165.215 C 13393.102 10165.215 13390.097 10160.905 13390.097 10142.099 L 13390.097 10092.734 L 13416.473 10092.734 L 13416.473 10061.782 L 13390.097 10061.782 L 13390.097 10026.913 L 13416.140 10026.913 L 13416.140 9990.476 L 13390.097 9990.476 L 13390.097 9933.666 L 13343.353 9933.666 L 13343.353 9990.476 L 13320.315 9990.476 L 13320.315 10026.913 L 13343.353 10026.913 L 13343.353 10061.782 L 13343.353 10061.782 ">
                <!-- 26 nodes -->
              </draw:path>
              <draw:path id="T_kb3g3" draw:style-name="style22" draw:layer="layout" svg:x="7.558cm" svg:y="5.019cm" svg:width="0.307cm" svg:height="0.137cm" svg:viewBox="0.0 0.0 307.960 137.547" svg:d="M 15184.977 10039.571 L 15197.367 10039.571 C 15190.955 10054.620 15186.118 10065.206 15182.858 10071.328 C 15179.597 10077.322 15173.837 10086.441 15165.577 10098.684 L 15425.607 10098.684 L 15425.607 10118.006 L 15165.577 10118.006 C 15176.880 10131.780 15187.640 10151.484 15197.857 10177.119 L 15185.140 10177.119 C 15171.120 10158.754 15159.056 10144.852 15148.948 10135.414 C 15138.840 10125.849 15128.406 10118.006 15117.647 10111.884 L 15117.647 10103.275 C 15127.102 10098.557 15137.101 10091.351 15147.644 10081.658 C 15158.186 10071.965 15170.631 10057.936 15184.977 10039.571 L 15184.977 10039.571 ">
                <!-- 15 nodes -->
              </draw:path>
              <draw:path id="T_kb3h3" draw:style-name="style22" draw:layer="layout" svg:x="8.656cm" svg:y="4.931cm" svg:width="0.117cm" svg:height="0.338cm" svg:viewBox="0.0 0.0 117.217 338.225" svg:d="M 17312.008 10121.641 L 17312.008 10107.101 C 17324.941 10114.626 17333.962 10120.301 17339.070 10124.128 C 17344.287 10127.954 17352.058 10134.713 17362.383 10144.406 L 17362.383 9862.423 L 17378.849 9862.423 L 17378.849 10144.406 C 17390.587 10131.270 17407.379 10118.707 17429.225 10106.719 L 17429.225 10121.449 C 17413.574 10137.901 17401.673 10152.058 17393.522 10163.919 C 17385.479 10175.780 17378.904 10188.023 17373.795 10200.649 L 17366.296 10200.649 C 17362.275 10189.681 17356.134 10178.012 17347.874 10165.641 C 17339.722 10153.270 17327.767 10138.603 17312.008 10121.641 L 17312.008 10121.641 ">
                <!-- 15 nodes -->
              </draw:path>
              <draw:path id="T_kb3i3" draw:style-name="style22" draw:layer="layout" svg:x="9.562cm" svg:y="5.019cm" svg:width="0.307cm" svg:height="0.137cm" svg:viewBox="0.0 0.0 307.960 137.547" svg:d="M 19364.860 10039.571 C 19379.315 10058.064 19391.814 10072.157 19402.357 10081.849 C 19412.899 10091.415 19422.844 10098.557 19432.191 10103.275 L 19432.191 10111.884 C 19421.431 10118.006 19410.997 10125.849 19400.890 10135.414 C 19390.782 10144.852 19378.717 10158.754 19364.697 10177.119 L 19352.144 10177.119 C 19362.360 10151.484 19373.066 10131.780 19384.261 10118.006 L 19124.231 10118.006 L 19124.231 10098.684 L 19384.261 10098.684 C 19376.000 10086.441 19370.240 10077.322 19366.980 10071.328 C 19363.719 10065.206 19358.882 10054.620 19352.470 10039.571 L 19364.860 10039.571 L 19364.860 10039.571 ">
                <!-- 15 nodes -->
              </draw:path>
              <draw:path id="T_kb3j3" draw:style-name="style22" draw:layer="layout" svg:x="10.530cm" svg:y="5.015cm" svg:width="0.299cm" svg:height="0.224cm" svg:viewBox="0.0 0.0 299.492 224.104" svg:d="M 21313.251 10187.155 C 21308.911 10202.827 21294.554 10213.797 21278.193 10213.797 C 21264.838 10213.797 21253.152 10206.745 21247.142 10194.991 C 21242.468 10185.980 21240.465 10176.185 21240.131 10158.163 L 21360.996 10158.163 C 21361.330 10153.461 21361.330 10151.502 21361.330 10148.760 C 21361.330 10127.603 21358.659 10108.013 21354.319 10093.125 C 21342.299 10054.730 21313.251 10031.614 21276.190 10031.614 C 21251.149 10031.614 21230.448 10041.801 21216.091 10061.390 C 21199.731 10041.409 21177.695 10031.614 21150.984 10031.614 C 21095.560 10031.614 21061.838 10073.928 21061.838 10143.666 C 21061.838 10213.405 21095.560 10255.719 21150.984 10255.719 C 21177.695 10255.719 21199.063 10245.924 21216.091 10226.334 C 21230.448 10245.532 21251.817 10255.719 21275.856 10255.719 C 21316.256 10255.719 21348.643 10228.685 21359.327 10187.155 L 21313.251 10187.155 L 21313.251 10187.155 M 21150.984 10075.887 C 21176.693 10075.887 21193.387 10102.920 21193.387 10144.450 C 21193.387 10184.021 21176.025 10211.446 21150.984 10211.446 C 21125.609 10211.446 21108.581 10184.021 21108.581 10143.666 C 21108.581 10103.312 21125.609 10075.887 21150.984 10075.887 L 21150.984 10075.887 M 21240.799 10121.726 C 21241.800 10109.189 21243.470 10101.745 21246.475 10094.693 C 21252.151 10081.763 21263.836 10073.536 21276.524 10073.536 C 21287.542 10073.536 21298.560 10080.588 21304.904 10091.166 C 21309.244 10098.610 21311.248 10106.446 21312.583 10121.726 L 21240.799 10121.726 L 21240.799 10121.726 ">
                <!-- 30 nodes -->
              </draw:path>
              <draw:path id="T_kb3k3" draw:style-name="style22" draw:layer="layout" svg:x="11.636cm" svg:y="4.945cm" svg:width="0.172cm" svg:height="0.371cm" svg:viewBox="0.0 0.0 172.283 371.026" svg:d="M 23320.300 9890.569 L 23273.557 9890.569 L 23273.557 10261.596 L 23320.300 10261.596 L 23320.300 10151.110 C 23331.652 10174.226 23347.679 10185.196 23370.383 10185.196 C 23413.787 10185.196 23445.840 10137.398 23445.840 10073.536 C 23445.840 10008.890 23413.787 9961.092 23370.383 9961.092 C 23347.679 9961.092 23331.652 9972.454 23320.300 9995.961 L 23320.300 9890.569 L 23320.300 9890.569 M 23359.698 10006.931 C 23383.404 10006.931 23399.096 10033.965 23399.096 10074.319 C 23399.096 10112.715 23382.736 10139.357 23359.698 10139.357 C 23336.327 10139.357 23320.300 10112.715 23320.300 10073.536 C 23320.300 10033.965 23336.327 10006.931 23359.698 10006.931 L 23359.698 10006.931 ">
                <!-- 17 nodes -->
              </draw:path>
              <draw:path id="T_kb4b3" draw:style-name="style22" draw:layer="layout" svg:x="2.825cm" svg:y="6.104cm" svg:width="0.277cm" svg:height="0.224cm" svg:viewBox="0.0 0.0 277.122 224.496" svg:d="M 5878.709 12363.772 C 5874.703 12379.052 5860.012 12390.414 5843.986 12390.414 C 5830.964 12390.414 5819.278 12383.362 5812.601 12371.216 C 5807.593 12362.205 5805.923 12352.802 5805.923 12334.780 L 5926.788 12334.780 C 5927.122 12330.078 5927.122 12327.336 5927.122 12325.377 C 5927.122 12304.220 5924.451 12284.239 5920.111 12269.742 C 5907.757 12230.955 5879.043 12208.231 5841.649 12208.231 C 5821.282 12208.231 5803.586 12214.892 5789.897 12227.821 C 5777.209 12214.892 5757.510 12208.231 5731.468 12208.231 C 5681.719 12208.231 5656.010 12232.914 5655.342 12281.496 L 5699.081 12281.496 C 5701.418 12260.339 5709.765 12252.504 5730.800 12252.504 C 5749.831 12252.504 5759.180 12259.164 5759.180 12273.268 C 5759.180 12279.537 5756.175 12285.806 5751.167 12288.940 C 5744.823 12292.858 5744.823 12292.858 5721.785 12297.168 L 5703.088 12301.086 C 5667.028 12308.138 5650.000 12329.686 5650.000 12368.082 C 5650.000 12407.653 5671.703 12432.727 5706.092 12432.727 C 5733.137 12432.727 5753.838 12420.190 5774.538 12391.589 C 5788.561 12418.231 5811.933 12432.336 5841.315 12432.336 C 5881.714 12432.336 5914.435 12405.694 5924.785 12363.772 L 5878.709 12363.772 L 5878.709 12363.772 M 5759.180 12338.698 C 5759.180 12370.824 5746.158 12388.455 5722.119 12388.455 C 5706.426 12388.455 5696.744 12378.660 5696.744 12362.597 C 5696.744 12346.533 5705.759 12336.739 5723.454 12333.996 L 5739.481 12331.254 C 5749.497 12329.295 5753.504 12327.727 5759.180 12323.809 L 5759.180 12338.698 L 5759.180 12338.698 M 5806.257 12298.343 C 5808.260 12266.608 5820.614 12250.153 5841.982 12250.153 C 5863.685 12250.153 5876.038 12266.608 5878.376 12298.343 L 5806.257 12298.343 L 5806.257 12298.343 ">
                <!-- 37 nodes -->
              </draw:path>
              <draw:path id="T_kb4c3" draw:style-name="style22" draw:layer="layout" svg:x="3.923cm" svg:y="6.033cm" svg:width="0.169cm" svg:height="0.292cm" svg:viewBox="0.0 0.0 169.612 292.276" svg:d="M 7919.585 12216.067 L 7923.926 12216.067 C 7952.306 12216.067 7969.668 12234.481 7969.668 12264.257 C 7969.668 12292.074 7953.641 12312.056 7930.603 12312.448 L 7923.926 12312.839 C 7923.258 12312.839 7921.588 12312.839 7919.585 12313.231 L 7919.585 12357.112 C 7930.603 12358.679 7936.279 12359.462 7943.625 12359.462 C 7987.363 12359.462 8016.411 12319.892 8016.411 12260.339 C 8016.411 12236.048 8011.403 12221.160 7999.383 12207.448 C 7991.036 12198.436 7984.358 12194.518 7973.006 12191.776 C 7992.038 12183.157 8002.054 12164.742 8002.054 12138.492 C 8002.054 12096.571 7970.669 12067.186 7925.595 12067.186 C 7902.557 12067.186 7880.187 12074.630 7867.166 12086.776 C 7852.809 12100.097 7846.799 12119.295 7846.799 12149.854 L 7846.799 12352.802 L 7893.542 12352.802 L 7893.542 12142.410 C 7893.542 12122.821 7904.227 12111.459 7922.590 12111.459 C 7942.957 12111.459 7955.311 12123.604 7955.311 12143.977 C 7955.311 12165.134 7942.623 12178.455 7922.590 12178.847 L 7919.585 12178.847 L 7919.585 12216.067 L 7919.585 12216.067 ">
                <!-- 24 nodes -->
              </draw:path>
              <draw:path id="T_kb4d3" draw:style-name="style22" draw:layer="layout" svg:x="4.914cm" svg:y="6.027cm" svg:width="0.178cm" svg:height="0.300cm" svg:viewBox="0.0 0.0 178.292 300.503" svg:d="M 9961.274 12068.754 L 9944.246 12055.433 L 9915.198 12075.806 C 9912.527 12074.630 9910.524 12073.455 9910.190 12073.063 C 9894.497 12062.877 9893.496 12062.093 9881.142 12056.608 L 9858.772 12075.022 C 9875.132 12084.425 9879.806 12087.559 9888.821 12093.828 L 9865.449 12111.067 L 9879.473 12125.563 L 9905.181 12107.541 C 9917.869 12116.160 9927.885 12128.306 9936.900 12145.153 C 9923.879 12139.276 9917.201 12137.709 9908.520 12137.709 C 9894.163 12137.709 9879.473 12142.802 9866.451 12152.205 C 9841.076 12169.836 9828.722 12200.004 9828.722 12243.101 C 9828.722 12313.623 9862.111 12355.936 9917.869 12355.936 C 9973.961 12355.936 10007.015 12313.623 10007.015 12241.533 C 10007.015 12176.496 9983.644 12128.306 9933.228 12088.343 L 9961.274 12068.754 L 9961.274 12068.754 M 9917.869 12178.847 C 9943.578 12178.847 9959.938 12205.097 9959.938 12246.235 C 9959.938 12285.414 9943.244 12311.664 9917.869 12311.664 C 9892.494 12311.664 9875.800 12285.414 9875.800 12245.059 C 9875.800 12205.097 9892.494 12178.847 9917.869 12178.847 L 9917.869 12178.847 ">
                <!-- 25 nodes -->
              </draw:path>
              <draw:path id="T_kb4g3" draw:style-name="style22" draw:layer="layout" svg:x="5.914cm" svg:y="6.033cm" svg:width="0.192cm" svg:height="0.294cm" svg:viewBox="0.0 0.0 192.316 294.626" svg:d="M 11953.547 12119.295 L 11953.547 12168.660 C 11941.862 12147.504 11926.503 12137.709 11903.799 12137.709 C 11860.728 12137.709 11828.008 12186.291 11828.008 12250.153 C 11828.008 12313.623 11860.728 12361.813 11903.799 12361.813 C 11926.169 12361.813 11941.862 12352.018 11953.547 12331.254 L 11953.547 12352.802 L 12000.291 12352.802 L 12000.291 12119.295 L 12020.324 12119.295 L 12020.324 12093.045 L 12000.291 12093.045 L 12000.291 12067.186 L 11953.547 12067.186 L 11953.547 12093.045 L 11909.141 12093.045 L 11909.141 12119.295 L 11953.547 12119.295 L 11953.547 12119.295 M 11914.149 12183.548 C 11937.855 12183.548 11953.547 12210.582 11953.547 12250.936 C 11953.547 12289.332 11937.521 12315.974 11914.149 12315.974 C 11890.778 12315.974 11874.751 12288.940 11874.751 12250.153 C 11874.751 12210.974 11891.112 12183.548 11914.149 12183.548 L 11914.149 12183.548 ">
                <!-- 25 nodes -->
              </draw:path>
              <draw:path id="T_kb4h3" draw:style-name="style22" draw:layer="layout" svg:x="6.927cm" svg:y="6.104cm" svg:width="0.161cm" svg:height="0.288cm" svg:viewBox="0.0 0.0 161.265 288.358" svg:d="M 13968.525 12410.787 C 13968.525 12438.604 13957.841 12449.966 13939.811 12449.966 L 13939.811 12496.589 L 13956.506 12496.589 C 13992.231 12496.589 14015.269 12471.123 14015.269 12423.324 L 14015.269 12281.496 C 14015.269 12234.873 13993.233 12208.231 13954.836 12208.231 C 13930.463 12208.231 13914.103 12218.810 13900.747 12242.317 L 13900.747 12211.757 L 13854.004 12211.757 L 13854.004 12423.324 L 13900.747 12423.324 L 13900.747 12296.384 C 13900.747 12271.310 13915.772 12254.854 13938.476 12254.854 C 13958.509 12254.854 13968.525 12267.783 13968.525 12292.858 L 13968.525 12410.787 L 13968.525 12410.787 ">
                <!-- 17 nodes -->
              </draw:path>
              <draw:path id="T_kb4i3" draw:style-name="style22" draw:layer="layout" svg:x="7.912cm" svg:y="6.033cm" svg:width="0.175cm" svg:height="0.285cm" svg:viewBox="0.0 0.0 175.288 285.615" svg:d="M 15842.939 12090.694 L 15825.911 12090.694 L 15825.911 12121.645 L 15842.939 12121.645 L 15842.939 12352.802 L 15889.682 12352.802 L 15889.682 12225.862 C 15889.682 12201.571 15904.707 12184.332 15925.742 12184.332 C 15935.758 12184.332 15943.771 12188.642 15949.113 12197.261 C 15953.120 12204.313 15954.455 12209.798 15954.455 12223.511 L 15954.455 12352.802 L 16001.199 12352.802 L 16001.199 12210.974 C 16001.199 12184.724 15995.189 12165.918 15982.835 12153.772 C 15972.485 12143.586 15957.460 12137.709 15942.436 12137.709 C 15919.398 12137.709 15902.704 12148.679 15889.682 12171.795 L 15889.682 12121.645 L 15925.742 12121.645 L 15925.742 12090.694 L 15889.682 12090.694 L 15889.682 12067.186 L 15842.939 12067.186 L 15842.939 12090.694 L 15842.939 12090.694 ">
                <!-- 24 nodes -->
              </draw:path>
              <draw:path id="T_kb4j3" draw:style-name="style22" draw:layer="layout" svg:x="9.937cm" svg:y="6.107cm" svg:width="0.163cm" svg:height="0.211cm" svg:viewBox="0.0 0.0 163.268 211.567" svg:d="M 19920.994 12289.332 L 19920.994 12215.283 L 19874.251 12215.283 L 19874.251 12426.851 L 19920.994 12426.851 L 19920.994 12349.276 L 19976.753 12426.851 L 20037.519 12426.851 L 19953.047 12310.880 L 20024.498 12215.283 L 19975.083 12215.283 L 19920.994 12289.332 L 19920.994 12289.332 ">
                <!-- 13 nodes -->
              </draw:path>
              <draw:path id="text5557" draw:style-name="style22" draw:layer="layout" svg:x="10.968cm" svg:y="6.033cm" svg:width="0.084cm" svg:height="0.285cm" svg:viewBox="0.0 0.0 84.138 285.615" svg:d="M 22002.055 12179.630 L 22002.055 12067.186 L 21955.311 12067.186 L 21955.311 12206.664 L 21936.614 12222.336 L 21936.614 12253.287 L 21955.311 12237.615 L 21955.311 12352.802 L 22002.055 12352.802 L 22002.055 12210.582 L 22020.752 12194.910 L 22020.752 12163.959 L 22002.055 12179.630 L 22002.055 12179.630 ">
                <!-- 14 nodes -->
              </draw:path>
              <draw:path id="T_kb4k3" draw:style-name="style23" draw:layer="layout" svg:x="11.992cm" svg:y="5.967cm" svg:width="0.088cm" svg:height="0.080cm" svg:viewBox="0.0 0.0 88.403 80.619" svg:d="M 24066.995 11940.356 L 24017.914 11940.356 L 23990.647 12008.920 L 24017.914 12008.920 L 24066.995 11940.356 L 24066.995 11940.356 ">
                <!-- 6 nodes -->
              </draw:path>
              <draw:path id="text5560" draw:style-name="style22" draw:layer="layout" svg:x="2.320cm" svg:y="6.648cm" svg:width="0.100cm" svg:height="0.285cm" svg:viewBox="0.0 0.0 100.498 285.223" svg:d="M 4663.303 13297.846 L 4640.933 13297.846 L 4719.061 13583.069 L 4741.431 13583.069 L 4663.303 13297.846 L 4663.303 13297.846 ">
                <!-- 6 nodes -->
              </draw:path>
              <draw:path id="T_kb5c3" draw:style-name="style22" draw:layer="layout" svg:x="3.298cm" svg:y="7.187cm" svg:width="0.148cm" svg:height="0.186cm" svg:viewBox="0.0 0.0 148.021 186.949" svg:d="M 6596.568 14495.529 L 6661.619 14562.264 L 6661.619 14510.156 L 6622.277 14469.475 L 6661.619 14428.794 L 6661.619 14375.314 L 6596.568 14443.421 L 6596.568 14495.529 L 6596.568 14495.529 M 6679.537 14495.529 L 6744.589 14562.264 L 6744.589 14510.156 L 6705.246 14469.475 L 6744.589 14428.794 L 6744.589 14375.314 L 6679.537 14443.421 L 6679.537 14495.529 L 6679.537 14495.529 ">
                <!-- 18 nodes -->
              </draw:path>
              <draw:path id="T_kb5d3" draw:style-name="style22" draw:layer="layout" svg:x="4.299cm" svg:y="7.187cm" svg:width="0.145cm" svg:height="0.186cm" svg:viewBox="0.0 0.0 145.683 186.949" svg:d="M 8664.911 14442.050 L 8599.860 14375.314 L 8599.860 14427.423 L 8639.202 14468.104 L 8599.860 14508.785 L 8599.860 14562.264 L 8664.911 14494.615 L 8664.911 14442.050 L 8664.911 14442.050 M 8745.543 14442.050 L 8680.492 14375.314 L 8680.492 14427.423 L 8719.835 14468.104 L 8680.492 14508.785 L 8680.492 14562.264 L 8745.543 14494.615 L 8745.543 14442.050 L 8745.543 14442.050 ">
                <!-- 18 nodes -->
              </draw:path>
              <draw:path id="T_kb5e3" draw:style-name="style22" draw:layer="layout" svg:x="5.294cm" svg:y="7.159cm" svg:width="0.162cm" svg:height="0.296cm" svg:viewBox="0.0 0.0 162.266 296.977" svg:d="M 10678.756 14396.210 C 10694.448 14398.953 10702.795 14409.923 10707.136 14434.214 L 10751.876 14434.214 C 10749.205 14385.632 10719.823 14352.329 10678.756 14351.546 L 10678.756 14318.244 L 10664.065 14318.244 L 10664.065 14351.938 C 10615.652 14357.814 10589.609 14397.777 10589.609 14465.165 C 10589.609 14530.202 10617.656 14571.732 10664.065 14575.259 L 10664.065 14615.221 L 10678.756 14615.221 L 10678.756 14575.650 C 10718.488 14573.691 10748.203 14540.389 10751.876 14493.374 L 10707.136 14493.374 C 10702.128 14517.273 10694.114 14528.244 10678.756 14530.986 L 10678.756 14396.210 L 10678.756 14396.210 M 10664.065 14529.811 C 10646.035 14523.542 10636.353 14501.210 10636.353 14464.773 C 10636.353 14425.986 10646.035 14402.479 10664.065 14396.994 L 10664.065 14529.811 L 10664.065 14529.811 ">
                <!-- 22 nodes -->
              </draw:path>
              <draw:path id="T_kb5f3" draw:style-name="style22" draw:layer="layout" svg:x="6.317cm" svg:y="7.078cm" svg:width="0.120cm" svg:height="0.101cm" svg:viewBox="0.0 0.0 120.865 101.865" svg:d="M 12680.258 14258.604 L 12680.258 14209.630 L 12653.548 14209.630 C 12652.880 14190.041 12661.561 14178.679 12680.258 14174.761 L 12680.258 14156.739 C 12668.906 14157.522 12658.222 14162.224 12650.209 14170.060 C 12639.525 14180.638 12635.184 14193.567 12635.184 14215.899 L 12635.184 14258.604 L 12680.258 14258.604 L 12680.258 14258.604 M 12756.050 14258.604 L 12756.050 14209.630 L 12729.339 14209.630 C 12728.671 14190.041 12737.352 14178.679 12756.050 14174.761 L 12756.050 14156.739 C 12744.698 14157.522 12734.013 14162.224 12726.000 14170.060 C 12715.316 14180.638 12710.976 14193.567 12710.976 14215.899 L 12710.976 14258.604 L 12756.050 14258.604 L 12756.050 14258.604 ">
                <!-- 20 nodes -->
              </draw:path>
              <draw:path id="T_kb5g3" draw:style-name="style22" draw:layer="layout" svg:x="7.319cm" svg:y="7.121cm" svg:width="0.122cm" svg:height="0.101cm" svg:viewBox="0.0 0.0 122.534 101.865" svg:d="M 14639.812 14243.803 L 14639.812 14292.777 L 14666.522 14292.777 C 14667.190 14312.367 14658.509 14323.729 14639.812 14327.647 L 14639.812 14345.669 C 14651.164 14344.885 14661.848 14340.184 14669.861 14332.348 C 14680.545 14321.770 14684.886 14308.841 14684.886 14286.509 L 14684.886 14243.803 L 14639.812 14243.803 L 14639.812 14243.803 M 14717.273 14243.803 L 14717.273 14292.777 L 14743.983 14292.777 C 14744.651 14312.367 14735.970 14323.729 14717.273 14327.647 L 14717.273 14345.669 C 14728.624 14344.885 14739.309 14340.184 14747.322 14332.348 C 14758.006 14321.770 14762.347 14308.841 14762.347 14286.509 L 14762.347 14243.803 L 14717.273 14243.803 L 14717.273 14243.803 ">
                <!-- 20 nodes -->
              </draw:path>
              <draw:path id="T_kb5i3" draw:style-name="style23" draw:layer="layout" svg:x="9.284cm" svg:y="7.314cm" svg:width="0.116cm" svg:height="0.112cm" svg:viewBox="0.0 0.0 116.060 112.615" svg:d="M 18627.890 14634.877 L 18606.856 14683.329 C 18614.257 14679.215 18618.152 14677.844 18625.943 14677.844 C 18638.018 14677.844 18645.809 14684.243 18645.809 14693.842 C 18645.809 14704.355 18636.071 14712.583 18623.606 14712.583 C 18612.699 14712.583 18603.350 14709.383 18582.705 14698.870 L 18575.304 14722.638 C 18600.623 14732.694 18611.920 14735.437 18629.059 14735.437 C 18661.390 14735.437 18679.308 14720.353 18679.308 14692.928 C 18679.308 14672.816 18668.012 14660.474 18649.704 14660.474 C 18643.861 14660.474 18639.187 14661.388 18633.344 14663.674 L 18644.640 14634.877 L 18627.890 14634.877 L 18627.890 14634.877 ">
                <!-- 14 nodes -->
              </draw:path>
              <draw:path id="T_kb5k3" draw:style-name="style22" draw:layer="layout" svg:x="11.318cm" svg:y="7.234cm" svg:width="0.058cm" svg:height="0.074cm" svg:viewBox="0.0 0.0 58.690 74.034" svg:d="M 22637.962 14468.774 L 22696.652 14468.774 L 22696.652 14542.809 L 22637.962 14542.809 L 22637.962 14468.774 L 22637.962 14468.774 ">
                <!-- 6 nodes -->
              </draw:path>
            </draw:g>
            <!-- id="T_Lx_AltGr" -->
            <draw:g id="T_Lx_AltGrSh">
              <draw:path id="T_kb2a4" draw:style-name="style24" draw:layer="layout" svg:x="0.988cm" svg:y="3.516cm" svg:width="0.168cm" svg:height="0.113cm" svg:viewBox="0.0 0.0 168.276 113.227" svg:d="M 1976.415 7033.629 L 1976.415 7063.797 L 2118.983 7063.797 L 2118.983 7146.857 L 2144.691 7146.857 L 2144.691 7033.629 L 1976.415 7033.629 L 1976.415 7033.629 ">
                <!-- 8 nodes -->
              </draw:path>
              <draw:path id="T_kb2b4" draw:style-name="style24" draw:layer="layout" svg:x="2.188cm" svg:y="3.408cm" svg:width="0.050cm" svg:height="0.284cm" svg:viewBox="0.0 0.0 50.082 284.440" svg:d="M 4377.323 7101.714 L 4427.406 7101.714 L 4427.406 7019.438 L 4413.716 6898.374 L 4391.346 6898.374 L 4377.323 7019.438 L 4377.323 7101.714 L 4377.323 7101.714 M 4377.323 6874.475 L 4427.406 6874.475 L 4427.406 6817.273 L 4377.323 6817.273 L 4377.323 6874.475 L 4377.323 6874.475 ">
                <!-- 14 nodes -->
              </draw:path>
              <draw:path id="T_kb2c4" draw:style-name="style24" draw:layer="layout" svg:x="3.099cm" svg:y="3.379cm" svg:width="0.255cm" svg:height="0.294cm" svg:viewBox="0.0 0.0 255.954 294.225" svg:d="M 6265.462 6904.499 L 6234.487 6904.499 L 6234.487 6806.360 C 6224.379 6814.777 6212.750 6821.027 6199.599 6825.107 L 6199.599 6795.455 C 6209.163 6792.522 6217.804 6787.612 6225.521 6780.725 C 6233.237 6773.838 6238.182 6766.824 6240.356 6759.681 L 6265.462 6759.681 L 6265.462 6904.499 L 6265.462 6904.499 M 6265.952 7053.907 L 6240.030 7053.907 L 6381.702 6759.681 L 6407.623 6759.681 L 6265.952 7053.907 L 6265.952 7053.907 M 6378.604 6973.942 C 6367.844 6967.948 6362.464 6958.255 6362.464 6944.864 C 6362.464 6934.023 6366.268 6924.968 6373.876 6917.699 C 6381.593 6910.429 6392.516 6906.795 6406.645 6906.794 C 6419.252 6906.795 6429.795 6910.174 6438.273 6916.933 C 6446.858 6923.693 6451.151 6933.194 6451.152 6945.438 C 6451.151 6957.554 6445.935 6967.055 6435.501 6973.942 C 6448.869 6980.191 6455.553 6991.606 6455.554 7008.186 C 6455.553 7021.577 6451.260 7032.545 6442.674 7041.090 C 6434.197 7049.635 6422.730 7053.907 6408.275 7053.907 C 6393.276 7053.907 6381.267 7049.762 6372.246 7041.473 C 6363.334 7033.183 6358.878 7022.533 6358.878 7009.525 C 6358.878 6993.710 6365.453 6981.849 6378.604 6973.942 L 6378.604 6973.942 M 6391.972 6947.925 C 6391.972 6956.852 6396.972 6961.316 6406.971 6961.316 C 6416.861 6961.316 6421.806 6956.597 6421.807 6947.160 C 6421.806 6937.850 6416.861 6933.194 6406.971 6933.194 C 6396.972 6933.194 6391.972 6938.105 6391.972 6947.925 L 6391.972 6947.925 M 6389.527 7007.420 C 6389.527 7013.415 6391.211 7018.261 6394.581 7021.960 C 6398.059 7025.531 6402.352 7027.316 6407.460 7027.316 C 6412.568 7027.316 6416.753 7025.594 6420.013 7022.151 C 6423.274 7018.707 6424.904 7013.861 6424.904 7007.612 C 6424.904 7001.618 6423.328 6996.899 6420.176 6993.455 C 6417.024 6989.884 6412.786 6988.099 6407.460 6988.099 C 6401.917 6988.099 6397.515 6989.884 6394.255 6993.455 C 6391.103 6996.899 6389.527 7001.554 6389.527 7007.420 L 6389.527 7007.420 ">
                <!-- 46 nodes -->
              </draw:path>
              <draw:path id="T_kb2d4" draw:style-name="style24" draw:layer="layout" svg:x="4.143cm" svg:y="3.383cm" svg:width="0.168cm" svg:height="0.289cm" svg:viewBox="0.0 0.0 168.944 289.141" svg:d="M 8401.050 6901.987 L 8354.640 6901.987 C 8352.637 6896.110 8350.300 6890.234 8344.624 6876.521 C 8336.611 6857.323 8335.609 6854.189 8335.609 6846.353 C 8335.609 6825.588 8349.298 6810.700 8368.330 6810.700 C 8378.346 6810.700 8387.361 6814.226 8394.038 6821.278 C 8401.050 6828.331 8403.721 6835.383 8405.724 6853.405 L 8406.058 6857.715 L 8450.131 6857.715 C 8448.461 6834.599 8445.790 6821.670 8440.782 6810.308 C 8428.762 6782.491 8402.719 6767.211 8367.996 6767.211 C 8345.626 6767.211 8327.262 6773.872 8313.239 6786.409 C 8297.880 6800.905 8288.532 6823.237 8288.532 6845.178 C 8288.532 6862.416 8291.203 6871.036 8306.228 6901.987 L 8286.195 6901.987 L 8286.195 6923.536 L 8315.910 6923.536 C 8321.252 6938.816 8322.922 6947.043 8322.922 6956.838 C 8322.922 6979.562 8314.241 6993.666 8286.195 7015.998 L 8304.558 7055.569 C 8319.249 7046.950 8328.264 7043.816 8340.951 7043.816 C 8349.632 7043.816 8357.645 7045.383 8373.672 7050.084 C 8390.366 7054.786 8397.711 7056.353 8406.726 7056.353 C 8423.086 7056.353 8436.442 7051.651 8455.139 7038.722 L 8441.450 6996.017 C 8428.094 7003.853 8417.410 7007.379 8406.392 7007.379 C 8400.716 7007.379 8394.038 7006.204 8385.358 7003.461 C 8372.336 6999.543 8369.665 6999.151 8363.989 6999.151 C 8354.307 6999.151 8347.629 7001.894 8326.594 7013.648 C 8354.974 6987.398 8365.325 6969.375 8365.325 6946.651 C 8365.325 6938.816 8364.323 6933.722 8360.316 6923.536 L 8401.050 6923.536 L 8401.050 6901.987 L 8401.050 6901.987 ">
                <!-- 34 nodes -->
              </draw:path>
              <draw:path id="T_kb2e4" draw:style-name="style24" draw:layer="layout" svg:x="5.141cm" svg:y="3.364cm" svg:width="0.168cm" svg:height="0.348cm" svg:viewBox="0.0 0.0 168.610 348.302" svg:d="M 10448.748 6833.424 C 10448.081 6784.450 10422.038 6753.498 10379.969 6750.756 L 10379.969 6729.599 L 10357.265 6729.599 L 10357.265 6750.756 C 10314.194 6755.457 10289.153 6784.058 10289.153 6827.939 C 10289.153 6871.428 10312.191 6899.245 10357.265 6911.390 L 10357.265 6994.842 C 10338.567 6990.924 10328.217 6974.860 10327.215 6947.435 L 10283.477 6947.435 L 10283.477 6950.961 C 10283.477 6979.562 10293.493 7003.069 10312.191 7018.741 C 10324.878 7029.319 10337.232 7034.413 10357.265 7036.763 L 10357.265 7077.901 L 10379.969 7077.901 L 10379.969 7036.763 C 10398.332 7034.413 10412.355 7028.928 10423.373 7020.700 C 10441.403 7006.987 10452.087 6981.521 10452.087 6952.137 C 10452.087 6909.040 10431.720 6885.924 10379.969 6869.077 L 10379.969 6790.327 C 10396.997 6793.069 10406.679 6809.525 10406.011 6833.424 L 10448.748 6833.424 L 10448.748 6833.424 M 10357.265 6861.241 C 10338.567 6854.189 10330.220 6843.610 10330.220 6826.372 C 10330.220 6806.390 10338.901 6794.637 10357.265 6790.327 L 10357.265 6861.241 L 10357.265 6861.241 M 10379.969 6918.051 C 10398.666 6924.711 10408.015 6938.032 10408.015 6956.838 C 10408.015 6976.428 10398.666 6989.357 10379.969 6994.842 L 10379.969 6918.051 L 10379.969 6918.051 ">
                <!-- 33 nodes -->
              </draw:path>
              <draw:path id="T_kb2f4" draw:style-name="style24" draw:layer="layout" svg:x="6.096cm" svg:y="3.379cm" svg:width="0.264cm" svg:height="0.294cm" svg:viewBox="0.0 0.0 264.431 294.225" svg:d="M 12267.676 7053.907 L 12241.592 7053.907 L 12383.426 6759.681 L 12409.185 6759.681 L 12267.676 7053.907 L 12267.676 7053.907 M 12192.846 6862.603 L 12222.843 6858.777 C 12224.474 6872.551 12230.560 6879.438 12241.102 6879.438 C 12246.645 6879.438 12250.993 6877.525 12254.145 6873.699 C 12257.405 6869.745 12259.036 6864.771 12259.036 6858.777 C 12259.036 6853.293 12257.514 6848.766 12254.471 6845.194 C 12251.428 6841.624 12247.297 6839.838 12242.081 6839.838 C 12238.603 6839.838 12233.712 6840.795 12227.408 6842.707 L 12231.158 6814.777 C 12245.939 6814.777 12253.330 6809.740 12253.330 6799.664 C 12253.330 6791.247 12248.819 6787.038 12239.798 6787.038 C 12230.017 6787.038 12224.637 6793.287 12223.658 6805.786 L 12194.639 6800.812 C 12199.204 6773.392 12214.529 6759.682 12240.613 6759.681 C 12253.547 6759.682 12264.089 6763.508 12272.241 6771.160 C 12280.392 6778.685 12284.468 6787.485 12284.468 6797.560 C 12284.468 6809.293 12279.197 6818.858 12268.654 6826.255 C 12283.327 6832.377 12290.663 6843.537 12290.663 6859.734 C 12290.663 6873.253 12285.990 6884.476 12276.643 6893.403 C 12267.296 6902.331 12255.558 6906.795 12241.429 6906.794 C 12227.951 6906.795 12216.757 6902.841 12207.845 6894.934 C 12199.041 6886.899 12194.042 6876.122 12192.846 6862.603 L 12192.846 6862.603 M 12380.166 6973.942 C 12369.514 6967.948 12364.189 6958.255 12364.189 6944.864 C 12364.189 6934.023 12367.993 6924.968 12375.601 6917.699 C 12383.317 6910.429 12394.186 6906.795 12408.206 6906.794 C 12422.227 6906.795 12433.150 6910.493 12440.975 6917.890 C 12448.800 6925.287 12452.713 6934.470 12452.713 6945.438 C 12452.713 6957.554 12447.550 6967.055 12437.226 6973.942 C 12450.594 6980.191 12457.278 6991.606 12457.278 7008.186 C 12457.278 7022.087 12452.822 7033.183 12443.910 7041.473 C 12435.106 7049.762 12423.748 7053.907 12409.837 7053.907 C 12395.599 7053.907 12383.806 7049.954 12374.460 7042.046 C 12365.221 7034.012 12360.602 7023.171 12360.602 7009.525 C 12360.602 6993.328 12367.123 6981.467 12380.166 6973.942 L 12380.166 6973.942 M 12393.697 6947.925 C 12393.697 6956.852 12398.642 6961.316 12408.533 6961.316 C 12418.423 6961.316 12423.368 6956.597 12423.368 6947.160 C 12423.368 6937.850 12418.423 6933.194 12408.533 6933.194 C 12398.642 6933.194 12393.697 6938.105 12393.697 6947.925 L 12393.697 6947.925 M 12391.089 7007.420 C 12391.088 7013.415 12392.773 7018.261 12396.142 7021.960 C 12399.620 7025.531 12403.968 7027.316 12409.185 7027.316 C 12414.293 7027.316 12418.423 7025.594 12421.575 7022.151 C 12424.835 7018.707 12426.465 7013.861 12426.466 7007.612 C 12426.465 7001.618 12424.889 6996.899 12421.738 6993.455 C 12418.586 6989.884 12414.401 6988.099 12409.185 6988.099 C 12403.533 6988.099 12399.077 6989.884 12395.816 6993.455 C 12392.664 6996.899 12391.088 7001.554 12391.089 7007.420 L 12391.089 7007.420 ">
                <!-- 59 nodes -->
              </draw:path>
              <draw:path id="T_kb2g4" draw:style-name="style24" draw:layer="layout" svg:x="7.099cm" svg:y="3.379cm" svg:width="0.263cm" svg:height="0.294cm" svg:viewBox="0.0 0.0 263.290 294.225" svg:d="M 14271.946 7053.907 L 14246.025 7053.907 L 14387.859 6759.681 L 14413.618 6759.681 L 14271.946 7053.907 L 14271.946 7053.907 M 14198.420 6863.560 L 14229.396 6860.499 C 14230.809 6873.635 14236.949 6880.203 14247.818 6880.203 C 14253.252 6880.203 14257.600 6878.035 14260.860 6873.699 C 14264.229 6869.363 14265.914 6863.368 14265.914 6855.716 C 14265.914 6840.412 14259.556 6832.760 14246.840 6832.760 C 14239.232 6832.760 14232.493 6836.203 14226.624 6843.090 L 14201.518 6839.455 L 14216.354 6762.168 L 14291.347 6762.168 L 14291.347 6792.394 L 14239.993 6792.394 L 14237.221 6809.038 C 14242.438 6807.125 14247.546 6806.169 14252.546 6806.168 C 14265.479 6806.169 14276.185 6810.824 14284.662 6820.134 C 14293.248 6829.316 14297.542 6840.922 14297.542 6854.951 C 14297.542 6867.832 14293.248 6879.693 14284.662 6890.534 C 14276.076 6901.374 14263.740 6906.795 14247.655 6906.794 C 14233.852 6906.795 14222.549 6903.032 14213.745 6895.507 C 14205.050 6887.983 14199.942 6877.334 14198.420 6863.560 L 14198.420 6863.560 M 14384.599 6973.942 C 14373.947 6967.948 14368.622 6958.255 14368.622 6944.864 C 14368.622 6934.023 14372.426 6924.968 14380.034 6917.699 C 14387.750 6910.429 14398.619 6906.795 14412.640 6906.794 C 14426.769 6906.795 14437.691 6910.493 14445.408 6917.890 C 14453.233 6925.287 14457.146 6934.470 14457.146 6945.438 C 14457.146 6957.554 14451.984 6967.055 14441.659 6973.942 C 14455.027 6980.191 14461.711 6991.606 14461.711 7008.186 C 14461.711 7022.087 14457.255 7033.183 14448.343 7041.473 C 14439.430 7049.762 14428.073 7053.907 14414.270 7053.907 C 14400.032 7053.907 14388.240 7049.954 14378.893 7042.046 C 14369.654 7034.012 14365.035 7023.171 14365.035 7009.525 C 14365.035 6993.328 14371.556 6981.467 14384.599 6973.942 L 14384.599 6973.942 M 14398.130 6947.925 C 14398.130 6956.852 14403.075 6961.316 14412.966 6961.316 C 14422.856 6961.316 14427.801 6956.597 14427.801 6947.160 C 14427.801 6937.850 14422.856 6933.194 14412.966 6933.194 C 14403.075 6933.194 14398.130 6938.105 14398.130 6947.925 L 14398.130 6947.925 M 14395.522 7007.420 C 14395.521 7013.415 14397.206 7018.261 14400.576 7021.960 C 14404.053 7025.531 14408.401 7027.316 14413.618 7027.316 C 14418.617 7027.316 14422.747 7025.594 14426.008 7022.151 C 14429.268 7018.707 14430.899 7013.861 14430.899 7007.612 C 14430.899 7001.618 14429.323 6996.899 14426.171 6993.455 C 14423.019 6989.884 14418.780 6988.099 14413.455 6988.099 C 14407.912 6988.099 14403.510 6989.884 14400.250 6993.455 C 14397.097 6996.899 14395.521 7001.554 14395.522 7007.420 L 14395.522 7007.420 ">
                <!-- 57 nodes -->
              </draw:path>
              <draw:path id="T_kb2h4" draw:style-name="style24" draw:layer="layout" svg:x="8.100cm" svg:y="3.379cm" svg:width="0.263cm" svg:height="0.294cm" svg:viewBox="0.0 0.0 263.453 294.225" svg:d="M 16267.250 7053.907 L 16241.328 7053.907 L 16383.163 6759.681 L 16408.921 6759.681 L 16267.250 7053.907 L 16267.250 7053.907 M 16201.386 6792.203 L 16201.386 6762.168 L 16297.736 6762.168 L 16297.736 6785.507 C 16283.824 6799.154 16272.412 6817.073 16263.500 6839.264 C 16254.697 6861.455 16250.295 6881.734 16250.295 6900.099 L 16250.295 6904.499 L 16220.298 6904.499 C 16220.624 6882.563 16224.482 6862.284 16231.873 6843.664 C 16239.372 6825.044 16246.980 6810.314 16254.697 6799.473 L 16259.914 6792.203 L 16201.386 6792.203 L 16201.386 6792.203 M 16387.728 6973.942 C 16377.076 6967.693 16371.751 6958.000 16371.751 6944.864 C 16371.751 6934.279 16375.555 6925.287 16383.163 6917.890 C 16390.879 6910.493 16401.857 6906.795 16416.095 6906.794 C 16429.571 6906.795 16440.277 6910.366 16448.211 6917.507 C 16456.254 6924.522 16460.275 6933.832 16460.275 6945.438 C 16460.275 6957.044 16455.113 6966.545 16444.788 6973.942 C 16458.156 6981.339 16464.840 6992.945 16464.840 7008.760 C 16464.840 7021.896 16460.438 7032.736 16451.635 7041.281 C 16442.940 7049.699 16431.419 7053.907 16417.073 7053.907 C 16403.161 7053.907 16391.532 7049.954 16382.185 7042.046 C 16372.838 7034.012 16368.164 7022.980 16368.164 7008.951 C 16368.164 6993.902 16374.685 6982.232 16387.728 6973.942 L 16387.728 6973.942 M 16401.259 6947.160 C 16401.259 6956.597 16406.150 6961.316 16415.932 6961.316 C 16425.930 6961.316 16430.930 6956.661 16430.930 6947.351 C 16430.930 6937.913 16425.985 6933.194 16416.095 6933.194 C 16406.204 6933.194 16401.259 6937.850 16401.259 6947.160 L 16401.259 6947.160 M 16398.651 7006.655 C 16398.650 7013.160 16400.335 7018.261 16403.705 7021.960 C 16407.182 7025.531 16411.530 7027.316 16416.747 7027.316 C 16421.746 7027.316 16425.876 7025.594 16429.137 7022.151 C 16432.397 7018.707 16434.028 7013.861 16434.028 7007.612 C 16434.028 6994.603 16428.104 6988.099 16416.258 6988.099 C 16410.497 6988.099 16406.095 6990.012 16403.052 6993.838 C 16400.118 6997.536 16398.650 7001.809 16398.651 7006.655 L 16398.651 7006.655 ">
                <!-- 48 nodes -->
              </draw:path>
              <draw:path id="T_kb2i4" draw:style-name="style24" draw:layer="layout" svg:x="9.090cm" svg:y="3.378cm" svg:width="0.286cm" svg:height="0.178cm" svg:viewBox="0.0 0.0 286.470 178.656" svg:d="M 18258.796 6786.801 L 18303.202 6786.801 L 18303.202 6756.241 L 18181.335 6756.241 L 18181.335 6786.801 L 18227.077 6786.801 L 18227.077 6934.898 L 18258.796 6934.898 L 18258.796 6786.801 L 18258.796 6786.801 M 18409.711 6934.898 L 18437.423 6798.163 L 18437.423 6934.898 L 18467.806 6934.898 L 18467.806 6756.241 L 18422.064 6756.241 L 18394.018 6893.368 L 18365.304 6756.241 L 18319.562 6756.241 L 18319.562 6934.898 L 18349.946 6934.898 L 18349.946 6798.163 L 18378.326 6934.898 L 18409.711 6934.898 L 18409.711 6934.898 ">
                <!-- 25 nodes -->
              </draw:path>
              <draw:path id="T_kb2j4" draw:style-name="style24" draw:layer="layout" svg:x="10.156cm" svg:y="3.425cm" svg:width="0.157cm" svg:height="0.244cm" svg:viewBox="0.0 0.0 157.258 244.477" svg:d="M 20470.769 7048.909 L 20313.511 7048.909 L 20313.511 7095.532 L 20470.769 7095.532 L 20470.769 7048.909 L 20470.769 7048.909 M 20470.769 6920.010 L 20412.006 6920.010 L 20412.006 6851.054 L 20372.274 6851.054 L 20372.274 6920.010 L 20313.511 6920.010 L 20313.511 6966.633 L 20372.274 6966.633 L 20372.274 7035.588 L 20412.006 7035.588 L 20412.006 6966.633 L 20470.769 6966.633 L 20470.769 6920.010 L 20470.769 6920.010 ">
                <!-- 20 nodes -->
              </draw:path>
              <draw:path id="T_kb2k4" draw:style-name="style24" draw:layer="layout" svg:x="11.186cm" svg:y="3.394cm" svg:width="0.101cm" svg:height="0.118cm" svg:viewBox="0.0 0.0 101.166 118.712" svg:d="M 22423.817 6789.935 C 22395.771 6789.935 22373.067 6816.577 22373.067 6849.095 C 22373.067 6881.614 22395.771 6908.648 22423.150 6908.648 C 22451.529 6908.648 22474.233 6882.398 22474.233 6849.095 C 22474.233 6816.577 22451.529 6789.935 22423.817 6789.935 L 22423.817 6789.935 M 22423.817 6814.618 C 22439.844 6814.618 22453.199 6830.290 22453.199 6849.095 C 22453.199 6868.685 22439.844 6883.965 22423.150 6883.965 C 22407.457 6883.965 22394.102 6867.901 22394.102 6849.487 C 22394.102 6830.290 22407.457 6814.618 22423.817 6814.618 L 22423.817 6814.618 ">
                <!-- 12 nodes -->
              </draw:path>
              <draw:path id="T_kb2l4" draw:style-name="style24" draw:layer="layout" svg:x="12.153cm" svg:y="3.408cm" svg:width="0.164cm" svg:height="0.291cm" svg:viewBox="0.0 0.0 164.603 291.492" svg:d="M 24370.396 6896.023 C 24370.396 6921.490 24368.059 6926.191 24348.026 6942.646 C 24316.641 6968.505 24307.626 6985.744 24307.626 7018.654 C 24307.626 7071.937 24341.682 7108.766 24391.097 7108.766 C 24419.811 7108.766 24442.181 7097.012 24456.538 7073.896 C 24467.556 7056.658 24471.896 7037.852 24472.230 7005.725 L 24426.822 7005.725 L 24426.822 7006.508 C 24428.158 7038.243 24412.132 7062.535 24389.761 7062.535 C 24369.729 7062.535 24354.704 7042.945 24354.704 7017.479 C 24354.704 6999.848 24358.710 6992.404 24378.409 6973.598 C 24405.120 6946.956 24412.799 6929.326 24411.798 6896.023 L 24370.396 6896.023 L 24370.396 6896.023 M 24365.054 6874.475 L 24415.136 6874.475 L 24415.136 6817.273 L 24365.054 6817.273 L 24365.054 6874.475 L 24365.054 6874.475 ">
                <!-- 20 nodes -->
              </draw:path>
              <draw:path id="T_kb2m4" draw:style-name="style23" draw:layer="layout" svg:x="13.186cm" svg:y="3.614cm" svg:width="0.098cm" svg:height="0.119cm" svg:viewBox="0.0 0.0 98.920 119.014" svg:d="M 26428.209 7234.380 C 26398.215 7247.178 26379.907 7270.947 26379.907 7297.915 C 26379.907 7324.426 26401.331 7341.339 26435.999 7341.339 C 26446.906 7341.339 26456.255 7339.967 26466.772 7336.768 L 26466.772 7315.285 C 26459.760 7317.113 26452.359 7318.027 26444.569 7318.027 C 26423.924 7318.027 26414.965 7310.714 26414.965 7295.173 C 26414.965 7271.861 26424.313 7258.605 26457.423 7234.380 L 26428.209 7234.380 L 26428.209 7234.380 ">
                <!-- 10 nodes -->
              </draw:path>
              <draw:path id="T_kb3b4" draw:style-name="style24" draw:layer="layout" svg:x="2.586cm" svg:y="4.510cm" svg:width="0.235cm" svg:height="0.285cm" svg:viewBox="0.0 0.0 235.738 285.234" svg:d="M 5173.245 9305.919 L 5173.245 9258.667 L 5219.545 9258.667 C 5191.178 9223.722 5176.995 9186.099 5176.995 9145.798 C 5176.995 9110.598 5187.157 9080.946 5207.481 9056.841 C 5227.805 9032.737 5255.683 9020.685 5291.115 9020.685 C 5326.220 9020.685 5353.989 9032.673 5374.422 9056.650 C 5394.855 9080.627 5405.071 9110.343 5405.071 9145.798 C 5405.071 9186.099 5390.888 9223.722 5362.521 9258.667 L 5408.984 9258.667 L 5408.984 9305.919 L 5299.592 9305.919 L 5299.592 9260.772 C 5317.960 9252.737 5331.817 9239.728 5341.164 9221.746 C 5350.620 9203.763 5355.348 9183.038 5355.348 9159.572 C 5355.348 9135.467 5349.913 9114.360 5339.045 9096.250 C 5328.285 9078.140 5312.308 9069.085 5291.115 9069.085 C 5270.030 9069.085 5254.053 9078.076 5243.184 9096.059 C 5232.316 9114.041 5226.881 9135.212 5226.882 9159.572 C 5226.881 9183.166 5231.555 9203.954 5240.902 9221.937 C 5250.358 9239.792 5264.269 9252.737 5282.637 9260.772 L 5282.637 9305.919 L 5173.245 9305.919 L 5173.245 9305.919 ">
                <!-- 24 nodes -->
              </draw:path>
              <draw:path id="T_kb3c4" draw:style-name="style25" draw:layer="layout" svg:x="3.605cm" svg:y="4.515cm" svg:width="0.193cm" svg:height="0.280cm" svg:viewBox="0.0 0.0 193.514 280.451" svg:d="M 7237.021 9170.667 L 7237.021 9030.250 L 7285.114 9030.250 L 7285.114 9123.033 L 7338.750 9070.233 L 7338.750 9116.528 L 7285.114 9169.137 L 7285.114 9263.450 L 7405.266 9263.450 L 7405.266 9310.702 L 7237.021 9310.702 L 7237.021 9216.198 L 7211.751 9240.876 L 7211.751 9195.537 L 7237.021 9170.667 L 7237.021 9170.667 ">
                <!-- 16 nodes -->
              </draw:path>
              <draw:path id="T_kb3d4" draw:style-name="style24" draw:layer="layout" svg:x="4.627cm" svg:y="4.547cm" svg:width="0.162cm" svg:height="0.296cm" svg:viewBox="0.0 0.0 162.266 296.977" svg:d="M 9343.228 9172.329 C 9358.920 9175.072 9367.267 9186.042 9371.608 9210.333 L 9416.348 9210.333 C 9413.677 9161.751 9384.295 9128.449 9343.228 9127.665 L 9343.228 9094.363 L 9328.537 9094.363 L 9328.537 9128.057 C 9280.124 9133.934 9254.081 9173.897 9254.081 9241.285 C 9254.081 9306.322 9282.128 9347.852 9328.537 9351.378 L 9328.537 9391.341 L 9343.228 9391.341 L 9343.228 9351.770 C 9382.960 9349.811 9412.675 9316.508 9416.348 9269.494 L 9371.608 9269.494 C 9366.600 9293.393 9358.586 9304.363 9343.228 9307.105 L 9343.228 9172.329 L 9343.228 9172.329 M 9328.537 9305.930 C 9310.507 9299.661 9300.825 9277.329 9300.825 9240.893 C 9300.825 9202.106 9310.507 9178.598 9328.537 9173.113 L 9328.537 9305.930 L 9328.537 9305.930 ">
                <!-- 22 nodes -->
              </draw:path>
              <draw:path id="T_kb3e4" draw:style-name="style24" draw:layer="layout" svg:x="5.581cm" svg:y="4.504cm" svg:width="0.255cm" svg:height="0.299cm" svg:viewBox="0.0 0.0 255.419 299.720" svg:d="M 11264.823 9177.423 L 11295.540 9177.423 C 11309.563 9177.423 11315.907 9183.300 11315.907 9196.620 L 11315.907 9203.281 C 11315.573 9207.199 11315.573 9210.333 11315.573 9213.467 C 11315.573 9230.706 11316.241 9236.191 11320.248 9245.202 L 11354.637 9245.202 L 11354.637 9236.975 C 11349.629 9233.841 11348.294 9231.098 11348.294 9223.654 C 11347.292 9173.505 11346.624 9170.762 11329.262 9161.359 C 11345.623 9151.956 11352.634 9138.635 11352.634 9119.046 C 11352.634 9089.270 11337.609 9071.639 11312.234 9071.639 L 11232.770 9071.639 L 11232.770 9245.202 L 11264.823 9245.202 L 11264.823 9177.423 L 11264.823 9177.423 M 11264.823 9145.688 L 11264.823 9103.374 L 11299.213 9103.374 C 11315.239 9103.374 11320.581 9108.467 11320.581 9124.531 C 11320.581 9140.594 11315.239 9145.688 11299.213 9145.688 L 11264.823 9145.688 L 11264.823 9145.688 M 11291.868 9008.952 C 11221.419 9008.952 11163.991 9076.341 11163.991 9158.617 C 11163.991 9240.501 11221.419 9308.673 11290.198 9308.673 C 11362.317 9308.673 11419.410 9242.460 11419.410 9158.617 C 11419.410 9075.949 11361.983 9008.952 11291.868 9008.952 L 11291.868 9008.952 M 11291.534 9037.161 C 11347.626 9037.161 11393.368 9091.620 11393.368 9158.617 C 11393.368 9226.396 11347.960 9280.464 11290.532 9280.464 C 11235.775 9280.464 11190.034 9224.829 11190.034 9158.617 C 11190.034 9091.620 11235.775 9037.161 11291.534 9037.161 L 11291.534 9037.161 ">
                <!-- 36 nodes -->
              </draw:path>
              <draw:path id="T_kb3f4" draw:style-name="style25" draw:layer="layout" svg:x="6.616cm" svg:y="4.515cm" svg:width="0.189cm" svg:height="0.280cm" svg:viewBox="0.0 0.0 189.927 280.451" svg:d="M 13304.283 9205.102 L 13253.092 9205.102 L 13253.092 9169.328 L 13304.283 9169.328 L 13304.283 9077.693 L 13233.365 9077.693 L 13233.365 9030.250 L 13423.293 9030.250 L 13423.293 9077.693 L 13352.539 9077.693 L 13352.539 9169.328 L 13403.730 9169.328 L 13403.730 9205.102 L 13352.539 9205.102 L 13352.539 9310.702 L 13304.283 9310.702 L 13304.283 9205.102 L 13304.283 9205.102 ">
                <!-- 18 nodes -->
              </draw:path>
              <draw:path id="T_kb3g4" draw:style-name="style24" draw:layer="layout" svg:x="7.621cm" svg:y="4.519cm" svg:width="0.182cm" svg:height="0.275cm" svg:viewBox="0.0 0.0 182.633 275.820" svg:d="M 15407.527 9177.814 L 15361.785 9177.814 L 15425.890 9039.512 L 15380.816 9039.512 L 15336.076 9139.027 L 15289.666 9039.512 L 15243.257 9039.512 L 15311.035 9177.814 L 15264.959 9177.814 L 15264.959 9200.930 L 15313.372 9200.930 L 15313.372 9221.695 L 15264.959 9221.695 L 15264.959 9244.811 L 15313.372 9244.811 L 15313.372 9315.333 L 15360.115 9315.333 L 15360.115 9244.811 L 15407.527 9244.811 L 15407.527 9221.695 L 15360.115 9221.695 L 15360.115 9200.930 L 15407.527 9200.930 L 15407.527 9177.814 L 15407.527 9177.814 ">
                <!-- 25 nodes -->
              </draw:path>
              <draw:path id="T_kb3h4" draw:style-name="style24" draw:layer="layout" svg:x="8.656cm" svg:y="4.452cm" svg:width="0.117cm" svg:height="0.338cm" svg:viewBox="0.0 0.0 117.217 338.225" svg:d="M 17312.008 8983.721 C 17327.767 8966.758 17339.722 8952.092 17347.874 8939.721 C 17356.134 8927.350 17362.275 8915.680 17366.296 8904.712 L 17373.795 8904.712 C 17378.904 8917.338 17385.479 8929.582 17393.522 8941.442 C 17401.673 8953.303 17413.574 8967.460 17429.225 8983.912 L 17429.225 8998.642 C 17407.379 8986.654 17390.587 8974.092 17378.849 8960.955 L 17378.849 9242.938 L 17362.383 9242.938 L 17362.383 8960.955 C 17352.058 8970.521 17344.287 8977.280 17339.070 8981.234 C 17333.962 8985.060 17324.941 8990.735 17312.008 8998.260 L 17312.008 8983.721 L 17312.008 8983.721 ">
                <!-- 15 nodes -->
              </draw:path>
              <draw:path id="T_kb3i4" draw:style-name="style24" draw:layer="layout" svg:x="9.692cm" svg:y="4.584cm" svg:width="0.046cm" svg:height="0.211cm" svg:viewBox="0.0 0.0 46.743 211.567" svg:d="M 19431.238 9168.020 L 19384.494 9168.020 L 19384.494 9379.587 L 19431.238 9379.587 L 19431.238 9168.020 L 19431.238 9168.020 ">
                <!-- 6 nodes -->
              </draw:path>
              <draw:path id="T_kb3j4" draw:style-name="style25" draw:layer="layout" svg:x="10.525cm" svg:y="4.510cm" svg:width="0.311cm" svg:height="0.290cm" svg:viewBox="0.0 0.0 311.873 290.017" svg:d="M 21362.917 9258.285 L 21362.917 9305.919 L 21209.182 9305.919 L 21209.182 9272.824 C 21196.683 9298.076 21175.815 9310.702 21146.579 9310.702 C 21118.212 9310.702 21096.094 9299.861 21080.226 9278.180 C 21060.771 9251.653 21051.044 9214.030 21051.044 9165.311 C 21051.044 9117.102 21060.554 9080.053 21079.574 9054.163 C 21095.877 9031.844 21117.451 9020.685 21144.296 9020.685 C 21157.882 9020.685 21170.326 9023.937 21181.630 9030.441 C 21193.042 9036.946 21202.226 9045.618 21209.182 9056.459 L 21209.182 9025.467 L 21358.352 9025.467 L 21358.352 9072.911 L 21251.080 9072.911 L 21251.080 9135.276 L 21349.223 9135.276 L 21349.223 9182.719 L 21251.080 9182.719 L 21251.080 9258.285 L 21362.917 9258.285 L 21362.917 9258.285 M 21153.589 9069.085 C 21137.503 9069.085 21124.678 9076.036 21115.114 9089.937 C 21105.550 9103.839 21100.768 9127.560 21100.768 9161.102 C 21100.768 9198.980 21106.148 9226.082 21116.908 9242.406 C 21125.059 9254.777 21137.286 9260.963 21153.589 9260.963 C 21173.261 9260.963 21186.955 9252.227 21194.672 9234.754 C 21202.497 9217.154 21206.410 9192.986 21206.410 9162.250 C 21206.410 9127.943 21201.628 9103.839 21192.064 9089.937 C 21182.608 9076.036 21169.783 9069.085 21153.589 9069.085 L 21153.589 9069.085 ">
                <!-- 32 nodes -->
              </draw:path>
              <draw:path id="T_kb3k4" draw:style-name="style25" draw:layer="layout" svg:x="11.632cm" svg:y="4.515cm" svg:width="0.183cm" svg:height="0.280cm" svg:viewBox="0.0 0.0 183.080 280.451" svg:d="M 23264.498 9310.702 L 23264.498 9030.250 L 23312.754 9030.250 L 23312.754 9083.050 L 23341.936 9083.050 C 23371.281 9083.050 23390.464 9084.453 23399.485 9087.259 C 23413.179 9091.595 23424.591 9100.841 23433.721 9114.998 C 23442.959 9129.027 23447.578 9147.201 23447.578 9169.519 C 23447.578 9186.609 23444.915 9201.021 23439.590 9212.754 C 23434.264 9224.488 23427.471 9233.734 23419.212 9240.493 C 23411.060 9247.253 23402.746 9251.653 23394.268 9253.693 C 23382.747 9256.499 23366.064 9257.902 23344.219 9257.902 L 23312.754 9257.902 L 23312.754 9310.702 L 23264.498 9310.702 L 23264.498 9310.702 M 23312.754 9130.493 L 23312.754 9210.267 L 23339.165 9210.267 C 23357.206 9210.267 23368.673 9209.566 23373.564 9208.163 C 23380.302 9206.250 23386.008 9202.041 23390.682 9195.537 C 23395.464 9189.033 23397.855 9180.424 23397.855 9169.711 C 23397.855 9161.038 23395.953 9153.514 23392.149 9147.137 C 23388.453 9140.633 23383.889 9136.233 23378.454 9133.937 C 23373.129 9131.641 23359.000 9130.494 23336.067 9130.493 L 23312.754 9130.493 L 23312.754 9130.493 ">
                <!-- 27 nodes -->
              </draw:path>
              <draw:path id="T_kb3m4" draw:style-name="style23" draw:layer="layout" svg:x="12.655cm" svg:y="4.475cm" svg:width="0.130cm" svg:height="0.150cm" svg:viewBox="0.0 0.0 130.083 150.554" svg:d="M 25377.201 8957.999 C 25344.480 8957.999 25317.992 8989.081 25317.992 9027.020 C 25317.992 9064.958 25344.480 9096.497 25376.421 9096.497 C 25409.531 9096.497 25436.019 9065.872 25436.019 9027.020 C 25436.019 8989.081 25409.531 8957.999 25377.201 8957.999 L 25377.201 8957.999 M 25377.201 8986.796 C 25395.898 8986.796 25411.479 9005.079 25411.479 9027.020 C 25411.479 9049.874 25395.898 9067.701 25376.421 9067.701 C 25358.114 9067.701 25342.532 9048.960 25342.532 9027.477 C 25342.532 9005.079 25358.114 8986.796 25377.201 8986.796 L 25377.201 8986.796 ">
                <!-- 12 nodes -->
              </draw:path>
              <draw:path id="text5594" draw:style-name="style23" draw:layer="layout" svg:x="13.657cm" svg:y="4.504cm" svg:width="0.128cm" svg:height="0.048cm" svg:viewBox="0.0 0.0 128.525 48.166" svg:d="M 27438.331 9014.896 L 27321.862 9014.896 L 27321.862 9051.006 L 27438.331 9051.006 L 27438.331 9014.896 L 27438.331 9014.896 ">
                <!-- 6 nodes -->
              </draw:path>
              <draw:path id="T_kb4b4" draw:style-name="style25" draw:layer="layout" svg:x="2.783cm" svg:y="5.603cm" svg:width="0.331cm" svg:height="0.280cm" svg:viewBox="0.0 0.0 331.762 280.451" svg:d="M 5566.759 11487.319 L 5678.271 11206.867 L 5894.120 11206.867 L 5894.120 11254.310 L 5775.762 11254.310 L 5775.762 11316.676 L 5884.828 11316.676 L 5884.828 11364.119 L 5775.762 11364.119 L 5775.762 11440.067 L 5898.522 11440.067 L 5898.522 11487.319 L 5727.505 11487.319 L 5727.505 11421.319 L 5644.687 11421.319 L 5620.233 11487.319 L 5566.759 11487.319 L 5566.759 11487.319 M 5662.457 11372.345 L 5727.994 11372.345 L 5727.994 11249.336 L 5709.246 11249.336 L 5662.457 11372.345 L 5662.457 11372.345 ">
                <!-- 24 nodes -->
              </draw:path>
              <draw:path id="T_kb4c4" draw:style-name="style24" draw:layer="layout" svg:x="3.921cm" svg:y="5.513cm" svg:width="0.161cm" svg:height="0.362cm" svg:viewBox="0.0 0.0 161.932 362.014" svg:d="M 7989.262 11097.242 C 7988.594 11078.045 7986.257 11067.858 7980.581 11056.888 C 7970.231 11038.474 7948.529 11027.112 7922.486 11027.112 C 7882.086 11027.112 7852.704 11055.321 7852.704 11094.500 C 7852.704 11106.645 7856.043 11119.574 7861.719 11128.194 C 7863.723 11131.720 7864.724 11132.895 7873.071 11142.690 C 7849.366 11163.847 7842.354 11176.776 7842.354 11200.283 C 7842.354 11221.832 7851.703 11240.246 7868.731 11252.000 L 7925.825 11291.179 C 7939.848 11300.190 7939.848 11300.190 7943.186 11304.108 C 7946.859 11308.418 7949.196 11314.686 7949.196 11321.739 C 7949.196 11335.843 7938.846 11345.638 7923.821 11345.638 C 7915.474 11345.638 7907.795 11342.503 7903.121 11337.018 C 7898.780 11332.317 7897.445 11326.832 7896.777 11314.295 L 7896.777 11310.377 L 7853.038 11310.377 C 7853.372 11362.485 7877.078 11389.127 7923.487 11389.127 C 7966.892 11389.127 7996.274 11358.959 7996.274 11314.295 C 7996.274 11291.962 7988.594 11274.724 7972.902 11261.795 C 7995.272 11249.649 8004.287 11233.977 8004.287 11207.727 C 8004.287 11181.086 7993.937 11162.280 7971.900 11147.783 L 7929.497 11120.358 C 7905.792 11105.078 7899.448 11098.026 7899.448 11087.056 C 7899.448 11074.910 7908.129 11067.074 7920.816 11067.074 C 7936.509 11067.074 7944.522 11076.477 7946.859 11097.242 L 7989.262 11097.242 L 7989.262 11097.242 M 7943.854 11190.489 C 7959.547 11200.283 7964.221 11206.944 7964.221 11219.481 C 7964.221 11228.492 7960.214 11235.545 7948.862 11244.948 L 7899.782 11213.604 C 7886.427 11204.985 7882.086 11198.324 7882.086 11186.179 C 7882.086 11174.817 7886.093 11167.765 7896.109 11160.712 L 7943.854 11190.489 L 7943.854 11190.489 ">
                <!-- 35 nodes -->
              </draw:path>
              <draw:path id="T_kb4d4" draw:style-name="style25" draw:layer="layout" svg:x="4.883cm" svg:y="5.603cm" svg:width="0.225cm" svg:height="0.280cm" svg:viewBox="0.0 0.0 225.142 280.451" svg:d="M 9791.982 11206.867 L 9880.018 11206.867 C 9900.233 11206.867 9915.558 11208.716 9925.992 11212.415 C 9940.121 11217.389 9952.185 11226.189 9962.184 11238.815 C 9972.183 11251.314 9979.682 11266.490 9984.682 11284.345 C 9989.790 11302.200 9992.344 11324.264 9992.344 11350.536 C 9992.344 11373.621 9989.518 11394.473 9983.867 11413.093 C 9978.324 11431.586 9970.118 11447.018 9959.249 11459.389 C 9950.880 11468.699 9939.632 11476.032 9925.503 11481.389 C 9914.851 11485.342 9900.559 11487.319 9882.626 11487.319 L 9791.982 11487.319 L 9791.982 11364.884 L 9767.202 11364.884 L 9767.202 11329.302 L 9791.982 11329.302 L 9791.982 11206.867 L 9791.982 11206.867 M 9840.076 11254.310 L 9840.076 11329.302 L 9891.267 11329.302 L 9891.267 11364.884 L 9840.076 11364.884 L 9840.076 11440.067 L 9876.268 11440.067 C 9892.245 11440.067 9903.765 11438.536 9910.830 11435.475 C 9920.177 11431.649 9927.296 11424.635 9932.187 11414.432 C 9939.034 11400.021 9942.457 11378.021 9942.458 11348.432 C 9942.457 11327.389 9940.990 11311.192 9938.056 11299.841 C 9935.230 11288.363 9930.991 11279.116 9925.340 11272.102 C 9919.796 11265.087 9912.515 11260.177 9903.494 11257.371 C 9896.538 11255.331 9882.680 11254.311 9861.922 11254.310 L 9840.076 11254.310 L 9840.076 11254.310 ">
                <!-- 33 nodes -->
              </draw:path>
              <draw:path id="T_kb4e4" draw:style-name="style24" draw:layer="layout" svg:x="5.955cm" svg:y="5.598cm" svg:width="0.099cm" svg:height="0.182cm" svg:viewBox="0.0 0.0 99.496 182.966" svg:d="M 12007.031 11348.946 L 11912.209 11348.946 L 11912.209 11379.506 L 12007.031 11379.506 L 12007.031 11348.946 L 12007.031 11348.946 M 12009.702 11321.521 C 12004.360 11316.036 12003.025 11312.510 12003.025 11305.849 L 12003.025 11235.719 C 12003.025 11209.860 11988.000 11196.540 11958.618 11196.540 C 11929.237 11196.540 11913.878 11211.428 11913.544 11240.420 L 11939.587 11240.420 C 11940.923 11227.883 11945.931 11223.181 11959.286 11223.181 C 11969.970 11223.181 11975.646 11227.491 11975.646 11235.327 C 11975.646 11239.245 11973.643 11243.163 11970.638 11244.730 C 11966.965 11247.081 11966.965 11247.081 11953.276 11249.823 L 11941.924 11252.174 C 11920.222 11256.484 11910.205 11269.413 11910.205 11292.528 C 11910.205 11315.644 11923.227 11330.924 11942.926 11330.924 C 11954.946 11330.924 11966.298 11324.655 11975.646 11312.902 C 11975.980 11319.170 11976.314 11321.521 11978.985 11325.439 L 12009.702 11325.439 L 12009.702 11321.521 L 12009.702 11321.521 M 11975.646 11274.506 C 11975.646 11293.312 11967.633 11304.282 11953.610 11304.282 C 11943.928 11304.282 11938.252 11298.405 11938.252 11289.002 C 11938.252 11279.207 11942.592 11274.506 11954.278 11271.763 L 11963.960 11269.413 C 11971.306 11267.846 11972.307 11267.454 11975.646 11265.495 L 11975.646 11274.506 L 11975.646 11274.506 ">
                <!-- 32 nodes -->
              </draw:path>
              <draw:path id="T_kb4f4" draw:style-name="style25" draw:layer="layout" svg:x="6.912cm" svg:y="5.598cm" svg:width="0.200cm" svg:height="0.290cm" svg:viewBox="0.0 0.0 200.198 290.208" svg:d="M 13825.629 11202.084 L 13873.559 11202.084 L 13873.559 11242.067 C 13896.166 11212.224 13921.979 11197.302 13950.998 11197.302 C 13968.713 11197.302 13983.169 11203.169 13994.363 11214.902 C 14005.558 11226.508 14013.600 11242.258 14018.492 11262.154 C 14023.382 11281.922 14025.828 11309.342 14025.828 11344.415 C 14025.828 11386.629 14023.491 11416.409 14018.818 11433.754 C 14014.144 11450.971 14006.916 11464.235 13997.135 11473.545 C 13987.353 11482.855 13973.930 11487.510 13956.867 11487.510 C 13938.608 11487.510 13922.848 11483.110 13909.589 11474.310 L 13924.098 11432.415 C 13934.097 11437.389 13942.792 11439.876 13950.183 11439.875 C 13959.312 11439.876 13965.833 11434.009 13969.746 11422.275 C 13973.659 11410.415 13975.615 11387.905 13975.615 11354.745 C 13975.615 11308.195 13971.485 11278.606 13963.225 11265.980 C 13954.965 11253.354 13943.716 11247.041 13929.478 11247.041 C 13917.196 11247.041 13906.274 11251.250 13896.709 11259.667 C 13887.145 11268.085 13880.896 11277.267 13877.961 11287.215 C 13875.027 11297.035 13873.559 11311.064 13873.559 11329.302 L 13873.559 11482.536 L 13825.629 11482.536 L 13825.629 11202.084 L 13825.629 11202.084 ">
                <!-- 24 nodes -->
              </draw:path>
              <draw:path id="T_kb4g4" draw:style-name="style25" draw:layer="layout" svg:x="7.889cm" svg:y="5.603cm" svg:width="0.238cm" svg:height="0.280cm" svg:viewBox="0.0 0.0 238.184 280.451" svg:d="M 15803.326 11279.945 L 15779.686 11279.945 L 15779.686 11244.363 L 15803.326 11244.363 L 15803.326 11206.867 L 15851.419 11206.867 L 15851.419 11244.363 L 15946.138 11244.363 L 15946.138 11206.867 L 15994.232 11206.867 L 15994.232 11244.363 L 16017.871 11244.363 L 16017.871 11279.945 L 15994.232 11279.945 L 15994.232 11487.319 L 15946.138 11487.319 L 15946.138 11364.693 L 15851.419 11364.693 L 15851.419 11487.319 L 15803.326 11487.319 L 15803.326 11279.945 L 15803.326 11279.945 M 15851.419 11279.945 L 15851.419 11317.249 L 15946.138 11317.249 L 15946.138 11279.945 L 15851.419 11279.945 L 15851.419 11279.945 ">
                <!-- 28 nodes -->
              </draw:path>
              <draw:path id="T_kb4h4" draw:style-name="style24" draw:layer="layout" svg:x="9.910cm" svg:y="5.600cm" svg:width="0.213cm" svg:height="0.292cm" svg:viewBox="0.0 0.0 213.350 292.276" svg:d="M 19978.626 11338.368 L 19978.626 11342.286 C 19978.626 11359.133 19975.954 11370.887 19968.609 11387.342 L 19929.879 11330.924 C 19959.594 11307.025 19968.943 11290.178 19968.943 11261.969 C 19968.943 11225.532 19945.237 11201.241 19909.512 11201.241 C 19873.787 11201.241 19846.408 11229.842 19846.408 11266.670 C 19846.408 11281.166 19851.083 11295.271 19860.431 11308.200 L 19869.780 11321.521 C 19870.448 11322.304 19871.783 11324.263 19873.787 11327.398 C 19834.722 11351.297 19821.367 11372.062 19821.367 11408.890 C 19821.367 11459.823 19853.086 11493.517 19900.497 11493.517 C 19923.201 11493.517 19938.560 11486.465 19965.604 11462.566 L 19980.963 11484.506 L 20034.718 11484.506 L 19993.650 11424.170 C 20007.006 11406.148 20015.686 11374.413 20016.354 11344.637 L 20016.354 11342.678 L 20016.354 11338.368 L 19978.626 11338.368 L 19978.626 11338.368 M 19895.823 11359.525 L 19941.231 11426.521 C 19925.538 11440.625 19911.515 11448.069 19901.165 11448.069 C 19883.135 11448.069 19865.773 11425.737 19865.773 11402.230 C 19865.773 11389.301 19871.116 11377.939 19880.130 11370.887 L 19895.823 11359.525 L 19895.823 11359.525 M 19908.844 11300.364 C 19892.150 11275.681 19890.481 11272.547 19890.481 11262.752 C 19890.481 11251.782 19898.494 11243.946 19909.846 11243.946 C 19921.866 11243.946 19928.877 11252.174 19928.877 11266.670 C 19928.877 11280.383 19922.199 11291.745 19908.844 11300.364 L 19908.844 11300.364 ">
                <!-- 34 nodes -->
              </draw:path>
              <draw:path id="T_kb4j4" draw:style-name="style25" draw:layer="layout" svg:x="10.914cm" svg:y="5.603cm" svg:width="0.193cm" svg:height="0.280cm" svg:viewBox="0.0 0.0 193.514 280.451" svg:d="M 21853.633 11347.284 L 21853.633 11206.867 L 21901.726 11206.867 L 21901.726 11299.649 L 21955.362 11246.850 L 21955.362 11293.145 L 21901.726 11345.754 L 21901.726 11440.067 L 22021.878 11440.067 L 22021.878 11487.319 L 21853.633 11487.319 L 21853.633 11392.815 L 21828.363 11417.493 L 21828.363 11372.154 L 21853.633 11347.284 L 21853.633 11347.284 ">
                <!-- 16 nodes -->
              </draw:path>
              <draw:path id="T_kb4k4" draw:style-name="style23" draw:layer="layout" svg:x="11.928cm" svg:y="5.575cm" svg:width="0.161cm" svg:height="0.079cm" svg:viewBox="0.0 0.0 161.635 79.248" svg:d="M 23938.451 11156.774 L 23889.370 11156.774 L 23862.103 11223.966 L 23889.370 11223.966 L 23938.451 11156.774 L 23938.451 11156.774 M 24011.682 11156.774 L 23962.601 11156.774 L 23935.334 11223.966 L 23962.601 11223.966 L 24011.682 11156.774 L 24011.682 11156.774 ">
                <!-- 12 nodes -->
              </draw:path>
              <draw:path id="T_kb4l4" draw:style-name="style23" draw:layer="layout" svg:x="12.950cm" svg:y="5.575cm" svg:width="0.135cm" svg:height="0.080cm" svg:viewBox="0.0 0.0 135.926 80.619" svg:d="M 25988.486 11225.337 L 26030.555 11156.774 L 26000.951 11156.774 L 25969.010 11201.112 L 25937.068 11156.774 L 25906.685 11156.774 L 25946.806 11225.337 L 25988.486 11225.337 L 25988.486 11225.337 ">
                <!-- 9 nodes -->
              </draw:path>
              <draw:path id="T_kb4m4" draw:style-name="style23" draw:layer="layout" svg:x="13.962cm" svg:y="5.579cm" svg:width="0.114cm" svg:height="0.077cm" svg:viewBox="0.0 0.0 114.891 77.419" svg:d="M 28033.068 11165.002 L 28011.254 11165.002 C 28008.138 11186.028 27999.179 11195.170 27982.040 11195.170 C 27964.121 11195.170 27954.383 11185.114 27952.046 11165.002 L 27930.232 11165.002 L 27930.232 11169.573 C 27930.232 11204.311 27952.436 11230.365 27981.650 11230.365 C 28010.865 11230.365 28033.068 11204.311 28033.068 11170.030 L 28033.068 11165.002 L 28033.068 11165.002 ">
                <!-- 10 nodes -->
              </draw:path>
              <draw:path id="T_kb5c4" draw:style-name="style24" draw:layer="layout" svg:x="2.320cm" svg:y="6.692cm" svg:width="0.100cm" svg:height="0.285cm" svg:viewBox="0.0 0.0 100.498 285.223" svg:d="M 4663.303 13384.910 L 4640.933 13384.910 L 4719.061 13670.134 L 4741.431 13670.134 L 4663.303 13384.910 L 4663.303 13384.910 ">
                <!-- 6 nodes -->
              </draw:path>
              <draw:path id="text5608" draw:style-name="style24" draw:layer="layout" svg:x="3.288cm" svg:y="6.786cm" svg:width="0.163cm" svg:height="0.189cm" svg:viewBox="0.0 0.0 163.268 189.626" svg:d="M 6739.835 13572.970 L 6576.567 13643.884 L 6576.567 13691.291 L 6739.835 13762.597 L 6739.835 13719.108 L 6612.292 13667.783 L 6739.835 13615.675 L 6739.835 13572.970 L 6739.835 13572.970 ">
                <!-- 9 nodes -->
              </draw:path>
              <draw:path id="T_kb5d4" draw:style-name="style24" draw:layer="layout" svg:x="4.289cm" svg:y="6.786cm" svg:width="0.163cm" svg:height="0.189cm" svg:viewBox="0.0 0.0 163.268 189.626" svg:d="M 8579.859 13762.597 L 8743.127 13691.683 L 8743.127 13644.276 L 8579.859 13572.970 L 8579.859 13616.459 L 8707.402 13667.783 L 8579.859 13719.892 L 8579.859 13762.597 L 8579.859 13762.597 ">
                <!-- 9 nodes -->
              </draw:path>
              <draw:path id="T_kb5e4" draw:style-name="style24" draw:layer="layout" svg:x="5.248cm" svg:y="6.681cm" svg:width="0.255cm" svg:height="0.299cm" svg:viewBox="0.0 0.0 255.419 299.720" svg:d="M 10685.204 13484.425 C 10684.202 13468.362 10681.531 13458.959 10675.188 13448.772 C 10663.836 13431.142 10645.472 13421.347 10623.436 13421.347 C 10581.367 13421.347 10555.324 13456.216 10555.324 13512.242 C 10555.324 13567.877 10581.367 13603.138 10622.434 13603.138 C 10659.829 13603.138 10684.202 13578.063 10685.872 13536.925 L 10655.155 13536.925 C 10653.485 13558.865 10642.133 13570.619 10623.102 13570.619 C 10599.730 13570.619 10586.041 13549.071 10586.041 13512.634 C 10586.041 13475.806 10600.398 13453.865 10624.104 13453.865 C 10641.799 13453.865 10651.482 13463.268 10655.155 13484.425 L 10685.204 13484.425 L 10685.204 13484.425 M 10624.104 13362.186 C 10553.655 13362.186 10496.227 13429.575 10496.227 13511.851 C 10496.227 13593.735 10553.655 13661.907 10622.434 13661.907 C 10694.553 13661.907 10751.646 13595.694 10751.646 13511.851 C 10751.646 13429.183 10694.219 13362.186 10624.104 13362.186 L 10624.104 13362.186 M 10623.770 13390.395 C 10679.862 13390.395 10725.604 13444.854 10725.604 13511.851 C 10725.604 13579.630 10680.196 13633.698 10622.768 13633.698 C 10568.011 13633.698 10522.270 13578.063 10522.270 13511.851 C 10522.270 13444.854 10568.011 13390.395 10623.770 13390.395 L 10623.770 13390.395 ">
                <!-- 25 nodes -->
              </draw:path>
              <draw:path id="T_kb5f4" draw:style-name="style24" draw:layer="layout" svg:x="6.353cm" svg:y="6.643cm" svg:width="0.045cm" svg:height="0.101cm" svg:viewBox="0.0 0.0 45.074 101.865" svg:d="M 12751.928 13387.958 L 12751.928 13338.984 L 12725.218 13338.984 C 12724.550 13319.394 12733.231 13308.032 12751.928 13304.114 L 12751.928 13286.092 C 12740.576 13286.875 12729.892 13291.577 12721.879 13299.413 C 12711.195 13309.991 12706.854 13322.920 12706.854 13345.252 L 12706.854 13387.958 L 12751.928 13387.958 L 12751.928 13387.958 ">
                <!-- 10 nodes -->
              </draw:path>
              <draw:path id="T_kb5g4" draw:style-name="style24" draw:layer="layout" svg:x="7.354cm" svg:y="6.643cm" svg:width="0.045cm" svg:height="0.101cm" svg:viewBox="0.0 0.0 45.074 101.865" svg:d="M 14709.478 13286.092 L 14709.478 13335.066 L 14736.189 13335.066 C 14736.857 13354.655 14728.176 13366.017 14709.478 13369.935 L 14709.478 13387.958 C 14720.830 13387.174 14731.515 13382.472 14739.528 13374.637 C 14750.212 13364.058 14754.553 13351.129 14754.553 13328.797 L 14754.553 13286.092 L 14709.478 13286.092 L 14709.478 13286.092 ">
                <!-- 10 nodes -->
              </draw:path>
              <draw:path id="T_kb5i4" draw:style-name="style24" draw:layer="layout" svg:x="9.291cm" svg:y="6.643cm" svg:width="0.106cm" svg:height="0.182cm" svg:viewBox="0.0 0.0 106.842 182.966" svg:d="M 18687.645 13438.499 L 18587.146 13438.499 L 18587.146 13469.058 L 18687.645 13469.058 L 18687.645 13438.499 L 18687.645 13438.499 M 18637.229 13286.092 C 18604.174 13286.092 18583.807 13311.558 18583.807 13353.480 C 18583.807 13395.010 18604.174 13420.476 18637.229 13420.476 C 18669.949 13420.476 18690.650 13395.010 18690.650 13354.263 C 18690.650 13311.167 18670.951 13286.092 18637.229 13286.092 L 18637.229 13286.092 M 18637.229 13312.734 C 18652.587 13312.734 18662.604 13329.189 18662.604 13353.872 C 18662.604 13377.379 18652.253 13393.834 18637.229 13393.834 C 18622.204 13393.834 18611.854 13377.379 18611.854 13353.088 C 18611.854 13329.189 18622.204 13312.734 18637.229 13312.734 L 18637.229 13312.734 ">
                <!-- 18 nodes -->
              </draw:path>
              <draw:path id="T_kb5j4" draw:style-name="style24" draw:layer="layout" svg:x="10.275cm" svg:y="6.754cm" svg:width="0.142cm" svg:height="0.166cm" svg:viewBox="0.0 0.0 142.233 166.902" svg:d="M 20665.645 13509.413 L 20622.574 13559.954 L 20579.504 13509.413 L 20551.458 13542.715 L 20594.528 13592.864 L 20551.791 13643.013 L 20579.837 13675.924 L 20622.574 13625.775 L 20665.311 13676.316 L 20693.357 13643.405 L 20650.620 13592.864 L 20693.691 13542.323 L 20665.645 13509.413 L 20665.645 13509.413 ">
                <!-- 14 nodes -->
              </draw:path>
              <draw:path id="T_kb5k4" draw:style-name="style24" draw:layer="layout" svg:x="11.267cm" svg:y="6.742cm" svg:width="0.161cm" svg:height="0.190cm" svg:viewBox="0.0 0.0 161.598 190.018" svg:d="M 22696.983 13557.603 L 22535.384 13557.603 L 22535.384 13604.226 L 22696.983 13604.226 L 22696.983 13557.603 L 22696.983 13557.603 M 22595.483 13485.905 L 22595.483 13534.096 L 22636.884 13534.096 L 22636.884 13485.905 L 22595.483 13485.905 L 22595.483 13485.905 M 22595.483 13627.734 L 22595.483 13675.924 L 22636.884 13675.924 L 22636.884 13627.734 L 22595.483 13627.734 L 22595.483 13627.734 ">
                <!-- 18 nodes -->
              </draw:path>
              <draw:path id="T_kb5l4" draw:style-name="style23" draw:layer="layout" svg:x="12.285cm" svg:y="6.681cm" svg:width="0.128cm" svg:height="0.048cm" svg:viewBox="0.0 0.0 128.525 48.166" svg:d="M 24693.079 13368.130 L 24576.610 13368.130 L 24576.610 13404.240 L 24693.079 13404.240 L 24693.079 13368.130 L 24693.079 13368.130 ">
                <!-- 6 nodes -->
              </draw:path>
            </draw:g>
            <!-- id="T_Lx_AltGrSh" -->
          </draw:g>
          <!-- id="sublayer4b" -->
        </draw:g>
        <!-- id="g5621" -->
        <draw:path id="text5922" draw:style-name="style6" draw:layer="layout" svg:x="0.849cm" svg:y="2.393cm" svg:width="0.568cm" svg:height="0.261cm" svg:viewBox="0.0 0.0 568.652 261.914" svg:d="M 1698.059 5044.575 L 1698.059 4786.880 L 1884.387 4786.880 L 1884.387 4817.290 L 1732.161 4817.290 L 1732.161 4896.215 L 1874.719 4896.215 L 1874.719 4926.450 L 1732.161 4926.450 L 1732.161 5014.165 L 1890.364 5014.165 L 1890.364 5044.575 L 1698.059 5044.575 L 1698.059 5044.575 M 1921.126 4988.852 L 1952.415 4983.930 C 1954.172 4996.469 1959.036 5006.079 1967.005 5012.758 C 1975.090 5019.438 1986.340 5022.778 2000.755 5022.778 C 2015.286 5022.778 2026.067 5019.848 2033.098 5013.989 C 2040.129 5008.012 2043.645 5001.040 2043.645 4993.071 C 2043.645 4985.923 2040.540 4980.298 2034.329 4976.196 C 2029.993 4973.383 2019.211 4969.809 2001.985 4965.473 C 1978.782 4959.614 1962.669 4954.575 1953.645 4950.356 C 1944.739 4946.020 1937.942 4940.102 1933.255 4932.602 C 1928.684 4924.985 1926.399 4916.606 1926.399 4907.465 C 1926.399 4899.145 1928.274 4891.470 1932.024 4884.438 C 1935.891 4877.290 1941.106 4871.372 1947.669 4866.684 C 1952.590 4863.052 1959.270 4860.005 1967.708 4857.544 C 1976.262 4854.966 1985.403 4853.677 1995.130 4853.676 C 2009.778 4853.677 2022.610 4855.786 2033.626 4860.005 C 2044.758 4864.223 2052.961 4869.966 2058.235 4877.231 C 2063.508 4884.380 2067.141 4893.989 2069.133 4906.059 L 2038.196 4910.278 C 2036.790 4900.669 2032.688 4893.169 2025.891 4887.778 C 2019.211 4882.387 2009.719 4879.692 1997.415 4879.692 C 1982.883 4879.692 1972.512 4882.095 1966.301 4886.899 C 1960.090 4891.704 1956.985 4897.329 1956.985 4903.774 C 1956.985 4907.876 1958.274 4911.567 1960.852 4914.848 C 1963.430 4918.247 1967.473 4921.059 1972.981 4923.286 C 1976.145 4924.458 1985.462 4927.153 2000.930 4931.372 C 2023.313 4937.348 2038.899 4942.270 2047.688 4946.137 C 2056.594 4949.887 2063.567 4955.395 2068.606 4962.661 C 2073.645 4969.926 2076.165 4978.950 2076.165 4989.731 C 2076.165 5000.278 2073.059 5010.239 2066.848 5019.614 C 2060.754 5028.872 2051.907 5036.079 2040.305 5041.235 C 2028.704 5046.274 2015.579 5048.794 2000.930 5048.794 C 1976.672 5048.794 1958.157 5043.755 1945.383 5033.676 C 1932.727 5023.598 1924.641 5008.657 1921.126 4988.852 L 1921.126 4988.852 M 2235.598 4976.196 L 2266.712 4980.239 C 2263.313 5001.684 2254.583 5018.501 2240.520 5030.688 C 2226.575 5042.758 2209.407 5048.794 2189.016 5048.794 C 2163.469 5048.794 2142.903 5040.473 2127.317 5023.833 C 2111.848 5007.075 2104.114 4983.110 2104.114 4951.938 C 2104.114 4931.782 2107.454 4914.145 2114.133 4899.028 C 2120.813 4883.911 2130.950 4872.602 2144.544 4865.102 C 2158.254 4857.485 2173.137 4853.677 2189.192 4853.676 C 2209.465 4853.677 2226.047 4858.833 2238.938 4869.145 C 2251.829 4879.341 2260.090 4893.872 2263.723 4912.739 L 2232.962 4917.485 C 2230.032 4904.946 2224.817 4895.512 2217.317 4889.184 C 2209.934 4882.856 2200.969 4879.692 2190.423 4879.692 C 2174.485 4879.692 2161.536 4885.434 2151.575 4896.919 C 2141.614 4908.286 2136.633 4926.333 2136.633 4951.059 C 2136.633 4976.137 2141.438 4994.360 2151.048 5005.727 C 2160.657 5017.094 2173.196 5022.778 2188.665 5022.778 C 2201.086 5022.778 2211.458 5018.969 2219.778 5011.352 C 2228.098 5003.735 2233.372 4992.016 2235.598 4976.196 L 2235.598 4976.196 ">
          <!-- 70 nodes -->
        </draw:path>
        <draw:path id="text5926" draw:style-name="style6" draw:layer="layout" svg:x="15.699cm" svg:y="3.615cm" svg:width="0.635cm" svg:height="0.218cm" svg:viewBox="0.0 0.0 635.050 218.261" svg:d="M 31399.979 7444.874 L 31399.979 7230.128 L 31425.024 7230.128 L 31425.024 7444.874 L 31399.979 7444.874 L 31399.979 7444.874 M 31466.079 7444.874 L 31466.079 7289.307 L 31486.993 7289.307 L 31486.993 7311.427 C 31497.063 7294.337 31511.608 7285.792 31530.629 7285.792 C 31538.892 7285.792 31546.466 7287.501 31553.351 7290.919 C 31560.323 7294.239 31565.530 7298.634 31568.973 7304.102 C 31572.415 7309.571 31574.825 7316.065 31576.202 7323.585 C 31577.063 7328.468 31577.493 7337.013 31577.493 7349.219 L 31577.493 7444.874 L 31554.255 7444.874 L 31554.255 7350.245 C 31554.255 7339.503 31553.351 7331.495 31551.544 7326.221 C 31549.736 7320.850 31546.509 7316.602 31541.861 7313.477 C 31537.300 7310.255 31531.920 7308.643 31525.724 7308.643 C 31515.826 7308.643 31507.262 7312.208 31500.032 7319.337 C 31492.889 7326.466 31489.317 7339.991 31489.317 7359.913 L 31489.317 7444.874 L 31466.079 7444.874 L 31466.079 7444.874 M 31603.959 7398.438 L 31626.939 7394.337 C 31628.230 7404.786 31631.802 7412.794 31637.655 7418.360 C 31643.593 7423.927 31651.856 7426.710 31662.442 7426.710 C 31673.115 7426.710 31681.033 7424.268 31686.197 7419.385 C 31691.361 7414.405 31693.943 7408.595 31693.943 7401.954 C 31693.943 7395.997 31691.662 7391.309 31687.101 7387.891 C 31683.916 7385.548 31675.998 7382.569 31663.346 7378.956 C 31646.304 7374.073 31634.470 7369.874 31627.843 7366.358 C 31621.302 7362.745 31616.310 7357.813 31612.867 7351.563 C 31609.511 7345.216 31607.832 7338.233 31607.832 7330.616 C 31607.832 7323.682 31609.209 7317.286 31611.963 7311.427 C 31614.804 7305.470 31618.634 7300.538 31623.454 7296.632 C 31627.068 7293.604 31631.974 7291.065 31638.171 7289.014 C 31644.454 7286.866 31651.167 7285.792 31658.311 7285.792 C 31669.069 7285.792 31678.494 7287.550 31686.584 7291.065 C 31694.761 7294.581 31700.785 7299.366 31704.658 7305.421 C 31708.531 7311.378 31711.199 7319.386 31712.663 7329.444 L 31689.941 7332.960 C 31688.908 7324.952 31685.896 7318.702 31680.904 7314.210 C 31675.998 7309.718 31669.026 7307.472 31659.989 7307.471 C 31649.317 7307.472 31641.700 7309.474 31637.138 7313.477 C 31632.577 7317.481 31630.296 7322.169 31630.296 7327.540 C 31630.296 7330.958 31631.243 7334.034 31633.136 7336.768 C 31635.030 7339.600 31637.999 7341.944 31642.044 7343.800 C 31644.368 7344.776 31651.210 7347.022 31662.571 7350.538 C 31679.010 7355.518 31690.457 7359.620 31696.912 7362.843 C 31703.453 7365.968 31708.574 7370.557 31712.275 7376.612 C 31715.976 7382.667 31717.827 7390.186 31717.827 7399.171 C 31717.827 7407.960 31715.546 7416.261 31710.984 7424.073 C 31706.509 7431.788 31700.011 7437.794 31691.490 7442.091 C 31682.969 7446.290 31673.330 7448.389 31662.571 7448.389 C 31644.755 7448.389 31631.157 7444.190 31621.775 7435.792 C 31612.480 7427.393 31606.541 7414.942 31603.959 7398.438 L 31603.959 7398.438 M 31839.311 7394.776 L 31863.324 7398.145 C 31859.537 7414.063 31852.523 7426.417 31842.281 7435.206 C 31832.039 7443.995 31818.956 7448.389 31803.034 7448.389 C 31782.980 7448.389 31767.057 7441.407 31755.266 7427.442 C 31743.561 7413.380 31737.708 7393.702 31737.708 7368.409 C 31737.708 7342.237 31743.647 7321.925 31755.524 7307.471 C 31767.402 7293.018 31782.808 7285.792 31801.743 7285.792 C 31820.075 7285.792 31835.051 7292.872 31846.670 7307.032 C 31858.289 7321.192 31864.099 7341.114 31864.099 7366.798 C 31864.099 7368.360 31864.056 7370.704 31863.970 7373.829 L 31761.721 7373.829 C 31762.582 7390.919 31766.842 7404.005 31774.502 7413.087 C 31782.162 7422.169 31791.716 7426.710 31803.163 7426.710 C 31811.684 7426.710 31818.956 7424.171 31824.981 7419.093 C 31831.006 7414.014 31835.782 7405.909 31839.311 7394.776 L 31839.311 7394.776 M 31763.012 7352.149 L 31839.570 7352.149 C 31838.537 7339.063 31835.610 7329.249 31830.791 7322.706 C 31823.389 7312.550 31813.792 7307.472 31802.001 7307.471 C 31791.329 7307.472 31782.334 7311.524 31775.019 7319.630 C 31767.789 7327.735 31763.787 7338.575 31763.012 7352.149 L 31763.012 7352.149 M 31892.372 7444.874 L 31892.372 7289.307 L 31913.287 7289.307 L 31913.287 7312.891 C 31918.623 7301.856 31923.529 7294.581 31928.004 7291.065 C 31932.566 7287.550 31937.558 7285.792 31942.980 7285.792 C 31950.812 7285.792 31958.773 7288.624 31966.864 7294.288 L 31958.859 7318.751 C 31953.179 7314.942 31947.498 7313.038 31941.818 7313.038 C 31936.740 7313.038 31932.178 7314.796 31928.133 7318.311 C 31924.088 7321.729 31921.205 7326.515 31919.483 7332.667 C 31916.901 7342.042 31915.610 7352.296 31915.610 7363.428 L 31915.610 7444.874 L 31892.372 7444.874 L 31892.372 7444.874 M 32031.673 7421.290 L 32035.029 7444.581 C 32028.488 7446.143 32022.636 7446.925 32017.472 7446.925 C 32009.037 7446.925 32002.496 7445.411 31997.848 7442.384 C 31993.200 7439.356 31989.930 7435.401 31988.036 7430.518 C 31986.143 7425.538 31985.196 7415.137 31985.196 7399.317 L 31985.196 7309.815 L 31968.155 7309.815 L 31968.155 7289.307 L 31985.196 7289.307 L 31985.196 7250.782 L 32008.305 7234.962 L 32008.305 7289.307 L 32031.673 7289.307 L 32031.673 7309.815 L 32008.305 7309.815 L 32008.305 7400.782 C 32008.305 7408.302 32008.693 7413.136 32009.467 7415.284 C 32010.328 7417.432 32011.662 7419.141 32013.469 7420.411 C 32015.363 7421.680 32018.031 7422.315 32021.474 7422.315 C 32024.056 7422.315 32027.455 7421.973 32031.673 7421.290 L 32031.673 7421.290 ">
          <!-- 122 nodes -->
        </draw:path>
        <draw:path id="text5930" draw:style-name="style6" draw:layer="layout" svg:x="15.692cm" svg:y="4.393cm" svg:width="0.693cm" svg:height="0.196cm" svg:viewBox="0.0 0.0 693.860 196.435" svg:d="M 31385.682 8981.025 L 31385.682 8787.753 L 31447.372 8787.753 C 31461.298 8787.754 31471.926 8788.676 31479.255 8790.522 C 31489.517 8793.071 31498.271 8797.685 31505.519 8804.365 C 31514.966 8812.978 31522.011 8824.008 31526.653 8837.456 C 31531.376 8850.815 31533.738 8866.108 31533.738 8883.334 C 31533.738 8898.012 31532.150 8911.020 31528.974 8922.358 C 31525.798 8933.696 31521.726 8943.100 31516.758 8950.571 C 31511.790 8957.954 31506.334 8963.798 31500.389 8968.105 C 31494.525 8972.324 31487.399 8975.532 31479.011 8977.729 C 31470.704 8979.926 31461.135 8981.025 31450.304 8981.025 L 31385.682 8981.025 L 31385.682 8981.025 M 31409.381 8958.217 L 31447.616 8958.217 C 31459.425 8958.217 31468.668 8957.031 31475.346 8954.658 C 31482.106 8952.285 31487.481 8948.945 31491.471 8944.638 C 31497.090 8938.574 31501.447 8930.444 31504.542 8920.249 C 31507.718 8909.965 31509.306 8897.529 31509.306 8882.939 C 31509.306 8862.724 31506.211 8847.212 31500.022 8836.401 C 31493.914 8825.503 31486.463 8818.208 31477.667 8814.516 C 31471.315 8811.880 31461.094 8810.561 31447.005 8810.561 L 31409.381 8810.561 L 31409.381 8958.217 L 31409.381 8958.217 M 31652.476 8935.937 L 31675.198 8938.969 C 31671.614 8953.295 31664.977 8964.414 31655.286 8972.324 C 31645.594 8980.234 31633.216 8984.189 31618.150 8984.189 C 31599.174 8984.189 31584.108 8977.905 31572.951 8965.336 C 31561.875 8952.680 31556.337 8934.970 31556.337 8912.207 C 31556.337 8888.652 31561.957 8870.371 31573.195 8857.363 C 31584.434 8844.355 31599.011 8837.851 31616.928 8837.851 C 31634.274 8837.851 31648.445 8844.223 31659.439 8856.967 C 31670.433 8869.712 31675.930 8887.641 31675.930 8910.756 C 31675.930 8912.163 31675.890 8914.272 31675.808 8917.084 L 31579.059 8917.084 C 31579.873 8932.465 31583.904 8944.243 31591.152 8952.416 C 31598.400 8960.590 31607.440 8964.677 31618.272 8964.677 C 31626.334 8964.677 31633.216 8962.392 31638.916 8957.822 C 31644.617 8953.251 31649.137 8945.957 31652.476 8935.937 L 31652.476 8935.937 M 31580.280 8897.573 L 31652.720 8897.573 C 31651.743 8885.795 31648.974 8876.962 31644.414 8871.074 C 31637.410 8861.933 31628.329 8857.363 31617.172 8857.363 C 31607.074 8857.363 31598.563 8861.010 31591.641 8868.305 C 31584.800 8875.600 31581.013 8885.356 31580.280 8897.573 L 31580.280 8897.573 M 31702.439 8981.025 L 31702.439 8787.753 L 31724.427 8787.753 L 31724.427 8981.025 L 31702.439 8981.025 L 31702.439 8981.025 M 31847.441 8935.937 L 31870.162 8938.969 C 31866.579 8953.295 31859.942 8964.414 31850.251 8972.324 C 31840.559 8980.234 31828.181 8984.189 31813.114 8984.189 C 31794.139 8984.189 31779.073 8977.905 31767.916 8965.336 C 31756.840 8952.680 31751.302 8934.970 31751.302 8912.207 C 31751.302 8888.652 31756.921 8870.371 31768.160 8857.363 C 31779.399 8844.355 31793.976 8837.851 31811.893 8837.851 C 31829.239 8837.851 31843.410 8844.223 31854.404 8856.967 C 31865.398 8869.712 31870.895 8887.641 31870.895 8910.756 C 31870.895 8912.163 31870.855 8914.272 31870.773 8917.084 L 31774.024 8917.084 C 31774.838 8932.465 31778.869 8944.243 31786.117 8952.416 C 31793.365 8960.590 31802.405 8964.677 31813.237 8964.677 C 31821.299 8964.677 31828.181 8962.392 31833.881 8957.822 C 31839.582 8953.251 31844.102 8945.957 31847.441 8935.937 L 31847.441 8935.937 M 31775.245 8897.573 L 31847.685 8897.573 C 31846.708 8885.795 31843.939 8876.962 31839.378 8871.074 C 31832.375 8861.933 31823.294 8857.363 31812.137 8857.363 C 31802.039 8857.363 31793.528 8861.010 31786.606 8868.305 C 31779.765 8875.600 31775.978 8885.356 31775.245 8897.573 L 31775.245 8897.573 M 31945.901 8959.799 L 31949.077 8980.761 C 31942.887 8982.167 31937.349 8982.871 31932.463 8982.871 C 31924.482 8982.871 31918.293 8981.508 31913.895 8978.784 C 31909.497 8976.059 31906.403 8972.500 31904.611 8968.105 C 31902.819 8963.623 31901.924 8954.262 31901.924 8940.024 L 31901.924 8859.472 L 31885.799 8859.472 L 31885.799 8841.015 L 31901.924 8841.015 L 31901.924 8806.342 L 31923.790 8792.104 L 31923.790 8841.015 L 31945.901 8841.015 L 31945.901 8859.472 L 31923.790 8859.472 L 31923.790 8941.342 C 31923.790 8948.110 31924.156 8952.460 31924.889 8954.394 C 31925.704 8956.328 31926.966 8957.866 31928.676 8959.008 C 31930.468 8960.151 31932.993 8960.722 31936.250 8960.722 C 31938.693 8960.722 31941.910 8960.415 31945.901 8959.799 L 31945.901 8959.799 M 32056.088 8935.937 L 32078.809 8938.969 C 32075.226 8953.295 32068.588 8964.414 32058.897 8972.324 C 32049.206 8980.234 32036.827 8984.189 32021.761 8984.189 C 32002.786 8984.189 31987.720 8977.905 31976.562 8965.336 C 31965.487 8952.680 31959.949 8934.970 31959.949 8912.207 C 31959.949 8888.652 31965.568 8870.371 31976.807 8857.363 C 31988.045 8844.355 32002.623 8837.851 32020.539 8837.851 C 32037.886 8837.851 32052.056 8844.223 32063.051 8856.967 C 32074.045 8869.712 32079.542 8887.641 32079.542 8910.756 C 32079.542 8912.163 32079.501 8914.272 32079.420 8917.084 L 31982.670 8917.084 C 31983.485 8932.465 31987.516 8944.243 31994.764 8952.416 C 32002.012 8960.590 32011.052 8964.677 32021.883 8964.677 C 32029.946 8964.677 32036.827 8962.392 32042.528 8957.822 C 32048.229 8953.251 32052.748 8945.957 32056.088 8935.937 L 32056.088 8935.937 M 31983.892 8897.573 L 32056.332 8897.573 C 32055.355 8885.795 32052.586 8876.962 32048.025 8871.074 C 32041.021 8861.933 32031.941 8857.363 32020.784 8857.363 C 32010.685 8857.363 32002.175 8861.010 31995.253 8868.305 C 31988.412 8875.600 31984.625 8885.356 31983.892 8897.573 L 31983.892 8897.573 ">
          <!-- 126 nodes -->
        </draw:path>
        <draw:path id="text5934" draw:style-name="style6" draw:layer="layout" svg:x="16.768cm" svg:y="4.442cm" svg:width="0.439cm" svg:height="0.196cm" svg:viewBox="0.0 0.0 439.936 196.435" svg:d="M 33536.603 9078.746 L 33536.603 8885.475 L 33676.350 8885.475 L 33676.350 8908.282 L 33562.180 8908.282 L 33562.180 8967.477 L 33669.099 8967.477 L 33669.099 8990.152 L 33562.180 8990.152 L 33562.180 9055.939 L 33680.832 9055.939 L 33680.832 9078.746 L 33536.603 9078.746 L 33536.603 9078.746 M 33713.395 9078.746 L 33713.395 8938.736 L 33734.753 8938.736 L 33734.753 8958.644 C 33745.036 8943.263 33759.889 8935.573 33779.313 8935.572 C 33787.751 8935.573 33795.485 8937.111 33802.517 8940.187 C 33809.636 8943.175 33814.953 8947.130 33818.469 8952.052 C 33821.984 8956.974 33824.445 8962.819 33825.851 8969.586 C 33826.730 8973.981 33827.170 8981.671 33827.170 8992.657 L 33827.170 9078.746 L 33803.439 9078.746 L 33803.439 8993.580 C 33803.439 8983.912 33802.516 8976.705 33800.671 8971.959 C 33798.825 8967.125 33795.529 8963.302 33790.783 8960.489 C 33786.125 8957.589 33780.632 8956.139 33774.304 8956.139 C 33764.196 8956.139 33755.451 8959.347 33748.068 8965.763 C 33740.773 8972.179 33737.126 8984.352 33737.126 9002.281 L 33737.126 9078.746 L 33713.395 9078.746 L 33713.395 9078.746 M 33954.523 9078.746 L 33954.523 9061.080 C 33945.646 9074.967 33932.595 9081.910 33915.368 9081.910 C 33904.206 9081.910 33893.923 9078.834 33884.518 9072.682 C 33875.202 9066.529 33867.951 9057.960 33862.766 9046.974 C 33857.668 9035.900 33855.119 9023.199 33855.119 9008.873 C 33855.119 8994.899 33857.448 8982.242 33862.106 8970.904 C 33866.765 8959.479 33873.752 8950.734 33883.068 8944.669 C 33892.385 8938.605 33902.800 8935.573 33914.313 8935.572 C 33922.751 8935.573 33930.265 8937.374 33936.857 8940.978 C 33943.449 8944.493 33948.810 8949.108 33952.941 8954.820 L 33952.941 8885.475 L 33976.540 8885.475 L 33976.540 9078.746 L 33954.523 9078.746 L 33954.523 9078.746 M 33879.509 9008.873 C 33879.509 9026.803 33883.288 9040.206 33890.847 9049.083 C 33898.405 9057.960 33907.326 9062.399 33917.609 9062.399 C 33927.980 9062.399 33936.769 9058.180 33943.976 9049.742 C 33951.271 9041.217 33954.919 9028.253 33954.919 9010.851 C 33954.919 8991.691 33951.227 8977.628 33943.845 8968.663 C 33936.462 8959.698 33927.365 8955.216 33916.555 8955.216 C 33906.008 8955.216 33897.175 8959.523 33890.056 8968.136 C 33883.024 8976.749 33879.509 8990.328 33879.509 9008.873 L 33879.509 9008.873 ">
          <!-- 60 nodes -->
        </draw:path>
        <draw:path id="text5938" draw:style-name="style6" draw:layer="layout" svg:x="16.656cm" svg:y="3.645cm" svg:width="0.611cm" svg:height="0.174cm" svg:viewBox="0.0 0.0 611.484 174.609" svg:d="M 33312.453 7463.393 L 33312.453 7291.597 L 33335.187 7291.597 L 33335.187 7362.143 L 33424.484 7362.143 L 33424.484 7291.597 L 33447.219 7291.597 L 33447.219 7463.393 L 33424.484 7463.393 L 33424.484 7382.417 L 33335.187 7382.417 L 33335.187 7463.393 L 33312.453 7463.393 L 33312.453 7463.393 M 33474.641 7401.167 C 33474.641 7378.120 33481.047 7361.050 33493.859 7349.956 C 33504.562 7340.737 33517.609 7336.128 33533.000 7336.128 C 33550.109 7336.128 33564.094 7341.753 33574.953 7353.003 C 33585.812 7364.175 33591.242 7379.644 33591.242 7399.409 C 33591.242 7415.425 33588.820 7428.042 33583.976 7437.261 C 33579.211 7446.401 33572.219 7453.511 33563.000 7458.589 C 33553.859 7463.667 33543.859 7466.206 33533.000 7466.206 C 33515.578 7466.206 33501.476 7460.620 33490.695 7449.448 C 33479.992 7438.276 33474.641 7422.183 33474.641 7401.167 L 33474.641 7401.167 M 33496.320 7401.167 C 33496.320 7417.104 33499.797 7429.058 33506.750 7437.026 C 33513.703 7444.917 33522.453 7448.862 33533.000 7448.862 C 33543.469 7448.862 33552.180 7444.878 33559.133 7436.909 C 33566.086 7428.940 33569.562 7416.792 33569.562 7400.464 C 33569.562 7385.073 33566.047 7373.433 33559.016 7365.542 C 33552.062 7357.573 33543.390 7353.589 33533.000 7353.589 C 33522.453 7353.589 33513.703 7357.534 33506.750 7365.425 C 33499.797 7373.315 33496.320 7385.229 33496.320 7401.167 L 33496.320 7401.167 M 33616.086 7463.393 L 33616.086 7338.940 L 33634.953 7338.940 L 33634.953 7356.401 C 33638.859 7350.308 33644.055 7345.425 33650.539 7341.753 C 33657.023 7338.003 33664.406 7336.128 33672.687 7336.128 C 33681.906 7336.128 33689.445 7338.042 33695.305 7341.870 C 33701.242 7345.698 33705.422 7351.050 33707.844 7357.925 C 33717.687 7343.394 33730.500 7336.128 33746.281 7336.128 C 33758.625 7336.128 33768.117 7339.565 33774.758 7346.440 C 33781.398 7353.237 33784.718 7363.745 33784.719 7377.964 L 33784.719 7463.393 L 33763.742 7463.393 L 33763.742 7384.995 C 33763.742 7376.558 33763.039 7370.503 33761.633 7366.831 C 33760.304 7363.081 33757.844 7360.073 33754.250 7357.808 C 33750.656 7355.542 33746.437 7354.409 33741.594 7354.409 C 33732.844 7354.409 33725.578 7357.339 33719.797 7363.198 C 33714.015 7368.979 33711.125 7378.276 33711.125 7391.089 L 33711.125 7463.393 L 33690.031 7463.393 L 33690.031 7382.534 C 33690.031 7373.159 33688.312 7366.128 33684.875 7361.440 C 33681.437 7356.753 33675.812 7354.409 33668.000 7354.409 C 33662.062 7354.409 33656.555 7355.972 33651.476 7359.097 C 33646.476 7362.222 33642.844 7366.792 33640.578 7372.808 C 33638.312 7378.823 33637.180 7387.495 33637.180 7398.823 L 33637.180 7463.393 L 33616.086 7463.393 L 33616.086 7463.393 M 33901.437 7423.315 L 33923.234 7426.011 C 33919.797 7438.745 33913.429 7448.628 33904.133 7455.659 C 33894.836 7462.690 33882.961 7466.206 33868.508 7466.206 C 33850.305 7466.206 33835.851 7460.620 33825.148 7449.448 C 33814.523 7438.198 33809.211 7422.456 33809.211 7402.222 C 33809.211 7381.284 33814.601 7365.034 33825.383 7353.472 C 33836.164 7341.909 33850.148 7336.128 33867.336 7336.128 C 33883.976 7336.128 33897.570 7341.792 33908.117 7353.120 C 33918.664 7364.448 33923.937 7380.386 33923.937 7400.933 C 33923.937 7402.183 33923.898 7404.058 33923.820 7406.558 L 33831.008 7406.558 C 33831.789 7420.229 33835.656 7430.698 33842.609 7437.964 C 33849.562 7445.229 33858.234 7448.862 33868.625 7448.862 C 33876.359 7448.862 33882.961 7446.831 33888.430 7442.768 C 33893.898 7438.706 33898.234 7432.222 33901.437 7423.315 L 33901.437 7423.315 M 33832.180 7389.214 L 33901.672 7389.214 C 33900.734 7378.745 33898.078 7370.894 33893.703 7365.659 C 33886.984 7357.534 33878.273 7353.472 33867.570 7353.472 C 33857.883 7353.472 33849.719 7356.714 33843.078 7363.198 C 33836.515 7369.683 33832.883 7378.354 33832.180 7389.214 L 33832.180 7389.214 ">
          <!-- 89 nodes -->
        </draw:path>
        <draw:path id="text5942" draw:style-name="style6" draw:layer="layout" svg:x="17.642cm" svg:y="3.539cm" svg:width="0.465cm" svg:height="0.420cm" svg:viewBox="0.0 0.0 465.937 420.006" svg:d="M 35285.271 7218.766 L 35285.271 7079.869 L 35341.975 7079.869 C 35351.956 7079.869 35359.578 7080.312 35364.841 7081.196 C 35372.224 7082.333 35378.411 7084.512 35383.401 7087.733 C 35388.391 7090.891 35392.390 7095.344 35395.398 7101.092 C 35398.474 7106.840 35400.012 7113.157 35400.012 7120.041 C 35400.012 7131.853 35395.945 7141.864 35387.810 7150.076 C 35379.675 7158.224 35364.978 7162.298 35343.718 7162.298 L 35305.164 7162.298 L 35305.164 7218.766 L 35285.271 7218.766 L 35285.271 7218.766 M 35305.164 7145.907 L 35344.026 7145.907 C 35356.877 7145.907 35366.003 7143.696 35371.404 7139.275 C 35376.804 7134.853 35379.504 7128.632 35379.505 7120.610 C 35379.504 7114.799 35377.898 7109.840 35374.685 7105.735 C 35371.541 7101.566 35367.371 7098.818 35362.175 7097.492 C 35358.826 7096.671 35352.639 7096.260 35343.616 7096.260 L 35305.164 7096.260 L 35305.164 7145.907 L 35305.164 7145.907 M 35494.246 7206.354 C 35487.410 7211.723 35480.813 7215.513 35474.456 7217.724 C 35468.167 7219.934 35461.399 7221.040 35454.153 7221.040 C 35442.190 7221.040 35432.996 7218.355 35426.570 7212.986 C 35420.144 7207.554 35416.931 7200.638 35416.931 7192.237 C 35416.931 7187.310 35418.128 7182.826 35420.520 7178.783 C 35422.981 7174.678 35426.160 7171.393 35430.056 7168.930 C 35434.021 7166.467 35438.464 7164.603 35443.386 7163.340 C 35447.009 7162.456 35452.478 7161.603 35459.793 7160.782 C 35474.695 7159.140 35485.667 7157.182 35492.708 7154.908 C 35492.776 7152.571 35492.810 7151.086 35492.810 7150.455 C 35492.810 7143.507 35491.067 7138.611 35487.581 7135.769 C 35482.864 7131.916 35475.857 7129.990 35466.560 7129.990 C 35457.878 7129.990 35451.453 7131.411 35447.283 7134.253 C 35443.181 7137.032 35440.139 7141.991 35438.157 7149.128 L 35420.110 7146.854 C 35421.751 7139.717 35424.451 7133.969 35428.211 7129.611 C 35431.970 7125.189 35437.405 7121.810 35444.514 7119.473 C 35451.624 7117.073 35459.861 7115.873 35469.226 7115.872 C 35478.523 7115.873 35486.077 7116.883 35491.887 7118.904 C 35497.698 7120.926 35501.970 7123.484 35504.705 7126.579 C 35507.439 7129.611 35509.353 7133.464 35510.447 7138.138 C 35511.062 7141.043 35511.370 7146.286 35511.370 7153.865 L 35511.370 7176.604 C 35511.370 7192.458 35511.746 7202.501 35512.498 7206.733 C 35513.318 7210.902 35514.890 7214.913 35517.214 7218.766 L 35497.937 7218.766 C 35496.023 7215.229 35494.793 7211.092 35494.246 7206.354 L 35494.246 7206.354 M 35492.708 7168.267 C 35486.008 7170.793 35475.960 7172.941 35462.561 7174.709 C 35454.973 7175.720 35449.607 7176.857 35446.463 7178.120 C 35443.318 7179.383 35440.891 7181.247 35439.182 7183.710 C 35437.473 7186.110 35436.619 7188.795 35436.619 7191.763 C 35436.619 7196.311 35438.464 7200.101 35442.156 7203.133 C 35445.916 7206.165 35451.384 7207.681 35458.562 7207.681 C 35465.671 7207.681 35471.995 7206.260 35477.532 7203.417 C 35483.069 7200.512 35487.136 7196.564 35489.734 7191.574 C 35491.716 7187.721 35492.708 7182.036 35492.708 7174.520 L 35492.708 7168.267 L 35492.708 7168.267 M 35536.697 7227.104 L 35554.641 7229.567 C 35555.393 7234.683 35557.478 7238.410 35560.896 7240.747 C 35565.476 7243.905 35571.731 7245.484 35579.661 7245.484 C 35588.206 7245.484 35594.802 7243.905 35599.451 7240.747 C 35604.099 7237.589 35607.244 7233.167 35608.884 7227.482 C 35609.841 7224.008 35610.286 7216.713 35610.217 7205.596 C 35602.151 7214.376 35592.102 7218.766 35580.071 7218.766 C 35565.100 7218.766 35553.513 7213.776 35545.310 7203.796 C 35537.107 7193.816 35533.006 7181.847 35533.006 7167.888 C 35533.006 7158.287 35534.885 7149.444 35538.645 7141.359 C 35542.405 7133.211 35547.839 7126.926 35554.949 7122.505 C 35562.127 7118.083 35570.535 7115.873 35580.173 7115.872 C 35593.025 7115.873 35603.621 7120.673 35611.961 7130.274 L 35611.961 7118.146 L 35628.982 7118.146 L 35628.982 7205.123 C 35628.982 7220.787 35627.239 7231.872 35623.753 7238.378 C 35620.335 7244.947 35614.866 7250.127 35607.346 7253.916 C 35599.895 7257.706 35590.701 7259.601 35579.763 7259.601 C 35566.775 7259.601 35556.282 7256.885 35548.284 7251.453 C 35540.286 7246.084 35536.423 7237.968 35536.697 7227.104 L 35536.697 7227.104 M 35551.975 7166.656 C 35551.975 7179.857 35554.812 7189.490 35560.486 7195.553 C 35566.160 7201.617 35573.269 7204.649 35581.814 7204.649 C 35590.291 7204.649 35597.400 7201.649 35603.142 7195.648 C 35608.884 7189.584 35611.755 7180.110 35611.756 7167.224 C 35611.755 7154.908 35608.782 7145.623 35602.835 7139.369 C 35596.956 7133.116 35589.846 7129.990 35581.507 7129.990 C 35573.303 7129.990 35566.331 7133.085 35560.589 7139.275 C 35554.846 7145.402 35551.975 7154.529 35551.975 7166.656 L 35551.975 7166.656 M 35731.521 7186.363 L 35750.593 7188.542 C 35747.586 7198.838 35742.014 7206.828 35733.880 7212.513 C 35725.745 7218.197 35715.354 7221.040 35702.708 7221.040 C 35686.780 7221.040 35674.133 7216.524 35664.768 7207.491 C 35655.471 7198.396 35650.823 7185.668 35650.823 7169.309 C 35650.823 7152.381 35655.540 7139.243 35664.973 7129.895 C 35674.407 7120.547 35686.643 7115.873 35701.682 7115.872 C 35716.243 7115.873 35728.137 7120.452 35737.366 7129.611 C 35746.594 7138.769 35751.209 7151.655 35751.209 7168.267 C 35751.209 7169.277 35751.174 7170.793 35751.106 7172.814 L 35669.895 7172.814 C 35670.579 7183.868 35673.963 7192.332 35680.047 7198.206 C 35686.130 7204.080 35693.718 7207.018 35702.810 7207.017 C 35709.578 7207.018 35715.354 7205.375 35720.139 7202.091 C 35724.924 7198.806 35728.718 7193.564 35731.521 7186.363 L 35731.521 7186.363 M 35670.921 7158.792 L 35731.726 7158.792 C 35730.906 7150.328 35728.582 7143.980 35724.754 7139.748 C 35718.875 7133.179 35711.253 7129.895 35701.887 7129.895 C 35693.411 7129.895 35686.267 7132.516 35680.457 7137.759 C 35674.714 7143.001 35671.536 7150.012 35670.921 7158.792 L 35670.921 7158.792 M 35383.914 7322.417 L 35403.806 7322.417 L 35403.806 7402.667 C 35403.806 7416.626 35402.097 7427.711 35398.679 7435.922 C 35395.261 7444.134 35389.075 7450.829 35380.120 7456.008 C 35371.233 7461.124 35359.543 7463.683 35345.051 7463.683 C 35330.969 7463.683 35319.451 7461.440 35310.496 7456.956 C 35301.541 7452.471 35295.149 7445.997 35291.321 7437.533 C 35287.493 7429.006 35285.579 7417.384 35285.579 7402.667 L 35285.579 7322.417 L 35305.471 7322.417 L 35305.471 7402.572 C 35305.471 7414.636 35306.668 7423.542 35309.060 7429.290 C 35311.521 7434.975 35315.691 7439.365 35321.570 7442.460 C 35327.517 7445.555 35334.763 7447.102 35343.308 7447.102 C 35357.937 7447.102 35368.362 7444.039 35374.583 7437.912 C 35380.803 7431.785 35383.914 7420.005 35383.914 7402.572 L 35383.914 7322.417 L 35383.914 7322.417 M 35434.671 7499.875 L 35434.671 7360.694 L 35451.487 7360.694 L 35451.487 7373.769 C 35455.452 7368.653 35459.929 7364.832 35464.920 7362.305 C 35469.910 7359.715 35475.960 7358.421 35483.069 7358.421 C 35492.366 7358.421 35500.569 7360.631 35507.678 7365.053 C 35514.788 7369.474 35520.154 7375.727 35523.777 7383.812 C 35527.400 7391.834 35529.211 7400.645 35529.212 7410.246 C 35529.211 7420.542 35527.195 7429.827 35523.162 7438.101 C 35519.197 7446.313 35513.386 7452.629 35505.730 7457.050 C 35498.142 7461.409 35490.144 7463.588 35481.736 7463.588 C 35475.584 7463.588 35470.046 7462.388 35465.125 7459.988 C 35460.271 7457.587 35456.272 7454.555 35453.128 7450.892 L 35453.128 7499.875 L 35434.671 7499.875 L 35434.671 7499.875 M 35451.384 7411.573 C 35451.384 7424.521 35454.221 7434.091 35459.895 7440.281 C 35465.569 7446.471 35472.439 7449.566 35480.505 7449.566 C 35488.709 7449.566 35495.715 7446.376 35501.526 7439.996 C 35507.405 7433.554 35510.344 7423.605 35510.344 7410.151 C 35510.344 7397.329 35507.473 7387.729 35501.731 7381.349 C 35496.057 7374.969 35489.255 7371.780 35481.326 7371.780 C 35473.464 7371.780 35466.492 7375.191 35460.408 7382.012 C 35454.392 7388.771 35451.384 7398.624 35451.384 7411.573 L 35451.384 7411.573 ">
          <!-- 167 nodes -->
        </draw:path>
        <draw:path id="text5942-0" draw:style-name="style6" draw:layer="layout" svg:x="17.655cm" svg:y="4.332cm" svg:width="0.506cm" svg:height="0.383cm" svg:viewBox="0.0 0.0 506.543 383.718" svg:d="M 35310.179 8804.343 L 35310.179 8665.446 L 35366.883 8665.446 C 35376.864 8665.446 35384.486 8665.888 35389.750 8666.772 C 35397.132 8667.909 35403.319 8670.089 35408.309 8673.310 C 35413.299 8676.468 35417.298 8680.921 35420.306 8686.669 C 35423.382 8692.417 35424.920 8698.733 35424.921 8705.618 C 35424.920 8717.430 35420.853 8727.441 35412.718 8735.652 C 35404.583 8743.800 35389.886 8747.874 35368.627 8747.874 L 35330.072 8747.874 L 35330.072 8804.343 L 35310.179 8804.343 L 35310.179 8804.343 M 35330.072 8731.483 L 35368.934 8731.483 C 35381.786 8731.484 35390.912 8729.273 35396.312 8724.851 C 35401.712 8720.430 35404.413 8714.208 35404.413 8706.186 C 35404.413 8700.375 35402.806 8695.417 35399.593 8691.311 C 35396.449 8687.143 35392.279 8684.395 35387.084 8683.069 C 35383.734 8682.248 35377.547 8681.837 35368.524 8681.837 L 35330.072 8681.837 L 35330.072 8731.483 L 35330.072 8731.483 M 35519.154 8791.931 C 35512.318 8797.300 35505.721 8801.090 35499.364 8803.300 C 35493.075 8805.511 35486.307 8806.616 35479.061 8806.616 C 35467.098 8806.616 35457.904 8803.932 35451.478 8798.563 C 35445.052 8793.131 35441.839 8786.215 35441.839 8777.814 C 35441.839 8772.887 35443.036 8768.403 35445.428 8764.360 C 35447.889 8760.254 35451.068 8756.970 35454.964 8754.507 C 35458.929 8752.043 35463.373 8750.180 35468.295 8748.917 C 35471.918 8748.032 35477.386 8747.180 35484.701 8746.358 C 35499.603 8744.716 35510.575 8742.758 35517.616 8740.484 C 35517.684 8738.147 35517.718 8736.663 35517.718 8736.031 C 35517.718 8729.083 35515.975 8724.188 35512.489 8721.346 C 35507.772 8717.493 35500.765 8715.566 35491.468 8715.566 C 35482.787 8715.566 35476.361 8716.987 35472.191 8719.830 C 35468.089 8722.609 35465.047 8727.567 35463.065 8734.705 L 35445.018 8732.431 C 35446.659 8725.293 35449.359 8719.546 35453.119 8715.187 C 35456.878 8710.766 35462.313 8707.387 35469.422 8705.049 C 35476.532 8702.649 35484.769 8701.449 35494.134 8701.449 C 35503.431 8701.449 35510.985 8702.460 35516.796 8704.481 C 35522.606 8706.502 35526.878 8709.060 35529.613 8712.155 C 35532.347 8715.187 35534.261 8719.040 35535.355 8723.714 C 35535.970 8726.620 35536.278 8731.862 35536.278 8739.442 L 35536.278 8762.181 C 35536.278 8778.035 35536.654 8788.078 35537.406 8792.310 C 35538.226 8796.479 35539.798 8800.490 35542.123 8804.343 L 35522.845 8804.343 C 35520.931 8800.805 35519.701 8796.668 35519.154 8791.931 L 35519.154 8791.931 M 35517.616 8753.843 C 35510.917 8756.370 35500.868 8758.517 35487.469 8760.286 C 35479.881 8761.297 35474.515 8762.434 35471.371 8763.697 C 35468.226 8764.960 35465.799 8766.823 35464.090 8769.287 C 35462.381 8771.687 35461.527 8774.372 35461.527 8777.340 C 35461.527 8781.888 35463.373 8785.678 35467.064 8788.710 C 35470.824 8791.741 35476.293 8793.257 35483.470 8793.257 C 35490.580 8793.257 35496.903 8791.836 35502.440 8788.994 C 35507.977 8786.088 35512.044 8782.141 35514.642 8777.151 C 35516.625 8773.298 35517.616 8767.613 35517.616 8760.097 L 35517.616 8753.843 L 35517.616 8753.843 M 35561.605 8812.680 L 35579.549 8815.144 C 35580.301 8820.260 35582.386 8823.986 35585.804 8826.324 C 35590.384 8829.482 35596.639 8831.061 35604.569 8831.061 C 35613.114 8831.061 35619.711 8829.482 35624.359 8826.324 C 35629.007 8823.165 35632.152 8818.744 35633.793 8813.059 C 35634.750 8809.585 35635.194 8802.290 35635.126 8791.173 C 35627.059 8799.953 35617.010 8804.343 35604.979 8804.343 C 35590.008 8804.343 35578.421 8799.353 35570.218 8789.373 C 35562.015 8779.393 35557.914 8767.424 35557.914 8753.464 C 35557.914 8743.864 35559.794 8735.021 35563.553 8726.936 C 35567.313 8718.788 35572.748 8712.503 35579.857 8708.081 C 35587.035 8703.660 35595.443 8701.449 35605.082 8701.449 C 35617.933 8701.449 35628.529 8706.250 35636.869 8715.850 L 35636.869 8703.723 L 35653.890 8703.723 L 35653.890 8790.699 C 35653.890 8806.364 35652.147 8817.449 35648.661 8823.955 C 35645.243 8830.524 35639.774 8835.703 35632.255 8839.493 C 35624.803 8843.283 35615.609 8845.178 35604.672 8845.178 C 35591.683 8845.178 35581.190 8842.462 35573.192 8837.030 C 35565.194 8831.661 35561.332 8823.544 35561.605 8812.680 L 35561.605 8812.680 M 35576.883 8752.233 C 35576.883 8765.434 35579.720 8775.066 35585.394 8781.130 C 35591.068 8787.194 35598.177 8790.226 35606.722 8790.226 C 35615.199 8790.226 35622.308 8787.225 35628.050 8781.225 C 35633.793 8775.161 35636.664 8765.687 35636.664 8752.801 C 35636.664 8740.484 35633.690 8731.199 35627.743 8724.946 C 35621.864 8718.693 35614.754 8715.566 35606.415 8715.566 C 35598.212 8715.566 35591.239 8718.661 35585.497 8724.851 C 35579.754 8730.978 35576.883 8740.105 35576.883 8752.233 L 35576.883 8752.233 M 35756.429 8771.940 L 35775.502 8774.119 C 35772.494 8784.415 35766.922 8792.405 35758.788 8798.089 C 35750.653 8803.774 35740.262 8806.616 35727.616 8806.616 C 35711.688 8806.616 35699.042 8802.100 35689.676 8793.068 C 35680.380 8783.972 35675.731 8771.245 35675.731 8754.886 C 35675.731 8737.958 35680.448 8724.820 35689.881 8715.471 C 35699.315 8706.123 35711.551 8701.449 35726.590 8701.449 C 35741.151 8701.449 35753.045 8706.029 35762.274 8715.187 C 35771.502 8724.346 35776.117 8737.231 35776.117 8753.843 C 35776.117 8754.854 35776.083 8756.370 35776.014 8758.391 L 35694.803 8758.391 C 35695.487 8769.445 35698.871 8777.909 35704.955 8783.783 C 35711.039 8789.657 35718.627 8792.594 35727.718 8792.594 C 35734.486 8792.594 35740.262 8790.952 35745.048 8787.667 C 35749.833 8784.383 35753.627 8779.140 35756.429 8771.940 L 35756.429 8771.940 M 35695.829 8744.369 L 35756.634 8744.369 C 35755.814 8735.905 35753.490 8729.557 35749.662 8725.325 C 35743.783 8718.756 35736.161 8715.472 35726.796 8715.471 C 35718.319 8715.472 35711.175 8718.093 35705.365 8723.335 C 35699.623 8728.578 35696.444 8735.589 35695.829 8744.369 L 35695.829 8744.369 M 35310.179 9046.891 L 35310.179 8907.994 L 35361.962 8907.994 C 35373.651 8907.994 35382.572 8908.657 35388.724 8909.984 C 35397.337 8911.816 35404.686 8915.132 35410.770 8919.932 C 35418.700 8926.122 35424.613 8934.049 35428.509 8943.713 C 35432.474 8953.314 35434.457 8964.304 35434.457 8976.684 C 35434.457 8987.233 35433.123 8996.581 35430.458 9004.729 C 35427.791 9012.877 35424.374 9019.636 35420.204 9025.004 C 35416.034 9030.310 35411.454 9034.511 35406.463 9037.606 C 35401.541 9040.637 35395.560 9042.943 35388.519 9044.522 C 35381.546 9046.101 35373.514 9046.891 35364.422 9046.891 L 35310.179 9046.891 L 35310.179 9046.891 M 35330.072 9030.500 L 35362.167 9030.500 C 35372.079 9030.500 35379.837 9029.647 35385.443 9027.942 C 35391.117 9026.236 35395.628 9023.836 35398.978 9020.741 C 35403.695 9016.383 35407.352 9010.540 35409.950 9003.213 C 35412.616 8995.823 35413.949 8986.885 35413.949 8976.400 C 35413.949 8961.873 35411.351 8950.724 35406.156 8942.955 C 35401.029 8935.123 35394.774 8929.880 35387.391 8927.227 C 35382.059 8925.333 35373.480 8924.385 35361.654 8924.385 L 35330.072 8924.385 L 35330.072 9030.500 L 35330.072 9030.500 M 35452.709 8996.581 C 35452.709 8977.948 35458.314 8964.146 35469.525 8955.177 C 35478.890 8947.724 35490.306 8943.997 35503.773 8943.997 C 35518.744 8943.997 35530.980 8948.545 35540.482 8957.641 C 35549.984 8966.673 35554.735 8979.179 35554.735 8995.160 C 35554.735 9008.108 35552.616 9018.309 35548.378 9025.762 C 35544.208 9033.153 35538.089 9038.900 35530.023 9043.006 C 35522.025 9047.112 35513.275 9049.165 35503.773 9049.165 C 35488.529 9049.165 35476.190 9044.648 35466.756 9035.616 C 35457.391 9026.584 35452.709 9013.572 35452.709 8996.581 L 35452.709 8996.581 M 35471.678 8996.581 C 35471.678 9009.466 35474.720 9019.130 35480.804 9025.573 C 35486.888 9031.952 35494.544 9035.142 35503.773 9035.142 C 35512.933 9035.142 35520.555 9031.921 35526.639 9025.478 C 35532.723 9019.036 35535.765 9009.214 35535.765 8996.012 C 35535.765 8983.569 35532.689 8974.158 35526.537 8967.778 C 35520.453 8961.336 35512.865 8958.114 35503.773 8958.114 C 35494.544 8958.114 35486.888 8961.304 35480.804 8967.684 C 35474.720 8974.063 35471.678 8983.696 35471.678 8996.581 L 35471.678 8996.581 M 35596.571 9046.891 L 35563.246 8946.271 L 35582.318 8946.271 L 35599.647 9004.350 L 35606.107 9025.952 C 35606.380 9024.878 35608.260 9017.962 35611.747 9005.203 L 35629.076 8946.271 L 35648.046 8946.271 L 35664.349 9004.634 L 35669.784 9023.868 L 35676.039 9004.445 L 35694.701 8946.271 L 35712.645 8946.271 L 35678.602 9046.891 L 35659.427 9046.891 L 35642.098 8986.633 L 35637.894 8969.484 L 35615.848 9046.891 L 35596.571 9046.891 L 35596.571 9046.891 M 35728.231 9046.891 L 35728.231 8946.271 L 35744.842 8946.271 L 35744.842 8960.578 C 35752.840 8949.524 35764.393 8943.997 35779.501 8943.997 C 35786.063 8943.997 35792.079 8945.103 35797.547 8947.313 C 35803.085 8949.461 35807.220 8952.303 35809.955 8955.840 C 35812.689 8959.378 35814.603 8963.578 35815.697 8968.442 C 35816.380 8971.600 35816.722 8977.127 35816.722 8985.022 L 35816.722 9046.891 L 35798.265 9046.891 L 35798.265 8985.685 C 35798.265 8978.737 35797.547 8973.558 35796.112 8970.147 C 35794.676 8966.673 35792.113 8963.925 35788.422 8961.904 C 35784.798 8959.820 35780.526 8958.778 35775.604 8958.777 C 35767.743 8958.778 35760.941 8961.083 35755.199 8965.694 C 35749.525 8970.305 35746.688 8979.053 35746.688 8991.938 L 35746.688 9046.891 L 35728.231 9046.891 L 35728.231 9046.891 ">
          <!-- 208 nodes -->
        </draw:path>
        <draw:path id="text5985" draw:style-name="style6" draw:layer="layout" svg:x="19.021cm" svg:y="3.692cm" svg:width="0.427cm" svg:height="0.415cm" svg:viewBox="0.0 0.0 427.587 415.283" svg:d="M 38044.579 7535.870 L 38044.579 7385.548 L 38064.985 7385.548 L 38143.940 7503.570 L 38143.940 7385.548 L 38163.012 7385.548 L 38163.012 7535.870 L 38142.607 7535.870 L 38063.652 7417.745 L 38063.652 7535.870 L 38044.579 7535.870 L 38044.579 7535.870 M 38265.551 7535.870 L 38265.551 7519.874 C 38257.074 7532.179 38245.556 7538.331 38230.995 7538.331 C 38224.570 7538.331 38218.554 7537.101 38212.949 7534.640 C 38207.411 7532.179 38203.276 7529.103 38200.541 7525.411 C 38197.875 7521.652 38195.995 7517.071 38194.902 7511.671 C 38194.150 7508.048 38193.774 7502.306 38193.774 7494.444 L 38193.774 7426.974 L 38212.231 7426.974 L 38212.231 7487.369 C 38212.231 7497.008 38212.607 7503.502 38213.359 7506.852 C 38214.521 7511.705 38216.982 7515.533 38220.742 7518.336 C 38224.501 7521.070 38229.150 7522.438 38234.687 7522.438 C 38240.224 7522.438 38245.419 7521.036 38250.273 7518.234 C 38255.126 7515.362 38258.544 7511.500 38260.527 7506.647 C 38262.577 7501.725 38263.603 7494.615 38263.603 7485.319 L 38263.603 7426.974 L 38282.060 7426.974 L 38282.060 7535.870 L 38265.551 7535.870 L 38265.551 7535.870 M 38311.078 7535.870 L 38311.078 7426.974 L 38327.587 7426.974 L 38327.587 7442.252 C 38331.005 7436.920 38335.551 7432.648 38341.225 7429.435 C 38346.899 7426.154 38353.359 7424.513 38360.605 7424.513 C 38368.671 7424.513 38375.268 7426.188 38380.395 7429.537 C 38385.590 7432.887 38389.247 7437.570 38391.367 7443.585 C 38399.980 7430.870 38411.191 7424.513 38424.999 7424.513 C 38435.800 7424.513 38444.106 7427.521 38449.916 7433.536 C 38455.727 7439.484 38458.632 7448.678 38458.632 7461.119 L 38458.632 7535.870 L 38440.278 7535.870 L 38440.278 7467.272 C 38440.278 7459.889 38439.662 7454.591 38438.432 7451.378 C 38437.270 7448.097 38435.116 7445.465 38431.972 7443.483 C 38428.827 7441.500 38425.136 7440.509 38420.898 7440.509 C 38413.241 7440.509 38406.884 7443.073 38401.826 7448.199 C 38396.767 7453.258 38394.238 7461.393 38394.238 7472.604 L 38394.238 7535.870 L 38375.781 7535.870 L 38375.781 7465.118 C 38375.781 7456.915 38374.277 7450.763 38371.269 7446.661 C 38368.261 7442.560 38363.339 7440.509 38356.503 7440.509 C 38351.308 7440.509 38346.489 7441.876 38342.045 7444.610 C 38337.670 7447.345 38334.492 7451.344 38332.509 7456.608 C 38330.527 7461.871 38329.535 7469.459 38329.535 7479.371 L 38329.535 7535.870 L 38311.078 7535.870 L 38311.078 7535.870 M 38043.964 7798.370 L 38043.964 7648.048 L 38063.857 7648.048 L 38063.857 7780.631 L 38137.890 7780.631 L 38137.890 7798.370 L 38043.964 7798.370 L 38043.964 7798.370 M 38152.451 7743.922 C 38152.451 7723.756 38158.056 7708.820 38169.267 7699.112 C 38178.632 7691.046 38190.048 7687.013 38203.515 7687.013 C 38218.486 7687.013 38230.722 7691.935 38240.224 7701.778 C 38249.726 7711.554 38254.477 7725.089 38254.477 7742.384 C 38254.477 7756.398 38252.358 7767.438 38248.119 7775.504 C 38243.949 7783.502 38237.831 7789.723 38229.765 7794.166 C 38221.767 7798.610 38213.017 7800.831 38203.515 7800.831 C 38188.271 7800.831 38175.932 7795.944 38166.498 7786.168 C 38157.133 7776.393 38152.451 7762.311 38152.451 7743.922 L 38152.451 7743.922 M 38171.420 7743.922 C 38171.420 7757.867 38174.462 7768.326 38180.546 7775.299 C 38186.630 7782.203 38194.286 7785.655 38203.515 7785.655 C 38212.675 7785.655 38220.297 7782.169 38226.381 7775.196 C 38232.465 7768.224 38235.507 7757.594 38235.507 7743.307 C 38235.507 7729.840 38232.431 7719.655 38226.279 7712.750 C 38220.195 7705.778 38212.607 7702.291 38203.515 7702.291 C 38194.286 7702.291 38186.630 7705.743 38180.546 7712.648 C 38174.462 7719.552 38171.420 7729.977 38171.420 7743.922 L 38171.420 7743.922 M 38347.275 7758.483 L 38365.424 7760.841 C 38363.442 7773.351 38358.349 7783.160 38350.146 7790.270 C 38342.011 7797.311 38331.996 7800.831 38320.102 7800.831 C 38305.200 7800.831 38293.202 7795.978 38284.111 7786.271 C 38275.087 7776.495 38270.576 7762.516 38270.576 7744.332 C 38270.576 7732.574 38272.524 7722.286 38276.420 7713.468 C 38280.317 7704.650 38286.230 7698.053 38294.160 7693.678 C 38302.158 7689.235 38310.839 7687.013 38320.204 7687.013 C 38332.031 7687.013 38341.703 7690.021 38349.223 7696.036 C 38356.742 7701.984 38361.562 7710.460 38363.681 7721.466 L 38345.737 7724.235 C 38344.028 7716.920 38340.986 7711.417 38336.611 7707.726 C 38332.304 7704.034 38327.074 7702.189 38320.922 7702.189 C 38311.625 7702.189 38304.072 7705.538 38298.261 7712.237 C 38292.451 7718.868 38289.545 7729.396 38289.545 7743.819 C 38289.545 7758.448 38292.348 7769.078 38297.953 7775.709 C 38303.559 7782.340 38310.873 7785.655 38319.897 7785.655 C 38327.143 7785.655 38333.193 7783.434 38338.046 7778.990 C 38342.900 7774.547 38345.976 7767.711 38347.275 7758.483 L 38347.275 7758.483 M 38381.318 7798.370 L 38381.318 7648.048 L 38399.775 7648.048 L 38399.775 7733.771 L 38443.456 7689.474 L 38467.348 7689.474 L 38425.717 7729.874 L 38471.552 7798.370 L 38448.788 7798.370 L 38412.797 7742.692 L 38399.775 7755.201 L 38399.775 7798.370 L 38381.318 7798.370 L 38381.318 7798.370 ">
          <!-- 127 nodes -->
        </draw:path>
        <draw:path id="text5985-5" draw:style-name="style6" draw:layer="layout" svg:x="1.301cm" svg:y="5.723cm" svg:width="0.471cm" svg:height="0.417cm" svg:viewBox="0.0 0.0 471.987 417.846" svg:d="M 2715.931 11546.466 L 2735.823 11551.490 C 2731.653 11567.828 2724.134 11580.304 2713.265 11588.917 C 2702.464 11597.462 2689.236 11601.734 2673.582 11601.734 C 2657.381 11601.734 2644.187 11598.453 2634.002 11591.891 C 2623.885 11585.260 2616.160 11575.690 2610.828 11563.180 C 2605.564 11550.670 2602.933 11537.237 2602.933 11522.882 C 2602.933 11507.228 2605.906 11493.590 2611.853 11481.969 C 2617.869 11470.280 2626.380 11461.427 2637.386 11455.411 C 2648.460 11449.327 2660.628 11446.285 2673.890 11446.285 C 2688.929 11446.285 2701.575 11450.114 2711.829 11457.770 C 2722.083 11465.426 2729.226 11476.193 2733.260 11490.069 L 2713.675 11494.684 C 2710.188 11483.746 2705.130 11475.782 2698.499 11470.792 C 2691.868 11465.802 2683.528 11463.307 2673.479 11463.307 C 2661.927 11463.307 2652.254 11466.075 2644.461 11471.612 C 2636.736 11477.150 2631.302 11484.601 2628.157 11493.966 C 2625.013 11503.263 2623.440 11512.867 2623.440 11522.779 C 2623.440 11535.563 2625.286 11546.739 2628.977 11556.310 C 2632.737 11565.812 2638.548 11572.921 2646.409 11577.638 C 2654.270 11582.355 2662.781 11584.713 2671.941 11584.713 C 2683.084 11584.713 2692.517 11581.500 2700.242 11575.074 C 2707.967 11568.649 2713.196 11559.112 2715.931 11546.466 L 2715.931 11546.466 M 2829.134 11585.738 C 2822.298 11591.549 2815.701 11595.650 2809.344 11598.043 C 2803.055 11600.436 2796.287 11601.632 2789.041 11601.632 C 2777.078 11601.632 2767.884 11598.727 2761.458 11592.916 C 2755.032 11587.037 2751.819 11579.552 2751.819 11570.460 C 2751.819 11565.128 2753.016 11560.275 2755.408 11555.900 C 2757.869 11551.456 2761.048 11547.902 2764.944 11545.235 C 2768.909 11542.569 2773.352 11540.553 2778.274 11539.186 C 2781.897 11538.229 2787.366 11537.306 2794.681 11536.417 C 2809.583 11534.640 2820.555 11532.521 2827.596 11530.060 C 2827.664 11527.530 2827.698 11525.924 2827.698 11525.240 C 2827.698 11517.721 2825.955 11512.423 2822.469 11509.347 C 2817.752 11505.177 2810.745 11503.092 2801.448 11503.092 C 2792.767 11503.092 2786.341 11504.630 2782.171 11507.706 C 2778.069 11510.714 2775.027 11516.080 2773.045 11523.805 L 2754.998 11521.344 C 2756.639 11513.619 2759.339 11507.399 2763.099 11502.682 C 2766.858 11497.897 2772.293 11494.239 2779.402 11491.710 C 2786.512 11489.113 2794.749 11487.814 2804.114 11487.814 C 2813.411 11487.814 2820.965 11488.907 2826.775 11491.095 C 2832.586 11493.282 2836.858 11496.051 2839.593 11499.400 C 2842.327 11502.682 2844.241 11506.852 2845.335 11511.910 C 2845.950 11515.055 2846.258 11520.729 2846.258 11528.932 L 2846.258 11553.541 C 2846.258 11570.699 2846.634 11581.568 2847.386 11586.149 C 2848.206 11590.660 2849.778 11595.001 2852.102 11599.171 L 2832.825 11599.171 C 2830.911 11595.343 2829.681 11590.865 2829.134 11585.738 L 2829.134 11585.738 M 2827.596 11544.518 C 2820.896 11547.252 2810.848 11549.576 2797.449 11551.490 C 2789.861 11552.584 2784.495 11553.815 2781.351 11555.182 C 2778.206 11556.549 2775.779 11558.566 2774.070 11561.232 C 2772.361 11563.829 2771.507 11566.734 2771.507 11569.947 C 2771.507 11574.869 2773.352 11578.971 2777.044 11582.252 C 2780.804 11585.533 2786.272 11587.174 2793.450 11587.174 C 2800.559 11587.174 2806.883 11585.636 2812.420 11582.560 C 2817.957 11579.415 2822.024 11575.143 2824.622 11569.742 C 2826.604 11565.572 2827.596 11559.420 2827.596 11551.285 L 2827.596 11544.518 L 2827.596 11544.518 M 2874.969 11640.904 L 2874.969 11490.275 L 2891.785 11490.275 L 2891.785 11504.425 C 2895.750 11498.888 2900.227 11494.752 2905.218 11492.018 C 2910.208 11489.215 2916.258 11487.814 2923.367 11487.814 C 2932.664 11487.814 2940.867 11490.206 2947.977 11494.991 C 2955.086 11499.777 2960.452 11506.544 2964.075 11515.294 C 2967.698 11523.976 2969.510 11533.512 2969.510 11543.902 C 2969.510 11555.045 2967.493 11565.094 2963.460 11574.049 C 2959.495 11582.936 2953.684 11589.772 2946.028 11594.557 C 2938.440 11599.274 2930.442 11601.632 2922.034 11601.632 C 2915.882 11601.632 2910.345 11600.333 2905.423 11597.735 C 2900.569 11595.138 2896.570 11591.857 2893.426 11587.892 L 2893.426 11640.904 L 2874.969 11640.904 L 2874.969 11640.904 M 2891.683 11545.338 C 2891.683 11559.352 2894.519 11569.708 2900.193 11576.407 C 2905.867 11583.107 2912.737 11586.456 2920.804 11586.456 C 2929.007 11586.456 2936.014 11583.004 2941.824 11576.100 C 2947.703 11569.127 2950.642 11558.360 2950.643 11543.800 C 2950.642 11529.923 2947.771 11519.532 2942.029 11512.628 C 2936.355 11505.724 2929.554 11502.272 2921.624 11502.272 C 2913.763 11502.272 2906.790 11505.963 2900.706 11513.346 C 2894.690 11520.660 2891.683 11531.324 2891.683 11545.338 L 2891.683 11545.338 M 2984.480 11566.666 L 3002.732 11563.795 C 3003.758 11571.109 3006.595 11576.715 3011.243 11580.611 C 3015.960 11584.508 3022.522 11586.456 3030.931 11586.456 C 3039.407 11586.456 3045.696 11584.747 3049.798 11581.329 C 3053.899 11577.843 3055.950 11573.776 3055.950 11569.127 C 3055.950 11564.957 3054.139 11561.676 3050.516 11559.283 C 3047.986 11557.643 3041.697 11555.558 3031.648 11553.028 C 3018.113 11549.610 3008.714 11546.671 3003.450 11544.210 C 2998.255 11541.681 2994.290 11538.229 2991.556 11533.854 C 2988.890 11529.410 2987.557 11524.523 2987.557 11519.191 C 2987.557 11514.337 2988.650 11509.860 2990.838 11505.758 C 2993.094 11501.588 2996.136 11498.136 2999.964 11495.401 C 3002.835 11493.282 3006.731 11491.505 3011.653 11490.069 C 3016.643 11488.566 3021.975 11487.814 3027.649 11487.814 C 3036.194 11487.814 3043.680 11489.044 3050.105 11491.505 C 3056.599 11493.966 3061.385 11497.316 3064.461 11501.554 C 3067.537 11505.724 3069.656 11511.329 3070.818 11518.370 L 3052.771 11520.831 C 3051.951 11515.226 3049.558 11510.851 3045.594 11507.706 C 3041.697 11504.562 3036.160 11502.989 3028.982 11502.989 C 3020.506 11502.989 3014.456 11504.391 3010.833 11507.193 C 3007.210 11509.996 3005.398 11513.278 3005.398 11517.037 C 3005.398 11519.430 3006.150 11521.583 3007.654 11523.497 C 3009.158 11525.480 3011.517 11527.120 3014.729 11528.419 C 3016.575 11529.103 3022.010 11530.675 3031.033 11533.136 C 3044.090 11536.622 3053.182 11539.493 3058.309 11541.749 C 3063.504 11543.937 3067.571 11547.150 3070.511 11551.388 C 3073.450 11555.626 3074.920 11560.890 3074.920 11567.179 C 3074.920 11573.331 3073.108 11579.142 3069.485 11584.610 C 3065.931 11590.011 3060.769 11594.215 3054.002 11597.223 C 3047.234 11600.162 3039.578 11601.632 3031.033 11601.632 C 3016.883 11601.632 3006.082 11598.692 2998.631 11592.814 C 2991.248 11586.935 2986.531 11578.219 2984.480 11566.666 L 2984.480 11566.666 M 2607.854 11861.671 L 2607.854 11711.349 L 2627.747 11711.349 L 2627.747 11843.932 L 2701.780 11843.932 L 2701.780 11861.671 L 2607.854 11861.671 L 2607.854 11861.671 M 2716.341 11807.223 C 2716.341 11787.057 2721.946 11772.120 2733.157 11762.413 C 2742.522 11754.347 2753.938 11750.314 2767.405 11750.314 C 2782.376 11750.314 2794.612 11755.236 2804.114 11765.079 C 2813.616 11774.855 2818.367 11788.390 2818.367 11805.685 C 2818.367 11819.698 2816.248 11830.738 2812.010 11838.805 C 2807.840 11846.803 2801.722 11853.024 2793.655 11857.467 C 2785.657 11861.910 2776.907 11864.132 2767.405 11864.132 C 2752.161 11864.132 2739.822 11859.244 2730.389 11849.469 C 2721.023 11839.693 2716.341 11825.611 2716.341 11807.223 L 2716.341 11807.223 M 2735.311 11807.223 C 2735.310 11821.168 2738.352 11831.627 2744.436 11838.600 C 2750.520 11845.504 2758.177 11848.956 2767.405 11848.956 C 2776.565 11848.956 2784.187 11845.470 2790.271 11838.497 C 2796.355 11831.525 2799.397 11820.895 2799.397 11806.608 C 2799.397 11793.141 2796.321 11782.955 2790.169 11776.051 C 2784.085 11769.078 2776.497 11765.592 2767.405 11765.592 C 2758.177 11765.592 2750.520 11769.044 2744.436 11775.948 C 2738.352 11782.853 2735.310 11793.277 2735.311 11807.223 L 2735.311 11807.223 M 2911.165 11821.783 L 2929.314 11824.142 C 2927.332 11836.651 2922.239 11846.461 2914.036 11853.570 C 2905.901 11860.611 2895.887 11864.132 2883.992 11864.132 C 2869.090 11864.132 2857.093 11859.278 2848.001 11849.571 C 2838.977 11839.796 2834.466 11825.817 2834.466 11807.633 C 2834.466 11795.875 2836.414 11785.587 2840.311 11776.769 C 2844.207 11767.950 2850.120 11761.354 2858.050 11756.979 C 2866.048 11752.535 2874.729 11750.314 2884.095 11750.314 C 2895.921 11750.314 2905.594 11753.321 2913.113 11759.337 C 2920.633 11765.284 2925.452 11773.761 2927.571 11784.767 L 2909.627 11787.535 C 2907.918 11780.221 2904.876 11774.718 2900.501 11771.026 C 2896.194 11767.335 2890.965 11765.489 2884.812 11765.489 C 2875.516 11765.489 2867.962 11768.839 2862.151 11775.538 C 2856.341 11782.169 2853.435 11792.696 2853.436 11807.120 C 2853.435 11821.749 2856.238 11832.379 2861.844 11839.010 C 2867.449 11845.641 2874.764 11848.956 2883.787 11848.956 C 2891.033 11848.956 2897.083 11846.734 2901.936 11842.291 C 2906.790 11837.848 2909.866 11831.012 2911.165 11821.783 L 2911.165 11821.783 M 2945.208 11861.671 L 2945.208 11711.349 L 2963.665 11711.349 L 2963.665 11797.071 L 3007.347 11752.775 L 3031.238 11752.775 L 2989.607 11793.175 L 3035.442 11861.671 L 3012.679 11861.671 L 2976.687 11805.992 L 2963.665 11818.502 L 2963.665 11861.671 L 2945.208 11861.671 L 2945.208 11861.671 ">
          <!-- 191 nodes -->
        </draw:path>
        <draw:path id="text6026" draw:style-name="style6" draw:layer="layout" svg:x="21.735cm" svg:y="6.757cm" svg:width="0.488cm" svg:height="0.152cm" svg:viewBox="0.0 0.0 488.496 152.783" svg:d="M 43470.226 13665.723 L 43470.226 13515.401 L 43578.917 13515.401 L 43578.917 13533.140 L 43490.119 13533.140 L 43490.119 13579.181 L 43573.278 13579.181 L 43573.278 13596.817 L 43490.119 13596.817 L 43490.119 13647.984 L 43582.404 13647.984 L 43582.404 13665.723 L 43470.226 13665.723 L 43470.226 13665.723 M 43607.731 13665.723 L 43607.731 13556.827 L 43624.342 13556.827 L 43624.342 13572.310 C 43632.340 13560.348 43643.893 13554.366 43659.000 13554.366 C 43665.563 13554.366 43671.578 13555.562 43677.047 13557.955 C 43682.584 13560.279 43686.720 13563.355 43689.454 13567.183 C 43692.189 13571.012 43694.103 13575.558 43695.197 13580.821 C 43695.880 13584.239 43696.222 13590.221 43696.222 13598.765 L 43696.222 13665.723 L 43677.765 13665.723 L 43677.765 13599.483 C 43677.765 13591.964 43677.047 13586.358 43675.612 13582.667 C 43674.176 13578.907 43671.613 13575.934 43667.921 13573.746 C 43664.298 13571.490 43660.026 13570.362 43655.104 13570.362 C 43647.243 13570.362 43640.441 13572.857 43634.699 13577.847 C 43629.025 13582.838 43626.188 13592.306 43626.188 13606.251 L 43626.188 13665.723 L 43607.731 13665.723 L 43607.731 13665.723 M 43764.923 13649.215 L 43767.589 13665.518 C 43762.394 13666.612 43757.745 13667.159 43753.644 13667.159 C 43746.945 13667.159 43741.749 13666.099 43738.058 13663.980 C 43734.367 13661.861 43731.769 13659.093 43730.265 13655.675 C 43728.761 13652.188 43728.009 13644.908 43728.009 13633.834 L 43728.009 13571.182 L 43714.474 13571.182 L 43714.474 13556.827 L 43728.009 13556.827 L 43728.009 13529.859 L 43746.364 13518.785 L 43746.364 13556.827 L 43764.923 13556.827 L 43764.923 13571.182 L 43746.364 13571.182 L 43746.364 13634.859 C 43746.364 13640.123 43746.671 13643.507 43747.287 13645.011 C 43747.970 13646.515 43749.030 13647.711 43750.465 13648.599 C 43751.969 13649.488 43754.088 13649.932 43756.823 13649.932 C 43758.873 13649.932 43761.574 13649.693 43764.923 13649.215 L 43764.923 13649.215 M 43857.413 13630.655 L 43876.486 13633.014 C 43873.478 13644.156 43867.907 13652.804 43859.772 13658.956 C 43851.637 13665.108 43841.246 13668.184 43828.600 13668.184 C 43812.672 13668.184 43800.026 13663.297 43790.661 13653.521 C 43781.364 13643.678 43776.715 13629.903 43776.715 13612.198 C 43776.715 13593.878 43781.432 13579.659 43790.866 13569.542 C 43800.299 13559.425 43812.535 13554.366 43827.575 13554.366 C 43842.135 13554.366 43854.030 13559.322 43863.258 13569.234 C 43872.487 13579.146 43877.101 13593.092 43877.101 13611.070 C 43877.101 13612.164 43877.067 13613.805 43876.998 13615.992 L 43795.787 13615.992 C 43796.471 13627.955 43799.855 13637.115 43805.939 13643.472 C 43812.023 13649.830 43819.611 13653.009 43828.703 13653.009 C 43835.470 13653.009 43841.246 13651.231 43846.032 13647.677 C 43850.817 13644.122 43854.611 13638.448 43857.413 13630.655 L 43857.413 13630.655 M 43796.813 13600.816 L 43857.619 13600.816 C 43856.798 13591.656 43854.474 13584.786 43850.646 13580.206 C 43844.767 13573.097 43837.145 13569.542 43827.780 13569.542 C 43819.303 13569.542 43812.160 13572.379 43806.349 13578.053 C 43800.607 13583.726 43797.428 13591.314 43796.813 13600.816 L 43796.813 13600.816 M 43899.557 13665.723 L 43899.557 13556.827 L 43916.168 13556.827 L 43916.168 13573.336 C 43920.407 13565.611 43924.303 13560.519 43927.858 13558.057 C 43931.481 13555.597 43935.446 13554.366 43939.752 13554.366 C 43945.973 13554.366 43952.296 13556.349 43958.722 13560.313 L 43952.365 13577.437 C 43947.853 13574.771 43943.341 13573.438 43938.829 13573.438 C 43934.796 13573.438 43931.173 13574.669 43927.960 13577.130 C 43924.747 13579.522 43922.457 13582.872 43921.090 13587.179 C 43919.039 13593.741 43918.014 13600.919 43918.014 13608.712 L 43918.014 13665.723 L 43899.557 13665.723 L 43899.557 13665.723 ">
          <!-- 95 nodes -->
        </draw:path>
        <draw:path id="text6030" draw:style-name="style6" draw:layer="layout" svg:x="20.902cm" svg:y="7.732cm" svg:width="0.284cm" svg:height="0.152cm" svg:viewBox="0.0 0.0 284.340 152.783" svg:d="M 41805.994 15615.842 L 41805.994 15465.520 L 41857.776 15465.520 C 41869.466 15465.520 41878.387 15466.238 41884.539 15467.673 C 41893.152 15469.656 41900.501 15473.245 41906.585 15478.440 C 41914.515 15485.139 41920.428 15493.718 41924.324 15504.177 C 41928.289 15514.568 41930.271 15526.462 41930.272 15539.861 C 41930.271 15551.277 41928.938 15561.394 41926.273 15570.212 C 41923.606 15579.031 41920.188 15586.345 41916.019 15592.156 C 41911.849 15597.898 41907.268 15602.444 41902.278 15605.793 C 41897.356 15609.075 41891.375 15611.570 41884.334 15613.279 C 41877.361 15614.988 41869.329 15615.842 41860.237 15615.842 L 41805.994 15615.842 L 41805.994 15615.842 M 41825.887 15598.103 L 41857.981 15598.103 C 41867.894 15598.103 41875.652 15597.180 41881.258 15595.334 C 41886.932 15593.489 41891.443 15590.891 41894.793 15587.541 C 41899.510 15582.825 41903.167 15576.501 41905.765 15568.572 C 41908.431 15560.574 41909.764 15550.901 41909.764 15539.553 C 41909.764 15523.830 41907.166 15511.765 41901.971 15503.357 C 41896.844 15494.880 41890.589 15489.206 41883.206 15486.335 C 41877.874 15484.285 41869.295 15483.259 41857.469 15483.259 L 41825.887 15483.259 L 41825.887 15598.103 L 41825.887 15598.103 M 42029.939 15580.774 L 42049.012 15583.132 C 42046.004 15594.275 42040.433 15602.922 42032.298 15609.074 C 42024.163 15615.227 42013.772 15618.303 42001.126 15618.303 C 41985.198 15618.303 41972.552 15613.415 41963.187 15603.640 C 41953.890 15593.796 41949.241 15580.022 41949.241 15562.317 C 41949.241 15543.996 41953.958 15529.778 41963.392 15519.660 C 41972.825 15509.543 41985.062 15504.485 42000.101 15504.485 C 42014.661 15504.485 42026.556 15509.441 42035.784 15519.353 C 42045.013 15529.265 42049.627 15543.210 42049.627 15561.189 C 42049.627 15562.283 42049.593 15563.923 42049.524 15566.111 L 41968.314 15566.111 C 41968.997 15578.074 41972.381 15587.234 41978.465 15593.591 C 41984.549 15599.949 41992.137 15603.127 42001.229 15603.127 C 42007.996 15603.127 42013.772 15601.350 42018.558 15597.795 C 42023.343 15594.241 42027.137 15588.567 42029.939 15580.774 L 42029.939 15580.774 M 41969.339 15550.935 L 42030.145 15550.935 C 42029.324 15541.775 42027.000 15534.905 42023.172 15530.324 C 42017.293 15523.215 42009.671 15519.661 42000.306 15519.660 C 41991.829 15519.661 41984.686 15522.497 41978.875 15528.171 C 41973.133 15533.845 41969.954 15541.433 41969.339 15550.935 L 41969.339 15550.935 M 42071.878 15615.842 L 42071.878 15465.520 L 42090.335 15465.520 L 42090.335 15615.842 L 42071.878 15615.842 L 42071.878 15615.842 ">
          <!-- 56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ue Sep 24 19:52:35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none" draw:stroke="solid" svg:stroke-width="0,000pt" svg:stroke-color="#000000" svg:stroke-opacity="100,000%"/>
    </style:style>
    <svg:linearGradient id="gradient0_g" draw:name="gradient0_g" draw:display-name="imported linear 1" svg:gradientUnits="objectBoundingBox" svg:x1="-5.829cm" svg:y1="19.261cm" svg:x2="-5.731cm" svg:y2="19.350cm">
      <svg:stop svg:stop-color="#000000" svg:stop-opacity="99.60937%" svg:offset="0"/>
      <svg:stop svg:stop-color="#ffffff" svg:stop-opacity="99.60937%" svg:offset="1"/>
    </svg:linear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tyle:style style:name="style1" style:family="graphic" style:parent-style-name="standard">
      <style:graphic-properties draw:fill="solid" draw:fill-color="#8c9098" draw:fill-opacity="72,580%" draw:stroke="solid" svg:stroke-width="0,000pt" svg:stroke-color="#000000" svg:stroke-opacity="100,000%"/>
    </style:style>
    <style:style style:name="style2" style:family="graphic" style:parent-style-name="standard">
      <style:graphic-properties draw:fill="solid" draw:fill-color="#8c9098" draw:fill-opacity="72,550%" draw:stroke="solid" svg:stroke-width="0,000pt" svg:stroke-color="#000000" svg:stroke-opacity="100,000%"/>
    </style:style>
    <style:style style:name="style3" style:family="graphic" style:parent-style-name="standard">
      <style:graphic-properties draw:fill="solid" draw:fill-color="#b7b7b5" draw:fill-opacity="99,190%" draw:stroke="solid" svg:stroke-width="0,000pt" svg:stroke-color="#000000" svg:stroke-opacity="100,000%"/>
    </style:style>
    <style:style style:name="style4" style:family="graphic" style:parent-style-name="standard">
      <style:graphic-properties draw:fill="solid" draw:fill-color="#ffffff" draw:fill-opacity="50,810%" draw:stroke="solid" svg:stroke-width="0,000pt" svg:stroke-color="#000000" svg:stroke-opacity="100,000%"/>
    </style:style>
    <style:style style:name="style5" style:family="graphic" style:parent-style-name="standard">
      <style:graphic-properties draw:fill="solid" draw:fill-color="#b7b7b5" draw:fill-opacity="99,220%" draw:stroke="solid" svg:stroke-width="0,000pt" svg:stroke-color="#000000" svg:stroke-opacity="100,000%"/>
    </style:style>
    <style:style style:name="style6" style:family="graphic" style:parent-style-name="standard">
      <style:graphic-properties draw:fill="solid" draw:fill-color="#000000" draw:fill-opacity="100,000%" draw:stroke="none"/>
    </style:style>
    <style:style style:name="style7" style:family="graphic" style:parent-style-name="standard">
      <style:graphic-properties draw:fill="solid" draw:fill-color="#000000" draw:fill-opacity="75,000%" draw:stroke="none"/>
    </style:style>
    <style:style style:name="style8" style:family="graphic" style:parent-style-name="standard">
      <style:graphic-properties draw:fill="solid" draw:fill-color="#f1f2db" draw:fill-opacity="100,000%" draw:stroke="none"/>
    </style:style>
    <style:style style:name="style9" style:family="graphic" style:parent-style-name="standard">
      <style:graphic-properties draw:fill="solid" draw:fill-color="#dcdcdc" draw:fill-opacity="100,000%" draw:stroke="solid" svg:stroke-width="0,000pt" svg:stroke-color="#808080" svg:stroke-opacity="100,000%"/>
    </style:style>
    <style:style style:name="style10" style:family="graphic" style:parent-style-name="standard">
      <style:graphic-properties draw:fill="solid" draw:fill-color="#9caeb7" draw:fill-opacity="100,000%" draw:stroke="solid" svg:stroke-width="0,000pt" svg:stroke-color="#808080" svg:stroke-opacity="100,000%"/>
    </style:style>
    <style:style style:name="style11" style:family="graphic" style:parent-style-name="standard">
      <style:graphic-properties draw:fill="solid" draw:fill-color="#c0c0c0" draw:fill-opacity="100,000%" draw:stroke="solid" svg:stroke-width="0,000pt" svg:stroke-color="#808080" svg:stroke-opacity="100,000%"/>
    </style:style>
    <style:style style:name="style12" style:family="graphic" style:parent-style-name="standard">
      <style:graphic-properties draw:fill="solid" draw:fill-color="#ffffff" draw:fill-opacity="100,000%" draw:stroke="solid" svg:stroke-width="0,000pt" svg:stroke-color="#808080" svg:stroke-opacity="100,000%"/>
    </style:style>
    <style:style style:name="style13" style:family="graphic" style:parent-style-name="standard">
      <style:graphic-properties draw:fill="solid" draw:fill-color="#666666" draw:fill-opacity="100,000%" draw:stroke="solid" svg:stroke-width="0,000pt" svg:stroke-color="#ffffff" svg:stroke-opacity="100,000%"/>
    </style:style>
    <style:style style:name="style14" style:family="graphic" style:parent-style-name="standard">
      <style:graphic-properties draw:fill="solid" draw:fill-color="#9b9b9b" draw:fill-opacity="100,000%" draw:stroke="solid" svg:stroke-width="0,000pt" svg:stroke-color="#ffffff" svg:stroke-opacity="100,000%"/>
    </style:style>
    <style:style style:name="style15" style:family="graphic" style:parent-style-name="standard">
      <style:graphic-properties draw:fill="solid" draw:fill-color="#c1c1c1" draw:fill-opacity="100,000%" draw:stroke="solid" svg:stroke-width="0,000pt" svg:stroke-color="#ffffff" svg:stroke-opacity="100,000%"/>
    </style:style>
    <style:style style:name="style16" style:family="graphic" style:parent-style-name="standard">
      <style:graphic-properties draw:fill="solid" draw:fill-color="#555555" draw:fill-opacity="100,000%" draw:stroke="solid" svg:stroke-width="0,000pt" svg:stroke-color="#ffffff" svg:stroke-opacity="100,000%"/>
    </style:style>
    <style:style style:name="style17" style:family="graphic" style:parent-style-name="standard">
      <style:graphic-properties draw:fill="solid" draw:fill-color="#d2cfcf" draw:fill-opacity="100,000%" draw:stroke="solid" svg:stroke-width="0,000pt" svg:stroke-color="#000000" svg:stroke-opacity="100,000%"/>
    </style:style>
    <style:style style:name="style18" style:family="graphic" style:parent-style-name="standard">
      <style:graphic-properties draw:fill="none" draw:stroke="solid" svg:stroke-width="0,000pt" svg:stroke-color="#d2cfcf" svg:stroke-opacity="100,000%"/>
    </style:style>
    <style:style style:name="style19" style:family="graphic" style:parent-style-name="standard">
      <style:graphic-properties draw:fill="solid" draw:fill-color="#ff0000" draw:fill-opacity="100,000%" draw:stroke="none"/>
    </style:style>
    <style:style style:name="style20" style:family="graphic" style:parent-style-name="standard">
      <style:graphic-properties draw:fill="solid" draw:fill-color="#696969" draw:fill-opacity="100,000%" draw:stroke="none"/>
    </style:style>
    <style:style style:name="style21" style:family="graphic" style:parent-style-name="standard">
      <style:graphic-properties draw:fill="solid" draw:fill-color="#0000ff" draw:fill-opacity="100,000%" draw:stroke="none"/>
    </style:style>
    <style:style style:name="style22" style:family="graphic" style:parent-style-name="standard">
      <style:graphic-properties draw:fill="solid" draw:fill-color="#800080" draw:fill-opacity="100,000%" draw:stroke="none"/>
    </style:style>
    <style:style style:name="style23" style:family="graphic" style:parent-style-name="standard">
      <style:graphic-properties draw:fill="solid" draw:fill-color="#ff8c00" draw:fill-opacity="100,000%" draw:stroke="solid" svg:stroke-width="0,000pt" svg:stroke-color="#ff8c00" svg:stroke-opacity="100,000%"/>
    </style:style>
    <style:style style:name="style24" style:family="graphic" style:parent-style-name="standard">
      <style:graphic-properties draw:fill="solid" draw:fill-color="#8a2be2" draw:fill-opacity="100,000%" draw:stroke="none"/>
    </style:style>
    <style:style style:name="style25" style:family="graphic" style:parent-style-name="standard">
      <style:graphic-properties draw:fill="solid" draw:fill-color="#ee82ee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ue Sep 24 19:52:36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glibersat</meta:initial-creator>
    <meta:creation-date>2006-12-14T15:26:14</meta:creation-date>
    <dc:creator>glibersat</dc:creator>
    <dc:date>2006-12-14T15:26:14</dc:date>
    <dc:format>image/svg+xml</dc:format>
    <dc:publisher>Open Clip Art Library</dc:publisher>
    <dc:source>http://openclipart.org/detail/2060/plopitech-keyboard-by-glibersat</dc:source>
    <dc:subject>clip artclipartcomputercomputercomputingcomputingdevicedevicefrenchfrenchhardwarehardwareimageinputinputkeyboardkeyboardmediapngpublic domainsvg</dc:subjec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